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tyles.xml" manifest:media-type="text/xml"/>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content.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TablePreview23.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8F00000291802EF0EEFC223E00.png" manifest:media-type="image/png"/>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2.svm" manifest:media-type=""/>
  <manifest:file-entry manifest:full-path="Pictures/TablePreview10.svm" manifest:media-type=""/>
  <manifest:file-entry manifest:full-path="Pictures/TablePreview8.svm" manifest:media-type=""/>
  <manifest:file-entry manifest:full-path="Pictures/TablePreview7.svm" manifest:media-type=""/>
  <manifest:file-entry manifest:full-path="Pictures/100002010000048A00000471DF0D789888C4900D.png" manifest:media-type="image/png"/>
  <manifest:file-entry manifest:full-path="Pictures/TablePreview6.svm" manifest:media-type=""/>
  <manifest:file-entry manifest:full-path="Pictures/TablePreview5.svm" manifest:media-type=""/>
  <manifest:file-entry manifest:full-path="Pictures/100002010000046700000241CDF3091DA375D2B8.png" manifest:media-type="image/png"/>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46700000241CF8050AD9758380E.png" manifest:media-type="image/png"/>
  <manifest:file-entry manifest:full-path="Pictures/10000201000004A6000002958AC656C452A53687.png" manifest:media-type="image/png"/>
  <manifest:file-entry manifest:full-path="Pictures/10000201000004BB0000029ED4FDBAA3D97DFE64.png" manifest:media-type="image/png"/>
  <manifest:file-entry manifest:full-path="Pictures/100000000000018D00000101DF038A26BF095368.png" manifest:media-type="image/png"/>
  <manifest:file-entry manifest:full-path="Pictures/10000201000004A3000002626CF3FEBB9F5A8748.png" manifest:media-type="image/png"/>
  <manifest:file-entry manifest:full-path="Pictures/100002010000017A000000FC70CE58E66A35D4DC.png" manifest:media-type="image/png"/>
  <manifest:file-entry manifest:full-path="Pictures/100002010000048F0000025C12E755A456836A19.png" manifest:media-type="image/png"/>
  <manifest:file-entry manifest:full-path="Pictures/1000020100000177000000FC86349E2FEE2C84C2.png" manifest:media-type="image/png"/>
  <manifest:file-entry manifest:full-path="Pictures/1000020100000177000000FCB7FC721544AA9E7D.png" manifest:media-type="image/png"/>
  <manifest:file-entry manifest:full-path="Pictures/10000201000001BB000001B32A8C1B017B02A72C.png" manifest:media-type="image/png"/>
  <manifest:file-entry manifest:full-path="Pictures/1000000000000CEC000009B1DBB261B62DB9ED98.png" manifest:media-type="image/png"/>
  <manifest:file-entry manifest:full-path="Pictures/10000201000004990000025CCAF4CAF272717FDD.png" manifest:media-type="image/png"/>
  <manifest:file-entry manifest:full-path="Pictures/10000000000004A20000028A1B92B867AA73BE7B.png" manifest:media-type="image/png"/>
  <manifest:file-entry manifest:full-path="Pictures/TablePreview21.svm" manifest:media-type=""/>
  <manifest:file-entry manifest:full-path="Pictures/100002010000049C000002B05DD01AE21CCA4742.png" manifest:media-type="image/png"/>
  <manifest:file-entry manifest:full-path="Pictures/TablePreview20.svm" manifest:media-type=""/>
  <manifest:file-entry manifest:full-path="Pictures/10000201000004AE0000029DABC1CE4A6A22DABA.png" manifest:media-type="image/png"/>
  <manifest:file-entry manifest:full-path="Pictures/100002010000018500000101ACE1930292DA2EE5.png" manifest:media-type="image/png"/>
  <manifest:file-entry manifest:full-path="Pictures/TablePreview4.svm" manifest:media-type=""/>
  <manifest:file-entry manifest:full-path="Pictures/100000000000049C0000028ABF95944C43768D3D.png" manifest:media-type="image/png"/>
  <manifest:file-entry manifest:full-path="Pictures/TablePreview9.svm" manifest:media-type=""/>
  <manifest:file-entry manifest:full-path="Pictures/100002010000049F00000276D387827554B465AC.png" manifest:media-type="image/png"/>
  <manifest:file-entry manifest:full-path="Pictures/TablePreview13.svm" manifest:media-type=""/>
  <manifest:file-entry manifest:full-path="Pictures/10000201000004990000026A7120CD7104F5DC5C.png" manifest:media-type="image/png"/>
  <manifest:file-entry manifest:full-path="Pictures/1000000000000180000001018715E9467B731E37.png" manifest:media-type="image/png"/>
  <manifest:file-entry manifest:full-path="Pictures/1000020100000498000002AB54018B0646346018.png" manifest:media-type="image/png"/>
  <manifest:file-entry manifest:full-path="Pictures/10000201000004AF000002BFAE1F53A35D79A5B5.png" manifest:media-type="image/png"/>
  <manifest:file-entry manifest:full-path="Pictures/10000000000000F90000007EB9E824EC32A12915.png" manifest:media-type="image/png"/>
  <manifest:file-entry manifest:full-path="Pictures/10000201000004990000025CE71CE7353DA92EF1.png" manifest:media-type="image/png"/>
  <manifest:file-entry manifest:full-path="Pictures/1000020100000185000001018FF6B8DFE966E106.png" manifest:media-type="image/png"/>
  <manifest:file-entry manifest:full-path="Pictures/10000201000004A6000002E12C402B5DA8D58E7A.png" manifest:media-type="image/png"/>
  <manifest:file-entry manifest:full-path="Pictures/100002010000026E0000026244BEAEA78CA3ED1A.png" manifest:media-type="image/png"/>
  <manifest:file-entry manifest:full-path="Pictures/100002010000017A00000101A20CD3967439A5D1.png" manifest:media-type="image/png"/>
  <manifest:file-entry manifest:full-path="Pictures/100002010000017D000001011F9C885CDDA0B7E4.png" manifest:media-type="image/png"/>
  <manifest:file-entry manifest:full-path="Pictures/TablePreview22.svm" manifest:media-type=""/>
  <manifest:file-entry manifest:full-path="Pictures/10000201000004A30000027EAFC8AD7DA3C8B46B.png" manifest:media-type="image/png"/>
  <manifest:file-entry manifest:full-path="Pictures/TablePreview11.svm" manifest:media-type=""/>
  <manifest:file-entry manifest:full-path="Pictures/10000201000004A300000262460804C8ADD2E113.png" manifest:media-type="image/png"/>
  <manifest:file-entry manifest:full-path="Pictures/100002010000017C000001092EC92A1F44F869B4.png" manifest:media-type="image/png"/>
  <manifest:file-entry manifest:full-path="Pictures/100002010000049C0000028A2E6565CFC79BCF47.png" manifest:media-type="image/png"/>
  <manifest:file-entry manifest:full-path="Pictures/100002010000046B00000242BB4143BA902DCF1B.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eeeeee" draw:textarea-horizontal-align="justify" draw:textarea-vertical-align="middle" draw:auto-grow-height="false" fo:min-height="3.127cm" fo:min-width="16.3cm"/>
    </style:style>
    <style:style style:name="gr6" style:family="graphic" style:parent-style-name="standard">
      <style:graphic-properties svg:stroke-color="#000000" draw:fill-color="#dddddd" draw:textarea-horizontal-align="justify" draw:textarea-vertical-align="middle" draw:auto-grow-height="false" fo:min-height="2.55cm" fo:min-width="9.3cm"/>
    </style:style>
    <style:style style:name="gr7" style:family="graphic" style:parent-style-name="standard">
      <style:graphic-properties svg:stroke-color="#000000" draw:fill-color="#dddddd" draw:textarea-horizontal-align="justify" draw:textarea-vertical-align="middle" draw:auto-grow-height="false" fo:min-height="3.95cm" fo:min-width="19.3cm" draw:shadow="visible"/>
    </style:style>
    <style:style style:name="gr8" style:family="graphic" style:parent-style-name="standard">
      <style:graphic-properties draw:fill-color="#cccccc" draw:textarea-horizontal-align="justify" draw:textarea-vertical-align="middle" draw:auto-grow-height="false" fo:min-height="0.55cm" fo:min-width="2.5cm"/>
    </style:style>
    <style:style style:name="gr9" style:family="graphic" style:parent-style-name="standard">
      <style:graphic-properties svg:stroke-color="#000000" draw:fill-color="#ffffff" draw:textarea-horizontal-align="justify" draw:textarea-vertical-align="middle" draw:auto-grow-height="false" fo:min-height="0.55cm" fo:min-width="2.5cm"/>
    </style:style>
    <style:style style:name="gr10" style:family="graphic" style:parent-style-name="standard">
      <style:graphic-properties svg:stroke-color="#000000" draw:fill-color="#dddddd" draw:textarea-horizontal-align="justify" draw:textarea-vertical-align="middle" draw:auto-grow-height="false" fo:min-height="1.063cm" fo:min-width="2.101cm"/>
    </style:style>
    <style:style style:name="gr11" style:family="graphic" style:parent-style-name="objectwithoutfill">
      <style:graphic-properties draw:marker-start="Arrow" draw:marker-end="" draw:marker-end-width="0.3cm" draw:fill="none"/>
    </style:style>
    <style:style style:name="gr12" style:family="graphic" style:parent-style-name="objectwithoutfill">
      <style:graphic-properties draw:fill="none"/>
    </style:style>
    <style:style style:name="gr13" style:family="graphic" style:parent-style-name="objectwithoutfill">
      <style:graphic-properties draw:marker-start="Square_20_45" draw:marker-end="Arrow" draw:fill="none"/>
    </style:style>
    <style:style style:name="gr14" style:family="graphic" style:parent-style-name="standard">
      <style:graphic-properties draw:stroke="none" svg:stroke-color="#000000" draw:fill="none" draw:fill-color="#ffffff" draw:auto-grow-height="true" draw:auto-grow-width="false" fo:max-height="0cm" fo:min-height="0.395cm"/>
    </style:style>
    <style:style style:name="gr15"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8.10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18" style:family="graphic" style:parent-style-name="standard">
      <style:graphic-properties svg:stroke-color="#000000" draw:fill-color="#dddddd" draw:textarea-horizontal-align="justify" draw:textarea-vertical-align="middle" draw:auto-grow-height="false" fo:min-height="1.024cm" fo:min-width="1.056cm"/>
    </style:style>
    <style:style style:name="gr19" style:family="graphic" style:parent-style-name="objectwithoutfill">
      <style:graphic-properties draw:stroke="dash" draw:stroke-dash="Fine_20_Dashed" draw:marker-end="Arrow" draw:marker-end-width="0.3cm" draw:fill="none"/>
    </style:style>
    <style:style style:name="gr20" style:family="graphic" style:parent-style-name="standard">
      <style:graphic-properties draw:stroke="none" svg:stroke-color="#000000" draw:fill="none" draw:fill-color="#ffffff" draw:auto-grow-height="true" draw:auto-grow-width="false" fo:max-height="0cm" fo:min-height="0.75cm"/>
    </style:style>
    <style:style style:name="gr21" style:family="graphic" style:parent-style-name="objectwithoutfill">
      <style:graphic-properties draw:marker-end="Arrow" draw:marker-end-width="0.3cm" draw:fill="none"/>
    </style:style>
    <style:style style:name="gr22" style:family="graphic" style:parent-style-name="standard">
      <style:graphic-properties svg:stroke-color="#000000" draw:fill-color="#dddddd" draw:textarea-horizontal-align="justify" draw:textarea-vertical-align="middle" draw:auto-grow-height="false" fo:min-height="1.35cm" fo:min-width="18.6cm" draw:shadow="visible"/>
    </style:style>
    <style:style style:name="gr23" style:family="graphic" style:parent-style-name="Standard_5f_1">
      <style:graphic-properties svg:stroke-color="#000000" draw:fill-color="#dddddd" draw:textarea-horizontal-align="justify" draw:textarea-vertical-align="middle" draw:auto-grow-height="false" fo:min-height="7.602cm" fo:min-width="18.552cm" draw:shadow="visible"/>
    </style:style>
    <style:style style:name="gr24" style:family="graphic" style:parent-style-name="Standard_5f_1">
      <style:graphic-properties svg:stroke-color="#000000" draw:fill-color="#dddddd" draw:textarea-horizontal-align="justify" draw:textarea-vertical-align="middle" draw:auto-grow-height="false" fo:min-height="6.158cm" fo:min-width="10.608cm"/>
    </style:style>
    <style:style style:name="gr25" style:family="graphic" style:parent-style-name="Standard_5f_1">
      <style:graphic-properties draw:fill-color="#cccccc" draw:textarea-horizontal-align="justify" draw:textarea-vertical-align="middle" draw:auto-grow-height="false" fo:min-height="4.75cm" fo:min-width="4.5cm"/>
    </style:style>
    <style:style style:name="gr26" style:family="graphic" style:parent-style-name="Standard_5f_1">
      <style:graphic-properties draw:fill-color="#cccccc" draw:textarea-horizontal-align="justify" draw:textarea-vertical-align="middle" draw:auto-grow-height="false" fo:min-height="3.149cm" fo:min-width="4.2cm"/>
    </style:style>
    <style:style style:name="gr27" style:family="graphic" style:parent-style-name="Standard_5f_1">
      <style:graphic-properties draw:stroke="none" svg:stroke-color="#000000" draw:fill="none" draw:fill-color="#ffffff" draw:auto-grow-height="true" draw:auto-grow-width="false" fo:max-height="0cm" fo:min-height="0.712cm"/>
    </style:style>
    <style:style style:name="gr28"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151cm"/>
    </style:style>
    <style:style style:name="gr30" style:family="graphic" style:parent-style-name="standard">
      <style:graphic-properties svg:stroke-color="#000000" draw:fill-color="#dddddd" draw:textarea-horizontal-align="justify" draw:textarea-vertical-align="middle" draw:auto-grow-height="false" fo:min-height="1.75cm" fo:min-width="6.1cm" draw:shadow="hidden"/>
    </style:style>
    <style:style style:name="gr31" style:family="graphic" style:parent-style-name="standard">
      <style:graphic-properties svg:stroke-color="#000000" draw:fill-color="#dddddd" draw:textarea-horizontal-align="justify" draw:textarea-vertical-align="middle" draw:auto-grow-height="false" fo:min-height="1.35cm" fo:min-width="6.1cm" draw:shadow="hidden"/>
    </style:style>
    <style:style style:name="gr32" style:family="graphic" style:parent-style-name="standard">
      <style:graphic-properties svg:stroke-color="#000000" draw:fill-color="#dddddd" draw:textarea-horizontal-align="justify" draw:textarea-vertical-align="middle" draw:auto-grow-height="false" fo:min-height="1.75cm" fo:min-width="5.3cm" draw:shadow="visible"/>
    </style:style>
    <style:style style:name="gr33" style:family="graphic" style:parent-style-name="standard">
      <style:graphic-properties draw:stroke="solid" svg:stroke-color="#000000" draw:fill-color="#dddddd" draw:textarea-horizontal-align="justify" draw:textarea-vertical-align="middle" draw:auto-grow-height="false" fo:min-height="2.154cm" fo:min-width="4.734cm"/>
    </style:style>
    <style:style style:name="gr34" style:family="graphic" style:parent-style-name="standard">
      <style:graphic-properties draw:stroke="solid" svg:stroke-color="#000000" draw:fill="solid" draw:fill-color="#eeeeee" draw:textarea-horizontal-align="left" draw:auto-grow-height="true" draw:auto-grow-width="false" fo:min-height="1.882cm" fo:min-width="4.45cm"/>
    </style:style>
    <style:style style:name="gr35" style:family="graphic" style:parent-style-name="standard">
      <style:graphic-properties draw:stroke="solid" svg:stroke-color="#000000" draw:fill="solid" draw:fill-color="#eeeeee" draw:textarea-horizontal-align="left" draw:auto-grow-height="true" draw:auto-grow-width="false" fo:min-height="0.65cm" fo:min-width="4.351cm"/>
    </style:style>
    <style:style style:name="gr36" style:family="graphic" style:parent-style-name="standard">
      <style:graphic-properties svg:stroke-color="#000000" draw:fill-color="#eeeeee"/>
    </style:style>
    <style:style style:name="gr37" style:family="graphic" style:parent-style-name="standard">
      <style:graphic-properties svg:stroke-color="#000000" draw:fill-color="#dddddd"/>
    </style:style>
    <style:style style:name="gr38"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39"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40" style:family="graphic" style:parent-style-name="objectwithoutfill">
      <style:graphic-properties draw:marker-end="Triangle_20_unfilled" draw:marker-end-width="0.3cm" draw:fill="none"/>
    </style:style>
    <style:style style:name="gr41" style:family="graphic" style:parent-style-name="standard">
      <style:graphic-properties svg:stroke-color="#000000" draw:fill-color="#dddddd" draw:textarea-horizontal-align="justify" draw:textarea-vertical-align="middle" draw:auto-grow-height="false" fo:min-height="1.55cm" fo:min-width="1.5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43" style:family="graphic" style:parent-style-name="standard">
      <style:graphic-properties svg:stroke-color="#000000" draw:fill-color="#dddddd" draw:textarea-horizontal-align="justify" draw:textarea-vertical-align="middle" draw:auto-grow-height="false" fo:min-height="2cm" fo:min-width="1.75cm"/>
    </style:style>
    <style:style style:name="gr44" style:family="graphic" style:parent-style-name="standard">
      <style:graphic-properties svg:stroke-color="#000000" draw:fill-color="#dddddd" draw:textarea-vertical-align="middle" draw:auto-grow-height="false" fo:min-height="0cm" fo:min-width="0cm" fo:wrap-option="wrap"/>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46" style:family="graphic" style:parent-style-name="standard">
      <style:graphic-properties svg:stroke-color="#000000" draw:fill-color="#dddddd" draw:textarea-horizontal-align="justify" draw:textarea-vertical-align="middle" draw:auto-grow-height="false" fo:min-height="1.697cm" fo:min-width="1.366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48" style:family="graphic" style:parent-style-name="standard">
      <style:graphic-properties svg:stroke-color="#000000" draw:fill-color="#dddddd" draw:textarea-vertical-align="middle" draw:auto-grow-height="false" fo:min-height="0.949cm" fo:min-width="0.993cm"/>
    </style:style>
    <style:style style:name="gr49" style:family="graphic" style:parent-style-name="standard">
      <style:graphic-properties draw:stroke="solid" svg:stroke-color="#000000" draw:fill-color="#ffffff" draw:textarea-horizontal-align="justify" draw:textarea-vertical-align="middle" draw:auto-grow-height="false" fo:min-height="1.094cm" fo:min-width="3.46cm"/>
    </style:style>
    <style:style style:name="gr50" style:family="graphic" style:parent-style-name="Standard_5f_1">
      <style:graphic-properties draw:fill-color="#cccccc" draw:textarea-horizontal-align="justify" draw:textarea-vertical-align="middle" draw:auto-grow-height="false" fo:min-height="3.95cm" fo:min-width="2.7cm"/>
    </style:style>
    <style:style style:name="gr51" style:family="graphic" style:parent-style-name="Standard_5f_1">
      <style:graphic-properties draw:fill-color="#cccccc" draw:textarea-horizontal-align="justify" draw:textarea-vertical-align="middle" draw:auto-grow-height="false" fo:min-height="3.149cm" fo:min-width="2.7cm"/>
    </style:style>
    <style:style style:name="gr52" style:family="graphic" style:parent-style-name="standard">
      <style:graphic-properties draw:fill-color="#dddddd" draw:textarea-horizontal-align="justify" draw:textarea-vertical-align="middle" draw:auto-grow-height="false" fo:min-height="3.05cm" fo:min-width="16.3cm"/>
    </style:style>
    <style:style style:name="gr53" style:family="graphic" style:parent-style-name="standard">
      <style:graphic-properties draw:fill-color="#dddddd" draw:textarea-horizontal-align="justify" draw:textarea-vertical-align="middle" draw:auto-grow-height="false" fo:min-height="8.35cm" fo:min-width="16.3cm"/>
    </style:style>
    <style:style style:name="gr54" style:family="graphic" style:parent-style-name="standard">
      <style:graphic-properties draw:fill-color="#dddddd" draw:textarea-horizontal-align="justify" draw:textarea-vertical-align="middle" draw:auto-grow-height="false" fo:min-height="14.95cm" fo:min-width="6.9cm"/>
    </style:style>
    <style:style style:name="gr55" style:family="graphic" style:parent-style-name="standard">
      <style:graphic-properties draw:stroke="solid" svg:stroke-color="#000000" draw:fill-color="#eeeeee" draw:textarea-horizontal-align="justify" draw:textarea-vertical-align="middle" draw:auto-grow-height="false" fo:min-height="0.74cm" fo:min-width="3.46cm"/>
    </style:style>
    <style:style style:name="gr56" style:family="graphic" style:parent-style-name="standard">
      <style:graphic-properties draw:stroke="solid" draw:fill="solid" draw:fill-color="#eeeeee" fo:min-height="6.767cm"/>
    </style:style>
    <style:style style:name="gr57" style:family="graphic" style:parent-style-name="standard">
      <style:graphic-properties draw:stroke="solid" svg:stroke-color="#000000" draw:fill="solid" draw:fill-color="#eeeeee" fo:min-height="0.95cm" draw:shadow="hidden"/>
    </style:style>
    <style:style style:name="gr58" style:family="graphic" style:parent-style-name="standard">
      <style:graphic-properties draw:stroke="solid" svg:stroke-color="#000000" draw:fill="solid" draw:fill-color="#ffffff" fo:min-height="0.55cm"/>
    </style:style>
    <style:style style:name="gr59" style:family="graphic" style:parent-style-name="standard">
      <style:graphic-properties draw:stroke="solid" svg:stroke-color="#000000" draw:fill="solid" draw:fill-color="#e0ffff" fo:min-height="0.65cm"/>
    </style:style>
    <style:style style:name="gr60" style:family="graphic" style:parent-style-name="objectwithoutfill">
      <style:graphic-properties svg:stroke-width="0.081cm" svg:stroke-color="#cccccc" draw:marker-start-width="0.321cm" draw:marker-end-width="0.321cm" draw:fill="none" fo:padding-top="0.04cm" fo:padding-bottom="0.04cm" fo:padding-left="0.04cm" fo:padding-right="0.04cm"/>
    </style:style>
    <style:style style:name="gr61" style:family="graphic" style:parent-style-name="standard">
      <style:graphic-properties svg:stroke-color="#000000" draw:fill-color="#dddddd" draw:textarea-horizontal-align="justify" draw:textarea-vertical-align="middle" draw:auto-grow-height="false" fo:min-height="5.05cm" fo:min-width="17.2cm" draw:shadow="hidden"/>
    </style:style>
    <style:style style:name="gr62" style:family="graphic" style:parent-style-name="Standard_5f_1">
      <style:graphic-properties svg:stroke-color="#000000" draw:fill-color="#cccccc" draw:textarea-horizontal-align="justify" draw:textarea-vertical-align="middle" draw:auto-grow-height="false" fo:min-height="3.05cm" fo:min-width="4.5cm"/>
    </style:style>
    <style:style style:name="gr63" style:family="graphic" style:parent-style-name="standard">
      <style:graphic-properties svg:stroke-color="#000000" draw:fill-color="#dddddd" draw:textarea-horizontal-align="justify" draw:textarea-vertical-align="middle" draw:auto-grow-height="false" fo:min-height="1.35cm" fo:min-width="4.3cm"/>
    </style:style>
    <style:style style:name="gr64" style:family="graphic" style:parent-style-name="standard">
      <style:graphic-properties svg:stroke-color="#000000" draw:fill-color="#dddddd" draw:textarea-horizontal-align="justify" draw:textarea-vertical-align="middle" draw:auto-grow-height="false" fo:min-height="1.063cm" fo:min-width="2.101cm"/>
    </style:style>
    <style:style style:name="gr6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svg:stroke-color="#000000" draw:fill="solid" draw:fill-color="#ffffff" draw:textarea-horizontal-align="left" draw:auto-grow-height="true" draw:auto-grow-width="false" fo:min-height="0.95cm" fo:min-width="0cm"/>
    </style:style>
    <style:style style:name="gr67" style:family="graphic" style:parent-style-name="standard">
      <style:graphic-properties draw:stroke="none" svg:stroke-color="#000000" draw:fill="solid" draw:fill-color="#ffffff" draw:textarea-horizontal-align="left" draw:auto-grow-height="true" draw:auto-grow-width="false" fo:min-height="0.878cm" fo:min-width="0cm"/>
    </style:style>
    <style:style style:name="gr68" style:family="graphic" style:parent-style-name="standard">
      <style:graphic-properties draw:stroke="none" svg:stroke-color="#000000" draw:fill="solid" draw:fill-color="#ffffff" draw:textarea-horizontal-align="left" draw:auto-grow-height="true" draw:auto-grow-width="false" fo:min-height="0.864cm" fo:min-width="0cm"/>
    </style:style>
    <style:style style:name="gr69" style:family="graphic" style:parent-style-name="standard">
      <style:graphic-properties draw:stroke="none" svg:stroke-color="#000000" draw:fill="solid" draw:fill-color="#ffffff" draw:textarea-horizontal-align="left" draw:auto-grow-height="true" draw:auto-grow-width="false" fo:min-height="0.556cm" fo:min-width="0cm"/>
    </style:style>
    <style:style style:name="gr70" style:family="graphic" style:parent-style-name="Standard_5f_1">
      <style:graphic-properties draw:stroke="none" draw:fill-color="#ffffff" draw:textarea-horizontal-align="justify" draw:textarea-vertical-align="middle" draw:auto-grow-height="false" fo:min-height="0.95cm" fo:min-width="7.4cm" draw:shadow="hidden"/>
    </style:style>
    <style:style style:name="gr71" style:family="graphic" style:parent-style-name="Standard_5f_1">
      <style:graphic-properties draw:stroke="none" draw:fill-color="#ffffff" draw:textarea-horizontal-align="justify" draw:textarea-vertical-align="middle" draw:auto-grow-height="false" fo:min-height="0.85cm" fo:min-width="7.4cm" draw:shadow="hidden"/>
    </style:style>
    <style:style style:name="gr72"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3" style:family="graphic" style:parent-style-name="standard">
      <style:graphic-properties svg:stroke-color="#000000" draw:fill-color="#dddddd" draw:textarea-horizontal-align="justify" draw:textarea-vertical-align="middle" draw:auto-grow-height="false" fo:min-height="1.55cm" fo:min-width="12.6cm" draw:shadow="visible"/>
    </style:style>
    <style:style style:name="gr74" style:family="graphic" style:parent-style-name="Objet_20_sans_20_remplissage_20_et_20_sans_20_ligne">
      <style:graphic-properties draw:textarea-horizontal-align="center" draw:textarea-vertical-align="middle" draw:ole-draw-aspect="1" style:protect="size"/>
    </style:style>
    <style:style style:name="gr75" style:family="graphic" style:parent-style-name="Objet_20_sans_20_remplissage_20_et_20_sans_20_ligne">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76"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7"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color="#000000" draw:fill="solid" draw:fill-color="#dddddd" draw:textarea-vertical-align="middle" fo:min-height="1.471cm" draw:shadow="visible"/>
    </style:style>
    <style:style style:name="gr79" style:family="graphic" style:parent-style-name="standard">
      <style:graphic-properties draw:stroke="solid" svg:stroke-color="#000000" draw:fill="solid" draw:fill-color="#dddddd" draw:textarea-vertical-align="middle" fo:min-height="1.496cm" draw:shadow="visible"/>
    </style:style>
    <style:style style:name="gr80" style:family="graphic" style:parent-style-name="standard">
      <style:graphic-properties draw:stroke="solid" svg:stroke-color="#000000" draw:fill="solid" draw:fill-color="#dddddd" draw:textarea-vertical-align="middle" fo:min-height="1.196cm" draw:shadow="visible"/>
    </style:style>
    <style:style style:name="gr81"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82"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83" style:family="graphic" style:parent-style-name="standard">
      <style:graphic-properties draw:stroke="none" svg:stroke-color="#000000" draw:fill="solid" draw:fill-color="#ffffff" draw:textarea-vertical-align="middle" draw:auto-grow-height="false" draw:auto-grow-width="true" fo:max-height="0cm" fo:min-height="0cm" fo:min-width="8.21cm"/>
    </style:style>
    <style:style style:name="gr84"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85"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86"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87"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88" style:family="graphic" style:parent-style-name="standard">
      <style:graphic-properties svg:stroke-color="#000000" draw:fill-color="#ffffff"/>
    </style:style>
    <style:style style:name="gr89" style:family="graphic" style:parent-style-name="standard">
      <style:graphic-properties draw:fill-color="#cccccc" draw:textarea-horizontal-align="justify" draw:textarea-vertical-align="middle" draw:auto-grow-height="false" fo:min-height="1.024cm" fo:min-width="4.168cm"/>
    </style:style>
    <style:style style:name="gr90" style:family="graphic" style:parent-style-name="standard">
      <style:graphic-properties draw:fill-color="#dddddd" draw:textarea-horizontal-align="justify" draw:textarea-vertical-align="middle" draw:auto-grow-height="false" fo:min-height="0.739cm" fo:min-width="3.177cm"/>
    </style:style>
    <style:style style:name="gr91"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92" style:family="graphic" style:parent-style-name="standard">
      <style:graphic-properties draw:fill-color="#dddddd" draw:textarea-horizontal-align="justify" draw:textarea-vertical-align="middle" draw:auto-grow-height="false" fo:min-height="0.739cm" fo:min-width="2.612cm"/>
    </style:style>
    <style:style style:name="gr93" style:family="graphic" style:parent-style-name="standard">
      <style:graphic-properties draw:fill-color="#dddddd" draw:textarea-horizontal-align="justify" draw:textarea-vertical-align="middle" draw:auto-grow-height="false" fo:min-height="0.315cm" fo:min-width="2.187cm"/>
    </style:style>
    <style:style style:name="gr94" style:family="graphic" style:parent-style-name="standard">
      <style:graphic-properties draw:fill-color="#dddddd" draw:textarea-horizontal-align="justify" draw:textarea-vertical-align="middle" draw:auto-grow-height="false" fo:min-height="0.246cm" fo:min-width="2.187cm"/>
    </style:style>
    <style:style style:name="gr95" style:family="graphic" style:parent-style-name="standard">
      <style:graphic-properties draw:fill-color="#dddddd" draw:textarea-horizontal-align="justify" draw:textarea-vertical-align="middle" draw:auto-grow-height="false" fo:min-height="0.316cm" fo:min-width="2.187cm"/>
    </style:style>
    <style:style style:name="gr96" style:family="graphic" style:parent-style-name="standard">
      <style:graphic-properties draw:fill-color="#dddddd" draw:textarea-horizontal-align="justify" draw:textarea-vertical-align="middle" draw:auto-grow-height="false" fo:min-height="0.6cm" fo:min-width="2.046cm"/>
    </style:style>
    <style:style style:name="gr97" style:family="graphic" style:parent-style-name="standard">
      <style:graphic-properties draw:fill-color="#dddddd" draw:textarea-horizontal-align="justify" draw:textarea-vertical-align="middle" draw:auto-grow-height="false" fo:min-height="0.6cm" fo:min-width="2.33cm"/>
    </style:style>
    <style:style style:name="gr98"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99" style:family="graphic" style:parent-style-name="standard">
      <style:graphic-properties draw:fill-color="#dddddd" draw:textarea-horizontal-align="justify" draw:textarea-vertical-align="middle" draw:auto-grow-height="false" fo:min-height="0.705cm" fo:min-width="0.618cm"/>
    </style:style>
    <style:style style:name="gr100" style:family="graphic" style:parent-style-name="standard">
      <style:graphic-properties draw:fill-color="#dddddd" draw:textarea-horizontal-align="justify" draw:textarea-vertical-align="middle" draw:auto-grow-height="false" fo:min-height="0.704cm" fo:min-width="0.619cm"/>
    </style:style>
    <style:style style:name="gr101" style:family="graphic" style:parent-style-name="standard">
      <style:graphic-properties draw:fill-color="#dddddd" draw:textarea-horizontal-align="justify" draw:textarea-vertical-align="middle" draw:auto-grow-height="false" fo:min-height="0.704cm" fo:min-width="0.618cm"/>
    </style:style>
    <style:style style:name="gr102" style:family="graphic" style:parent-style-name="Standard_5f_1">
      <style:graphic-properties svg:stroke-color="#000000" draw:fill-color="#cccccc" draw:textarea-horizontal-align="justify" draw:textarea-vertical-align="middle" draw:auto-grow-height="false" fo:min-height="3.35cm" fo:min-width="3.9cm"/>
    </style:style>
    <style:style style:name="gr103" style:family="graphic" style:parent-style-name="standard">
      <style:graphic-properties draw:stroke="none" draw:fill-color="#cccccc" draw:textarea-horizontal-align="justify" draw:textarea-vertical-align="middle" draw:auto-grow-height="false" fo:min-height="0.321cm" fo:min-width="2.5cm"/>
    </style:style>
    <style:style style:name="gr104" style:family="graphic" style:parent-style-name="standard">
      <style:graphic-properties svg:stroke-color="#000000" draw:fill-color="#eeeeee" draw:textarea-horizontal-align="justify" draw:textarea-vertical-align="middle" draw:auto-grow-height="false" fo:min-height="6.65cm" fo:min-width="23.6cm"/>
    </style:style>
    <style:style style:name="gr105" style:family="graphic" style:parent-style-name="standard">
      <style:graphic-properties svg:stroke-color="#000000" draw:fill-color="#eeeeee" draw:textarea-horizontal-align="justify" draw:textarea-vertical-align="middle" draw:auto-grow-height="false" fo:min-height="4.55cm" fo:min-width="23.6cm"/>
    </style:style>
    <style:style style:name="gr106" style:family="graphic" style:parent-style-name="standard">
      <style:graphic-properties svg:stroke-color="#000000" draw:fill-color="#dddddd" draw:textarea-horizontal-align="justify" draw:textarea-vertical-align="middle" draw:auto-grow-height="false" fo:min-height="1.35cm" fo:min-width="16.9cm" draw:shadow="visible"/>
    </style:style>
    <style:style style:name="gr107" style:family="graphic" style:parent-style-name="Standard_5f_1">
      <style:graphic-properties draw:fill-color="#dddddd" draw:textarea-horizontal-align="justify" draw:textarea-vertical-align="middle" draw:auto-grow-height="false" fo:min-height="1.024cm" fo:min-width="4.168cm"/>
    </style:style>
    <style:style style:name="gr108" style:family="graphic" style:parent-style-name="Objet_20_sans_20_remplissage_5f_4">
      <style:graphic-properties draw:marker-end="Arrow" draw:marker-end-width="0.3cm" draw:fill="none"/>
    </style:style>
    <style:style style:name="gr109" style:family="graphic" style:parent-style-name="Standard_5f_1">
      <style:graphic-properties draw:fill-color="#dddddd" draw:textarea-horizontal-align="justify" draw:textarea-vertical-align="middle" draw:auto-grow-height="false" fo:min-height="3.75cm" fo:min-width="2.2cm"/>
    </style:style>
    <style:style style:name="gr110" style:family="graphic" style:parent-style-name="Standard_5f_1">
      <style:graphic-properties draw:fill-color="#b2b2b2" draw:textarea-horizontal-align="justify" draw:textarea-vertical-align="middle" draw:auto-grow-height="false" fo:min-height="0.315cm" fo:min-width="1.763cm"/>
    </style:style>
    <style:style style:name="gr111" style:family="graphic" style:parent-style-name="Standard_5f_1">
      <style:graphic-properties draw:fill-color="#b2b2b2" draw:textarea-horizontal-align="justify" draw:textarea-vertical-align="middle" draw:auto-grow-height="false" fo:min-height="0.315cm" fo:min-width="1.479cm"/>
    </style:style>
    <style:style style:name="gr112" style:family="graphic" style:parent-style-name="Objet_20_sans_20_remplissage_5f_4">
      <style:graphic-properties draw:marker-end="Triangle_20_unfilled" draw:marker-end-width="0.3cm" draw:fill="none"/>
    </style:style>
    <style:style style:name="gr113" style:family="graphic" style:parent-style-name="Standard_5f_1">
      <style:graphic-properties draw:fill-color="#dddddd" draw:textarea-horizontal-align="justify" draw:textarea-vertical-align="middle" draw:auto-grow-height="false" fo:min-height="0.739cm" fo:min-width="2.754cm"/>
    </style:style>
    <style:style style:name="gr114"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115" style:family="graphic" style:parent-style-name="Standard_5f_1">
      <style:graphic-properties draw:fill-color="#dddddd" draw:textarea-horizontal-align="justify" draw:textarea-vertical-align="middle" draw:auto-grow-height="false" fo:min-height="0.705cm" fo:min-width="0.618cm"/>
    </style:style>
    <style:style style:name="gr116" style:family="graphic" style:parent-style-name="Standard_5f_1">
      <style:graphic-properties draw:fill-color="#dddddd" draw:textarea-horizontal-align="justify" draw:textarea-vertical-align="middle" draw:auto-grow-height="false" fo:min-height="0.704cm" fo:min-width="0.619cm"/>
    </style:style>
    <style:style style:name="gr117" style:family="graphic" style:parent-style-name="Standard_5f_1">
      <style:graphic-properties draw:fill-color="#dddddd" draw:textarea-horizontal-align="justify" draw:textarea-vertical-align="middle" draw:auto-grow-height="false" fo:min-height="0.704cm" fo:min-width="0.618cm"/>
    </style:style>
    <style:style style:name="gr118" style:family="graphic" style:parent-style-name="Standard_5f_1">
      <style:graphic-properties draw:fill-color="#dddddd" draw:textarea-horizontal-align="justify" draw:textarea-vertical-align="middle" draw:auto-grow-height="false" fo:min-height="3.142cm" fo:min-width="2.528cm"/>
    </style:style>
    <style:style style:name="gr119" style:family="graphic" style:parent-style-name="Objet_20_sans_20_remplissage_5f_4">
      <style:graphic-properties draw:fill="none"/>
    </style:style>
    <style:style style:name="gr120" style:family="graphic" style:parent-style-name="standard">
      <style:graphic-properties draw:stroke="none" draw:fill="solid" draw:fill-color="#dddddd" draw:textarea-vertical-align="middle" fo:min-height="0.95cm" draw:shadow="visible"/>
    </style:style>
    <style:style style:name="gr121" style:family="graphic" style:parent-style-name="standard">
      <style:graphic-properties svg:stroke-color="#000000" draw:fill-color="#eeeeee" draw:textarea-horizontal-align="justify" draw:textarea-vertical-align="middle" draw:auto-grow-height="false" fo:min-height="0.6cm" fo:min-width="2.612cm"/>
    </style:style>
    <style:style style:name="gr122" style:family="graphic" style:parent-style-name="standard">
      <style:graphic-properties svg:stroke-color="#000000" draw:fill-color="#dddddd" draw:textarea-horizontal-align="justify" draw:textarea-vertical-align="middle" draw:auto-grow-height="false" fo:min-height="0.6cm" fo:min-width="2.612cm"/>
    </style:style>
    <style:style style:name="gr123"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24" style:family="graphic" style:parent-style-name="standard">
      <style:graphic-properties draw:fill-color="#dddddd" draw:textarea-horizontal-align="justify" draw:textarea-vertical-align="middle" draw:auto-grow-height="false" fo:min-height="0.35cm" fo:min-width="1.1cm"/>
    </style:style>
    <style:style style:name="gr125" style:family="graphic" style:parent-style-name="standard">
      <style:graphic-properties svg:stroke-color="#000000" draw:fill-color="#dddddd" draw:textarea-horizontal-align="justify" draw:textarea-vertical-align="middle" draw:auto-grow-height="false" fo:min-height="1.86cm" fo:min-width="1.376cm"/>
    </style:style>
    <style:style style:name="gr126" style:family="graphic" style:parent-style-name="standard">
      <style:graphic-properties draw:stroke="none" svg:stroke-color="#000000" draw:fill="none" draw:fill-color="#ffffff" draw:textarea-horizontal-align="left" draw:auto-grow-height="true" draw:auto-grow-width="true" fo:min-height="0.479cm" fo:min-width="2.398cm"/>
    </style:style>
    <style:style style:name="gr127" style:family="graphic" style:parent-style-name="standard">
      <style:graphic-properties svg:stroke-color="#000000" draw:fill-color="#dddddd" draw:textarea-horizontal-align="left" draw:textarea-vertical-align="top" draw:auto-grow-height="false" fo:min-height="4.15cm" fo:min-width="10.1cm" draw:shadow="hidden"/>
    </style:style>
    <style:style style:name="gr128" style:family="graphic" style:parent-style-name="standard">
      <style:graphic-properties draw:stroke="none" draw:fill="none" draw:textarea-horizontal-align="left" draw:textarea-vertical-align="middle" fo:min-height="1.195cm"/>
    </style:style>
    <style:style style:name="gr129" style:family="graphic" style:parent-style-name="objectwithoutfill">
      <style:graphic-properties draw:stroke="dash" draw:stroke-dash="Fine_20_Dashed" draw:fill="none"/>
    </style:style>
    <style:style style:name="gr130"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131"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132" style:family="graphic" style:parent-style-name="standard">
      <style:graphic-properties draw:stroke="none" draw:fill="solid" draw:fill-color="#ffffff" draw:textarea-vertical-align="middle" fo:min-height="0.957cm"/>
    </style:style>
    <style:style style:name="gr133" style:family="graphic" style:parent-style-name="objectwithoutfill">
      <style:graphic-properties draw:stroke="dash" draw:stroke-dash="Fine_20_Dashed" svg:stroke-color="#000000" draw:fill="none"/>
    </style:style>
    <style:style style:name="gr134" style:family="graphic" style:parent-style-name="Standard_5f_1">
      <style:graphic-properties svg:stroke-color="#000000" draw:fill-color="#dddddd" draw:textarea-horizontal-align="justify" draw:textarea-vertical-align="middle" draw:auto-grow-height="false" fo:min-height="1.35cm" fo:min-width="16.9cm" draw:shadow="visible"/>
    </style:style>
    <style:style style:name="gr135" style:family="graphic" style:parent-style-name="Standard_5f_1">
      <style:graphic-properties svg:stroke-color="#000000" draw:fill-color="#ffffff"/>
    </style:style>
    <style:style style:name="gr136" style:family="graphic" style:parent-style-name="Standard_5f_1_5f_7">
      <style:graphic-properties draw:stroke="none" draw:fill-color="#dddddd" draw:shadow="visible"/>
    </style:style>
    <style:style style:name="gr137" style:family="graphic" style:parent-style-name="Standard_5f_1_5f_3_5f_3">
      <style:graphic-properties draw:stroke="none" draw:fill="solid" draw:fill-color="#dddddd" draw:textarea-vertical-align="middle" fo:min-height="0.95cm" draw:shadow="visible"/>
    </style:style>
    <style:style style:name="gr138" style:family="graphic" style:parent-style-name="Standard_5f_1_5f_3_5f_3">
      <style:graphic-properties svg:stroke-color="#000000" draw:fill-color="#eeeeee" draw:textarea-horizontal-align="justify" draw:textarea-vertical-align="middle" draw:auto-grow-height="false" fo:min-height="0.588cm" fo:min-width="2.612cm"/>
    </style:style>
    <style:style style:name="gr139" style:family="graphic" style:parent-style-name="Standard_5f_1_5f_3_5f_3">
      <style:graphic-properties svg:stroke-color="#000000" draw:fill-color="#dddddd" draw:textarea-horizontal-align="justify" draw:textarea-vertical-align="middle" draw:auto-grow-height="false" fo:min-height="0.587cm" fo:min-width="2.612cm"/>
    </style:style>
    <style:style style:name="gr140" style:family="graphic" style:parent-style-name="Standard_5f_1_5f_3_5f_3">
      <style:graphic-properties svg:stroke-color="#000000" draw:fill-color="#dddddd" draw:textarea-horizontal-align="justify" draw:textarea-vertical-align="middle" draw:auto-grow-height="false" fo:min-height="1.526cm" fo:min-width="1.51cm"/>
    </style:style>
    <style:style style:name="gr141" style:family="graphic" style:parent-style-name="Standard_5f_1_5f_3_5f_3">
      <style:graphic-properties draw:stroke="none" svg:stroke-color="#000000" draw:fill="none" draw:fill-color="#ffffff" draw:textarea-horizontal-align="left" draw:auto-grow-height="true" draw:auto-grow-width="false" fo:min-height="0.395cm" fo:min-width="0.959cm"/>
    </style:style>
    <style:style style:name="gr142" style:family="graphic" style:parent-style-name="Standard_5f_1_5f_3_5f_3">
      <style:graphic-properties svg:stroke-color="#000000" draw:fill-color="#dddddd" draw:textarea-horizontal-align="justify" draw:textarea-vertical-align="middle" draw:auto-grow-height="false" fo:min-height="1.045cm" fo:min-width="2.101cm"/>
    </style:style>
    <style:style style:name="gr143" style:family="graphic" style:parent-style-name="Standard_5f_1_5f_3_5f_3">
      <style:graphic-properties draw:fill-color="#dddddd" draw:textarea-horizontal-align="justify" draw:textarea-vertical-align="middle" draw:auto-grow-height="false" fo:min-height="0.342cm" fo:min-width="1.1cm"/>
    </style:style>
    <style:style style:name="gr144" style:family="graphic" style:parent-style-name="Standard_5f_1_5f_3_5f_3">
      <style:graphic-properties draw:fill-color="#dddddd" draw:textarea-horizontal-align="justify" draw:textarea-vertical-align="middle" draw:auto-grow-height="false" fo:min-height="0.341cm" fo:min-width="1.1cm"/>
    </style:style>
    <style:style style:name="gr145" style:family="graphic" style:parent-style-name="Standard_5f_1_5f_3_5f_3">
      <style:graphic-properties svg:stroke-color="#000000" draw:fill-color="#dddddd" draw:textarea-horizontal-align="justify" draw:textarea-vertical-align="middle" draw:auto-grow-height="false" fo:min-height="1.822cm" fo:min-width="1.376cm"/>
    </style:style>
    <style:style style:name="gr146" style:family="graphic" style:parent-style-name="Standard_5f_1_5f_3_5f_3">
      <style:graphic-properties svg:stroke-color="#000000" draw:fill-color="#dddddd" draw:textarea-vertical-align="middle" draw:auto-grow-height="false" fo:min-height="0cm" fo:min-width="0cm" fo:wrap-option="wrap"/>
    </style:style>
    <style:style style:name="gr147" style:family="graphic" style:parent-style-name="Standard_5f_1_5f_3_5f_3">
      <style:graphic-properties draw:stroke="none" svg:stroke-color="#000000" draw:fill="none" draw:fill-color="#ffffff" draw:textarea-horizontal-align="left" draw:auto-grow-height="true" draw:auto-grow-width="false" fo:min-height="0.395cm" fo:min-width="1.932cm"/>
    </style:style>
    <style:style style:name="gr148" style:family="graphic" style:parent-style-name="Objet_20_sans_20_remplissage_5f_6_5f_3">
      <style:graphic-properties draw:marker-end="Arrow" draw:marker-end-width="0.3cm" draw:fill="none"/>
    </style:style>
    <style:style style:name="gr149" style:family="graphic" style:parent-style-name="Standard_5f_1_5f_3_5f_3">
      <style:graphic-properties svg:stroke-color="#000000" draw:fill-color="#eeeeee" draw:textarea-horizontal-align="justify" draw:textarea-vertical-align="middle" draw:auto-grow-height="false" fo:min-height="0.587cm" fo:min-width="2.612cm"/>
    </style:style>
    <style:style style:name="gr150" style:family="graphic" style:parent-style-name="Standard_5f_1_5f_3_5f_3">
      <style:graphic-properties draw:fill-color="#dddddd" draw:textarea-horizontal-align="justify" draw:textarea-vertical-align="middle" draw:auto-grow-height="false" fo:min-height="0.49cm" fo:min-width="2.878cm"/>
    </style:style>
    <style:style style:name="gr151" style:family="graphic" style:parent-style-name="Standard_5f_1_5f_3_5f_3">
      <style:graphic-properties draw:fill-color="#dddddd" draw:textarea-horizontal-align="justify" draw:textarea-vertical-align="middle" draw:auto-grow-height="false" fo:min-height="0.489cm" fo:min-width="2.878cm"/>
    </style:style>
    <style:style style:name="gr152" style:family="graphic" style:parent-style-name="Standard_5f_1_5f_3_5f_3">
      <style:graphic-properties draw:stroke="none" svg:stroke-color="#000000" draw:fill="none" draw:fill-color="#ffffff" draw:textarea-horizontal-align="center" draw:textarea-vertical-align="middle" draw:auto-grow-height="true" draw:auto-grow-width="false" fo:min-height="0.395cm" fo:min-width="1.932cm"/>
    </style:style>
    <style:style style:name="gr153" style:family="graphic" style:parent-style-name="Standard_5f_1_5f_7">
      <style:graphic-properties svg:stroke-color="#000000" draw:fill="none" draw:textarea-vertical-align="middle" draw:auto-grow-height="false" fo:min-height="2.404cm" fo:min-width="0cm"/>
    </style:style>
    <style:style style:name="gr154" style:family="graphic" style:parent-style-name="Standard_5f_1_5f_7">
      <style:graphic-properties draw:fill-color="#dddddd" draw:textarea-horizontal-align="justify" draw:textarea-vertical-align="middle" draw:auto-grow-height="false" fo:min-height="0.25cm" fo:min-width="1cm"/>
    </style:style>
    <style:style style:name="gr155" style:family="graphic" style:parent-style-name="Standard_5f_1_5f_7">
      <style:graphic-properties draw:fill-color="#dddddd" draw:textarea-horizontal-align="justify" draw:textarea-vertical-align="middle" draw:auto-grow-height="false" fo:min-height="0.55cm" fo:min-width="1.1cm"/>
    </style:style>
    <style:style style:name="gr156" style:family="graphic" style:parent-style-name="Objet_20_sans_20_remplissage_5f_6_5f_3">
      <style:graphic-properties draw:fill="none"/>
    </style:style>
    <style:style style:name="gr157" style:family="graphic" style:parent-style-name="Objet_20_sans_20_remplissage_5f_6_5f_3">
      <style:graphic-properties draw:fill="solid" draw:fill-color="#dddddd" draw:opacity="50%"/>
    </style:style>
    <style:style style:name="gr158" style:family="graphic" style:parent-style-name="standard">
      <style:graphic-properties draw:stroke="none" svg:stroke-color="#000000" draw:fill="none" draw:fill-color="#ffffff" draw:textarea-horizontal-align="left" draw:auto-grow-height="true" draw:auto-grow-width="true" fo:min-height="0.479cm" fo:min-width="1.374cm"/>
    </style:style>
    <style:style style:name="gr159" style:family="graphic" style:parent-style-name="Objet_20_sans_20_remplissage_20_et_20_sans_20_ligne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0" style:family="graphic" style:parent-style-name="Standard_5f_1_5f_7">
      <style:graphic-properties draw:stroke="none" draw:fill="solid" draw:fill-color="#dddddd" draw:textarea-vertical-align="middle" fo:min-height="1.423cm" draw:shadow="visible"/>
    </style:style>
    <style:style style:name="gr161" style:family="graphic" style:parent-style-name="Objet_20_sans_20_remplissage_5f_8">
      <style:graphic-properties draw:stroke="dash" draw:stroke-dash="Fine_20_Dashed" draw:fill="none"/>
    </style:style>
    <style:style style:name="gr162" style:family="graphic" style:parent-style-name="Objet_20_sans_20_remplissage_5f_5">
      <style:graphic-properties draw:stroke="dash" draw:stroke-dash="Fine_20_Dashed" draw:fill="none"/>
    </style:style>
    <style:style style:name="gr163" style:family="graphic" style:parent-style-name="Standard_5f_1_5f_2">
      <style:graphic-properties draw:stroke="none" draw:fill="solid" draw:fill-color="#dddddd" draw:textarea-vertical-align="middle" fo:min-height="1.423cm" draw:shadow="visible"/>
    </style:style>
    <style:style style:name="gr164" style:family="graphic" style:parent-style-name="standard">
      <style:graphic-properties draw:fill-color="#dddddd" draw:textarea-horizontal-align="justify" draw:textarea-vertical-align="middle" draw:auto-grow-height="false" fo:min-height="2.324cm" fo:min-width="4.005cm"/>
    </style:style>
    <style:style style:name="gr165" style:family="graphic" style:parent-style-name="standard">
      <style:graphic-properties draw:fill-color="#dddddd" draw:textarea-horizontal-align="justify" draw:textarea-vertical-align="middle" draw:auto-grow-height="false" fo:min-height="1.024cm" fo:min-width="3.036cm"/>
    </style:style>
    <style:style style:name="gr166"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167" style:family="graphic" style:parent-style-name="standard">
      <style:graphic-properties draw:stroke="none" svg:stroke-color="#000000" draw:fill="none" draw:fill-color="#ffffff" draw:auto-grow-height="true" draw:auto-grow-width="false" fo:max-height="0cm" fo:min-height="0.47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69" style:family="graphic" style:parent-style-name="standard">
      <style:graphic-properties draw:fill-color="#dddddd" draw:textarea-horizontal-align="justify" draw:textarea-vertical-align="middle" draw:auto-grow-height="false" fo:min-height="1.024cm" fo:min-width="2.33cm"/>
    </style:style>
    <style:style style:name="gr170" style:family="graphic" style:parent-style-name="standard">
      <style:graphic-properties draw:fill-color="#eeeeee" draw:textarea-horizontal-align="justify" draw:textarea-vertical-align="middle" draw:auto-grow-height="false" fo:min-height="3.71cm" fo:min-width="2.33cm"/>
    </style:style>
    <style:style style:name="gr171" style:family="graphic" style:parent-style-name="standard">
      <style:graphic-properties draw:fill-color="#dddddd" draw:textarea-horizontal-align="justify" draw:textarea-vertical-align="middle" draw:auto-grow-height="false" fo:min-height="0.316cm" fo:min-width="0.35cm"/>
    </style:style>
    <style:style style:name="gr172" style:family="graphic" style:parent-style-name="standard">
      <style:graphic-properties draw:fill-color="#dddddd" draw:textarea-horizontal-align="justify" draw:textarea-vertical-align="middle" draw:auto-grow-height="false" fo:min-height="0.316cm" fo:min-width="0.775cm"/>
    </style:style>
    <style:style style:name="gr173"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74" style:family="graphic" style:parent-style-name="standard">
      <style:graphic-properties draw:fill-color="#dddddd" draw:textarea-horizontal-align="justify" draw:textarea-vertical-align="middle" draw:auto-grow-height="false" fo:min-height="0.524cm" fo:min-width="0.678cm"/>
    </style:style>
    <style:style style:name="gr175" style:family="graphic" style:parent-style-name="standard">
      <style:graphic-properties draw:fill-color="#dddddd" draw:textarea-horizontal-align="justify" draw:textarea-vertical-align="middle" draw:auto-grow-height="false" fo:min-height="0.524cm" fo:min-width="0.679cm"/>
    </style:style>
    <style:style style:name="gr176" style:family="graphic" style:parent-style-name="standard">
      <style:graphic-properties draw:fill-color="#dddddd" draw:textarea-horizontal-align="justify" draw:textarea-vertical-align="middle" draw:auto-grow-height="false" fo:min-height="0.95cm" fo:min-width="0.7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79" style:family="graphic" style:parent-style-name="standard">
      <style:graphic-properties draw:fill-color="#dddddd" draw:textarea-horizontal-align="justify" draw:textarea-vertical-align="middle" draw:auto-grow-height="false" fo:min-height="1.73cm" fo:min-width="2.754cm"/>
    </style:style>
    <style:style style:name="gr180" style:family="graphic" style:parent-style-name="standard">
      <style:graphic-properties draw:fill-color="#dddddd" draw:textarea-horizontal-align="justify" draw:textarea-vertical-align="middle" draw:auto-grow-height="false" fo:min-height="1.024cm" fo:min-width="1.834cm"/>
    </style:style>
    <style:style style:name="gr181"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82" style:family="graphic" style:parent-style-name="standard">
      <style:graphic-properties draw:fill-color="#dddddd" draw:textarea-horizontal-align="justify" draw:textarea-vertical-align="middle" draw:auto-grow-height="false" fo:min-height="1.024cm" fo:min-width="1.621cm"/>
    </style:style>
    <style:style style:name="gr183" style:family="graphic" style:parent-style-name="standard">
      <style:graphic-properties draw:fill-color="#eeeeee" draw:textarea-horizontal-align="justify" draw:textarea-vertical-align="middle" draw:auto-grow-height="false" fo:min-height="4.56cm" fo:min-width="5.724cm"/>
    </style:style>
    <style:style style:name="gr184" style:family="graphic" style:parent-style-name="standard">
      <style:graphic-properties draw:fill-color="#b2b2b2" draw:textarea-horizontal-align="justify" draw:textarea-vertical-align="middle" draw:auto-grow-height="false" fo:min-height="0.6cm" fo:min-width="0.775cm"/>
    </style:style>
    <style:style style:name="gr185" style:family="graphic" style:parent-style-name="standard">
      <style:graphic-properties draw:fill-color="#dddddd" draw:textarea-horizontal-align="justify" draw:textarea-vertical-align="middle" draw:auto-grow-height="false" fo:min-height="0.316cm" fo:min-width="0.35cm"/>
    </style:style>
    <style:style style:name="gr186" style:family="graphic" style:parent-style-name="standard">
      <style:graphic-properties draw:fill-color="#dddddd" draw:textarea-horizontal-align="justify" draw:textarea-vertical-align="middle" draw:auto-grow-height="false" fo:min-height="0.457cm" fo:min-width="0.561cm"/>
    </style:style>
    <style:style style:name="gr187" style:family="graphic" style:parent-style-name="standard">
      <style:graphic-properties draw:stroke="none" svg:stroke-color="#000000" draw:fill="none" draw:fill-color="#ffffff" draw:textarea-horizontal-align="left" draw:auto-grow-height="true" draw:auto-grow-width="true" fo:min-height="0.576cm" fo:min-width="0.797cm"/>
    </style:style>
    <style:style style:name="gr188" style:family="graphic" style:parent-style-name="standard">
      <style:graphic-properties draw:stroke="none" svg:stroke-color="#000000" draw:fill="none" draw:fill-color="#ffffff" draw:textarea-horizontal-align="left" draw:auto-grow-height="true" draw:auto-grow-width="true" fo:min-height="0.576cm" fo:min-width="1.23cm"/>
    </style:style>
    <style:style style:name="gr189" style:family="graphic" style:parent-style-name="standard">
      <style:graphic-properties draw:stroke="solid" svg:stroke-color="#000000" draw:fill="solid" draw:fill-color="#eeeeee" draw:textarea-horizontal-align="left" draw:auto-grow-height="true" draw:auto-grow-width="true" fo:min-height="1.105cm" fo:min-width="12.75cm"/>
    </style:style>
    <style:style style:name="gr190" style:family="graphic" style:parent-style-name="standard">
      <style:graphic-properties svg:stroke-color="#000000" draw:fill="none" draw:textarea-vertical-align="middle" draw:auto-grow-height="false" fo:min-height="7.144cm" fo:min-width="0cm"/>
    </style:style>
    <style:style style:name="gr191" style:family="graphic" style:parent-style-name="standard">
      <style:graphic-properties draw:stroke="none" svg:stroke-color="#000000" draw:fill="none" draw:fill-color="#ffffff" draw:textarea-horizontal-align="left" draw:auto-grow-height="true" draw:auto-grow-width="true" fo:min-height="0.556cm" fo:min-width="3.029cm"/>
    </style:style>
    <style:style style:name="gr192" style:family="graphic" style:parent-style-name="standard">
      <style:graphic-properties svg:stroke-color="#000000" draw:fill-color="#dddddd" draw:textarea-horizontal-align="justify" draw:textarea-vertical-align="middle" draw:auto-grow-height="false" fo:min-height="0.55cm" fo:min-width="2.5cm"/>
    </style:style>
    <style:style style:name="gr193" style:family="graphic" style:parent-style-name="standard">
      <style:graphic-properties svg:stroke-color="#000000" draw:fill-color="#dddddd" draw:textarea-horizontal-align="justify" draw:textarea-vertical-align="middle" draw:auto-grow-height="false" fo:min-height="0.95cm" fo:min-width="4.1cm"/>
    </style:style>
    <style:style style:name="gr194" style:family="graphic" style:parent-style-name="standard">
      <style:graphic-properties svg:stroke-color="#000000" draw:fill-color="#dddddd" draw:textarea-horizontal-align="justify" draw:textarea-vertical-align="middle" draw:auto-grow-height="false" fo:min-height="1.024cm" fo:min-width="5.44cm"/>
    </style:style>
    <style:style style:name="gr195" style:family="graphic" style:parent-style-name="standard">
      <style:graphic-properties draw:stroke="solid" svg:stroke-color="#000000" draw:fill="solid" draw:fill-color="#ffffff" draw:textarea-horizontal-align="left" draw:auto-grow-height="true" draw:auto-grow-width="true" fo:min-height="0.712cm" fo:min-width="4.155cm"/>
    </style:style>
    <style:style style:name="gr196" style:family="graphic" style:parent-style-name="objectwithoutfill">
      <style:graphic-properties draw:fill="solid" draw:fill-color="#eeeeee" draw:opacity="60%"/>
    </style:style>
    <style:style style:name="gr197" style:family="graphic" style:parent-style-name="standard">
      <style:graphic-properties svg:stroke-color="#000000" draw:fill-color="#dddddd" draw:textarea-horizontal-align="justify" draw:textarea-vertical-align="middle" draw:auto-grow-height="false" fo:min-height="0.65cm" fo:min-width="1.811cm" draw:shadow="hidden"/>
    </style:style>
    <style:style style:name="gr198" style:family="graphic" style:parent-style-name="standard">
      <style:graphic-properties svg:stroke-color="#000000" draw:fill-color="#dddddd" draw:textarea-horizontal-align="justify" draw:textarea-vertical-align="middle" draw:auto-grow-height="false" fo:min-height="0.65cm" fo:min-width="1.812cm" draw:shadow="hidden"/>
    </style:style>
    <style:style style:name="gr199" style:family="graphic" style:parent-style-name="standard">
      <style:graphic-properties svg:stroke-color="#000000" draw:fill-color="#eeeeee" draw:textarea-horizontal-align="justify" draw:textarea-vertical-align="middle" draw:auto-grow-height="false" fo:min-height="3.75cm" fo:min-width="8.5cm" draw:shadow="visible"/>
    </style:style>
    <style:style style:name="gr200" style:family="graphic" style:parent-style-name="standard">
      <style:graphic-properties svg:stroke-color="#000000" draw:fill-color="#eeeeee" draw:textarea-horizontal-align="justify" draw:textarea-vertical-align="middle" draw:auto-grow-height="false" fo:min-height="2.05cm" fo:min-width="18.2cm" draw:shadow="visible"/>
    </style:style>
    <style:style style:name="gr201" style:family="graphic" style:parent-style-name="objectwithoutfill">
      <style:graphic-properties svg:stroke-width="0.106cm" svg:stroke-color="#0066b3" draw:marker-start-width="0.358cm" draw:marker-end-width="0.358cm" draw:fill="none" fo:padding-top="0.052cm" fo:padding-bottom="0.052cm" fo:padding-left="0.052cm" fo:padding-right="0.052cm"/>
    </style:style>
    <style:style style:name="gr202" style:family="graphic" style:parent-style-name="standard">
      <style:graphic-properties draw:stroke="none" svg:stroke-color="#000000" draw:fill="none" draw:fill-color="#ffffff" draw:auto-grow-height="true" draw:auto-grow-width="false" fo:max-height="0cm" fo:min-height="2.134cm"/>
    </style:style>
    <style:style style:name="gr203" style:family="graphic" style:parent-style-name="standard">
      <style:graphic-properties svg:stroke-color="#ffffff" draw:fill-color="#ffffff" draw:textarea-horizontal-align="justify" draw:textarea-vertical-align="middle" draw:auto-grow-height="false" fo:min-height="0.421cm" fo:min-width="11.316cm"/>
    </style:style>
    <style:style style:name="gr204" style:family="graphic" style:parent-style-name="standard">
      <style:graphic-properties draw:stroke="none" svg:stroke-color="#000000" draw:fill="solid" draw:fill-color="#dddddd" draw:auto-grow-height="true" draw:auto-grow-width="false" fo:max-height="0cm" fo:min-height="0.823cm" draw:shadow="visible"/>
    </style:style>
    <style:style style:name="gr205" style:family="graphic" style:parent-style-name="standard">
      <style:graphic-properties draw:stroke="none" svg:stroke-color="#000000" draw:fill="solid" draw:fill-color="#dddddd" draw:textarea-vertical-align="middle" draw:auto-grow-height="true" draw:auto-grow-width="false" fo:max-height="0cm" fo:min-height="1.423cm" draw:shadow="hidden"/>
    </style:style>
    <style:style style:name="gr206" style:family="graphic" style:parent-style-name="standard">
      <style:graphic-properties draw:stroke="none" svg:stroke-color="#000000" draw:fill="solid" draw:fill-color="#dddddd" draw:textarea-horizontal-align="left" draw:textarea-vertical-align="middle" draw:auto-grow-height="true" draw:auto-grow-width="false" fo:max-height="0cm" fo:min-height="2.679cm" draw:shadow="hidden"/>
    </style:style>
    <style:style style:name="gr207" style:family="graphic" style:parent-style-name="standard">
      <style:graphic-properties svg:stroke-color="#000000" draw:fill-color="#cccccc" draw:textarea-horizontal-align="justify" draw:textarea-vertical-align="middle" draw:auto-grow-height="false" fo:min-height="0.998cm" fo:min-width="0.2cm"/>
    </style:style>
    <style:style style:name="gr208"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209" style:family="graphic" style:parent-style-name="standard">
      <style:graphic-properties draw:fill-color="#eeeeee" draw:textarea-horizontal-align="justify" draw:textarea-vertical-align="middle" draw:auto-grow-height="false" fo:min-height="3.71cm" fo:min-width="2.894cm"/>
    </style:style>
    <style:style style:name="gr210" style:family="graphic" style:parent-style-name="standard">
      <style:graphic-properties draw:fill-color="#dddddd" draw:textarea-horizontal-align="justify" draw:textarea-vertical-align="middle" draw:auto-grow-height="false" fo:min-height="0.316cm" fo:min-width="1.48cm"/>
    </style:style>
    <style:style style:name="gr211" style:family="graphic" style:parent-style-name="standard">
      <style:graphic-properties draw:fill-color="#dddddd" draw:textarea-horizontal-align="justify" draw:textarea-vertical-align="middle" draw:auto-grow-height="false" fo:min-height="1.872cm" fo:min-width="4.592cm"/>
    </style:style>
    <style:style style:name="gr212" style:family="graphic" style:parent-style-name="standard">
      <style:graphic-properties draw:stroke="none" svg:stroke-color="#000000" draw:fill="none" draw:fill-color="#ffffff" draw:textarea-horizontal-align="left" draw:auto-grow-height="true" draw:auto-grow-width="true" fo:min-height="0.576cm" fo:min-width="2.271cm"/>
    </style:style>
    <style:style style:name="gr213" style:family="graphic" style:parent-style-name="standard">
      <style:graphic-properties draw:stroke="none" svg:stroke-color="#000000" draw:fill="none" draw:fill-color="#ffffff" draw:textarea-horizontal-align="left" draw:auto-grow-height="true" draw:auto-grow-width="true" fo:min-height="0.576cm" fo:min-width="2.343cm"/>
    </style:style>
    <style:style style:name="gr214"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215"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216" style:family="graphic" style:parent-style-name="Standard_5f_1_5f_5">
      <style:graphic-properties draw:stroke="none" draw:fill-color="#dddddd" draw:shadow="visible"/>
    </style:style>
    <style:style style:name="gr217"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218" style:family="graphic" style:parent-style-name="Objet_20_sans_20_remplissage_5f_6_5f_2">
      <style:graphic-properties draw:marker-end="Arrow" draw:marker-end-width="0.3cm" draw:fill="none"/>
    </style:style>
    <style:style style:name="gr219" style:family="graphic" style:parent-style-name="Standard_5f_1_5f_3_5f_2">
      <style:graphic-properties draw:fill-color="#dddddd" draw:textarea-horizontal-align="justify" draw:textarea-vertical-align="middle" draw:auto-grow-height="false" fo:min-height="0.49cm" fo:min-width="2.878cm"/>
    </style:style>
    <style:style style:name="gr220" style:family="graphic" style:parent-style-name="Standard_5f_1_5f_3_5f_2">
      <style:graphic-properties draw:fill-color="#dddddd" draw:textarea-horizontal-align="justify" draw:textarea-vertical-align="middle" draw:auto-grow-height="false" fo:min-height="0.489cm" fo:min-width="2.878cm"/>
    </style:style>
    <style:style style:name="gr221"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222"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223" style:family="graphic" style:parent-style-name="Standard_5f_1_5f_3_5f_2">
      <style:graphic-properties svg:stroke-color="#000000" draw:fill-color="#dddddd" draw:textarea-vertical-align="middle" draw:auto-grow-height="false" fo:min-height="0cm" fo:min-width="0cm" fo:wrap-option="wrap"/>
    </style:style>
    <style:style style:name="gr224"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225" style:family="graphic" style:parent-style-name="standard">
      <style:graphic-properties draw:fill-color="#cccccc" draw:textarea-horizontal-align="justify" draw:textarea-vertical-align="middle" draw:auto-grow-height="false" fo:min-height="1.024cm" fo:min-width="2.894cm"/>
    </style:style>
    <style:style style:name="gr226" style:family="graphic" style:parent-style-name="Standard_5f_1">
      <style:graphic-properties svg:stroke-color="#000000" draw:fill-color="#cccccc" draw:textarea-horizontal-align="justify" draw:textarea-vertical-align="middle" draw:auto-grow-height="false" fo:min-height="3.15cm" fo:min-width="3.9cm"/>
    </style:style>
    <style:style style:name="gr227" style:family="graphic" style:parent-style-name="standard">
      <style:graphic-properties draw:stroke="none" draw:fill="solid" draw:fill-color="#ffffff" draw:textarea-vertical-align="middle" fo:min-height="0.819cm"/>
    </style:style>
    <style:style style:name="gr228" style:family="graphic" style:parent-style-name="standard">
      <style:graphic-properties draw:stroke="none" svg:stroke-color="#000000" draw:fill="solid" draw:fill-color="#ffffff" draw:textarea-horizontal-align="left" draw:auto-grow-height="true" draw:auto-grow-width="true" fo:min-height="2.221cm" fo:min-width="5.518cm"/>
    </style:style>
    <style:style style:name="gr229" style:family="graphic" style:parent-style-name="Standard_5f_1_5f_6">
      <style:graphic-properties svg:stroke-color="#000000" draw:fill-color="#dddddd" draw:textarea-horizontal-align="justify" draw:textarea-vertical-align="middle" draw:auto-grow-height="false" fo:min-height="1.35cm" fo:min-width="16.9cm" draw:shadow="visible"/>
    </style:style>
    <style:style style:name="gr230"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231"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232" style:family="graphic" style:parent-style-name="standard">
      <style:graphic-properties draw:fill-color="#dddddd" draw:textarea-horizontal-align="justify" draw:textarea-vertical-align="middle" draw:auto-grow-height="false" fo:min-height="0.55cm" fo:min-width="2.3cm"/>
    </style:style>
    <style:style style:name="gr233" style:family="graphic" style:parent-style-name="standard">
      <style:graphic-properties draw:fill-color="#dddddd" draw:textarea-horizontal-align="justify" draw:textarea-vertical-align="middle" draw:auto-grow-height="false" fo:min-height="0.95cm" fo:min-width="12.6cm" draw:shadow="visible"/>
    </style:style>
    <style:style style:name="gr234" style:family="graphic" style:parent-style-name="standard">
      <style:graphic-properties draw:fill-color="#cccccc" draw:textarea-horizontal-align="justify" draw:textarea-vertical-align="middle" draw:auto-grow-height="false" fo:min-height="1.151cm" fo:min-width="0cm"/>
    </style:style>
    <style:style style:name="gr235" style:family="graphic" style:parent-style-name="standard">
      <style:graphic-properties draw:fill-color="#dddddd" draw:textarea-horizontal-align="justify" draw:textarea-vertical-align="middle" draw:auto-grow-height="false" fo:min-height="1.352cm" fo:min-width="0cm"/>
    </style:style>
    <style:style style:name="gr236" style:family="graphic" style:parent-style-name="standard">
      <style:graphic-properties draw:fill-color="#dddddd" draw:textarea-horizontal-align="justify" draw:textarea-vertical-align="middle" draw:auto-grow-height="false" fo:min-height="0.95cm" fo:min-width="12.6cm" draw:shadow="hidden"/>
    </style:style>
    <style:style style:name="gr237" style:family="graphic" style:parent-style-name="standard">
      <style:graphic-properties draw:fill-color="#cccccc" draw:textarea-horizontal-align="justify" draw:textarea-vertical-align="middle" draw:auto-grow-height="false" fo:min-height="0.8cm" fo:min-width="0cm"/>
    </style:style>
    <style:style style:name="gr238"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239" style:family="graphic" style:parent-style-name="standard">
      <style:graphic-properties draw:fill-color="#dddddd" draw:textarea-horizontal-align="justify" draw:textarea-vertical-align="middle" draw:auto-grow-height="false" fo:min-height="0.15cm" fo:min-width="0.725cm"/>
    </style:style>
    <style:style style:name="gr240"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241"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42" style:family="graphic" style:parent-style-name="objectwithoutfill">
      <style:graphic-properties draw:marker-start="Arrow" draw:marker-start-width="0.3cm" draw:marker-end="Arrow" draw:marker-end-width="0.3cm" draw:fill="none"/>
    </style:style>
    <style:style style:name="gr243"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244" style:family="graphic" style:parent-style-name="Standard_5f_1">
      <style:graphic-properties draw:fill-color="#dddddd" draw:textarea-horizontal-align="justify" draw:textarea-vertical-align="middle" draw:auto-grow-height="false" fo:min-height="0.55cm" fo:min-width="4.3cm"/>
    </style:style>
    <style:style style:name="gr245" style:family="graphic" style:parent-style-name="standard">
      <style:graphic-properties draw:fill-color="#dddddd" draw:textarea-horizontal-align="justify" draw:textarea-vertical-align="middle" draw:auto-grow-height="false" fo:min-height="4.094cm" fo:min-width="5.13cm"/>
    </style:style>
    <style:style style:name="gr246" style:family="graphic" style:parent-style-name="standard">
      <style:graphic-properties svg:stroke-color="#dddddd" draw:fill-color="#dddddd" draw:textarea-horizontal-align="justify" draw:textarea-vertical-align="middle" draw:auto-grow-height="false" fo:min-height="0.15cm" fo:min-width="3.3cm"/>
    </style:style>
    <style:style style:name="gr247" style:family="graphic" style:parent-style-name="Standard_5f_1">
      <style:graphic-properties draw:fill-color="#dddddd" draw:textarea-horizontal-align="justify" draw:textarea-vertical-align="middle" draw:auto-grow-height="false" fo:min-height="0.75cm" fo:min-width="4.3cm"/>
    </style:style>
    <style:style style:name="gr248" style:family="graphic" style:parent-style-name="standard">
      <style:graphic-properties svg:stroke-color="#000000" draw:fill-color="#dddddd" draw:textarea-horizontal-align="justify" draw:textarea-vertical-align="middle" draw:auto-grow-height="false" fo:min-height="1.024cm" fo:min-width="3.884cm"/>
    </style:style>
    <style:style style:name="gr249" style:family="graphic" style:parent-style-name="standard">
      <style:graphic-properties draw:stroke="none" svg:stroke-color="#000000" draw:fill="none" draw:fill-color="#ffffff" draw:auto-grow-height="true" draw:auto-grow-width="false" fo:max-height="0cm" fo:min-height="0.576cm"/>
    </style:style>
    <style:style style:name="gr250" style:family="graphic" style:parent-style-name="standard">
      <style:graphic-properties svg:stroke-color="#000000" draw:fill="none" draw:textarea-vertical-align="middle" draw:auto-grow-height="false" fo:min-height="6.386cm" fo:min-width="0cm"/>
    </style:style>
    <style:style style:name="gr251" style:family="graphic" style:parent-style-name="standard">
      <style:graphic-properties svg:stroke-color="#000000" draw:fill="none" draw:textarea-vertical-align="middle" draw:auto-grow-height="false" fo:min-height="4.301cm" fo:min-width="0cm"/>
    </style:style>
    <style:style style:name="gr252" style:family="graphic" style:parent-style-name="standard">
      <style:graphic-properties draw:fill-color="#dddddd" draw:textarea-horizontal-align="justify" draw:textarea-vertical-align="middle" draw:auto-grow-height="false" fo:min-height="1.024cm" fo:min-width="6.43cm"/>
    </style:style>
    <style:style style:name="gr253" style:family="graphic" style:parent-style-name="standard">
      <style:graphic-properties draw:fill-color="#b2b2b2" draw:textarea-horizontal-align="justify" draw:textarea-vertical-align="middle" draw:auto-grow-height="false" fo:min-height="0.322cm" fo:min-width="0.214cm"/>
    </style:style>
    <style:style style:name="gr254" style:family="graphic" style:parent-style-name="Standard_5f_1">
      <style:graphic-properties draw:fill-color="#dddddd" draw:textarea-horizontal-align="justify" draw:textarea-vertical-align="middle" draw:auto-grow-height="false" fo:min-height="0.95cm" fo:min-width="4.6cm" draw:shadow="visible"/>
    </style:style>
    <style:style style:name="gr255" style:family="graphic" style:parent-style-name="standard">
      <style:graphic-properties draw:stroke="none" svg:stroke-color="#000000" draw:fill="none" draw:fill-color="#ffffff" draw:auto-grow-height="true" draw:auto-grow-width="false" fo:max-height="0cm" fo:min-height="0.575cm"/>
    </style:style>
    <style:style style:name="gr256" style:family="graphic" style:parent-style-name="standard">
      <style:graphic-properties draw:stroke="none" draw:fill="none" fo:min-height="0.651cm"/>
    </style:style>
    <style:style style:name="gr257" style:family="graphic" style:parent-style-name="standard">
      <style:graphic-properties draw:fill-color="#cccccc" draw:textarea-horizontal-align="justify" draw:textarea-vertical-align="middle" draw:auto-grow-height="false" fo:min-height="0.912cm" fo:min-width="1.3cm"/>
    </style:style>
    <style:style style:name="gr258"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259" style:family="graphic" style:parent-style-name="standard">
      <style:graphic-properties draw:fill-color="#cccccc" draw:textarea-vertical-align="middle" draw:auto-grow-height="false" fo:min-height="0cm" fo:min-width="0cm"/>
    </style:style>
    <style:style style:name="gr260" style:family="graphic" style:parent-style-name="objectwithoutfill">
      <style:graphic-properties draw:stroke="dash" draw:stroke-dash="Dashed_20__28_var_29_" svg:stroke-color="#5e8ac7" draw:fill="none"/>
    </style:style>
    <style:style style:name="gr261" style:family="graphic" style:parent-style-name="standard">
      <style:graphic-properties draw:fill-color="#dddddd" draw:textarea-horizontal-align="justify" draw:textarea-vertical-align="middle" draw:auto-grow-height="false" fo:min-height="1.35cm" fo:min-width="6.7cm"/>
    </style:style>
    <style:style style:name="gr262"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263" style:family="graphic" style:parent-style-name="standard">
      <style:graphic-properties svg:stroke-color="#000000" draw:marker-start="Arrow" draw:marker-start-width="0.3cm" draw:marker-end="Arrow" draw:marker-end-width="0.3cm"/>
    </style:style>
    <style:style style:name="gr264"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65"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66" style:family="graphic" style:parent-style-name="Standard_5f_1">
      <style:graphic-properties draw:fill-color="#dddddd" draw:textarea-horizontal-align="justify" draw:textarea-vertical-align="middle" draw:auto-grow-height="false" fo:min-height="0.25cm" fo:min-width="1cm"/>
    </style:style>
    <style:style style:name="gr267" style:family="graphic" style:parent-style-name="Standard_5f_1">
      <style:graphic-properties draw:fill-color="#dddddd" draw:textarea-horizontal-align="justify" draw:textarea-vertical-align="middle" draw:auto-grow-height="false" fo:min-height="0.55cm" fo:min-width="1.1cm"/>
    </style:style>
    <style:style style:name="gr268" style:family="graphic" style:parent-style-name="Objet_20_sans_20_remplissage_5f_6">
      <style:graphic-properties draw:fill="none"/>
    </style:style>
    <style:style style:name="gr269" style:family="graphic" style:parent-style-name="Objet_20_sans_20_remplissage_5f_6">
      <style:graphic-properties draw:fill="solid" draw:fill-color="#dddddd" draw:opacity="50%"/>
    </style:style>
    <style:style style:name="gr270" style:family="graphic" style:parent-style-name="standard">
      <style:graphic-properties svg:stroke-color="#000000" draw:fill-color="#dddddd" draw:textarea-horizontal-align="justify" draw:textarea-vertical-align="middle" draw:auto-grow-height="false" fo:min-height="0.95cm" fo:min-width="15.5cm"/>
    </style:style>
    <style:style style:name="gr271" style:family="graphic" style:parent-style-name="Standard_5f_1">
      <style:graphic-properties draw:fill-color="#dddddd" draw:textarea-horizontal-align="justify" draw:textarea-vertical-align="middle" draw:auto-grow-height="false" fo:min-height="0.55cm" fo:min-width="11.576cm"/>
    </style:style>
    <style:style style:name="gr272" style:family="graphic" style:parent-style-name="objectwithoutfill">
      <style:graphic-properties draw:stroke="dash" draw:stroke-dash="Fine_20_Dashed" svg:stroke-color="#000000" draw:marker-end="Short_20_line_20_Arrow" draw:marker-end-width="0.3cm" draw:fill="none"/>
    </style:style>
    <style:style style:name="gr273" style:family="graphic" style:parent-style-name="standard">
      <style:graphic-properties svg:stroke-color="#000000" draw:fill="none" draw:textarea-vertical-align="middle" draw:auto-grow-height="false" fo:min-height="2.974cm" fo:min-width="0cm"/>
    </style:style>
    <style:style style:name="gr274" style:family="graphic" style:parent-style-name="standard">
      <style:graphic-properties svg:stroke-color="#000000" draw:fill-color="#dddddd" draw:textarea-horizontal-align="justify" draw:textarea-vertical-align="middle" draw:auto-grow-height="false" fo:min-height="1.45cm" fo:min-width="15.5cm" draw:shadow="visible"/>
    </style:style>
    <style:style style:name="gr275" style:family="graphic" style:parent-style-name="standard">
      <style:graphic-properties svg:stroke-color="#000000" draw:fill-color="#dddddd" draw:textarea-horizontal-align="justify" draw:textarea-vertical-align="middle" draw:auto-grow-height="false" fo:min-height="0.8cm" fo:min-width="0.3cm"/>
    </style:style>
    <style:style style:name="gr276"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77" style:family="graphic" style:parent-style-name="standard">
      <style:graphic-properties draw:fill-color="#dddddd" draw:textarea-horizontal-align="justify" draw:textarea-vertical-align="middle" draw:auto-grow-height="false" fo:min-height="1.15cm" fo:min-width="12.1cm" draw:shadow="visible"/>
    </style:style>
    <style:style style:name="gr278" style:family="graphic" style:parent-style-name="standard">
      <style:graphic-properties draw:stroke="none" svg:stroke-color="#000000" draw:fill-color="#eeeeee" draw:opacity="70%" draw:textarea-horizontal-align="justify" draw:textarea-vertical-align="middle" draw:auto-grow-height="false" fo:min-height="11.25cm" fo:min-width="4.1cm"/>
    </style:style>
    <style:style style:name="gr279" style:family="graphic" style:parent-style-name="standard">
      <style:graphic-properties draw:stroke="none" svg:stroke-color="#000000" draw:fill-color="#eeeeee" draw:opacity="40%" draw:textarea-horizontal-align="justify" draw:textarea-vertical-align="middle" draw:auto-grow-height="false" fo:min-height="11.25cm" fo:min-width="4.3cm"/>
    </style:style>
    <style:style style:name="gr280" style:family="graphic" style:parent-style-name="standard">
      <style:graphic-properties draw:stroke="none" svg:stroke-color="#000000" draw:fill-color="#eeeeee" draw:opacity="20%" draw:textarea-horizontal-align="justify" draw:textarea-vertical-align="middle" draw:auto-grow-height="false" fo:min-height="11.25cm" fo:min-width="1.5cm"/>
    </style:style>
    <style:style style:name="gr281" style:family="graphic" style:parent-style-name="Standard_5f_1">
      <style:graphic-properties draw:stroke="none" draw:fill-color="#dddddd" draw:textarea-horizontal-align="justify" draw:textarea-vertical-align="middle" draw:auto-grow-height="false" fo:min-height="10.5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pr4" style:family="presentation" style:parent-style-name="Inspiration-title">
      <style:graphic-properties fo:min-height="3.1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eeeeee"/>
      <style:paragraph-properties fo:text-align="center"/>
    </style:style>
    <style:style style:name="P8" style:family="paragraph">
      <loext:graphic-properties draw:fill-color="#dddddd"/>
      <style:paragraph-properties fo:text-align="center"/>
    </style:style>
    <style:style style:name="P9" style:family="paragraph">
      <style:paragraph-properties fo:text-align="start"/>
    </style:style>
    <style:style style:name="P10" style:family="paragraph">
      <style:paragraph-properties fo:text-align="center"/>
    </style:style>
    <style:style style:name="P11" style:family="paragraph">
      <loext:graphic-properties draw:fill-color="#dddddd"/>
      <style:paragraph-properties fo:text-align="start"/>
      <style:text-properties fo:font-size="18pt"/>
    </style:style>
    <style:style style:name="P12" style:family="paragraph">
      <loext:graphic-properties draw:fill-color="#cccccc"/>
      <style:paragraph-properties fo:text-align="center"/>
    </style:style>
    <style:style style:name="P13" style:family="paragraph">
      <loext:graphic-properties draw:fill-color="#ffffff"/>
      <style:paragraph-properties fo:text-align="center"/>
    </style:style>
    <style:style style:name="P14" style:family="paragraph">
      <loext:graphic-properties draw:fill="none"/>
      <style:paragraph-properties fo:text-align="center"/>
    </style:style>
    <style:style style:name="P15" style:family="paragraph">
      <loext:graphic-properties draw:fill="none" draw:fill-color="#ffffff"/>
      <style:text-properties fo:font-size="10pt" style:font-size-asian="10pt" style:font-size-complex="10pt"/>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style>
    <style:style style:name="P18" style:family="paragraph">
      <loext:graphic-properties draw:fill-color="#dddddd"/>
      <style:paragraph-properties fo:text-align="center"/>
      <style:text-properties fo:font-size="18pt"/>
    </style:style>
    <style:style style:name="P19" style:family="paragraph">
      <loext:graphic-properties draw:fill-color="#cccccc"/>
      <style:paragraph-properties fo:text-align="center"/>
      <style:text-properties fo:font-size="18pt"/>
    </style:style>
    <style:style style:name="P20" style:family="paragraph">
      <loext:graphic-properties draw:fill="none" draw:fill-color="#ffffff"/>
      <style:text-properties fo:font-size="14pt" style:font-size-asian="14pt" style:font-size-complex="14pt"/>
    </style:style>
    <style:style style:name="P21" style:family="paragraph">
      <loext:graphic-properties draw:fill-color="#dddddd"/>
      <style:paragraph-properties fo:text-align="start"/>
      <style:text-properties fo:font-size="16pt" style:font-size-asian="16pt" style:font-size-complex="16pt"/>
    </style:style>
    <style:style style:name="P22" style:family="paragraph">
      <loext:graphic-properties draw:fill-color="#dddddd"/>
      <style:paragraph-properties fo:text-align="center"/>
      <style:text-properties fo:font-size="16pt" style:font-size-asian="16pt" style:font-size-complex="16pt"/>
    </style:style>
    <style:style style:name="P23" style:family="paragraph">
      <loext:graphic-properties draw:fill="solid" draw:fill-color="#eeeeee"/>
      <style:text-properties fo:font-size="16pt" style:font-size-asian="16pt" style:font-size-complex="16pt"/>
    </style:style>
    <style:style style:name="P24" style:family="paragraph">
      <style:text-properties fo:font-size="32pt" style:font-size-asian="32pt" style:font-size-complex="32pt"/>
    </style:style>
    <style:style style:name="P25" style:family="paragraph">
      <loext:graphic-properties draw:fill-color="#dddddd"/>
      <style:paragraph-properties fo:text-align="center"/>
      <style:text-properties fo:font-size="14pt" style:font-size-asian="14pt" style:font-size-complex="14pt"/>
    </style:style>
    <style:style style:name="P26" style:family="paragraph">
      <loext:graphic-properties draw:fill-color="#dddddd"/>
      <style:paragraph-properties fo:text-align="center"/>
      <style:text-properties fo:font-size="10pt" style:font-size-asian="10pt" style:font-size-complex="10pt"/>
    </style:style>
    <style:style style:name="P27" style:family="paragraph">
      <loext:graphic-properties draw:fill-color="#ffffff"/>
      <style:paragraph-properties fo:text-align="center"/>
      <style:text-properties fo:font-size="14pt" style:font-size-asian="14pt" style:font-size-complex="14pt"/>
    </style:style>
    <style:style style:name="P28" style:family="paragraph">
      <loext:graphic-properties draw:fill-color="#cccccc"/>
      <style:paragraph-properties fo:text-align="center"/>
      <style:text-properties fo:font-size="16pt" style:font-size-asian="16pt" style:font-size-complex="16pt"/>
    </style:style>
    <style:style style:name="P29" style:family="paragraph">
      <loext:graphic-properties draw:fill-color="#ffffff"/>
      <style:text-properties fo:font-size="29.3999996185303pt"/>
    </style:style>
    <style:style style:name="P30" style:family="paragraph">
      <loext:graphic-properties draw:fill-color="#eeeeee"/>
      <style:paragraph-properties fo:text-align="center"/>
      <style:text-properties fo:font-size="12pt" fo:font-style="normal" style:font-size-asian="12pt" style:font-style-asian="normal" style:font-size-complex="12pt" style:font-style-complex="normal"/>
    </style:style>
    <style:style style:name="P31"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2"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solid" draw:fill-color="#e0ffff"/>
      <style:paragraph-properties fo:text-align="start"/>
      <style:text-properties style:font-name="Liberation Mono1" fo:font-size="10pt" style:font-name-asian="Liberation Mono1" style:font-size-asian="10pt" style:font-name-complex="Liberation Mono1" style:font-size-complex="10pt"/>
    </style:style>
    <style:style style:name="P34" style:family="paragraph">
      <loext:graphic-properties draw:fill-color="#ffffff"/>
    </style:style>
    <style:style style:name="P35" style:family="paragraph">
      <loext:graphic-properties draw:fill-color="#cccccc"/>
      <style:paragraph-properties fo:text-align="center"/>
      <style:text-properties fo:font-size="14pt" style:font-size-asian="14pt" style:font-size-complex="14pt"/>
    </style:style>
    <style:style style:name="P36" style:family="paragraph">
      <loext:graphic-properties draw:fill="solid" draw:fill-color="#ffffff"/>
      <style:text-properties fo:font-size="14pt" style:font-size-asian="14pt" style:font-size-complex="14pt"/>
    </style:style>
    <style:style style:name="P37" style:family="paragraph">
      <loext:graphic-properties draw:fill-color="#ffffff"/>
      <style:paragraph-properties fo:text-align="center"/>
      <style:text-properties fo:font-size="18pt"/>
    </style:style>
    <style:style style:name="P38" style:family="paragraph">
      <loext:graphic-properties draw:fill-color="#dddddd"/>
      <style:paragraph-properties fo:text-align="start"/>
      <style:text-properties style:font-name="arial" fo:font-size="14pt" style:font-size-asian="14pt" style:font-size-complex="14pt"/>
    </style:style>
    <style:style style:name="P39" style:family="paragraph">
      <loext:graphic-properties draw:fill="none" draw:opacity="50%"/>
      <style:paragraph-properties fo:text-align="center"/>
      <style:text-properties fo:font-size="12pt"/>
    </style:style>
    <style:style style:name="P40" style:family="paragraph">
      <loext:graphic-properties draw:fill-color="#ffffff"/>
      <style:text-properties fo:language="fr" fo:country="FR"/>
    </style:style>
    <style:style style:name="P41" style:family="paragraph">
      <loext:graphic-properties draw:fill="solid" draw:fill-color="#dddddd"/>
      <style:paragraph-properties fo:text-align="start"/>
      <style:text-properties style:font-name="arial" fo:font-size="14pt" style:font-name-asian="Liberation Mono1" style:font-size-asian="14pt" style:font-name-complex="Liberation Mono1" style:font-size-complex="14pt"/>
    </style:style>
    <style:style style:name="P42" style:family="paragraph">
      <loext:graphic-properties draw:fill="solid" draw:fill-color="#dddddd"/>
      <style:paragraph-properties fo:text-align="start"/>
      <style:text-properties style:font-name="arial" fo:font-size="12pt" style:font-name-asian="Liberation Mono1" style:font-size-asian="12pt" style:font-name-complex="Liberation Mono1" style:font-size-complex="12pt"/>
    </style:style>
    <style:style style:name="P43" style:family="paragraph">
      <loext:graphic-properties draw:fill-color="#dddddd"/>
      <style:paragraph-properties fo:text-align="start"/>
    </style:style>
    <style:style style:name="P44" style:family="paragraph">
      <loext:graphic-properties draw:fill="solid" draw:fill-color="#ffffff"/>
      <style:paragraph-properties fo:text-align="center"/>
      <style:text-properties fo:font-size="12pt" style:font-size-asian="12pt" style:font-size-complex="12pt"/>
    </style:style>
    <style:style style:name="P45" style:family="paragraph">
      <style:text-properties fo:font-size="32pt" fo:language="fr" fo:country="FR" style:font-size-asian="32pt" style:font-size-complex="32pt"/>
    </style:style>
    <style:style style:name="P46" style:family="paragraph">
      <loext:graphic-properties draw:fill-color="#dddddd"/>
      <style:paragraph-properties fo:text-align="start"/>
      <style:text-properties fo:font-size="10pt" style:font-size-asian="10pt" style:font-size-complex="10pt"/>
    </style:style>
    <style:style style:name="P47" style:family="paragraph">
      <loext:graphic-properties draw:fill-color="#dddddd"/>
      <style:paragraph-properties fo:text-align="start"/>
      <style:text-properties fo:font-size="12pt" style:font-size-asian="12pt" style:font-size-complex="12pt"/>
    </style:style>
    <style:style style:name="P48" style:family="paragraph">
      <loext:graphic-properties draw:fill-color="#cccccc"/>
      <style:paragraph-properties fo:text-align="center"/>
      <style:text-properties fo:font-size="12pt" style:font-size-asian="12pt" style:font-size-complex="12pt"/>
    </style:style>
    <style:style style:name="P49" style:family="paragraph">
      <loext:graphic-properties draw:fill-color="#eeeeee"/>
      <style:paragraph-properties fo:text-align="start"/>
      <style:text-properties fo:font-size="18pt"/>
    </style:style>
    <style:style style:name="P50" style:family="paragraph">
      <loext:graphic-properties draw:fill-color="#b2b2b2"/>
      <style:paragraph-properties fo:text-align="start"/>
    </style:style>
    <style:style style:name="P51" style:family="paragraph">
      <loext:graphic-properties draw:fill-color="#b2b2b2"/>
      <style:paragraph-properties fo:text-align="start"/>
      <style:text-properties fo:font-size="14pt" style:font-size-asian="14pt" style:font-size-complex="14pt"/>
    </style:style>
    <style:style style:name="P52" style:family="paragraph">
      <loext:graphic-properties draw:fill-color="#b2b2b2"/>
      <style:paragraph-properties fo:text-align="start"/>
      <style:text-properties fo:font-size="12pt" style:font-size-asian="12pt" style:font-size-complex="12pt"/>
    </style:style>
    <style:style style:name="P53" style:family="paragraph">
      <loext:graphic-properties draw:fill-color="#dddddd"/>
      <style:paragraph-properties fo:text-align="center"/>
      <style:text-properties fo:font-size="12pt" style:font-size-asian="12pt" style:font-size-complex="12pt"/>
    </style:style>
    <style:style style:name="P54" style:family="paragraph">
      <loext:graphic-properties draw:fill="solid" draw:fill-color="#dddddd"/>
      <style:text-properties fo:font-size="18pt"/>
    </style:style>
    <style:style style:name="P55" style:family="paragraph">
      <loext:graphic-properties draw:fill-color="#eeeeee"/>
      <style:paragraph-properties fo:text-align="center"/>
      <style:text-properties fo:font-size="10pt" style:font-size-asian="10pt" style:font-size-complex="10pt"/>
    </style:style>
    <style:style style:name="P56"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57"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58" style:family="paragraph">
      <loext:graphic-properties draw:fill-color="#dddddd"/>
      <style:paragraph-properties fo:text-align="center"/>
      <style:text-properties fo:font-size="10.5pt" style:font-size-asian="10.5pt" style:font-size-complex="10.5pt"/>
    </style:style>
    <style:style style:name="P59" style:family="paragraph">
      <loext:graphic-properties draw:fill="none" draw:fill-color="#ffffff"/>
      <style:paragraph-properties fo:text-align="center"/>
      <style:text-properties fo:font-size="10pt" style:font-size-asian="10pt" style:font-size-complex="10pt"/>
    </style:style>
    <style:style style:name="P60" style:family="paragraph">
      <loext:graphic-properties draw:fill="solid" draw:fill-color="#dddddd" draw:opacity="50%"/>
      <style:paragraph-properties fo:text-align="center"/>
    </style:style>
    <style:style style:name="P61" style:family="paragraph">
      <loext:graphic-properties draw:fill="solid" draw:fill-color="#dddddd"/>
    </style:style>
    <style:style style:name="P62" style:family="paragraph">
      <loext:graphic-properties draw:fill="none" draw:fill-color="#ffffff"/>
      <style:text-properties fo:font-size="12pt" style:font-size-asian="12pt" style:font-size-complex="12pt"/>
    </style:style>
    <style:style style:name="P63" style:family="paragraph">
      <loext:graphic-properties draw:fill="none" draw:fill-color="#ffffff"/>
      <style:paragraph-properties fo:text-align="center"/>
      <style:text-properties fo:font-size="12pt" style:font-size-asian="12pt" style:font-size-complex="12pt"/>
    </style:style>
    <style:style style:name="P64" style:family="paragraph">
      <loext:graphic-properties draw:fill-color="#b2b2b2"/>
      <style:paragraph-properties fo:text-align="center"/>
      <style:text-properties fo:font-size="10pt" style:font-size-asian="10pt" style:font-size-complex="10pt"/>
    </style:style>
    <style:style style:name="P65" style:family="paragraph">
      <loext:graphic-properties draw:fill-color="#dddddd"/>
      <style:paragraph-properties fo:text-align="center"/>
      <style:text-properties fo:font-size="12pt" fo:font-weight="bold" style:font-size-asian="12pt" style:font-weight-asian="bold" style:font-size-complex="12pt" style:font-weight-complex="bold"/>
    </style:style>
    <style:style style:name="P66" style:family="paragraph">
      <loext:graphic-properties draw:fill="none" draw:fill-color="#ffffff"/>
      <style:text-properties fo:font-size="12pt" fo:font-weight="bold" style:font-size-asian="12pt" style:font-weight-asian="bold" style:font-size-complex="12pt" style:font-weight-complex="bold"/>
    </style:style>
    <style:style style:name="P67" style:family="paragraph">
      <loext:graphic-properties draw:fill="solid" draw:fill-color="#eeeeee"/>
    </style:style>
    <style:style style:name="P68" style:family="paragraph">
      <loext:graphic-properties draw:fill="solid" draw:fill-color="#ffffff"/>
    </style:style>
    <style:style style:name="P69" style:family="paragraph">
      <loext:graphic-properties draw:fill="solid" draw:fill-color="#eeeeee" draw:opacity="60%"/>
      <style:paragraph-properties fo:text-align="center"/>
    </style:style>
    <style:style style:name="P70" style:family="paragraph">
      <loext:graphic-properties draw:fill-color="#eeeeee"/>
      <style:paragraph-properties fo:text-align="start"/>
      <style:text-properties fo:font-size="14pt" style:font-size-asian="14pt" style:font-size-complex="14pt"/>
    </style:style>
    <style:style style:name="P71" style:family="paragraph">
      <loext:graphic-properties draw:fill="solid" draw:fill-color="#dddddd"/>
      <style:text-properties fo:font-size="14pt" style:font-size-asian="14pt" style:font-size-complex="14pt"/>
    </style:style>
    <style:style style:name="P72" style:family="paragraph">
      <style:text-properties fo:font-size="36pt" fo:language="fr" fo:country="FR" style:font-size-asian="36pt" style:font-size-complex="36pt"/>
    </style:style>
    <style:style style:name="P73" style:family="paragraph">
      <loext:graphic-properties draw:fill="none" draw:fill-color="#ffffff"/>
      <style:text-properties fo:font-size="18pt"/>
    </style:style>
    <style:style style:name="P74" style:family="paragraph">
      <style:paragraph-properties fo:margin-left="0cm" fo:margin-right="0cm" fo:margin-top="0.1cm" fo:margin-bottom="0.1cm" fo:line-height="100%" fo:text-align="center" fo:text-indent="0cm"/>
    </style:style>
    <style:style style:name="P75" style:family="paragraph">
      <style:paragraph-properties fo:margin-left="0cm" fo:margin-right="0cm" fo:margin-top="0.1cm" fo:margin-bottom="0.1cm" fo:line-height="100%" fo:text-align="start" fo:text-indent="0cm"/>
    </style:style>
    <style:style style:name="P76"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77" style:family="paragraph">
      <loext:graphic-properties draw:fill-color="#b2b2b2"/>
      <style:paragraph-properties fo:text-align="center"/>
    </style:style>
    <style:style style:name="P78" style:family="paragraph">
      <style:paragraph-properties fo:margin-top="0.42cm" fo:margin-bottom="0.35cm" fo:text-align="start"/>
    </style:style>
    <style:style style:name="P79" style:family="paragraph">
      <loext:graphic-properties draw:fill="none"/>
      <style:paragraph-properties fo:margin-top="0.42cm" fo:margin-bottom="0.35cm" fo:text-align="start"/>
      <style:text-properties fo:font-size="12pt" style:font-size-asian="12pt" style:font-size-complex="12pt"/>
    </style:style>
    <style:style style:name="P80" style:family="paragraph">
      <loext:graphic-properties draw:fill="none" draw:fill-color="#ffffff"/>
      <style:text-properties style:font-name="DejaVu Sans" fo:font-size="12pt" style:font-size-asian="12pt" style:font-size-complex="12pt"/>
    </style:style>
    <style:style style:name="P81" style:family="paragraph">
      <loext:graphic-properties draw:fill-color="#eeeeee" draw:opacity="70%"/>
      <style:paragraph-properties fo:text-align="center"/>
      <style:text-properties fo:color="#808080"/>
    </style:style>
    <style:style style:name="P82" style:family="paragraph">
      <loext:graphic-properties draw:fill-color="#eeeeee" draw:opacity="40%"/>
      <style:paragraph-properties fo:text-align="center"/>
    </style:style>
    <style:style style:name="P83" style:family="paragraph">
      <loext:graphic-properties draw:fill-color="#eeeeee" draw:opacity="20%"/>
      <style:paragraph-properties fo:text-align="center"/>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8pt"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fo:font-size="32pt" style:font-size-asian="32pt" style:font-size-complex="32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2pt" fo:font-style="normal" style:font-size-asian="12pt" style:font-style-asian="normal" style:font-size-complex="12pt" style:font-style-complex="normal"/>
    </style:style>
    <style:style style:name="T13" style:family="text">
      <style:text-properties style:font-name="Liberation Mono1" fo:font-size="10pt" style:font-name-asian="Liberation Mono1" style:font-size-asian="10pt" style:font-name-complex="Liberation Mono1" style:font-size-complex="10pt"/>
    </style:style>
    <style:style style:name="T14" style:family="text">
      <style:text-properties style:font-name="Liberation Mono1" fo:font-size="10pt" fo:background-color="#ffff00" style:font-name-asian="Liberation Mono1" style:font-size-asian="10pt" style:font-name-complex="Liberation Mono1" style:font-size-complex="10pt"/>
    </style:style>
    <style:style style:name="T15" style:family="text">
      <style:text-properties style:font-name="Liberation Mono1" fo:font-size="10pt" fo:background-color="transparent" style:font-name-asian="Liberation Mono1" style:font-size-asian="10pt" style:font-name-complex="Liberation Mono1" style:font-size-complex="10pt"/>
    </style:style>
    <style:style style:name="T16" style:family="text">
      <style:text-properties style:font-name="Liberation Mono1" fo:font-size="10pt" fo:background-color="#fff200" style:font-name-asian="Liberation Mono1" style:font-size-asian="10pt" style:font-name-complex="Liberation Mono1" style:font-size-complex="10pt"/>
    </style:style>
    <style:style style:name="T17" style:family="text">
      <style:text-properties style:text-position="-33% 58%" style:font-name="Liberation Mono1" fo:font-size="10pt" style:font-name-asian="Liberation Mono1" style:font-size-asian="10pt" style:font-name-complex="Liberation Mono1" style:font-size-complex="10pt"/>
    </style:style>
    <style:style style:name="T18" style:family="text">
      <style:text-properties style:text-position="-33% 58%" fo:font-size="18pt"/>
    </style:style>
    <style:style style:name="T19" style:family="text">
      <style:text-properties style:text-position="0% 100%" fo:font-size="18pt"/>
    </style:style>
    <style:style style:name="T20" style:family="text">
      <style:text-properties style:text-position="-33% 58%" fo:font-size="14pt" style:font-size-asian="14pt" style:font-size-complex="14pt"/>
    </style:style>
    <style:style style:name="T21" style:family="text">
      <style:text-properties fo:font-size="15pt" style:font-size-asian="15pt" style:font-size-complex="15pt"/>
    </style:style>
    <style:style style:name="T22" style:family="text">
      <style:text-properties style:font-name="arial" fo:font-size="14pt" style:font-name-asian="Liberation Mono1" style:font-size-asian="14pt" style:font-name-complex="Liberation Mono1" style:font-size-complex="14pt"/>
    </style:style>
    <style:style style:name="T23" style:family="text">
      <style:text-properties style:text-position="-33% 58%"/>
    </style:style>
    <style:style style:name="T24" style:family="text">
      <style:text-properties style:text-position="-33% 58%" style:font-name="arial" fo:font-size="14pt" style:font-name-asian="Liberation Mono1" style:font-size-asian="14pt" style:font-name-complex="Liberation Mono1" style:font-size-complex="14pt"/>
    </style:style>
    <style:style style:name="T25" style:family="text">
      <style:text-properties style:font-name="arial" fo:font-size="12pt" style:font-name-asian="Liberation Mono1" style:font-size-asian="12pt" style:font-name-complex="Liberation Mono1" style:font-size-complex="12pt"/>
    </style:style>
    <style:style style:name="T26" style:family="text">
      <style:text-properties style:text-position="-33% 58%" style:font-name="arial" fo:font-size="12pt" style:font-name-asian="Liberation Mono1" style:font-size-asian="12pt" style:font-name-complex="Liberation Mono1" style:font-size-complex="12pt"/>
    </style:style>
    <style:style style:name="T2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8" style:family="text">
      <style:text-properties fo:font-style="italic" style:font-style-asian="italic" style:font-style-complex="italic"/>
    </style:style>
    <style:style style:name="T29" style:family="text">
      <style:text-properties style:text-position="-33% 58%" fo:font-style="italic" style:font-style-asian="italic" style:font-style-complex="italic"/>
    </style:style>
    <style:style style:name="T30" style:family="text">
      <style:text-properties style:text-position="0% 100%" fo:font-style="italic" style:font-style-asian="italic" style:font-style-complex="italic"/>
    </style:style>
    <style:style style:name="T3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33% 58%"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3" style:family="text">
      <style:text-properties fo:font-size="12pt" style:font-size-asian="12pt" style:font-size-complex="12pt"/>
    </style:style>
    <style:style style:name="T34" style:family="text">
      <style:text-properties fo:font-size="32pt" fo:language="fr" fo:country="FR" style:font-size-asian="32pt" style:font-size-complex="32pt"/>
    </style:style>
    <style:style style:name="T35" style:family="text">
      <style:text-properties fo:font-size="14pt" fo:language="fr" fo:country="FR" style:font-size-asian="14pt" style:font-size-complex="14pt"/>
    </style:style>
    <style:style style:name="T36" style:family="text">
      <style:text-properties fo:font-size="10pt" fo:language="fr" fo:country="FR" style:font-size-asian="10pt" style:font-size-complex="10pt"/>
    </style:style>
    <style:style style:name="T37" style:family="text">
      <style:text-properties fo:font-weight="bold" style:font-weight-asian="bold" style:font-weight-complex="bold"/>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style:font-size-asian="8pt" style:font-size-complex="8pt"/>
    </style:style>
    <style:style style:name="T40" style:family="text">
      <style:text-properties fo:font-size="12pt" fo:language="fr" fo:country="FR" style:font-size-asian="12pt" style:font-size-complex="12pt"/>
    </style:style>
    <style:style style:name="T41" style:family="text">
      <style:text-properties fo:font-size="20pt" style:font-size-asian="20pt" style:font-size-complex="20pt"/>
    </style:style>
    <style:style style:name="T42" style:family="text">
      <style:text-properties fo:font-size="16pt" fo:font-weight="bold" style:font-size-asian="16pt" style:font-weight-asian="bold" style:font-size-complex="16pt" style:font-weight-complex="bold"/>
    </style:style>
    <style:style style:name="T43" style:family="text">
      <style:text-properties style:text-position="-33% 58%" fo:font-size="8pt" fo:letter-spacing="0.06cm" style:font-size-asian="8pt" style:font-size-complex="8pt"/>
    </style:style>
    <style:style style:name="T44" style:family="text">
      <style:text-properties style:text-position="-33% 58%" fo:font-size="12pt" style:font-size-asian="12pt" style:font-size-complex="12pt"/>
    </style:style>
    <style:style style:name="T45" style:family="text">
      <style:text-properties style:text-position="-33% 58%" fo:font-size="10pt" style:font-size-asian="10pt" style:font-size-complex="10pt"/>
    </style:style>
    <style:style style:name="T46" style:family="text">
      <style:text-properties style:font-name="Liberation Mono1" fo:font-size="12pt" style:font-name-asian="Liberation Mono1" style:font-size-asian="12pt" style:font-name-complex="Liberation Mono1" style:font-size-complex="12pt"/>
    </style:style>
    <style:style style:name="T47" style:family="text">
      <style:text-properties fo:font-size="10pt" fo:font-weight="bold" style:font-size-asian="10pt" style:font-weight-asian="bold" style:font-size-complex="10pt" style:font-weight-complex="bold"/>
    </style:style>
    <style:style style:name="T48" style:family="text">
      <style:text-properties style:text-position="-33% 58%" fo:font-size="9pt" fo:font-weight="bold" style:font-size-asian="9pt" style:font-weight-asian="bold" style:font-size-complex="9pt" style:font-weight-complex="bold"/>
    </style:style>
    <style:style style:name="T49" style:family="text">
      <style:text-properties style:text-position="-33% 58%" fo:font-size="8pt" style:font-size-asian="8pt" style:font-size-complex="8pt"/>
    </style:style>
    <style:style style:name="T50" style:family="text">
      <style:text-properties fo:font-size="7pt" style:font-size-asian="7pt" style:font-size-complex="7pt"/>
    </style:style>
    <style:style style:name="T51" style:family="text">
      <style:text-properties style:text-position="-33% 58%" fo:font-size="7pt" fo:letter-spacing="0.06cm" style:font-size-asian="7pt" style:font-size-complex="7pt"/>
    </style:style>
    <style:style style:name="T52" style:family="text">
      <style:text-properties fo:font-size="10.5pt" style:font-size-asian="10.5pt" style:font-size-complex="10.5pt"/>
    </style:style>
    <style:style style:name="T53"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1" style:family="text">
      <style:text-properties style:text-position="-33% 58%" fo:font-size="14pt" fo:language="fr" fo:country="FR" style:font-size-asian="14pt" style:font-size-complex="14pt"/>
    </style:style>
    <style:style style:name="T62" style:family="text">
      <style:text-properties fo:font-size="12pt" fo:font-weight="bold" style:font-size-asian="12pt" style:font-weight-asian="bold" style:font-size-complex="12pt" style:font-weight-complex="bold"/>
    </style:style>
    <style:style style:name="T63" style:family="text">
      <style:text-properties style:text-position="-33% 58%" fo:font-size="12pt" fo:font-weight="bold" style:font-size-asian="12pt" style:font-weight-asian="bold" style:font-size-complex="12pt" style:font-weight-complex="bold"/>
    </style:style>
    <style:style style:name="T64" style:family="text">
      <style:text-properties style:text-position="-33% 58%" fo:font-weight="bold" style:font-weight-asian="bold" style:font-weight-complex="bold"/>
    </style:style>
    <style:style style:name="T65" style:family="text">
      <style:text-properties style:text-position="0% 100%"/>
    </style:style>
    <style:style style:name="T66" style:family="text">
      <style:text-properties fo:font-size="14pt" fo:font-weight="bold" style:font-size-asian="14pt" style:font-weight-asian="bold" style:font-size-complex="14pt" style:font-weight-complex="bold"/>
    </style:style>
    <style:style style:name="T67" style:family="text">
      <style:text-properties fo:font-size="36pt" fo:language="fr" fo:country="FR" style:font-size-asian="36pt" style:font-size-complex="36pt"/>
    </style:style>
    <style:style style:name="T68"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2" style:family="text">
      <style:text-properties fo:color="#ce181e"/>
    </style:style>
    <style:style style:name="T73" style:family="text">
      <style:text-properties style:text-position="sub 58%" fo:font-size="12pt" style:font-size-asian="12pt" style:font-size-complex="12pt"/>
    </style:style>
    <style:style style:name="T74" style:family="text">
      <style:text-properties style:font-name="Liberation Sans Narrow" fo:font-size="12pt" style:font-size-asian="12pt" style:font-size-complex="12pt"/>
    </style:style>
    <style:style style:name="T75" style:family="text">
      <style:text-properties style:font-name="Liberation Sans Narrow" fo:font-size="10pt" style:font-size-asian="10pt" style:font-size-complex="10pt"/>
    </style:style>
    <style:style style:name="T76"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77" style:family="text">
      <style:text-properties style:font-name="DejaVu Sans" fo:font-size="12pt" style:font-size-asian="12pt" style:font-size-complex="12pt"/>
    </style:style>
    <style:style style:name="T78" style:family="text">
      <style:text-properties style:text-position="sub 58%" fo:font-weight="bold" style:font-weight-asian="bold" style:font-weight-complex="bold"/>
    </style:style>
    <style:style style:name="T79" style:family="text">
      <style:text-properties style:text-position="sub 58%"/>
    </style:style>
    <style:style style:name="T80" style:family="text">
      <style:text-properties fo:color="#80808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65" draw:id="id165">
        <office:forms form:automatic-focus="false" form:apply-design-mode="false"/>
        <draw:frame presentation:style-name="pr1" draw:text-style-name="P1" draw:layer="layout" svg:width="23.6cm" svg:height="2cm" svg:x="1.4cm" svg:y="1.6cm" presentation:class="title" presentation:user-transformed="true">
          <draw:text-box>
            <text:p><text:span text:style-name="T1">P</text:span><text:span text:style-name="T1">a</text:span><text:span text:style-name="T1">rc</text:span><text:span text:style-name="T1">o</text:span><text:span text:style-name="T1">u</text:span><text:span text:style-name="T1">rs </text:span><text:span text:style-name="T1">D</text:span><text:span text:style-name="T1">at</text:span><text:span text:style-name="T1">a</text:span><text:span text:style-name="T1">s</text:span><text:span text:style-name="T1">ci</text:span><text:span text:style-name="T1">e</text:span><text:span text:style-name="T1">nt</text:span><text:span text:style-name="T1">is</text:span><text:span text:style-name="T1">t : </text:span><text:span text:style-name="T1">p</text:span><text:span text:style-name="T1">r</text:span><text:span text:style-name="T1">oj</text:span><text:span text:style-name="T1">et </text:span><text:span text:style-name="T1">6</text:span></text:p>
          </draw:text-box>
        </draw:frame>
        <draw:frame draw:style-name="gr1" draw:text-style-name="P2" draw:layer="layout" svg:width="26.6cm" svg:height="2.618cm" svg:x="0.8cm" svg:y="16.136cm">
          <draw:text-box>
            <text:p><text:span text:style-name="T2">F</text:span><text:span text:style-name="T2">r</text:span><text:span text:style-name="T2">a</text:span><text:span text:style-name="T2">n</text:span><text:span text:style-name="T2">c</text:span><text:span text:style-name="T2">oi</text:span><text:span text:style-name="T2">s </text:span><text:span text:style-name="T2">B</text:span><text:span text:style-name="T2">A</text:span><text:span text:style-name="T2">N</text:span><text:span text:style-name="T2">G</text:span><text:span text:style-name="T2">U</text:span><text:span text:style-name="T2">I</text:span></text:p>
          </draw:text-box>
        </draw:frame>
        <draw:frame draw:style-name="gr2" draw:text-style-name="P3" draw:layer="layout" svg:width="26cm" svg:height="2.618cm" svg:x="0.8cm" svg:y="6.036cm">
          <draw:text-box>
            <text:p><text:span text:style-name="T3">C</text:span><text:span text:style-name="T3">at</text:span><text:span text:style-name="T3">é</text:span><text:span text:style-name="T3">g</text:span><text:span text:style-name="T3">o</text:span><text:span text:style-name="T3">ri</text:span><text:span text:style-name="T3">s</text:span><text:span text:style-name="T3">at</text:span><text:span text:style-name="T3">io</text:span><text:span text:style-name="T3">n </text:span><text:span text:style-name="T3">a</text:span><text:span text:style-name="T3">ut</text:span><text:span text:style-name="T3">o</text:span><text:span text:style-name="T3">m</text:span><text:span text:style-name="T3">at</text:span><text:span text:style-name="T3">iq</text:span><text:span text:style-name="T3">u</text:span><text:span text:style-name="T3">e </text:span><text:span text:style-name="T3">d</text:span><text:span text:style-name="T3">e </text:span><text:span text:style-name="T3">q</text:span><text:span text:style-name="T3">u</text:span><text:span text:style-name="T3">e</text:span><text:span text:style-name="T3">st</text:span><text:span text:style-name="T3">io</text:span><text:span text:style-name="T3">n</text:span><text:span text:style-name="T3">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text:span><text:span text:style-name="T4">su</text:span><text:span text:style-name="T4">es </text:span><text:span text:style-name="T4">de </text:span><text:span text:style-name="T4">la </text:span><text:span text:style-name="T4">pl</text:span><text:span text:style-name="T4">at</text:span><text:span text:style-name="T4">ef</text:span><text:span text:style-name="T4">or</text:span><text:span text:style-name="T4">m</text:span><text:span text:style-name="T4">e </text:span><text:span text:style-name="T4">St</text:span><text:span text:style-name="T4">ac</text:span><text:span text:style-name="T4">k </text:span><text:span text:style-name="T4">O</text:span><text:span text:style-name="T4">ve</text:span><text:span text:style-name="T4">rfl</text:span><text:span text:style-name="T4">o</text:span><text:span text:style-name="T4">w</text:span></text:p>
          </draw:text-box>
        </draw:frame>
        <anim:par presentation:node-type="timing-root">
          <anim:par smil:begin="id16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66" draw:id="id166">
        <office:forms form:automatic-focus="false" form:apply-design-mode="false"/>
        <draw:custom-shape draw:style-name="gr5" draw:text-style-name="P7" xml:id="id2" draw:id="id2" draw:layer="layout" svg:width="16.8cm" svg:height="3.377cm" svg:x="5cm" svg:y="4.123cm">
          <text:p/>
          <draw:enhanced-geometry svg:viewBox="0 0 21600 21600" draw:type="rectangle" draw:enhanced-path="M 0 0 L 21600 0 21600 21600 0 21600 0 0 Z N"/>
        </draw:custom-shape>
        <draw:custom-shape draw:style-name="gr6" draw:text-style-name="P8" xml:id="id5" draw:id="id5" draw:layer="layout" svg:width="9.8cm" svg:height="2.8cm" svg:x="6cm" svg:y="4.4cm">
          <text:p/>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text:span><text:span text:style-name="T1">is</text:span><text:span text:style-name="T1">si</text:span><text:span text:style-name="T1">o</text:span><text:span text:style-name="T1">n </text:span><text:span text:style-name="T1">/ </text:span><text:span text:style-name="T1">st</text:span><text:span text:style-name="T1">u</text:span><text:span text:style-name="T1">d</text:span><text:span text:style-name="T1">y </text:span><text:span text:style-name="T1">a</text:span><text:span text:style-name="T1">s</text:span><text:span text:style-name="T1">u</text:span><text:span text:style-name="T1">m</text:span><text:span text:style-name="T1">pt</text:span><text:span text:style-name="T1">io</text:span><text:span text:style-name="T1">n</text:span><text:span text:style-name="T1">s</text:span></text:p>
          </draw:text-box>
        </draw:frame>
        <draw:custom-shape draw:style-name="gr7" draw:text-style-name="P11" draw:layer="layout" svg:width="19.8cm" svg:height="4.2cm" svg:x="3.1cm" svg:y="15cm">
          <text:list text:style-name="L2">
            <text:list-item>
              <text:p text:style-name="P9"><text:span text:style-name="T5">Context : </text:span><text:span text:style-name="T5">IT</text:span></text:p>
            </text:list-item>
            <text:list-item>
              <text:p text:style-name="P9"><text:span text:style-name="T5">Problem </text:span><text:span text:style-name="T5">class : </text:span><text:span text:style-name="T5">NLP</text:span></text:p>
            </text:list-item>
            <text:list-item>
              <text:p text:style-name="P9"><text:span text:style-name="T5">Problem </text:span><text:span text:style-name="T5">type : </text:span><text:span text:style-name="T5">Multi-label </text:span><text:span text:style-name="T5">classificati</text:span><text:span text:style-name="T5">on (1 </text:span><text:span text:style-name="T5">POST / N </text:span><text:span text:style-name="T5">TAGs)</text:span></text:p>
            </text:list-item>
          </text:list>
          <text:p text:style-name="P9"><text:span text:style-name="T5"/></text:p>
          <text:p text:style-name="P10"><text:span text:style-name="T6">To suggest </text:span><text:span text:style-name="T6">appropriate </text:span><text:span text:style-name="T6">TAG thanks </text:span><text:span text:style-name="T6">to a </text:span><text:span text:style-name="T6">classificatio</text:span><text:span text:style-name="T6">n algorithm</text:span></text:p>
          <draw:enhanced-geometry svg:viewBox="0 0 21600 21600" draw:type="rectangle" draw:enhanced-path="M 0 0 L 21600 0 21600 21600 0 21600 0 0 Z N"/>
        </draw:custom-shape>
        <draw:custom-shape draw:style-name="gr8" draw:text-style-name="P12" xml:id="id3" draw:id="id3" draw:layer="layout" svg:width="3cm" svg:height="0.8cm" svg:x="6.6cm" svg:y="5.8cm">
          <text:p text:style-name="P10">Body</text:p>
          <draw:enhanced-geometry svg:viewBox="0 0 21600 21600" draw:type="rectangle" draw:enhanced-path="M 0 0 L 21600 0 21600 21600 0 21600 0 0 Z N"/>
        </draw:custom-shape>
        <draw:custom-shape draw:style-name="gr8" draw:text-style-name="P12" xml:id="id4" draw:id="id4" draw:layer="layout" svg:width="3cm" svg:height="0.8cm" svg:x="11.2cm" svg:y="5.8cm">
          <text:p text:style-name="P10">Title</text:p>
          <draw:enhanced-geometry svg:viewBox="0 0 21600 21600" draw:type="rectangle" draw:enhanced-path="M 0 0 L 21600 0 21600 21600 0 21600 0 0 Z N"/>
        </draw:custom-shape>
        <draw:custom-shape draw:style-name="gr9" draw:text-style-name="P13" xml:id="id6" draw:id="id6" draw:layer="layout" svg:width="3cm" svg:height="0.8cm" svg:x="18.4cm" svg:y="5.4cm">
          <text:p text:style-name="P10">Tags</text:p>
          <draw:enhanced-geometry svg:viewBox="0 0 21600 21600" draw:type="rectangle" draw:enhanced-path="M 0 0 L 21600 0 21600 21600 0 21600 0 0 Z N"/>
        </draw:custom-shape>
        <draw:custom-shape draw:style-name="gr10" draw:text-style-name="P8" xml:id="id1" draw:id="id1" draw:layer="layout" svg:width="2.6cm" svg:height="2.1cm" svg:x="1.6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4" draw:layer="layout" svg:x1="2.9cm" svg:y1="7.2cm" svg:x2="5cm" svg:y2="5.811cm" draw:start-shape="id1" draw:start-glue-point="5" draw:end-shape="id2" draw:end-glue-point="3" svg:d="M2900 7200v-1389h2100" svg:viewBox="0 0 2101 1390">
          <text:p/>
        </draw:connector>
        <draw:connector draw:style-name="gr12" draw:text-style-name="P14" draw:layer="layout" draw:type="line" svg:x1="9.6cm" svg:y1="6.2cm" svg:x2="11.2cm" svg:y2="6.2cm" draw:start-shape="id3" draw:start-glue-point="1" draw:end-shape="id4" draw:end-glue-point="3" svg:d="M9600 6200h1600" svg:viewBox="0 0 1601 1">
          <text:p/>
        </draw:connector>
        <draw:connector draw:style-name="gr13" draw:text-style-name="P14" draw:layer="layout" draw:type="line" svg:x1="15.8cm" svg:y1="5.8cm" svg:x2="18.4cm" svg:y2="5.8cm" draw:start-shape="id5" draw:end-shape="id6" draw:end-glue-point="3" svg:d="M15800 5800h2600" svg:viewBox="0 0 2601 1">
          <text:p/>
        </draw:connector>
        <draw:frame draw:style-name="gr14" draw:text-style-name="P15" draw:layer="layout" svg:width="2cm" svg:height="0.645cm" svg:x="16.4cm" svg:y="5.2cm">
          <draw:text-box>
            <text:p><text:span text:style-name="T7">1,…,N</text:span></text:p>
          </draw:text-box>
        </draw:frame>
        <draw:g>
          <draw:connector draw:style-name="gr15" draw:text-style-name="P14" xml:id="id7" draw:id="id7" draw:layer="layout" draw:type="line" svg:x1="1.5cm" svg:y1="15.1cm" svg:x2="4.769cm" svg:y2="13.772cm" svg:d="M1500 15100l3269-1328" svg:viewBox="0 0 3270 1329">
            <text:p/>
          </draw:connector>
          <draw:connector draw:style-name="gr15" draw:text-style-name="P14" draw:layer="layout" draw:type="line" svg:x1="4.769cm" svg:y1="13.772cm" svg:x2="20.56cm" svg:y2="13.716cm" draw:start-shape="id7" draw:start-glue-point="3" draw:end-shape="id8" draw:end-glue-point="2" svg:d="M4769 13772l15791-56" svg:viewBox="0 0 15792 57">
            <text:p/>
          </draw:connector>
          <draw:connector draw:style-name="gr15" draw:text-style-name="P14" xml:id="id8" draw:id="id8" draw:layer="layout" draw:type="line" svg:x1="20.56cm" svg:y1="13.716cm" svg:x2="23.874cm" svg:y2="12.769cm" svg:d="M20560 13716l3314-947" svg:viewBox="0 0 3315 948">
            <text:p/>
          </draw:connector>
        </draw:g>
        <draw:frame draw:style-name="gr16" draw:text-style-name="P16" draw:layer="layout" svg:width="8.609cm" svg:height="0.878cm" svg:x="1cm" svg:y="9.349cm">
          <draw:text-box>
            <text:p><text:span text:style-name="T8">Sta</text:span><text:span text:style-name="T8">k </text:span><text:span text:style-name="T8">Ove</text:span><text:span text:style-name="T8">r </text:span><text:span text:style-name="T8">Flo</text:span><text:span text:style-name="T8">w </text:span><text:span text:style-name="T8">(SO</text:span><text:span text:style-name="T8">F) </text:span><text:span text:style-name="T8">Dat</text:span><text:span text:style-name="T8">aba</text:span><text:span text:style-name="T8">se</text:span></text:p>
          </draw:text-box>
        </draw:frame>
        <draw:frame draw:style-name="gr17" draw:text-style-name="P17" draw:layer="layout" svg:width="2.233cm" svg:height="0.962cm" svg:x="9.6cm" svg:y="4.438cm">
          <draw:text-box>
            <text:p>POST</text:p>
          </draw:text-box>
        </draw:frame>
        <draw:custom-shape draw:style-name="gr18" draw:text-style-name="P8" xml:id="id9" draw:id="id9"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9" draw:text-style-name="P14" draw:layer="layout" draw:type="line" svg:x1="19.9cm" svg:y1="8.2cm" svg:x2="19.9cm" svg:y2="6.2cm" draw:start-shape="id9" draw:start-glue-point="4" draw:end-shape="id6" draw:end-glue-point="2" svg:d="M19900 8200v-2000" svg:viewBox="0 0 1 2001">
          <text:p/>
        </draw:connector>
        <draw:frame draw:style-name="gr20" draw:text-style-name="P17" draw:layer="layout" svg:width="4.5cm" svg:height="1cm" svg:x="18.4cm" svg:y="7.3cm">
          <draw:text-box>
            <text:p>???</text:p>
          </draw:text-box>
        </draw:frame>
        <draw:connector draw:style-name="gr21" draw:text-style-name="P14" draw:layer="layout" svg:x1="18.8cm" svg:y1="9.1cm" svg:x2="10.9cm" svg:y2="7.2cm" draw:start-shape="id9" draw:start-glue-point="6" draw:end-shape="id5" draw:end-glue-point="2" svg:d="M18800 9100h-7900v-1900" svg:viewBox="0 0 7901 1901">
          <text:p/>
        </draw:connector>
        <draw:frame draw:style-name="gr20" draw:text-style-name="P17" draw:layer="layout" svg:width="4.5cm" svg:height="1cm" svg:x="11.7cm" svg:y="8.1cm">
          <draw:text-box>
            <text:p>! ! !</text:p>
          </draw:text-box>
        </draw:frame>
        <draw:custom-shape draw:style-name="gr22" draw:text-style-name="P18" draw:layer="layout" svg:width="19.1cm" svg:height="1.6cm" svg:x="3.1cm" svg:y="11cm">
          <text:p text:style-name="P10"><text:span text:style-name="T5">MISSION: to suggest TAG from a POST</text:span></text:p>
          <draw:enhanced-geometry svg:viewBox="0 0 21600 21600" draw:type="rectangle" draw:enhanced-path="M 0 0 L 21600 0 21600 21600 0 21600 0 0 Z N"/>
        </draw:custom-shape>
        <anim:par presentation:node-type="timing-root">
          <anim:par smil:begin="id16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67" draw:id="id167">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text:span><text:span text:style-name="T1">at</text:span><text:span text:style-name="T1">a</text:span><text:span text:style-name="T1">-</text:span><text:span text:style-name="T1">s</text:span><text:span text:style-name="T1">et</text:span><text:span text:style-name="T1">s </text:span><text:span text:style-name="T1">o</text:span><text:span text:style-name="T1">r</text:span><text:span text:style-name="T1">g</text:span><text:span text:style-name="T1">a</text:span><text:span text:style-name="T1">ni</text:span><text:span text:style-name="T1">z</text:span><text:span text:style-name="T1">at</text:span><text:span text:style-name="T1">io</text:span><text:span text:style-name="T1">n</text:span></text:p>
          </draw:text-box>
        </draw:frame>
        <draw:custom-shape draw:style-name="gr23" draw:text-style-name="P8" xml:id="id16" draw:id="id16" draw:layer="layout" svg:width="19.9cm" svg:height="8.7cm" svg:x="6.4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1.8cm" svg:height="7.1cm" svg:x="7.9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5cm" svg:height="5cm" draw:transform="rotate (-3.14159265358979) translate (14.1cm 11.363cm)">
          <text:p text:style-name="P10"><text:span text:style-name="T5">Trai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19.1cm 9.735cm)">
          <text:p text:style-name="P10"><text:span text:style-name="T5">Test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25.4cm 9.735cm)">
          <text:p text:style-name="P10"><text:span text:style-name="T5">Validatio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7" draw:text-style-name="P16" draw:layer="layout" svg:width="3.2cm" svg:height="0.962cm" svg:x="9.816cm" svg:y="5.531cm">
          <draw:text-box>
            <text:p><text:span text:style-name="T8">Cor</text:span><text:span text:style-name="T8">pus</text:span></text:p>
          </draw:text-box>
        </draw:frame>
        <draw:frame draw:style-name="gr28" draw:text-style-name="P20" draw:layer="layout" svg:width="10.8cm" svg:height="1cm" svg:x="8.4cm" svg:y="4.2cm">
          <draw:text-box>
            <text:p><text:span text:style-name="T9">Set </text:span><text:span text:style-name="T9">use</text:span><text:span text:style-name="T9">d for </text:span><text:span text:style-name="T9">build</text:span><text:span text:style-name="T9">ing </text:span><text:span text:style-name="T9">&amp; </text:span><text:span text:style-name="T9">ben</text:span><text:span text:style-name="T9">chm</text:span><text:span text:style-name="T9">arki</text:span><text:span text:style-name="T9">ng </text:span><text:span text:style-name="T9">mod</text:span><text:span text:style-name="T9">els</text:span></text:p>
          </draw:text-box>
        </draw:frame>
        <draw:frame draw:style-name="gr29" draw:text-style-name="P16" draw:layer="layout" svg:width="4.651cm" svg:height="0.962cm" svg:x="1.2cm" svg:y="12.038cm">
          <draw:text-box>
            <text:p><text:span text:style-name="T8">SO</text:span><text:span text:style-name="T8">F </text:span><text:span text:style-name="T8">Dat</text:span><text:span text:style-name="T8">aba</text:span><text:span text:style-name="T8">se</text:span></text:p>
          </draw:text-box>
        </draw:frame>
        <draw:custom-shape draw:style-name="gr30" draw:text-style-name="P21" xml:id="id12" draw:id="id12" draw:layer="layout" svg:width="6.6cm" svg:height="2cm" svg:x="2.8cm" svg:y="14cm">
          <text:list text:style-name="L2">
            <text:list-item>
              <text:p text:style-name="P9"><text:span text:style-name="T8">Train dataset : </text:span></text:p>
              <text:list>
                <text:list-item>
                  <text:p text:style-name="P9"><text:span text:style-name="T8">25K POST</text:span></text:p>
                </text:list-item>
                <text:list-item>
                  <text:p text:style-name="P9"><text:span text:style-name="T8">6K Features</text:span></text:p>
                </text:list-item>
              </text:list>
            </text:list-item>
          </text:list>
          <draw:enhanced-geometry svg:viewBox="0 0 21600 21600" draw:type="rectangle" draw:enhanced-path="M 0 0 L 21600 0 21600 21600 0 21600 0 0 Z N"/>
        </draw:custom-shape>
        <draw:custom-shape draw:style-name="gr31" draw:text-style-name="P21" xml:id="id13" draw:id="id13" draw:layer="layout" svg:width="6.6cm" svg:height="1.6cm" svg:x="2.8cm" svg:y="16.3cm">
          <text:list text:style-name="L2">
            <text:list-item>
              <text:p text:style-name="P9"><text:span text:style-name="T8">Test dataset : </text:span></text:p>
              <text:list>
                <text:list-item>
                  <text:p text:style-name="P9"><text:span text:style-name="T8">15K POST</text:span></text:p>
                </text:list-item>
              </text:list>
            </text:list-item>
          </text:list>
          <draw:enhanced-geometry svg:viewBox="0 0 21600 21600" draw:type="rectangle" draw:enhanced-path="M 0 0 L 21600 0 21600 21600 0 21600 0 0 Z N"/>
        </draw:custom-shape>
        <draw:custom-shape draw:style-name="gr32" draw:text-style-name="P22" xml:id="id11" draw:id="id11" draw:layer="layout" svg:width="5.8cm" svg:height="2cm" svg:x="20cm" svg:y="16.1cm">
          <text:p text:style-name="P10"><text:span text:style-name="T8">Benchmarking</text:span></text:p>
          <draw:enhanced-geometry svg:viewBox="0 0 21600 21600" draw:type="rectangle" draw:enhanced-path="M 0 0 L 21600 0 21600 21600 0 21600 0 0 Z N"/>
        </draw:custom-shape>
        <draw:custom-shape draw:style-name="gr33" draw:text-style-name="P22" xml:id="id10" draw:id="id10" draw:layer="layout" svg:width="7.4cm" svg:height="3.4cm" svg:x="10.8cm" svg:y="15.4cm">
          <text:p text:style-name="P10"><text:span text:style-name="T8">Models evaluation</text:span></text:p>
          <text:list text:style-name="L2">
            <text:list-item>
              <text:p text:style-name="P9"><text:span text:style-name="T9">Same dataset</text:span></text:p>
            </text:list-item>
            <text:list-item>
              <text:p text:style-name="P10"><text:span text:style-name="T9">Same measurement</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8.2cm" svg:y1="17.1cm" svg:x2="20cm" svg:y2="17.1cm" draw:start-shape="id10" draw:start-glue-point="10" draw:end-shape="id11" draw:end-glue-point="3" svg:d="M18200 17100h1800" svg:viewBox="0 0 1801 1">
          <text:p/>
        </draw:connector>
        <draw:connector draw:style-name="gr21" draw:text-style-name="P14" draw:layer="layout" svg:x1="9.4cm" svg:y1="15cm" svg:x2="10.8cm" svg:y2="17.1cm" draw:start-shape="id12" draw:start-glue-point="1" draw:end-shape="id10" draw:end-glue-point="6" svg:d="M9400 15000h700v2100h700" svg:viewBox="0 0 1401 2101">
          <text:p/>
        </draw:connector>
        <draw:connector draw:style-name="gr21" draw:text-style-name="P14" draw:layer="layout" svg:x1="9.4cm" svg:y1="17.1cm" svg:x2="10.8cm" svg:y2="17.1cm" draw:start-shape="id13" draw:start-glue-point="1" draw:end-shape="id10" draw:end-glue-point="6" svg:d="M9400 17100h1400" svg:viewBox="0 0 1401 1">
          <text:p/>
        </draw:connector>
        <draw:custom-shape draw:style-name="gr31" draw:text-style-name="P21" xml:id="id14" draw:id="id14" draw:layer="layout" svg:width="6.6cm" svg:height="1.6cm" svg:x="2.8cm" svg:y="18.3cm">
          <text:list text:style-name="L2">
            <text:list-item>
              <text:p text:style-name="P9"><text:span text:style-name="T8">Referenced TAG</text:span></text:p>
              <text:list>
                <text:list-item>
                  <text:p text:style-name="P9"><text:span text:style-name="T8">50K</text:span></text:p>
                </text:list-item>
              </text:list>
            </text:list-item>
          </text:list>
          <draw:enhanced-geometry svg:viewBox="0 0 21600 21600" draw:type="rectangle" draw:enhanced-path="M 0 0 L 21600 0 21600 21600 0 21600 0 0 Z N"/>
        </draw:custom-shape>
        <draw:connector draw:style-name="gr21" draw:text-style-name="P14" draw:layer="layout" svg:x1="9.4cm" svg:y1="19.1cm" svg:x2="10.8cm" svg:y2="17.1cm" draw:start-shape="id14" draw:start-glue-point="1" draw:end-shape="id10" draw:end-glue-point="6" svg:d="M9400 19100h700v-2000h700" svg:viewBox="0 0 1401 2001">
          <text:p/>
        </draw:connector>
        <draw:custom-shape draw:style-name="gr10" draw:text-style-name="P8" xml:id="id15" draw:id="id15" draw:layer="layout" svg:width="2.6cm" svg:height="2.1cm" svg:x="2.225cm" svg:y="9.9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4" draw:text-style-name="P23" draw:layer="layout" svg:width="4.95cm" svg:height="2.132cm" svg:x="1.15cm" svg:y="4.869cm">
          <draw:text-box>
            <text:p><text:span text:style-name="T8">Bod</text:span><text:span text:style-name="T8">y</text:span></text:p>
            <text:p><text:span text:style-name="T8">Title</text:span></text:p>
            <text:p><text:span text:style-name="T8">Assi</text:span><text:span text:style-name="T8">gne</text:span><text:span text:style-name="T8">d </text:span><text:span text:style-name="T8">TAG</text:span></text:p>
          </draw:text-box>
        </draw:frame>
        <draw:frame draw:style-name="gr35" draw:text-style-name="P23" draw:layer="layout" svg:width="4.95cm" svg:height="0.9cm" svg:x="1.15cm" svg:y="7.201cm">
          <draw:text-box>
            <text:p><text:span text:style-name="T8">Ref</text:span><text:span text:style-name="T8">ere</text:span><text:span text:style-name="T8">nce</text:span><text:span text:style-name="T8">d </text:span><text:span text:style-name="T8">TAG</text:span></text:p>
          </draw:text-box>
        </draw:frame>
        <draw:connector draw:style-name="gr21" draw:text-style-name="P14" draw:layer="layout" svg:x1="3.525cm" svg:y1="9.901cm" svg:x2="6.4cm" svg:y2="8.45cm" draw:start-shape="id15" draw:start-glue-point="5" draw:end-shape="id16" svg:d="M3525 9901v-1451h2875" svg:viewBox="0 0 2876 1452">
          <text:p/>
        </draw:connector>
        <draw:connector draw:style-name="gr15" draw:text-style-name="P14" xml:id="id17" draw:id="id17" draw:layer="layout" draw:type="line" svg:x1="0.882cm" svg:y1="13.604cm" svg:x2="4.769cm" svg:y2="13.573cm" svg:d="M882 13604l3887-31" svg:viewBox="0 0 3888 32">
          <text:p/>
        </draw:connector>
        <draw:connector draw:style-name="gr15" draw:text-style-name="P14" draw:layer="layout" draw:type="line" svg:x1="4.769cm" svg:y1="13.573cm" svg:x2="20.56cm" svg:y2="13.517cm" draw:start-shape="id17" draw:start-glue-point="3" draw:end-shape="id18" draw:end-glue-point="2" svg:d="M4769 13573l15791-56" svg:viewBox="0 0 15792 57">
          <text:p/>
        </draw:connector>
        <draw:connector draw:style-name="gr15" draw:text-style-name="P14" xml:id="id18" draw:id="id18" draw:layer="layout" draw:type="line" svg:x1="20.56cm" svg:y1="13.517cm" svg:x2="26.646cm" svg:y2="13.443cm" svg:d="M20560 13517l6086-74" svg:viewBox="0 0 6087 75">
          <text:p/>
        </draw:connector>
        <anim:par presentation:node-type="timing-root">
          <anim:par smil:begin="id16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68" draw:id="id168">
        <office:forms form:automatic-focus="false" form:apply-design-mode="false"/>
        <draw:polygon draw:style-name="gr36" draw:text-style-name="P7" draw:layer="layout" svg:width="17.099cm" svg:height="8.599cm" svg:x="8.5cm" svg:y="11.2cm" svg:viewBox="0 0 17100 8600" draw:points="0,0 7400,0 10900,3400 17100,3400 17100,8600 0,8600">
          <text:p/>
        </draw:polygon>
        <draw:polygon draw:style-name="gr37" draw:text-style-name="P8" draw:layer="layout" svg:width="23.399cm" svg:height="8.999cm" svg:x="2.2cm" svg:y="5.2cm" svg:viewBox="0 0 23400 9000" draw:points="0,0 0,5200 14600,5400 18200,9000 23400,9000 23400,0">
          <text:p/>
        </draw:polygon>
        <draw:frame presentation:style-name="pr3" draw:text-style-name="P24" draw:layer="layout" svg:width="26.3cm" svg:height="2.845cm" svg:x="0.6cm" svg:y="1.178cm" presentation:class="title" presentation:user-transformed="true">
          <draw:text-box>
            <text:p><text:span text:style-name="T10">B</text:span><text:span text:style-name="T10">e</text:span><text:span text:style-name="T10">n</text:span><text:span text:style-name="T10">c</text:span><text:span text:style-name="T10">h</text:span><text:span text:style-name="T10">m</text:span><text:span text:style-name="T10">ar</text:span><text:span text:style-name="T10">k </text:span><text:span text:style-name="T10">gl</text:span><text:span text:style-name="T10">o</text:span><text:span text:style-name="T10">b</text:span><text:span text:style-name="T10">al </text:span><text:span text:style-name="T10">s</text:span><text:span text:style-name="T10">h</text:span><text:span text:style-name="T10">e</text:span><text:span text:style-name="T10">m</text:span><text:span text:style-name="T10">e</text:span></text:p>
          </draw:text-box>
        </draw:frame>
        <draw:custom-shape draw:style-name="gr38" draw:text-style-name="P8" xml:id="id19" draw:id="id19" draw:layer="layout" svg:width="7.4cm" svg:height="2.2cm" svg:x="9.2cm" svg:y="12.4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0" draw:id="id20" draw:layer="layout" svg:width="5.6cm" svg:height="1.9cm" svg:x="2.4cm" svg:y="5.7cm">
          <text:p text:style-name="P10"><text:span text:style-name="T11">Baseline</text:span></text:p>
          <text:p text:style-name="P10"><text:span text:style-name="T9">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1" draw:id="id21" draw:layer="layout" svg:width="5.6cm" svg:height="1.9cm" svg:x="8.3cm" svg:y="5.7cm">
          <text:p text:style-name="P10"><text:span text:style-name="T11">M.L.</text:span></text:p>
          <text:p text:style-name="P10"><text:span text:style-name="T9">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2" draw:id="id22" draw:layer="layout" svg:width="5.6cm" svg:height="1.9cm" svg:x="14.1cm" svg:y="5.7cm">
          <text:p text:style-name="P10"><text:span text:style-name="T11">M.L.</text:span></text:p>
          <text:p text:style-name="P10"><text:span text:style-name="T9">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5.2cm" svg:y2="7.6cm" draw:start-shape="id19" draw:start-glue-point="4" draw:end-shape="id20" draw:end-glue-point="8" svg:d="M12900 12450v-2424h-7700v-2426" svg:viewBox="0 0 7701 4851">
          <text:p/>
        </draw:connector>
        <draw:connector draw:style-name="gr40" draw:text-style-name="P14" draw:layer="layout" draw:line-skew="-0.026cm" svg:x1="12.9cm" svg:y1="12.45cm" svg:x2="11.1cm" svg:y2="7.6cm" draw:start-shape="id19" draw:start-glue-point="4" draw:end-shape="id21" draw:end-glue-point="8" svg:d="M12900 12450v-2450h-1800v-2400" svg:viewBox="0 0 1801 4851">
          <text:p/>
        </draw:connector>
        <draw:connector draw:style-name="gr40" draw:text-style-name="P14" draw:layer="layout" svg:x1="12.9cm" svg:y1="12.45cm" svg:x2="16.9cm" svg:y2="7.6cm" draw:start-shape="id19" draw:start-glue-point="4" draw:end-shape="id22" draw:end-glue-point="8" svg:d="M12900 12450v-2424h4000v-2426" svg:viewBox="0 0 4001 4851">
          <text:p/>
        </draw:connector>
        <draw:connector draw:style-name="gr21" draw:text-style-name="P14" draw:layer="layout" svg:x1="6.2cm" svg:y1="14.575cm" svg:x2="9.2cm" svg:y2="13.55cm" draw:start-shape="id23" draw:start-glue-point="0" draw:end-shape="id19" draw:end-glue-point="6" svg:d="M6200 14575v-1025h3000" svg:viewBox="0 0 3001 1026">
          <text:p/>
        </draw:connector>
        <draw:custom-shape draw:style-name="gr41" draw:text-style-name="P8" xml:id="id24" draw:id="id24"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21" draw:text-style-name="P14" draw:layer="layout" svg:x1="12.9cm" svg:y1="16.3cm" svg:x2="12.9cm" svg:y2="14.65cm" draw:start-shape="id24" draw:start-glue-point="0" draw:end-shape="id19" draw:end-glue-point="8" svg:d="M12900 16300v-1650" svg:viewBox="0 0 1 1651">
          <text:p/>
        </draw:connector>
        <draw:frame draw:style-name="gr42" draw:text-style-name="P16" draw:layer="layout" svg:width="3.677cm" svg:height="0.962cm" svg:x="11cm" svg:y="18.745cm">
          <draw:text-box>
            <text:p><text:span text:style-name="T8">Ne</text:span><text:span text:style-name="T8">w </text:span><text:span text:style-name="T8">PO</text:span><text:span text:style-name="T8">ST</text:span></text:p>
          </draw:text-box>
        </draw:frame>
        <draw:g xml:id="id25" draw:id="id25">
          <draw:custom-shape draw:style-name="gr43" draw:text-style-name="P8" draw:layer="layout" svg:width="3cm" svg:height="3cm" svg:x="20.8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75cm" svg:height="0.647cm" svg:x="21.9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9cm" svg:x="21.9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8cm" svg:x="21.9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45" draw:text-style-name="P16" draw:layer="layout" svg:width="5.269cm" svg:height="0.962cm" svg:x="20.331cm" svg:y="18.338cm">
          <draw:text-box>
            <text:p><text:span text:style-name="T8">Sug</text:span><text:span text:style-name="T8">gest</text:span><text:span text:style-name="T8">ed </text:span><text:span text:style-name="T8">TAG</text:span><text:span text:style-name="T8">s</text:span></text:p>
          </draw:text-box>
        </draw:frame>
        <draw:connector draw:style-name="gr21" draw:text-style-name="P14" draw:layer="layout" svg:x1="15.517cm" svg:y1="14.328cm" svg:x2="20.8cm" svg:y2="16.9cm" draw:start-shape="id19" draw:start-glue-point="9" draw:end-shape="id25" svg:d="M15517 14328v2572h5283" svg:viewBox="0 0 5284 2573">
          <text:p/>
        </draw:connector>
        <draw:connector draw:style-name="gr21" draw:text-style-name="P14" draw:layer="layout" svg:x1="2.5cm" svg:y1="14.6cm" svg:x2="10.283cm" svg:y2="12.772cm" draw:start-shape="id26" draw:start-glue-point="0" draw:end-shape="id19" draw:end-glue-point="5" svg:d="M2500 14600v-2651h7783v823" svg:viewBox="0 0 7784 2652">
          <text:p/>
        </draw:connector>
        <draw:g>
          <draw:custom-shape draw:style-name="gr46" draw:text-style-name="P8" xml:id="id27" draw:id="id27" draw:layer="layout" svg:width="2.487cm" svg:height="2.568cm" svg:x="20.797cm" svg:y="1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6" draw:layer="layout" svg:width="4.447cm" svg:height="0.962cm" svg:x="20.631cm" svg:y="13cm">
            <draw:text-box>
              <text:p><text:span text:style-name="T8">Ben</text:span><text:span text:style-name="T8">chm</text:span><text:span text:style-name="T8">arki</text:span><text:span text:style-name="T8">ng</text:span></text:p>
            </draw:text-box>
          </draw:frame>
          <draw:custom-shape draw:style-name="gr48" draw:text-style-name="P26" draw:layer="layout" svg:width="1.493cm" svg:height="1.199cm" svg:x="21.46cm" svg:y="11.7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21" draw:text-style-name="P14" draw:layer="layout" svg:x1="15.517cm" svg:y1="12.772cm" svg:x2="20.797cm" svg:y2="11.684cm" draw:start-shape="id19" draw:start-glue-point="11" draw:end-shape="id27" svg:d="M15517 12772v-1088h5280" svg:viewBox="0 0 5281 1089">
          <text:p/>
        </draw:connector>
        <draw:custom-shape draw:style-name="gr49" draw:text-style-name="P27" xml:id="id28" draw:id="id28" draw:layer="layout" svg:width="5.6cm" svg:height="1.9cm" svg:x="19.9cm" svg:y="5.7cm">
          <text:p text:style-name="P10"><text:span text:style-name="T11">Expert M.L.</text:span></text:p>
          <text:p text:style-name="P10"><text:span text:style-name="T9">W2VEC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22.7cm" svg:y2="7.6cm" draw:start-shape="id19" draw:start-glue-point="4" draw:end-shape="id28" draw:end-glue-point="8" svg:d="M12900 12450v-2424h9800v-2426" svg:viewBox="0 0 9801 4851">
          <text:p/>
        </draw:connector>
        <draw:custom-shape draw:style-name="gr50" draw:text-style-name="P28" xml:id="id26" draw:id="id26" draw:layer="layout" svg:width="3.2cm" svg:height="4.2cm" draw:transform="rotate (-3.14159265358979) translate (4.1cm 18.8cm)">
          <text:p text:style-name="P10"><text:span text:style-name="T8">Train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51" draw:text-style-name="P28" xml:id="id23" draw:id="id23" draw:layer="layout" svg:width="3.2cm" svg:height="3.399cm" draw:transform="rotate (-3.14159265358979) translate (7.8cm 17.973cm)">
          <text:p text:style-name="P10"><text:span text:style-name="T8">Test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16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29"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69" draw:id="id169">
        <office:forms form:automatic-focus="false" form:apply-design-mode="false"/>
        <draw:custom-shape draw:style-name="gr52" draw:text-style-name="P8" xml:id="id32" draw:id="id32" draw:layer="layout" svg:width="16.8cm" svg:height="3.3cm" svg:x="10.2cm" svg:y="15.2cm">
          <text:p/>
          <draw:enhanced-geometry svg:viewBox="0 0 21600 21600" draw:type="rectangle" draw:enhanced-path="M 0 0 L 21600 0 21600 21600 0 21600 0 0 Z N"/>
        </draw:custom-shape>
        <draw:custom-shape draw:style-name="gr53" draw:text-style-name="P8" xml:id="id29" draw:id="id29" draw:layer="layout" svg:width="16.8cm" svg:height="8.6cm" svg:x="10.2cm" svg:y="4.8cm">
          <text:p/>
          <draw:enhanced-geometry svg:viewBox="0 0 21600 21600" draw:type="rectangle" draw:enhanced-path="M 0 0 L 21600 0 21600 21600 0 21600 0 0 Z N"/>
        </draw:custom-shape>
        <draw:custom-shape draw:style-name="gr54" draw:text-style-name="P8" draw:layer="layout" svg:width="7.4cm" svg:height="15.2cm" svg:x="1.3cm" svg:y="4.8cm">
          <text:p/>
          <draw:enhanced-geometry svg:viewBox="0 0 21600 21600" draw:type="rectangle" draw:enhanced-path="M 0 0 L 21600 0 21600 21600 0 21600 0 0 Z N"/>
        </draw:custom-shape>
        <draw:frame presentation:style-name="pr3" draw:layer="layout" svg:width="24.4cm" svg:height="2.845cm" svg:x="0.5cm" svg:y="1.178cm" presentation:class="title" presentation:user-transformed="true">
          <draw:text-box>
            <text:p>Standardization : POST --&gt; list of TOKENS</text:p>
          </draw:text-box>
        </draw:frame>
        <draw:custom-shape draw:style-name="gr55" draw:text-style-name="P30" xml:id="id30" draw:id="id30" draw:layer="layout" svg:width="5.6cm" svg:height="1.4cm" svg:x="2.2cm" svg:y="5.7cm">
          <text:p text:style-name="P10"><text:span text:style-name="T12">Remove punctu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3" draw:id="id33" draw:layer="layout" svg:width="5.6cm" svg:height="1.4cm" svg:x="2.2cm" svg:y="8.101cm">
          <text:p text:style-name="P10"><text:span text:style-name="T12">Remove </text:span></text:p>
          <text:p text:style-name="P10"><text:span text:style-name="T12">Machine Langu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4" draw:id="id34" draw:layer="layout" svg:width="5.6cm" svg:height="1.4cm" svg:x="2.2cm" svg:y="10.502cm">
          <text:p text:style-name="P10"><text:span text:style-name="T12">Remove </text:span></text:p>
          <text:p text:style-name="P10"><text:span text:style-name="T12">data descripto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5" draw:id="id35" draw:layer="layout" svg:width="5.6cm" svg:height="1.4cm" svg:x="2.2cm" svg:y="12.803cm">
          <text:p text:style-name="P10"><text:span text:style-name="T12">Remove </text:span></text:p>
          <text:p text:style-name="P10"><text:span text:style-name="T12">Ver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6" draw:id="id36" draw:layer="layout" svg:width="5.6cm" svg:height="1.4cm" svg:x="2.2cm" svg:y="15.104cm">
          <text:p text:style-name="P10"><text:span text:style-name="T12">Remove </text:span></text:p>
          <text:p text:style-name="P10"><text:span text:style-name="T12">English stopw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1" draw:id="id31" draw:layer="layout" svg:width="5.6cm" svg:height="1.4cm" svg:x="2.2cm" svg:y="17.605cm">
          <text:p text:style-name="P10"><text:span text:style-name="T12">Remove </text:span></text:p>
          <text:p text:style-name="P10"><text:span text:style-name="T12">single dig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31" draw:layer="layout" svg:width="16.2cm" svg:height="7.017cm" svg:x="10.599cm" svg:y="5.783cm">
          <draw:text-box>
            <text:p text:style-name="P9"><text:span text:style-name="T13">&lt;p&gt;I'</text:span><text:span text:style-name="T13">m </text:span><text:span text:style-name="T13">havin</text:span><text:span text:style-name="T13">g </text:span><text:span text:style-name="T13">issue</text:span><text:span text:style-name="T13">s </text:span><text:span text:style-name="T13">getti</text:span><text:span text:style-name="T13">ng </text:span><text:span text:style-name="T13">the C </text:span><text:span text:style-name="T13">socke</text:span><text:span text:style-name="T13">ts </text:span><text:span text:style-name="T13">API </text:span><text:span text:style-name="T13">to </text:span><text:span text:style-name="T13">work </text:span><text:span text:style-name="T13">prope</text:span><text:span text:style-name="T13">rly </text:span><text:span text:style-name="T13">in C+</text:span><text:span text:style-name="T13">+ on </text:span><text:span text:style-name="T13">&lt;code</text:span><text:span text:style-name="T13">&gt;z/OS</text:span><text:span text:style-name="T13">&lt;/cod</text:span><text:span text:style-name="T13">e&gt;.&lt;/</text:span><text:span text:style-name="T13">p&gt;</text:span></text:p>
            <text:p text:style-name="P9"><text:span text:style-name="T13">&lt;p&gt;Al</text:span><text:span text:style-name="T13">thoug</text:span><text:span text:style-name="T13">h I </text:span><text:span text:style-name="T13">am </text:span><text:span text:style-name="T13">inclu</text:span><text:span text:style-name="T13">ding </text:span><text:span text:style-name="T13">&lt;code</text:span><text:span text:style-name="T13">&gt;sys/</text:span><text:span text:style-name="T13">socke</text:span><text:span text:style-name="T13">t.h&lt;/</text:span><text:span text:style-name="T13">code&gt;</text:span><text:span text:style-name="T13">, I </text:span><text:span text:style-name="T13">still </text:span><text:span text:style-name="T13">get </text:span><text:span text:style-name="T13">compi</text:span><text:span text:style-name="T13">le </text:span><text:span text:style-name="T13">time </text:span><text:span text:style-name="T13">error</text:span><text:span text:style-name="T13">s </text:span><text:span text:style-name="T13">telli</text:span><text:span text:style-name="T13">ng me </text:span><text:span text:style-name="T13">that </text:span><text:span text:style-name="T13">&lt;code</text:span><text:span text:style-name="T13">&gt;AF_I</text:span><text:span text:style-name="T13">NET&lt;/</text:span><text:span text:style-name="T13">code&gt; </text:span><text:span text:style-name="T13">is </text:span><text:span text:style-name="T13">not </text:span><text:span text:style-name="T13">defin</text:span><text:span text:style-name="T13">ed.&lt;/</text:span><text:span text:style-name="T13">p&gt;</text:span></text:p>
            <text:p text:style-name="P9"><text:span text:style-name="T13">&lt;p&gt;Am </text:span><text:span text:style-name="T13">I </text:span><text:span text:style-name="T13">missi</text:span><text:span text:style-name="T13">ng </text:span><text:span text:style-name="T13">somet</text:span><text:span text:style-name="T13">hing </text:span><text:span text:style-name="T13">obvio</text:span><text:span text:style-name="T13">us, </text:span><text:span text:style-name="T13">or is </text:span><text:span text:style-name="T13">this </text:span><text:span text:style-name="T13">relat</text:span><text:span text:style-name="T13">ed to </text:span><text:span text:style-name="T13">the </text:span><text:span text:style-name="T13">fact </text:span><text:span text:style-name="T13">that </text:span><text:span text:style-name="T13">being </text:span><text:span text:style-name="T13">on </text:span><text:span text:style-name="T13">&lt;code</text:span><text:span text:style-name="T13">&gt;z/OS</text:span><text:span text:style-name="T13">&lt;/cod</text:span><text:span text:style-name="T13">e&gt; </text:span><text:span text:style-name="T13">makes </text:span><text:span text:style-name="T13">my </text:span><text:span text:style-name="T13">probl</text:span><text:span text:style-name="T13">ems </text:span><text:span text:style-name="T13">much </text:span><text:span text:style-name="T13">more </text:span><text:span text:style-name="T13">compl</text:span><text:span text:style-name="T13">icate</text:span><text:span text:style-name="T13">d?&lt;/p</text:span><text:span text:style-name="T13">&gt;</text:span></text:p>
            <text:p text:style-name="P9"><text:span text:style-name="T13">&lt;hr&gt;</text:span></text:p>
            <text:p text:style-name="P9"><text:span text:style-name="T13">&lt;p&gt;&lt;s</text:span><text:span text:style-name="T13">trong</text:span><text:span text:style-name="T13">&gt;Upda</text:span><text:span text:style-name="T13">te&lt;/</text:span><text:span text:style-name="T13">stron</text:span><text:span text:style-name="T13">g&gt;: </text:span><text:span text:style-name="T13">Upon </text:span><text:span text:style-name="T13">furth</text:span><text:span text:style-name="T13">er </text:span><text:span text:style-name="T13">inves</text:span><text:span text:style-name="T13">tigat</text:span><text:span text:style-name="T13">ion, </text:span><text:span text:style-name="T13">I </text:span><text:span text:style-name="T13">disco</text:span><text:span text:style-name="T13">vered </text:span><text:span text:style-name="T13">that </text:span><text:span text:style-name="T13">there </text:span><text:span text:style-name="T13">is an </text:span><text:span text:style-name="T14">&lt;code</text:span><text:span text:style-name="T14">&gt;#ifd</text:span><text:span text:style-name="T14">ef&lt;/c</text:span><text:span text:style-name="T14">ode&gt;</text:span><text:span text:style-name="T15"> </text:span><text:span text:style-name="T15">that </text:span><text:span text:style-name="T15">I'm </text:span><text:span text:style-name="T15">hitti</text:span><text:span text:style-name="T15">ng. </text:span><text:span text:style-name="T15">Appar</text:span><text:span text:style-name="T15">ently</text:span><text:span text:style-name="T14"> </text:span><text:span text:style-name="T16">&lt;code</text:span><text:span text:style-name="T16">&gt;z/OS</text:span><text:span text:style-name="T16">&lt;/cod</text:span><text:span text:style-name="T16">e&gt;</text:span><text:span text:style-name="T13"> </text:span><text:span text:style-name="T13">isn't </text:span><text:span text:style-name="T13">happy </text:span><text:span text:style-name="T13">unles</text:span><text:span text:style-name="T13">s I </text:span><text:span text:style-name="T13">defin</text:span><text:span text:style-name="T13">e </text:span><text:span text:style-name="T13">which </text:span><text:span text:style-name="T13">"type</text:span><text:span text:style-name="T13">" of </text:span><text:span text:style-name="T13">socke</text:span><text:span text:style-name="T13">ts </text:span><text:span text:style-name="T13">I'm </text:span><text:span text:style-name="T13">using </text:span><text:span text:style-name="T13">with:</text:span><text:span text:style-name="T13">&lt;/p&gt;</text:span></text:p>
            <text:p text:style-name="P9"><text:span text:style-name="T13">&lt;pre&gt;</text:span><text:span text:style-name="T13">&lt;code</text:span><text:span text:style-name="T13">&gt;#def</text:span><text:span text:style-name="T13">ine </text:span><text:span text:style-name="T13">_OE_S</text:span><text:span text:style-name="T13">OCKET</text:span><text:span text:style-name="T13">S</text:span></text:p>
            <text:p text:style-name="P9"><text:span text:style-name="T13">&lt;/</text:span><text:span text:style-name="T13">code&gt;</text:span><text:span text:style-name="T13">&lt;/</text:span><text:span text:style-name="T13">pre&gt;</text:span></text:p>
            <text:p text:style-name="P9"><text:span text:style-name="T13">&lt;p&gt;No</text:span><text:span text:style-name="T13">w, I </text:span><text:span text:style-name="T13">perso</text:span><text:span text:style-name="T13">nally </text:span><text:span text:style-name="T13">have </text:span><text:span text:style-name="T13">no </text:span><text:span text:style-name="T13">idea </text:span><text:span text:style-name="T13">what </text:span><text:span text:style-name="T13">this </text:span><text:span text:style-name="T13">&lt;code</text:span><text:span text:style-name="T13">&gt;_OE_</text:span><text:span text:style-name="T13">SOCKE</text:span><text:span text:style-name="T13">TS&lt;/c</text:span><text:span text:style-name="T13">ode&gt; </text:span><text:span text:style-name="T13">is </text:span><text:span text:style-name="T13">actua</text:span><text:span text:style-name="T13">lly </text:span><text:span text:style-name="T13">for, </text:span><text:span text:style-name="T13">so if </text:span><text:span text:style-name="T13">any </text:span><text:span text:style-name="T13">&lt;code</text:span><text:span text:style-name="T13">&gt;z/OS</text:span><text:span text:style-name="T13">&lt;/cod</text:span><text:span text:style-name="T13">e&gt; </text:span><text:span text:style-name="T13">socke</text:span><text:span text:style-name="T13">ts </text:span><text:span text:style-name="T13">progr</text:span><text:span text:style-name="T13">ammer</text:span><text:span text:style-name="T13">s are </text:span><text:span text:style-name="T13">out </text:span><text:span text:style-name="T13">there </text:span><text:span text:style-name="T13">(all </text:span><text:span text:style-name="T13">3 of </text:span><text:span text:style-name="T13">you), </text:span><text:span text:style-name="T13">perha</text:span><text:span text:style-name="T13">ps </text:span><text:span text:style-name="T13">you </text:span><text:span text:style-name="T13">could </text:span><text:span text:style-name="T13">give </text:span><text:span text:style-name="T13">me a </text:span><text:span text:style-name="T13">rundo</text:span><text:span text:style-name="T13">wn of </text:span><text:span text:style-name="T13">how </text:span><text:span text:style-name="T13">this </text:span><text:span text:style-name="T13">all </text:span><text:span text:style-name="T13">works</text:span><text:span text:style-name="T13">?&lt;/p&gt;</text:span></text:p>
          </draw:text-box>
        </draw:frame>
        <draw:connector draw:style-name="gr21" draw:text-style-name="P14" draw:layer="layout" svg:x1="18.6cm" svg:y1="4.8cm" svg:x2="5cm" svg:y2="5.7cm" draw:start-shape="id29" draw:start-glue-point="0" draw:end-shape="id30" draw:end-glue-point="4" svg:d="M18600 4800v-501h-13600v1401" svg:viewBox="0 0 13601 1402">
          <text:p/>
        </draw:connector>
        <draw:frame draw:style-name="gr57" draw:text-style-name="P31" draw:layer="layout" svg:width="16.201cm" svg:height="1.2cm" svg:x="10.599cm" svg:y="16.9cm">
          <draw:text-box>
            <text:p text:style-name="P9"><text:span text:style-name="T13">['m', </text:span><text:span text:style-name="T13">'issu</text:span><text:span text:style-name="T13">es', </text:span><text:span text:style-name="T13">'c', </text:span><text:span text:style-name="T13">'sock</text:span><text:span text:style-name="T13">ets', </text:span><text:span text:style-name="T13">'api'</text:span><text:span text:style-name="T13">, </text:span><text:span text:style-name="T13">'prop</text:span><text:span text:style-name="T13">erly'</text:span><text:span text:style-name="T13">, 'c+</text:span><text:span text:style-name="T13">+', </text:span><text:span text:style-name="T13">'whic</text:span><text:span text:style-name="T13">h', </text:span><text:span text:style-name="T13">'basi</text:span><text:span text:style-name="T13">cally</text:span><text:span text:style-name="T13">', </text:span><text:span text:style-name="T13">'whol</text:span><text:span text:style-name="T13">e', </text:span><text:span text:style-name="T13">'file</text:span><text:span text:style-name="T13">', </text:span><text:span text:style-name="T13">'sure</text:span><text:span text:style-name="T13">']</text:span></text:p>
          </draw:text-box>
        </draw:frame>
        <draw:frame draw:style-name="gr58" draw:text-style-name="P32" draw:layer="layout" svg:width="9.392cm" svg:height="0.8cm" svg:x="14.003cm" svg:y="4.983cm">
          <draw:text-box>
            <text:p text:style-name="P9"><text:span text:style-name="T13">how </text:span><text:span text:style-name="T13">to </text:span><text:span text:style-name="T13">use </text:span><text:span text:style-name="T13">the c </text:span><text:span text:style-name="T13">socke</text:span><text:span text:style-name="T13">t api </text:span><text:span text:style-name="T13">in c+</text:span><text:span text:style-name="T13">+ on </text:span><text:span text:style-name="T13">z/os</text:span></text:p>
          </draw:text-box>
        </draw:frame>
        <draw:frame draw:style-name="gr58" draw:text-style-name="P32" draw:layer="layout" svg:width="10cm" svg:height="0.8cm" svg:x="13.699cm" svg:y="16.1cm">
          <draw:text-box>
            <text:p text:style-name="P9"><text:span text:style-name="T13">['c', </text:span><text:span text:style-name="T13">'sock</text:span><text:span text:style-name="T13">et', </text:span><text:span text:style-name="T13">'api'</text:span><text:span text:style-name="T13">, 'c+</text:span><text:span text:style-name="T13">+', </text:span><text:span text:style-name="T13">'z', </text:span><text:span text:style-name="T13">'os']</text:span></text:p>
          </draw:text-box>
        </draw:frame>
        <draw:frame draw:style-name="gr59" draw:text-style-name="P33" draw:layer="layout" svg:width="12.4cm" svg:height="0.9cm" svg:x="12.499cm" svg:y="13.4cm">
          <draw:text-box>
            <text:p text:style-name="P9"><text:span text:style-name="T13">TAG</text:span><text:span text:style-name="T17">A</text:span><text:span text:style-name="T13"> </text:span><text:span text:style-name="T13">: </text:span><text:span text:style-name="T13">['c+</text:span><text:span text:style-name="T13">+', </text:span><text:span text:style-name="T13">'c', </text:span><text:span text:style-name="T13">'sock</text:span><text:span text:style-name="T13">ets', </text:span><text:span text:style-name="T13">'main</text:span><text:span text:style-name="T13">frame</text:span><text:span text:style-name="T13">', </text:span><text:span text:style-name="T13">'zos'</text:span><text:span text:style-name="T13">]</text:span></text:p>
          </draw:text-box>
        </draw:frame>
        <draw:connector draw:style-name="gr21" draw:text-style-name="P14" draw:layer="layout" svg:x1="5cm" svg:y1="19.005cm" svg:x2="18.6cm" svg:y2="18.5cm" draw:start-shape="id31" draw:start-glue-point="8" draw:end-shape="id32" draw:end-glue-point="2" svg:d="M5000 19005v502h13600v-1007" svg:viewBox="0 0 13601 1008">
          <text:p/>
        </draw:connector>
        <draw:connector draw:style-name="gr21" draw:text-style-name="P14" draw:layer="layout" draw:type="line" svg:x1="5cm" svg:y1="7.1cm" svg:x2="5cm" svg:y2="8.101cm" draw:start-shape="id30" draw:start-glue-point="8" draw:end-shape="id33" draw:end-glue-point="4" svg:d="M5000 7100v1001" svg:viewBox="0 0 1 1002">
          <text:p/>
        </draw:connector>
        <draw:connector draw:style-name="gr21" draw:text-style-name="P14" draw:layer="layout" draw:type="line" svg:x1="5cm" svg:y1="9.501cm" svg:x2="5cm" svg:y2="10.502cm" draw:start-shape="id33" draw:start-glue-point="8" draw:end-shape="id34" draw:end-glue-point="4" svg:d="M5000 9501v1001" svg:viewBox="0 0 1 1002">
          <text:p/>
        </draw:connector>
        <draw:connector draw:style-name="gr21" draw:text-style-name="P14" draw:layer="layout" draw:type="line" svg:x1="5cm" svg:y1="11.902cm" svg:x2="5cm" svg:y2="12.803cm" draw:start-shape="id34" draw:start-glue-point="8" draw:end-shape="id35" draw:end-glue-point="4" svg:d="M5000 11902v901" svg:viewBox="0 0 1 902">
          <text:p/>
        </draw:connector>
        <draw:connector draw:style-name="gr21" draw:text-style-name="P14" draw:layer="layout" draw:type="line" svg:x1="5cm" svg:y1="14.203cm" svg:x2="5cm" svg:y2="15.104cm" draw:start-shape="id35" draw:start-glue-point="8" draw:end-shape="id36" draw:end-glue-point="4" svg:d="M5000 14203v901" svg:viewBox="0 0 1 902">
          <text:p/>
        </draw:connector>
        <draw:connector draw:style-name="gr21" draw:text-style-name="P14" draw:layer="layout" draw:type="line" svg:x1="5cm" svg:y1="16.504cm" svg:x2="5cm" svg:y2="17.605cm" draw:start-shape="id36" draw:start-glue-point="8" draw:end-shape="id31" draw:end-glue-point="4" svg:d="M5000 16504v1101" svg:viewBox="0 0 1 1102">
          <text:p/>
        </draw:connector>
        <draw:line draw:style-name="gr60" draw:text-style-name="P14" draw:layer="layout" svg:x1="9.6cm" svg:y1="4.023cm" svg:x2="9.6cm" svg:y2="20cm">
          <text:p/>
        </draw:line>
        <anim:par presentation:node-type="timing-root">
          <anim:par smil:begin="id16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34"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70" draw:id="id170">
        <office:forms form:automatic-focus="false" form:apply-design-mode="false"/>
        <draw:frame presentation:style-name="pr3" draw:layer="layout" svg:width="24.6cm" svg:height="2.845cm" svg:x="0.6cm" svg:y="1.278cm" presentation:class="title" presentation:user-transformed="true">
          <draw:text-box>
            <text:p>Data analysis over train Tokenized data-set</text:p>
          </draw:text-box>
        </draw:frame>
        <draw:custom-shape draw:style-name="gr61" draw:text-style-name="P11" draw:layer="layout" svg:width="17.7cm" svg:height="5.3cm" svg:x="4cm" svg:y="14.5cm">
          <text:list text:style-name="L2">
            <text:list-item>
              <text:p text:style-name="P9"><text:span text:style-name="T5">TAG</text:span><text:span text:style-name="T18">R </text:span><text:span text:style-name="T19">: Referenced TAG</text:span></text:p>
            </text:list-item>
            <text:list-item>
              <text:p text:style-name="P9"><text:span text:style-name="T19">TAG</text:span><text:span text:style-name="T18">A </text:span><text:span text:style-name="T19">: Assigned TAG issued from users </text:span></text:p>
            </text:list-item>
            <text:list-item>
              <text:p text:style-name="P9"><text:span text:style-name="T19">TAG</text:span><text:span text:style-name="T18">S</text:span><text:span text:style-name="T19"> : Suggested TAG issued from benchmarked models</text:span></text:p>
            </text:list-item>
            <text:list-item>
              <text:p text:style-name="P9"><text:span text:style-name="T19">TAG</text:span><text:span text:style-name="T18">E</text:span><text:span text:style-name="T19"> : Assigned TAG issued from expert process</text:span></text:p>
            </text:list-item>
            <text:list-item>
              <text:p text:style-name="P9"><text:span text:style-name="T19">TOKENS : Words issued from standardization process</text:span></text:p>
            </text:list-item>
            <text:list-item>
              <text:p text:style-name="P9"><text:span text:style-name="T19">N&lt;X&gt; : Number of elements referenced by &lt;X&gt;</text:span></text:p>
            </text:list-item>
          </text:list>
          <draw:enhanced-geometry svg:viewBox="0 0 21600 21600" draw:type="rectangle" draw:enhanced-path="M 0 0 L 21600 0 21600 21600 0 21600 0 0 Z N"/>
        </draw:custom-shape>
        <draw:custom-shape draw:style-name="gr62" draw:text-style-name="P35" xml:id="id40" draw:id="id40" draw:layer="layout" svg:width="5cm" svg:height="3.3cm" draw:transform="rotate (-3.14159265358979) translate (15.1cm 7.2cm)">
          <text:p text:style-name="P10"><text:span text:style-name="T9">Train</text:span></text:p>
          <text:p text:style-name="P10"><text:span text:style-name="T9">Standardized </text:span></text:p>
          <text:p text:style-name="P10"><text:span text:style-name="T9">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63" draw:text-style-name="P25" xml:id="id41" draw:id="id41" draw:layer="layout" svg:width="4.8cm" svg:height="1.6cm" svg:x="4cm" svg:y="8.8cm">
          <text:p text:style-name="P10"><text:span text:style-name="T9">TOKEN from BODY</text:span></text:p>
          <draw:enhanced-geometry svg:viewBox="0 0 21600 21600" draw:type="rectangle" draw:enhanced-path="M 0 0 L 21600 0 21600 21600 0 21600 0 0 Z N"/>
        </draw:custom-shape>
        <draw:custom-shape draw:style-name="gr63" draw:text-style-name="P25" xml:id="id42" draw:id="id42" draw:layer="layout" svg:width="4.8cm" svg:height="1.6cm" svg:x="10.2cm" svg:y="8.8cm">
          <text:p text:style-name="P10"><text:span text:style-name="T9">TOKEN from Title</text:span></text:p>
          <draw:enhanced-geometry svg:viewBox="0 0 21600 21600" draw:type="rectangle" draw:enhanced-path="M 0 0 L 21600 0 21600 21600 0 21600 0 0 Z N"/>
        </draw:custom-shape>
        <draw:custom-shape draw:style-name="gr63" draw:text-style-name="P25" xml:id="id38" draw:id="id38" draw:layer="layout" svg:width="4.8cm" svg:height="1.6cm" svg:x="16.3cm" svg:y="8.8cm">
          <text:p text:style-name="P10"><text:span text:style-name="T9">TAG</text:span></text:p>
          <draw:enhanced-geometry svg:viewBox="0 0 21600 21600" draw:type="rectangle" draw:enhanced-path="M 0 0 L 21600 0 21600 21600 0 21600 0 0 Z N"/>
        </draw:custom-shape>
        <draw:custom-shape draw:style-name="gr63" draw:text-style-name="P25" xml:id="id37" draw:id="id37" draw:layer="layout" svg:width="4.8cm" svg:height="1.6cm" svg:x="13.6cm" svg:y="12cm">
          <text:p text:style-name="P10"><text:span text:style-name="T9">TAG</text:span><text:span text:style-name="T20">A</text:span></text:p>
          <draw:enhanced-geometry svg:viewBox="0 0 21600 21600" draw:type="rectangle" draw:enhanced-path="M 0 0 L 21600 0 21600 21600 0 21600 0 0 Z N"/>
        </draw:custom-shape>
        <draw:custom-shape draw:style-name="gr63" draw:text-style-name="P25" xml:id="id39" draw:id="id39" draw:layer="layout" svg:width="4.8cm" svg:height="1.6cm" svg:x="19.1cm" svg:y="12cm">
          <text:p text:style-name="P10"><text:span text:style-name="T9">TAG</text:span><text:span text:style-name="T20">R</text:span></text:p>
          <draw:enhanced-geometry svg:viewBox="0 0 21600 21600" draw:type="rectangle" draw:enhanced-path="M 0 0 L 21600 0 21600 21600 0 21600 0 0 Z N"/>
        </draw:custom-shape>
        <draw:connector draw:style-name="gr40" draw:text-style-name="P14" draw:layer="layout" svg:x1="16cm" svg:y1="12cm" svg:x2="18.7cm" svg:y2="10.4cm" draw:start-shape="id37" draw:start-glue-point="0" draw:end-shape="id38" draw:end-glue-point="2" svg:d="M16000 12000v-800h2700v-800" svg:viewBox="0 0 2701 1601">
          <text:p/>
        </draw:connector>
        <draw:connector draw:style-name="gr40" draw:text-style-name="P14" draw:layer="layout" svg:x1="21.5cm" svg:y1="12cm" svg:x2="18.7cm" svg:y2="10.4cm" draw:start-shape="id39" draw:start-glue-point="0" draw:end-shape="id38" draw:end-glue-point="2" svg:d="M21500 12000v-800h-2800v-800" svg:viewBox="0 0 2801 1601">
          <text:p/>
        </draw:connector>
        <draw:connector draw:style-name="gr21" draw:text-style-name="P14" draw:layer="layout" draw:type="line" svg:x1="12.6cm" svg:y1="7.2cm" svg:x2="6.4cm" svg:y2="8.8cm" draw:start-shape="id40" draw:start-glue-point="2" draw:end-shape="id41" draw:end-glue-point="0" svg:d="M12600 7200l-6200 1600" svg:viewBox="0 0 6201 1601">
          <text:p/>
        </draw:connector>
        <draw:connector draw:style-name="gr21" draw:text-style-name="P14" draw:layer="layout" draw:type="line" svg:x1="12.6cm" svg:y1="7.2cm" svg:x2="12.6cm" svg:y2="8.8cm" draw:start-shape="id40" draw:start-glue-point="2" draw:end-shape="id42" draw:end-glue-point="0" svg:d="M12600 7200v1600" svg:viewBox="0 0 1 1601">
          <text:p/>
        </draw:connector>
        <draw:connector draw:style-name="gr21" draw:text-style-name="P14" draw:layer="layout" draw:type="line" svg:x1="12.6cm" svg:y1="7.2cm" svg:x2="18.7cm" svg:y2="8.8cm" draw:start-shape="id40" draw:start-glue-point="2" draw:end-shape="id38" draw:end-glue-point="0" svg:d="M12600 7200l6100 1600" svg:viewBox="0 0 6101 1601">
          <text:p/>
        </draw:connector>
        <draw:connector draw:style-name="gr15" draw:text-style-name="P14" xml:id="id43" draw:id="id43" draw:layer="layout" draw:type="line" svg:x1="2.17cm" svg:y1="12.911cm" svg:x2="6.069cm" svg:y2="14.003cm" svg:d="M2170 12911l3899 1092" svg:viewBox="0 0 3900 1093">
          <text:p/>
        </draw:connector>
        <draw:connector draw:style-name="gr15" draw:text-style-name="P14" draw:layer="layout" draw:type="line" svg:x1="6.069cm" svg:y1="14.003cm" svg:x2="21.86cm" svg:y2="13.947cm" draw:start-shape="id43" draw:start-glue-point="3" draw:end-shape="id44" draw:end-glue-point="2" svg:d="M6069 14003l15791-56" svg:viewBox="0 0 15792 57">
          <text:p/>
        </draw:connector>
        <draw:connector draw:style-name="gr15" draw:text-style-name="P14" xml:id="id44" draw:id="id44" draw:layer="layout" draw:type="line" svg:x1="21.86cm" svg:y1="13.947cm" svg:x2="25.877cm" svg:y2="15.663cm" svg:d="M21860 13947l4017 1716" svg:viewBox="0 0 4018 1717">
          <text:p/>
        </draw:connector>
        <draw:connector draw:style-name="gr19" draw:text-style-name="P14" draw:layer="layout" svg:x1="13.6cm" svg:y1="12.8cm" svg:x2="12.6cm" svg:y2="10.4cm" draw:start-shape="id37" draw:start-glue-point="3" draw:end-shape="id42" draw:end-glue-point="2" svg:d="M13600 12800h-1000v-2400" svg:viewBox="0 0 1001 2401">
          <text:p/>
        </draw:connector>
        <draw:connector draw:style-name="gr19" draw:text-style-name="P14" draw:layer="layout" svg:x1="13.6cm" svg:y1="12.8cm" svg:x2="6.4cm" svg:y2="10.4cm" draw:start-shape="id37" draw:start-glue-point="3" draw:end-shape="id41" draw:end-glue-point="2" svg:d="M13600 12800h-7200v-2400" svg:viewBox="0 0 7201 2401">
          <text:p/>
        </draw:connector>
        <draw:custom-shape draw:style-name="gr64" draw:text-style-name="P8" xml:id="id45" draw:id="id45" draw:layer="layout" svg:width="2.6cm" svg:height="2.1cm" svg:x="23.8cm" svg:y="8.5cm">
          <text:p text:style-name="P10">SOF</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14" draw:layer="layout" svg:x1="23.9cm" svg:y1="12.8cm" svg:x2="25.1cm" svg:y2="10.6cm" draw:start-shape="id39" draw:start-glue-point="1" draw:end-shape="id45" draw:end-glue-point="7" svg:d="M23900 12800h1200v-2200" svg:viewBox="0 0 1201 2201">
          <text:p/>
        </draw:connector>
        <anim:par presentation:node-type="timing-root">
          <anim:par smil:begin="id17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9"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71" draw:id="id171">
        <office:forms form:automatic-focus="false" form:apply-design-mode="false"/>
        <draw:frame presentation:style-name="pr1" draw:layer="layout" svg:width="20cm" svg:height="2cm" svg:x="1.4cm" svg:y="1.6cm" presentation:class="title">
          <draw:text-box>
            <text:p>TAG and TOKEN occurencies</text:p>
          </draw:text-box>
        </draw:frame>
        <draw:frame draw:style-name="gr65" draw:text-style-name="P14" draw:layer="layout" svg:width="11.699cm" svg:height="8.274cm" svg:x="0.981cm" svg:y="11.726cm">
          <draw:image xlink:href="Pictures/10000000000004A20000028A1B92B867AA73BE7B.png" xlink:type="simple" xlink:show="embed" xlink:actuate="onLoad">
            <text:p/>
          </draw:image>
        </draw:frame>
        <draw:frame draw:style-name="gr66" draw:text-style-name="P36" draw:layer="layout" svg:width="6.2cm" svg:height="1.2cm" svg:x="2.6cm" svg:y="12.2cm">
          <draw:text-box>
            <text:p><text:span text:style-name="T21">TOK</text:span><text:span text:style-name="T21">ENS </text:span><text:span text:style-name="T21">from </text:span><text:span text:style-name="T21">Bod</text:span><text:span text:style-name="T21">y</text:span></text:p>
          </draw:text-box>
        </draw:frame>
        <draw:g>
          <draw:frame draw:style-name="gr65" draw:text-style-name="P14" draw:layer="layout" svg:width="13.019cm" svg:height="8.026cm" svg:x="12.8cm" svg:y="3.774cm">
            <draw:image xlink:href="Pictures/10000201000004AE0000029DABC1CE4A6A22DABA.png" xlink:type="simple" xlink:show="embed" xlink:actuate="onLoad">
              <text:p/>
            </draw:image>
          </draw:frame>
          <draw:frame draw:style-name="gr67" draw:text-style-name="P36" draw:layer="layout" svg:width="2.539cm" svg:height="1.128cm" svg:x="14.764cm" svg:y="4.43cm">
            <draw:text-box>
              <text:p><text:span text:style-name="T9">TAG</text:span><text:span text:style-name="T20">R</text:span></text:p>
            </draw:text-box>
          </draw:frame>
        </draw:g>
        <draw:g>
          <draw:frame draw:style-name="gr65" draw:text-style-name="P14" draw:layer="layout" svg:width="11.8cm" svg:height="8.2cm" svg:x="1cm" svg:y="3.8cm">
            <draw:image xlink:href="Pictures/100002010000049C000002B05DD01AE21CCA4742.png" xlink:type="simple" xlink:show="embed" xlink:actuate="onLoad">
              <text:p/>
            </draw:image>
          </draw:frame>
          <draw:frame draw:style-name="gr68" draw:text-style-name="P36" draw:layer="layout" svg:width="2.025cm" svg:height="1.114cm" svg:x="2.967cm" svg:y="4.448cm">
            <draw:text-box>
              <text:p><text:span text:style-name="T9">TAG</text:span><text:span text:style-name="T20">A</text:span></text:p>
            </draw:text-box>
          </draw:frame>
        </draw:g>
        <draw:frame draw:style-name="gr65" draw:text-style-name="P14" draw:layer="layout" svg:width="13.12cm" svg:height="8.198cm" svg:x="12.68cm" svg:y="11.8cm">
          <draw:image xlink:href="Pictures/100000000000049C0000028ABF95944C43768D3D.png" xlink:type="simple" xlink:show="embed" xlink:actuate="onLoad">
            <text:p/>
          </draw:image>
        </draw:frame>
        <draw:frame draw:style-name="gr69" draw:text-style-name="P36" draw:layer="layout" svg:width="7.8cm" svg:height="0.806cm" svg:x="15.2cm" svg:y="12.356cm">
          <draw:text-box>
            <text:p><text:span text:style-name="T9">TOK</text:span><text:span text:style-name="T9">ENS </text:span><text:span text:style-name="T9">from </text:span><text:span text:style-name="T9">Title</text:span><text:span text:style-name="T9">s</text:span></text:p>
          </draw:text-box>
        </draw:frame>
        <anim:par presentation:node-type="timing-root">
          <anim:par smil:begin="id17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9"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72" draw:id="id172">
        <office:forms form:automatic-focus="false" form:apply-design-mode="false"/>
        <draw:frame presentation:style-name="pr3" draw:layer="layout" svg:width="22cm" svg:height="2.845cm" svg:x="1.4cm" svg:y="1.178cm" presentation:class="title" presentation:user-transformed="true">
          <draw:text-box>
            <text:p><text:s/>Lorenz curves / GINI indexes</text:p>
          </draw:text-box>
        </draw:frame>
        <draw:frame draw:style-name="gr65" draw:text-style-name="P14" draw:layer="layout" svg:width="9.456cm" svg:height="6.354cm" svg:x="0.944cm" svg:y="3.8cm">
          <draw:image xlink:href="Pictures/1000020100000177000000FCB7FC721544AA9E7D.png" xlink:type="simple" xlink:show="embed" xlink:actuate="onLoad">
            <text:p/>
          </draw:image>
        </draw:frame>
        <draw:custom-shape draw:style-name="gr70" draw:text-style-name="P37" draw:layer="layout" svg:width="7.9cm" svg:height="1.2cm" svg:x="2.1cm" svg:y="10.1cm">
          <text:p text:style-name="P10"><text:span text:style-name="T5">TAG</text:span><text:span text:style-name="T18">R</text:span><text:span text:style-name="T5"> GINI index: 0.94</text:span></text:p>
          <draw:enhanced-geometry svg:viewBox="0 0 21600 21600" draw:type="rectangle" draw:enhanced-path="M 0 0 L 21600 0 21600 21600 0 21600 0 0 Z N"/>
        </draw:custom-shape>
        <draw:frame draw:style-name="gr65" draw:text-style-name="P14" draw:layer="layout" svg:width="9.6cm" svg:height="6.451cm" svg:x="1cm" svg:y="11.933cm">
          <draw:image xlink:href="Pictures/1000020100000177000000FC86349E2FEE2C84C2.png" xlink:type="simple" xlink:show="embed" xlink:actuate="onLoad">
            <text:p/>
          </draw:image>
        </draw:frame>
        <draw:custom-shape draw:style-name="gr71" draw:text-style-name="P37" draw:layer="layout" svg:width="7.9cm" svg:height="1.1cm" svg:x="2.1cm" svg:y="18.3cm">
          <text:p text:style-name="P10"><text:span text:style-name="T5">Tokens GINI index: 0.90</text:span></text:p>
          <draw:enhanced-geometry svg:viewBox="0 0 21600 21600" draw:type="rectangle" draw:enhanced-path="M 0 0 L 21600 0 21600 21600 0 21600 0 0 Z N"/>
        </draw:custom-shape>
        <draw:custom-shape draw:style-name="gr71" draw:text-style-name="P37" draw:layer="layout" svg:width="7.9cm" svg:height="1.1cm" svg:x="12.7cm" svg:y="9.5cm">
          <text:p text:style-name="P10"><text:span text:style-name="T5">TAG</text:span><text:span text:style-name="T18">A</text:span><text:span text:style-name="T5"> GINI index: 0.91</text:span></text:p>
          <draw:enhanced-geometry svg:viewBox="0 0 21600 21600" draw:type="rectangle" draw:enhanced-path="M 0 0 L 21600 0 21600 21600 0 21600 0 0 Z N"/>
        </draw:custom-shape>
        <draw:custom-shape draw:style-name="gr72" draw:text-style-name="P25" draw:layer="layout" svg:width="13cm" svg:height="1.6cm" svg:x="11.736cm" svg:y="12.4cm">
          <text:p text:style-name="P10"><text:span text:style-name="T9">Less then 15 % of TAG or TOKEN</text:span></text:p>
          <text:p text:style-name="P10"><text:span text:style-name="T9">leads to ~ 90 % of POST representation</text:span></text:p>
          <draw:enhanced-geometry svg:viewBox="0 0 21600 21600" draw:type="rectangle" draw:enhanced-path="M 0 0 L 21600 0 21600 21600 0 21600 0 0 Z N"/>
        </draw:custom-shape>
        <draw:custom-shape draw:style-name="gr73" draw:text-style-name="P38" draw:layer="layout" svg:width="13.1cm" svg:height="1.8cm" svg:x="11.7cm" svg:y="17.1cm">
          <text:p text:style-name="P9"><text:span text:style-name="T22"/></text:p>
          <text:p text:style-name="P9"><text:span text:style-name="T22"><text:s text:c="26"/>  <text:s text:c="3"/></text:span></text:p>
          <draw:enhanced-geometry svg:viewBox="0 0 21600 21600" draw:type="rectangle" draw:enhanced-path="M 0 0 L 21600 0 21600 21600 0 21600 0 0 Z N"/>
        </draw:custom-shape>
        <draw:frame draw:style-name="gr74" draw:text-style-name="P10" draw:layer="layout" svg:width="5.571cm" svg:height="0.8cm" svg:x="12.072cm" svg:y="18.03cm">
          <draw:object xlink:href="./Object 1" xlink:type="simple" xlink:show="embed" xlink:actuate="onLoad">
            <loext:p/>
          </draw:object>
          <draw:image xlink:href="./ObjectReplacements/Object 1" xlink:type="simple" xlink:show="embed" xlink:actuate="onLoad"/>
        </draw:frame>
        <draw:frame draw:style-name="gr74" draw:text-style-name="P10" draw:layer="layout" svg:width="5.672cm" svg:height="0.8cm" svg:x="12.072cm" svg:y="17.23cm">
          <draw:object xlink:href="./Object 2" xlink:type="simple" xlink:show="embed" xlink:actuate="onLoad">
            <loext:p/>
          </draw:object>
          <draw:image xlink:href="./ObjectReplacements/Object 2" xlink:type="simple" xlink:show="embed" xlink:actuate="onLoad"/>
        </draw:frame>
        <draw:frame draw:name="Forme1" draw:style-name="gr75" draw:text-style-name="P39" draw:layer="layout" svg:width="8.413cm" svg:height="5.401cm" svg:x="12.2cm" svg:y="3.999cm">
          <draw:image xlink:href="Pictures/1000020100000177000000FCB7FC721544AA9E7D.png" xlink:type="simple" xlink:show="embed" xlink:actuate="onLoad">
            <text:p/>
          </draw:image>
        </draw:frame>
        <draw:frame draw:style-name="gr74" draw:text-style-name="P10" draw:layer="layout" svg:width="6.441cm" svg:height="0.725cm" svg:x="18.2cm" svg:y="17.7cm">
          <draw:object xlink:href="./Object 5" xlink:type="simple" xlink:show="embed" xlink:actuate="onLoad">
            <loext:p/>
          </draw:object>
          <draw:image xlink:href="./ObjectReplacements/Object 5" xlink:type="simple" xlink:show="embed" xlink:actuate="onLoad"/>
        </draw:frame>
        <draw:custom-shape draw:style-name="gr76" draw:text-style-name="P25" draw:layer="layout" svg:width="13cm" svg:height="1.6cm" svg:x="11.736cm" svg:y="14.8cm">
          <text:p/>
          <draw:enhanced-geometry svg:viewBox="0 0 21600 21600" draw:type="rectangle" draw:enhanced-path="M 0 0 L 21600 0 21600 21600 0 21600 0 0 Z N"/>
        </draw:custom-shape>
        <draw:frame draw:style-name="gr74" draw:text-style-name="P10" draw:layer="layout" svg:width="5cm" svg:height="1cm" svg:x="11.923cm" svg:y="15.1cm">
          <draw:object xlink:href="./Object 6" xlink:type="simple" xlink:show="embed" xlink:actuate="onLoad">
            <loext:p/>
          </draw:object>
          <draw:image xlink:href="./ObjectReplacements/Object 6" xlink:type="simple" xlink:show="embed" xlink:actuate="onLoad"/>
        </draw:frame>
        <draw:frame draw:style-name="gr74" draw:text-style-name="P10" draw:layer="layout" svg:width="5.541cm" svg:height="0.693cm" svg:x="17.4cm" svg:y="15.2cm">
          <draw:object xlink:href="./Object 7" xlink:type="simple" xlink:show="embed" xlink:actuate="onLoad">
            <loext:p/>
          </draw:object>
          <draw:image xlink:href="./ObjectReplacements/Object 7" xlink:type="simple" xlink:show="embed" xlink:actuate="onLoad"/>
        </draw:frame>
        <anim:par presentation:node-type="timing-root">
          <anim:par smil:begin="id17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9" draw:layer="layout" svg:width="17cm" svg:height="14cm" svg:x="2cm" svg:y="13cm" presentation:class="notes" presentation:placeholder="true">
            <draw:text-box/>
          </draw:frame>
        </presentation:notes>
      </draw:page>
      <draw:page draw:name="page9" draw:style-name="dp3" draw:master-page-name="Inspiration" presentation:presentation-page-layout-name="AL1T1" xml:id="id173" draw:id="id173">
        <draw:frame presentation:style-name="pr3" draw:text-style-name="P1" draw:layer="layout" svg:width="25.4cm" svg:height="2.845cm" svg:x="0.3cm" svg:y="1.178cm" presentation:class="title" presentation:user-transformed="true">
          <draw:text-box>
            <text:p><text:span text:style-name="T1"><text:s text:c="3"/></text:span><text:span text:style-name="T1">S</text:span><text:span text:style-name="T1">O</text:span><text:span text:style-name="T1">F </text:span><text:span text:style-name="T1">T</text:span><text:span text:style-name="T1">A</text:span><text:span text:style-name="T1">G</text:span><text:span text:style-name="T1">s </text:span><text:span text:style-name="T1">p</text:span><text:span text:style-name="T1">o</text:span><text:span text:style-name="T1">p</text:span><text:span text:style-name="T1">ul</text:span><text:span text:style-name="T1">a</text:span><text:span text:style-name="T1">rit</text:span><text:span text:style-name="T1">y </text:span><text:span text:style-name="T1">(</text:span><text:span text:style-name="T1">5</text:span><text:span text:style-name="T1">0</text:span><text:span text:style-name="T1">K </text:span><text:span text:style-name="T1">T</text:span><text:span text:style-name="T1">A</text:span><text:span text:style-name="T1">G</text:span><text:span text:style-name="T1">s)</text:span></text:p>
          </draw:text-box>
        </draw:frame>
        <draw:frame draw:style-name="gr77" draw:text-style-name="P14" draw:layer="layout" svg:width="25.481cm" svg:height="14.938cm" svg:x="0.919cm" svg:y="4.875cm">
          <draw:image xlink:href="Pictures/10000201000004AF000002BFAE1F53A35D79A5B5.png" xlink:type="simple" xlink:show="embed" xlink:actuate="onLoad">
            <text:p/>
          </draw:image>
        </draw:frame>
        <anim:par presentation:node-type="timing-root">
          <anim:par smil:begin="id17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40"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74" draw:id="id174">
        <draw:frame presentation:style-name="pr3" draw:layer="layout" svg:width="25.2cm" svg:height="2.845cm" svg:x="0.4cm" svg:y="1.178cm" presentation:class="title" presentation:user-transformed="true">
          <draw:text-box>
            <text:p>TAG<text:span text:style-name="T23">A</text:span> popularity in train sample : 25K Posts</text:p>
          </draw:text-box>
        </draw:frame>
        <draw:frame draw:style-name="gr65" draw:text-style-name="P14" draw:layer="layout" svg:width="24.6cm" svg:height="12.775cm" svg:x="1.2cm" svg:y="4.325cm">
          <draw:image xlink:href="Pictures/100002010000049C000002B05DD01AE21CCA4742.png" xlink:type="simple" xlink:show="embed" xlink:actuate="onLoad">
            <text:p/>
          </draw:image>
        </draw:frame>
        <draw:frame draw:style-name="gr78" draw:text-style-name="P41" draw:layer="layout" svg:width="11.345cm" svg:height="1.721cm" svg:x="7.856cm" svg:y="17.679cm">
          <draw:text-box>
            <text:p text:style-name="P9"><text:span text:style-name="T22">Perc</text:span><text:span text:style-name="T22">ent </text:span><text:span text:style-name="T22">of </text:span><text:span text:style-name="T22">TAG</text:span><text:span text:style-name="T24">R</text:span><text:span text:style-name="T22"> </text:span><text:span text:style-name="T22">issu</text:span><text:span text:style-name="T22">ed </text:span><text:span text:style-name="T22">from </text:span><text:span text:style-name="T22">TAG</text:span><text:span text:style-name="T24">A</text:span><text:span text:style-name="T22"> : </text:span><text:span text:style-name="T22">10%</text:span></text:p>
            <text:p text:style-name="P9"><text:span text:style-name="T22">P(T</text:span><text:span text:style-name="T22">AG</text:span><text:span text:style-name="T24">R</text:span><text:span text:style-name="T22"> </text:span><text:span text:style-name="T22">| </text:span><text:span text:style-name="T22">TAG</text:span><text:span text:style-name="T24">A</text:span><text:span text:style-name="T22">) = </text:span><text:span text:style-name="T22">90 </text:span><text:span text:style-name="T22">%</text:span></text:p>
          </draw:text-box>
        </draw:frame>
        <anim:par presentation:node-type="timing-root">
          <anim:par smil:begin="id17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9"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75" draw:id="id175">
        <draw:frame presentation:style-name="pr3" draw:layer="layout" svg:width="23.8cm" svg:height="2.845cm" svg:x="1.4cm" svg:y="1.178cm" presentation:class="title" presentation:user-transformed="true">
          <draw:text-box>
            <text:p><text:span text:style-name="T1"><text:s text:c="3"/></text:span><text:span text:style-name="T1">T</text:span><text:span text:style-name="T1">o</text:span><text:span text:style-name="T1">k</text:span><text:span text:style-name="T1">e</text:span><text:span text:style-name="T1">ni</text:span><text:span text:style-name="T1">z</text:span><text:span text:style-name="T1">e</text:span><text:span text:style-name="T1">d </text:span><text:span text:style-name="T1">tit</text:span><text:span text:style-name="T1">le</text:span><text:span text:style-name="T1">s </text:span><text:span text:style-name="T1">p</text:span><text:span text:style-name="T1">o</text:span><text:span text:style-name="T1">p</text:span><text:span text:style-name="T1">ul</text:span><text:span text:style-name="T1">a</text:span><text:span text:style-name="T1">rit</text:span><text:span text:style-name="T1">y </text:span><text:span text:style-name="T1">: </text:span><text:span text:style-name="T1">2</text:span><text:span text:style-name="T1">5</text:span><text:span text:style-name="T1">K </text:span><text:span text:style-name="T1">P</text:span><text:span text:style-name="T1">o</text:span><text:span text:style-name="T1">st</text:span><text:span text:style-name="T1">s</text:span></text:p>
          </draw:text-box>
        </draw:frame>
        <draw:frame draw:style-name="gr65" draw:text-style-name="P14" draw:layer="layout" svg:width="23.293cm" svg:height="12.829cm" svg:x="1.907cm" svg:y="4.971cm">
          <draw:image xlink:href="Pictures/100002010000049C0000028A2E6565CFC79BCF47.png" xlink:type="simple" xlink:show="embed" xlink:actuate="onLoad">
            <text:p/>
          </draw:image>
        </draw:frame>
        <draw:frame draw:style-name="gr79" draw:text-style-name="P41" draw:layer="layout" svg:width="11.345cm" svg:height="1.746cm" svg:x="7.755cm" svg:y="18.054cm">
          <draw:text-box>
            <text:p text:style-name="P9"><text:span text:style-name="T22">Perc</text:span><text:span text:style-name="T22">ent </text:span><text:span text:style-name="T22">of </text:span><text:span text:style-name="T22">TAG</text:span><text:span text:style-name="T24">R</text:span><text:span text:style-name="T22"> </text:span><text:span text:style-name="T22">issu</text:span><text:span text:style-name="T22">ed </text:span><text:span text:style-name="T22">from </text:span><text:span text:style-name="T22">titles </text:span><text:span text:style-name="T22">: </text:span><text:span text:style-name="T22">10%</text:span></text:p>
            <text:p text:style-name="P9"><text:span text:style-name="T22">P(T</text:span><text:span text:style-name="T22">AG</text:span><text:span text:style-name="T24">R</text:span><text:span text:style-name="T22"> </text:span><text:span text:style-name="T22">| </text:span><text:span text:style-name="T22">WO</text:span><text:span text:style-name="T22">RD</text:span><text:span text:style-name="T24">TI</text:span><text:span text:style-name="T24">TLE</text:span><text:span text:style-name="T22">) </text:span><text:span text:style-name="T22">= </text:span><text:span text:style-name="T22">40 </text:span><text:span text:style-name="T22">%</text:span></text:p>
          </draw:text-box>
        </draw:frame>
        <draw:line draw:style-name="gr21" draw:text-style-name="P14" draw:layer="layout" svg:x1="4.4cm" svg:y1="18.701cm" svg:x2="4.4cm" svg:y2="16.901cm">
          <text:p/>
        </draw:line>
        <anim:par presentation:node-type="timing-root">
          <anim:par smil:begin="id17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34" draw:layer="layout" svg:width="17cm" svg:height="14cm" svg:x="2cm" svg:y="13cm" presentation:class="notes" presentation:placeholder="true">
            <draw:text-box/>
          </draw:frame>
        </presentation:notes>
      </draw:page>
      <draw:page draw:name="page12" draw:style-name="dp3" draw:master-page-name="Inspiration" presentation:presentation-page-layout-name="AL1T1" xml:id="id176" draw:id="id176">
        <draw:frame presentation:style-name="pr3" draw:text-style-name="P1" draw:layer="layout" svg:width="25.4cm" svg:height="2.845cm" svg:x="0.3cm" svg:y="1.178cm" presentation:class="title" presentation:user-transformed="true">
          <draw:text-box>
            <text:p><text:span text:style-name="T1"><text:s text:c="3"/></text:span><text:span text:style-name="T1">T</text:span><text:span text:style-name="T1">o</text:span><text:span text:style-name="T1">k</text:span><text:span text:style-name="T1">e</text:span><text:span text:style-name="T1">ni</text:span><text:span text:style-name="T1">z</text:span><text:span text:style-name="T1">e</text:span><text:span text:style-name="T1">d </text:span><text:span text:style-name="T1">P</text:span><text:span text:style-name="T1">O</text:span><text:span text:style-name="T1">S</text:span><text:span text:style-name="T1">T </text:span><text:span text:style-name="T1">p</text:span><text:span text:style-name="T1">o</text:span><text:span text:style-name="T1">p</text:span><text:span text:style-name="T1">ul</text:span><text:span text:style-name="T1">a</text:span><text:span text:style-name="T1">rit</text:span><text:span text:style-name="T1">y </text:span><text:span text:style-name="T1">: </text:span><text:span text:style-name="T1">2</text:span><text:span text:style-name="T1">5</text:span><text:span text:style-name="T1">K </text:span><text:span text:style-name="T1">P</text:span><text:span text:style-name="T1">o</text:span><text:span text:style-name="T1">st</text:span><text:span text:style-name="T1">s</text:span></text:p>
          </draw:text-box>
        </draw:frame>
        <draw:frame draw:style-name="gr65" draw:text-style-name="P14" draw:layer="layout" svg:width="25.093cm" svg:height="13.751cm" svg:x="1.1cm" svg:y="4.095cm">
          <draw:image xlink:href="Pictures/10000000000004A20000028A1B92B867AA73BE7B.png" xlink:type="simple" xlink:show="embed" xlink:actuate="onLoad">
            <text:p/>
          </draw:image>
        </draw:frame>
        <draw:frame draw:style-name="gr80" draw:text-style-name="P42" draw:layer="layout" svg:width="11.345cm" svg:height="1.446cm" svg:x="7.856cm" svg:y="18.054cm">
          <draw:text-box>
            <text:p text:style-name="P9"><text:span text:style-name="T25">Perc</text:span><text:span text:style-name="T25">ent of </text:span><text:span text:style-name="T25">TAG</text:span><text:span text:style-name="T26">R</text:span><text:span text:style-name="T25"> </text:span><text:span text:style-name="T25">issue</text:span><text:span text:style-name="T25">d </text:span><text:span text:style-name="T25">from </text:span><text:span text:style-name="T25">Body</text:span><text:span text:style-name="T25">+Title </text:span><text:span text:style-name="T25">: 15%</text:span></text:p>
            <text:p text:style-name="P9"><text:span text:style-name="T25">P(TA</text:span><text:span text:style-name="T25">G</text:span><text:span text:style-name="T26">R</text:span><text:span text:style-name="T25"> | </text:span><text:span text:style-name="T25">WOR</text:span><text:span text:style-name="T25">D</text:span><text:span text:style-name="T26">TITLE+</text:span><text:span text:style-name="T26">Body</text:span><text:span text:style-name="T25">) = </text:span><text:span text:style-name="T25">15 %</text:span></text:p>
          </draw:text-box>
        </draw:frame>
        <draw:line draw:style-name="gr21" draw:text-style-name="P14" draw:layer="layout" svg:x1="3.9cm" svg:y1="18.7cm" svg:x2="3.9cm" svg:y2="16.9cm">
          <text:p/>
        </draw:line>
        <anim:par presentation:node-type="timing-root">
          <anim:par smil:begin="id17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40"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77" draw:id="id177">
        <draw:frame presentation:style-name="pr4" draw:layer="layout" svg:width="23.2cm" svg:height="3.15cm" svg:x="1.4cm" svg:y="1.025cm" presentation:class="title" presentation:user-transformed="true">
          <draw:text-box>
            <text:p>Hypothesis about TAG<text:span text:style-name="T23">A</text:span> statistics law</text:p>
          </draw:text-box>
        </draw:frame>
        <draw:frame draw:style-name="gr65" draw:text-style-name="P14" draw:layer="layout" svg:width="10.2cm" svg:height="7.4cm" svg:x="1.8cm" svg:y="5.8cm">
          <draw:image xlink:href="Pictures/100002010000017A000000FC70CE58E66A35D4DC.png" xlink:type="simple" xlink:show="embed" xlink:actuate="onLoad">
            <text:p/>
          </draw:image>
        </draw:frame>
        <draw:frame draw:style-name="gr65" draw:text-style-name="P14" draw:layer="layout" svg:width="10.503cm" svg:height="6.799cm" svg:x="13.4cm" svg:y="5.801cm">
          <draw:image xlink:href="Pictures/100000000000018D00000101DF038A26BF095368.png" xlink:type="simple" xlink:show="embed" xlink:actuate="onLoad">
            <text:p/>
          </draw:image>
        </draw:frame>
        <draw:custom-shape draw:style-name="gr81" draw:text-style-name="P43" draw:layer="layout" svg:width="19.8cm" svg:height="2.2cm" svg:x="2.4cm" svg:y="14cm">
          <text:list text:style-name="L2">
            <text:list-item>
              <text:p text:style-name="P9"><text:span text:style-name="T27">Shapiro / Wilk : Statistics= 0.014 / p-value ~ 0.0 </text:span></text:p>
            </text:list-item>
            <text:list-item>
              <text:p text:style-name="P9">Kolmogorov / Smirnov <text:s/>: Statistics= 0.93 / p-value~ 0.0</text:p>
            </text:list-item>
          </text:list>
          <draw:enhanced-geometry svg:viewBox="0 0 21600 21600" draw:type="rectangle" draw:enhanced-path="M 0 0 L 21600 0 21600 21600 0 21600 0 0 Z N"/>
        </draw:custom-shape>
        <draw:custom-shape draw:style-name="gr82" draw:text-style-name="P8" draw:layer="layout" svg:width="19.8cm" svg:height="2.2cm" svg:x="2.4cm" svg:y="16.6cm">
          <text:p text:style-name="P10">Null hypothesis is not very likely : <text:span text:style-name="T28">P(x|</text:span><text:span text:style-name="T29">H0</text:span><text:span text:style-name="T30">) <text:s/>~ 0</text:span> <text:s/></text:p>
          <draw:enhanced-geometry svg:viewBox="0 0 21600 21600" draw:type="rectangle" draw:enhanced-path="M 0 0 L 21600 0 21600 21600 0 21600 0 0 Z N"/>
        </draw:custom-shape>
        <draw:frame draw:style-name="gr83" draw:text-style-name="P44" draw:layer="layout" svg:width="8.71cm" svg:height="1cm" svg:x="2.945cm" svg:y="12.6cm">
          <draw:text-box>
            <text:p text:style-name="P10"><text:span text:style-name="T31">TAG</text:span><text:span text:style-name="T32">A</text:span><text:span text:style-name="T31"> </text:span><text:span text:style-name="T31">distri</text:span><text:span text:style-name="T31">butio</text:span><text:span text:style-name="T31">n &amp; </text:span><text:span text:style-name="T31">densi</text:span><text:span text:style-name="T31">ty </text:span><text:span text:style-name="T33">from </text:span><text:span text:style-name="T33">25K </text:span><text:span text:style-name="T33">POS</text:span><text:span text:style-name="T33">T</text:span></text:p>
          </draw:text-box>
        </draw:frame>
        <anim:par presentation:node-type="timing-root">
          <anim:par smil:begin="id17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34" draw:layer="layout" svg:width="17cm" svg:height="14cm" svg:x="2cm" svg:y="13cm" presentation:class="notes" presentation:placeholder="true">
            <draw:text-box/>
          </draw:frame>
        </presentation:notes>
      </draw:page>
      <draw:page draw:name="page14" draw:style-name="dp3" draw:master-page-name="Inspiration" presentation:presentation-page-layout-name="AL1T1" xml:id="id178" draw:id="id178">
        <office:forms form:automatic-focus="false" form:apply-design-mode="false"/>
        <draw:frame presentation:style-name="pr1" draw:layer="layout" svg:width="20cm" svg:height="2cm" svg:x="1.4cm" svg:y="1.6cm" presentation:class="title">
          <draw:text-box>
            <text:p>SOF SQL request reworked</text:p>
          </draw:text-box>
        </draw:frame>
        <draw:frame draw:style-name="gr65" draw:text-style-name="P14" draw:layer="layout" svg:width="24.3cm" svg:height="12.5cm" svg:x="1.2cm" svg:y="3.9cm">
          <draw:image xlink:href="Pictures/10000201000004A6000002E12C402B5DA8D58E7A.png" xlink:type="simple" xlink:show="embed" xlink:actuate="onLoad">
            <text:p/>
          </draw:image>
        </draw:frame>
        <draw:custom-shape draw:style-name="gr84" draw:text-style-name="P43" draw:layer="layout" svg:width="19.8cm" svg:height="1.6cm" svg:x="1.2cm" svg:y="16.6cm">
          <text:list text:style-name="L2">
            <text:list-item>
              <text:p text:style-name="P9">Percentage train title TAGs / SOF Tags ~ 12 %</text:p>
            </text:list-item>
          </text:list>
          <draw:enhanced-geometry svg:viewBox="0 0 21600 21600" draw:type="rectangle" draw:enhanced-path="M 0 0 L 21600 0 21600 21600 0 21600 0 0 Z N"/>
        </draw:custom-shape>
        <draw:custom-shape draw:style-name="gr85" draw:text-style-name="P43" draw:layer="layout" svg:width="19.8cm" svg:height="1.4cm" svg:x="1.3cm" svg:y="18.6cm">
          <text:list text:style-name="L2">
            <text:list-item>
              <text:p text:style-name="P9">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7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34" draw:layer="layout" svg:width="17cm" svg:height="14cm" svg:x="2cm" svg:y="13cm" presentation:class="notes" presentation:placeholder="true">
            <draw:text-box/>
          </draw:frame>
        </presentation:notes>
      </draw:page>
      <draw:page draw:name="page15" draw:style-name="dp3" draw:master-page-name="Inspiration" presentation:presentation-page-layout-name="AL1T1" xml:id="id179" draw:id="id179">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77" draw:text-style-name="P14" draw:layer="layout" svg:width="12.6cm" svg:height="12.1cm" svg:x="1cm" svg:y="4.8cm">
          <draw:image xlink:href="Pictures/10000201000004BB0000029ED4FDBAA3D97DFE64.png" xlink:type="simple" xlink:show="embed" xlink:actuate="onLoad">
            <text:p/>
          </draw:image>
        </draw:frame>
        <draw:frame draw:style-name="gr65" draw:text-style-name="P14" draw:layer="layout" svg:width="12.9cm" svg:height="12.22cm" svg:x="14cm" svg:y="4.802cm">
          <draw:image xlink:href="Pictures/10000201000004A6000002958AC656C452A53687.png" xlink:type="simple" xlink:show="embed" xlink:actuate="onLoad">
            <text:p/>
          </draw:image>
        </draw:frame>
        <draw:custom-shape draw:style-name="gr86" draw:text-style-name="P8" draw:layer="layout" svg:width="11.9cm" svg:height="1.6cm" svg:x="1.3cm" svg:y="17.4cm">
          <text:p text:style-name="P10">SOF TAGs</text:p>
          <draw:enhanced-geometry svg:viewBox="0 0 21600 21600" draw:type="rectangle" draw:enhanced-path="M 0 0 L 21600 0 21600 21600 0 21600 0 0 Z N"/>
        </draw:custom-shape>
        <draw:custom-shape draw:style-name="gr86" draw:text-style-name="P8"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7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29"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80" draw:id="id180">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ext:span><text:span text:style-name="T1">tu</text:span><text:span text:style-name="T1">d</text:span><text:span text:style-name="T1">y </text:span><text:span text:style-name="T1">a</text:span><text:span text:style-name="T1">s</text:span><text:span text:style-name="T1">u</text:span><text:span text:style-name="T1">m</text:span><text:span text:style-name="T1">pt</text:span><text:span text:style-name="T1">io</text:span><text:span text:style-name="T1">n</text:span><text:span text:style-name="T1">s</text:span></text:p>
          </draw:text-box>
        </draw:frame>
        <draw:custom-shape draw:style-name="gr87" draw:text-style-name="P11" draw:layer="layout" svg:width="19.8cm" svg:height="5.2cm" svg:x="3.2cm" svg:y="7.8cm">
          <text:list text:style-name="L2">
            <text:list-item>
              <text:p text:style-name="P9"><text:span text:style-name="T5">‘</text:span><text:span text:style-name="T5">Document’ used for ‘POST’</text:span></text:p>
              <text:list>
                <text:list-item>
                  <text:p text:style-name="P9"><text:span text:style-name="T5">POST = Body + Title</text:span></text:p>
                </text:list-item>
              </text:list>
            </text:list-item>
            <text:list-item>
              <text:p text:style-name="P9"><text:span text:style-name="T5">No normal probabilistic law</text:span></text:p>
              <text:p text:style-name="P9"><text:span text:style-name="T5"/></text:p>
            </text:list-item>
            <text:list-item>
              <text:p text:style-name="P9"><text:span text:style-name="T5">Bayesian asumptions :</text:span></text:p>
              <text:list>
                <text:list-item>
                  <text:p text:style-name="P9"><text:span text:style-name="T5">Documents are independantly generated </text:span></text:p>
                </text:list-item>
                <text:list-item>
                  <text:p text:style-name="P9"><text:span text:style-name="T5">Documents are identicaly distributed (same probability law)</text:span></text:p>
                </text:list-item>
              </text:list>
            </text:list-item>
          </text:list>
          <draw:enhanced-geometry svg:viewBox="0 0 21600 21600" draw:type="rectangle" draw:enhanced-path="M 0 0 L 21600 0 21600 21600 0 21600 0 0 Z N"/>
        </draw:custom-shape>
        <anim:par presentation:node-type="timing-root">
          <anim:par smil:begin="id18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81" draw:id="id181">
        <office:forms form:automatic-focus="false" form:apply-design-mode="false"/>
        <draw:polygon draw:style-name="gr88" draw:text-style-name="P13" draw:layer="layout" svg:width="11.199cm" svg:height="13.099cm" svg:x="15.4cm" svg:y="6.5cm" svg:viewBox="0 0 11200 13100" draw:points="0,2500 5400,2500 7400,0 11200,0 11200,13100 0,13100">
          <text:p/>
        </draw:polygon>
        <draw:frame presentation:style-name="pr3" draw:text-style-name="P45" draw:layer="layout" svg:width="25.4cm" svg:height="2.845cm" svg:x="0.3cm" svg:y="1.178cm" presentation:class="title" presentation:user-transformed="true">
          <draw:text-box>
            <text:p><text:span text:style-name="T34"><text:s text:c="3"/></text:span><text:span text:style-name="T34">D</text:span><text:span text:style-name="T34">at</text:span><text:span text:style-name="T34">a-</text:span><text:span text:style-name="T34">s</text:span><text:span text:style-name="T34">et </text:span><text:span text:style-name="T34">v</text:span><text:span text:style-name="T34">e</text:span><text:span text:style-name="T34">ct</text:span><text:span text:style-name="T34">or</text:span><text:span text:style-name="T34">iz</text:span><text:span text:style-name="T34">at</text:span><text:span text:style-name="T34">io</text:span><text:span text:style-name="T34">n </text:span><text:span text:style-name="T34">: </text:span><text:span text:style-name="T34">N</text:span><text:span text:style-name="T34">L</text:span><text:span text:style-name="T34">P </text:span><text:span text:style-name="T34">--</text:span><text:span text:style-name="T34">&gt; </text:span><text:span text:style-name="T34">W</text:span><text:span text:style-name="T34">or</text:span><text:span text:style-name="T34">d</text:span><text:span text:style-name="T34">s </text:span><text:span text:style-name="T34">E</text:span><text:span text:style-name="T34">m</text:span><text:span text:style-name="T34">b.</text:span></text:p>
          </draw:text-box>
        </draw:frame>
        <draw:custom-shape draw:style-name="gr89" draw:text-style-name="P12" xml:id="id47" draw:id="id47" draw:layer="layout" svg:width="6.6cm" svg:height="1.8cm" svg:x="6.9cm" svg:y="5.3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6" xml:id="id49" draw:id="id49" draw:layer="layout" svg:width="5.199cm" svg:height="1.399cm" svg:x="15.601cm" svg:y="9.601cm">
          <text:p text:style-name="P9"><text:span text:style-name="T36">Words embedding</text:span></text:p>
          <text:p text:style-name="P9"><text:span text:style-name="T36">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6.211cm" svg:x2="6.9cm" svg:y2="6.2cm" draw:start-shape="id46" draw:start-glue-point="1" draw:end-shape="id47" draw:end-glue-point="6" svg:d="M4400 6211h1250v-11h1250" svg:viewBox="0 0 2501 12">
          <text:p/>
        </draw:connector>
        <draw:connector draw:style-name="gr21" draw:text-style-name="P14" draw:layer="layout" draw:type="line" svg:x1="18.2cm" svg:y1="8cm" svg:x2="18.201cm" svg:y2="9.601cm" draw:start-shape="id48" draw:start-glue-point="2" draw:end-shape="id49" draw:end-glue-point="4" svg:d="M18200 8000l1 1601" svg:viewBox="0 0 2 1602">
          <text:p/>
        </draw:connector>
        <draw:connector draw:style-name="gr21" draw:text-style-name="P14" draw:layer="layout" draw:type="line" svg:x1="13.5cm" svg:y1="6.2cm" svg:x2="16cm" svg:y2="6.2cm" draw:start-shape="id47" draw:start-glue-point="10" draw:end-shape="id50" draw:end-glue-point="3" svg:d="M13500 6200h2500" svg:viewBox="0 0 2501 1">
          <text:p/>
        </draw:connector>
        <draw:frame draw:style-name="standard" xml:id="id51" draw:id="id51"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37">Features</text:span></text:p>
              </table:table-cell>
              <table:covered-table-cell/>
              <table:covered-table-cell/>
              <table:covered-table-cell/>
              <table:covered-table-cell/>
            </table:table-row>
            <table:table-row table:style-name="ro1" table:default-cell-style-name="ce3">
              <table:table-cell table:style-name="ce2">
                <text:p text:style-name="P10"><text:span text:style-name="T38">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39">DocN</text:span></text:p>
              </table:table-cell>
              <table:table-cell/>
              <table:table-cell/>
              <table:table-cell/>
              <table:table-cell/>
            </table:table-row>
          </table:table>
          <draw:image xlink:href="Pictures/TablePreview1.svm" xlink:type="simple" xlink:show="embed" xlink:actuate="onLoad"/>
        </draw:frame>
        <draw:connector draw:style-name="gr21" draw:text-style-name="P14" draw:layer="layout" draw:type="line" svg:x1="18.201cm" svg:y1="11cm" svg:x2="18.2cm" svg:y2="12.863cm" draw:start-shape="id49" draw:start-glue-point="8" draw:end-shape="id51" svg:d="M18201 11000l-1 1863" svg:viewBox="0 0 2 1864">
          <text:p/>
        </draw:connector>
        <draw:frame draw:style-name="gr91" draw:text-style-name="P20" draw:layer="layout" svg:width="5.6cm" svg:height="1cm" svg:x="15.6cm" svg:y="17.8cm">
          <draw:text-box>
            <text:p><text:span text:style-name="T9">Matr</text:span><text:span text:style-name="T9">ix</text:span></text:p>
          </draw:text-box>
        </draw:frame>
        <draw:custom-shape draw:style-name="gr92" draw:text-style-name="P8" xml:id="id52" draw:id="id52" draw:layer="layout" svg:width="4.4cm" svg:height="1.399cm" svg:x="8.5cm" svg:y="14.601cm">
          <text:p text:style-name="P10"><text:span text:style-name="T35">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6.25cm" svg:y1="15.292cm" svg:x2="12.9cm" svg:y2="15.301cm" draw:start-shape="id51" draw:end-shape="id52" draw:end-glue-point="10" svg:d="M16250 15292l-3350 9" svg:viewBox="0 0 3351 10">
          <text:p/>
        </draw:connector>
        <draw:connector draw:style-name="gr21" draw:text-style-name="P14" draw:layer="layout" draw:type="line" svg:x1="8.5cm" svg:y1="15.301cm" svg:x2="4.326cm" svg:y2="15.3cm" draw:start-shape="id52" draw:start-glue-point="6" svg:d="M8500 15301l-4174-1" svg:viewBox="0 0 4175 2">
          <text:p/>
        </draw:connector>
        <draw:custom-shape draw:style-name="gr93" draw:text-style-name="P43" xml:id="id53" draw:id="id53" draw:layer="layout" svg:width="3.799cm" svg:height="0.799cm" svg:x="22.401cm" svg:y="7.701cm">
          <text:p text:style-name="P9"><text:span text:style-name="T35">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8" xml:id="id54" draw:id="id54" draw:layer="layout" svg:width="3.799cm" svg:height="0.7cm" svg:x="22.401cm" svg:y="9.95cm">
          <text:p text:style-name="P10"><text:span text:style-name="T35">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8" xml:id="id55" draw:id="id55" draw:layer="layout" svg:width="3.799cm" svg:height="0.8cm" svg:x="22.401cm" svg:y="11.7cm">
          <text:p text:style-name="P10"><text:span text:style-name="T35">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22.401cm" svg:y1="8.101cm" svg:x2="20.8cm" svg:y2="10.301cm" draw:start-shape="id53" draw:start-glue-point="6" draw:end-shape="id49" draw:end-glue-point="10" svg:d="M22401 8101h-801v2200h-800" svg:viewBox="0 0 1602 2201">
          <text:p/>
        </draw:connector>
        <draw:connector draw:style-name="gr40" draw:text-style-name="P14" draw:layer="layout" svg:x1="22.401cm" svg:y1="10.3cm" svg:x2="20.8cm" svg:y2="10.301cm" draw:start-shape="id54" draw:start-glue-point="6" draw:end-shape="id49" draw:end-glue-point="10" svg:d="M22401 10300h-801v1h-800" svg:viewBox="0 0 1602 2">
          <text:p/>
        </draw:connector>
        <draw:connector draw:style-name="gr40" draw:text-style-name="P14" draw:layer="layout" svg:x1="22.401cm" svg:y1="12.1cm" svg:x2="20.8cm" svg:y2="10.3cm" draw:start-shape="id55" draw:start-glue-point="6" draw:end-shape="id49" svg:d="M22401 12100h-801v-1800h-800" svg:viewBox="0 0 1602 1801">
          <text:p/>
        </draw:connector>
        <draw:custom-shape draw:style-name="gr96" draw:text-style-name="P47" xml:id="id57" draw:id="id57" draw:layer="layout" svg:width="3.6cm" svg:height="1.2cm" svg:x="6.8cm" svg:y="12.2cm">
          <text:p text:style-name="P9"><text:span text:style-name="T40">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7" xml:id="id56" draw:id="id56" draw:layer="layout" svg:width="4cm" svg:height="1.2cm" svg:x="10.8cm" svg:y="12.2cm">
          <text:p text:style-name="P9"><text:span text:style-name="T40">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8cm" svg:y1="13.4cm" svg:x2="10.7cm" svg:y2="14.601cm" draw:start-shape="id56" draw:start-glue-point="8" draw:end-shape="id52" svg:d="M12800 13400v601h-2100v600" svg:viewBox="0 0 2101 1202">
          <text:p/>
        </draw:connector>
        <draw:connector draw:style-name="gr40" draw:text-style-name="P14" draw:layer="layout" svg:x1="8.6cm" svg:y1="13.4cm" svg:x2="10.7cm" svg:y2="14.601cm" draw:start-shape="id57" draw:start-glue-point="8" draw:end-shape="id52" draw:end-glue-point="4" svg:d="M8600 13400v601h2100v600" svg:viewBox="0 0 2101 1202">
          <text:p/>
        </draw:connector>
        <draw:custom-shape draw:style-name="gr92" draw:text-style-name="P8" xml:id="id58" draw:id="id58" draw:layer="layout" svg:width="4.4cm" svg:height="1.399cm" svg:x="8.501cm" svg:y="16.501cm">
          <text:p text:style-name="P10"><text:span text:style-name="T35">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6.25cm" svg:y1="15.292cm" svg:x2="12.901cm" svg:y2="17.2cm" draw:start-shape="id51" draw:start-glue-point="3" draw:end-shape="id58" svg:d="M16250 15292h-1674v1908h-1675" svg:viewBox="0 0 3350 1909">
          <text:p/>
        </draw:connector>
        <draw:connector draw:style-name="gr21" draw:text-style-name="P14" draw:layer="layout" svg:x1="8.501cm" svg:y1="17.201cm" svg:x2="4.326cm" svg:y2="15.3cm" draw:start-shape="id58" draw:start-glue-point="6" svg:d="M8501 17201h-2338v-1901h-1837" svg:viewBox="0 0 4176 1902">
          <text:p/>
        </draw:connector>
        <draw:g xml:id="id46" draw:id="id46">
          <draw:frame draw:style-name="gr98" draw:text-style-name="P20" draw:layer="layout" svg:width="3.5cm" svg:height="1.182cm" svg:x="0.9cm" svg:y="6.618cm">
            <draw:text-box>
              <text:p><text:span text:style-name="T9">POS</text:span><text:span text:style-name="T9">T</text:span></text:p>
            </draw:text-box>
          </draw:frame>
          <draw:custom-shape draw:style-name="gr99" draw:text-style-name="P8" draw:layer="layout" svg:width="1.436cm" svg:height="1.273cm" svg:x="1.797cm" svg:y="5.0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1cm" svg:x="1.978cm" svg:y="4.8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8" draw:layer="layout" svg:width="1.436cm" svg:height="1.272cm" svg:x="2.158cm" svg:y="4.6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46" draw:text-style-name="P8" draw:layer="layout" svg:width="2.487cm" svg:height="2.568cm" svg:x="1.5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7" draw:layer="layout" svg:width="4.447cm" svg:height="0.962cm" svg:x="1.353cm" svg:y="16.8cm">
            <draw:text-box>
              <text:p>Benchmark</text:p>
            </draw:text-box>
          </draw:frame>
          <draw:custom-shape draw:style-name="gr48" draw:text-style-name="P26" draw:layer="layout" svg:width="1.493cm" svg:height="1.199cm" svg:x="2.182cm" svg:y="15.5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60" draw:text-style-name="P14" xml:id="id59" draw:id="id59" draw:layer="layout" draw:type="line" svg:x1="1.598cm" svg:y1="8.671cm" svg:x2="20.512cm" svg:y2="8.671cm" svg:d="M1598 8671h18914" svg:viewBox="0 0 18915 1">
          <text:p/>
        </draw:connector>
        <draw:connector draw:style-name="gr60" draw:text-style-name="P14" xml:id="id60" draw:id="id60" draw:layer="layout" draw:type="line" svg:x1="20.512cm" svg:y1="8.671cm" svg:x2="23.158cm" svg:y2="5.318cm" draw:start-shape="id59" draw:start-glue-point="3" svg:d="M20512 8671l2646-3353" svg:viewBox="0 0 2647 3354">
          <text:p/>
        </draw:connector>
        <draw:connector draw:style-name="gr60" draw:text-style-name="P14" draw:layer="layout" draw:type="line" svg:x1="23.158cm" svg:y1="5.318cm" svg:x2="26.694cm" svg:y2="5.292cm" draw:start-shape="id60" draw:start-glue-point="3" svg:d="M23158 5318l3536-26" svg:viewBox="0 0 3537 27">
          <text:p/>
        </draw:connector>
        <draw:g xml:id="id48" draw:id="id48">
          <draw:custom-shape draw:style-name="gr102" draw:text-style-name="P35" xml:id="id50" draw:id="id50" draw:layer="layout" svg:width="4.4cm" svg:height="3.6cm" draw:transform="rotate (-3.14159265358979) translate (20.4cm 8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103" draw:text-style-name="P48" draw:layer="layout" svg:width="3cm" svg:height="0.571cm" svg:x="16.3cm" svg:y="4.5cm">
            <text:p><text:span text:style-name="T33">BODY+TITLE</text:span></text:p>
            <draw:enhanced-geometry svg:viewBox="0 0 21600 21600" draw:type="rectangle" draw:enhanced-path="M 0 0 L 21600 0 21600 21600 0 21600 0 0 Z N"/>
          </draw:custom-shape>
        </draw:g>
        <anim:par presentation:node-type="timing-root">
          <anim:par smil:begin="id18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40"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82" draw:id="id182">
        <office:forms form:automatic-focus="false" form:apply-design-mode="false"/>
        <draw:frame presentation:style-name="pr1" draw:layer="layout" svg:width="20cm" svg:height="2cm" svg:x="1.4cm" svg:y="1.6cm" presentation:class="title" presentation:user-transformed="true">
          <draw:text-box>
            <text:p>Vectorization process</text:p>
          </draw:text-box>
        </draw:frame>
        <draw:custom-shape draw:style-name="gr104" draw:text-style-name="P49" draw:layer="layout" svg:width="24.1cm" svg:height="6.9cm" svg:x="1.3cm" svg:y="10.3cm">
          <text:p text:style-name="P9"><text:span text:style-name="T5">Co-occurency :  (1,1)→ (N,M): </text:span></text:p>
          <text:list text:style-name="L2">
            <text:list-item>
              <text:p text:style-name="P9"><text:span text:style-name="T5">« Expression Reguliere» </text:span><text:span text:style-name="T41">↔</text:span><text:span text:style-name="T5"> <text:s/>TAG</text:span><text:span text:style-name="T18">R</text:span></text:p>
            </text:list-item>
          </text:list>
          <text:p text:style-name="P9"><text:span text:style-name="T5"/></text:p>
          <text:list text:continue-numbering="true" text:style-name="L2">
            <text:list-item>
              <text:list>
                <text:list-item>
                  <text:p text:style-name="P9"><text:span text:style-name="T5">Measure of likehood (2,2) :  </text:span></text:p>
                  <text:p text:style-name="P9"><text:span text:style-name="T5"/></text:p>
                  <text:p text:style-name="P9"><text:span text:style-name="T5"/></text:p>
                </text:list-item>
                <text:list-item>
                  <text:p text:style-name="P9"><text:span text:style-name="T5">Generalization : </text:span></text:p>
                </text:list-item>
              </text:list>
            </text:list-item>
          </text:list>
          <text:p text:style-name="P9"><text:span text:style-name="T5"><text:s/></text:span></text:p>
          <text:p text:style-name="P10"><text:span text:style-name="T6">POST are regarded independantly from each-others</text:span></text:p>
          <draw:enhanced-geometry svg:viewBox="0 0 21600 21600" draw:type="rectangle" draw:enhanced-path="M 0 0 L 21600 0 21600 21600 0 21600 0 0 Z N"/>
        </draw:custom-shape>
        <draw:frame draw:style-name="gr74" draw:text-style-name="P10" draw:layer="layout" svg:width="10cm" svg:height="1.2cm" svg:x="11.507cm" svg:y="12.623cm">
          <draw:object xlink:href="./Object 3" xlink:type="simple" xlink:show="embed" xlink:actuate="onLoad">
            <loext:p/>
          </draw:object>
          <draw:image xlink:href="./ObjectReplacements/Object 3" xlink:type="simple" xlink:show="embed" xlink:actuate="onLoad"/>
        </draw:frame>
        <draw:frame draw:style-name="gr74" draw:text-style-name="P10" draw:layer="layout" svg:width="10.528cm" svg:height="1.168cm" svg:x="7.772cm" svg:y="14.8cm">
          <draw:object xlink:href="./Object 4" xlink:type="simple" xlink:show="embed" xlink:actuate="onLoad">
            <loext:p/>
          </draw:object>
          <draw:image xlink:href="./ObjectReplacements/Object 4" xlink:type="simple" xlink:show="embed" xlink:actuate="onLoad"/>
        </draw:frame>
        <draw:custom-shape draw:style-name="gr105" draw:text-style-name="P49" draw:layer="layout" svg:width="24.1cm" svg:height="4.8cm" svg:x="1.3cm" svg:y="5.1cm">
          <text:p text:style-name="P9"><text:span text:style-name="T5">TF-IDF : Token Frequency / Inverse Documents Frequency</text:span></text:p>
          <text:list text:style-name="L2">
            <text:list-item>
              <text:p text:style-name="P9"><text:span text:style-name="T27">TF : The most a </text:span><text:span text:style-name="T5">TOKEN is frequent in a POST, </text:span></text:p>
            </text:list-item>
          </text:list>
          <text:p text:style-name="P9"><text:span text:style-name="T5"><text:s text:c="4"/></text:span><text:span text:style-name="T5">the most this Token represents the POST</text:span></text:p>
          <text:list text:continue-numbering="true" text:style-name="L2">
            <text:list-item>
              <text:p text:style-name="P9"><text:span text:style-name="T5">IDF : The most this TOKEN is frequent in other POST, less TF is valuated</text:span></text:p>
            </text:list-item>
          </text:list>
          <text:p text:style-name="P10"><text:span text:style-name="T6"/></text:p>
          <text:p text:style-name="P10"><text:span text:style-name="T42">Higher TOKEN values of TF-IDF from a POST discriminate this POST against others.</text:span></text:p>
          <draw:enhanced-geometry svg:viewBox="0 0 21600 21600" draw:type="rectangle" draw:enhanced-path="M 0 0 L 21600 0 21600 21600 0 21600 0 0 Z N"/>
        </draw:custom-shape>
        <draw:custom-shape draw:style-name="gr106" draw:text-style-name="P18" draw:layer="layout" svg:width="17.4cm" svg:height="1.6cm" svg:x="4.6cm" svg:y="17.4cm">
          <text:p text:style-name="P10"><text:span text:style-name="T5">POST are digitalized independantly of TOKEN order</text:span></text:p>
          <draw:enhanced-geometry svg:viewBox="0 0 21600 21600" draw:type="rectangle" draw:enhanced-path="M 0 0 L 21600 0 21600 21600 0 21600 0 0 Z N"/>
        </draw:custom-shape>
        <anim:par presentation:node-type="timing-root">
          <anim:par smil:begin="id18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29"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83" draw:id="id183">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06" draw:text-style-name="P18" draw:layer="layout" svg:width="17.4cm" svg:height="1.6cm" svg:x="4.8cm" svg:y="10.6cm">
          <text:p text:style-name="P10"><text:span text:style-name="T5">STATISTICAL METHODS</text:span></text:p>
          <draw:enhanced-geometry svg:viewBox="0 0 21600 21600" draw:type="rectangle" draw:enhanced-path="M 0 0 L 21600 0 21600 21600 0 21600 0 0 Z N"/>
        </draw:custom-shape>
        <anim:par presentation:node-type="timing-root">
          <anim:par smil:begin="id18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34" draw:layer="layout" svg:width="17cm" svg:height="14cm" svg:x="2cm" svg:y="13cm" presentation:class="notes" presentation:placeholder="true">
            <draw:text-box/>
          </draw:frame>
        </presentation:notes>
      </draw:page>
      <draw:page draw:name="page20" draw:style-name="dp3" draw:master-page-name="Inspiration" presentation:presentation-page-layout-name="AL1T1" xml:id="id184" draw:id="id184">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107" draw:text-style-name="P8" xml:id="id62" draw:id="id62" draw:layer="layout" svg:width="6.6cm" svg:height="1.8cm" svg:x="6.9cm" svg:y="5.501cm">
          <text:p text:style-name="P10"><text:span text:style-name="T35">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8" draw:text-style-name="P14" draw:layer="layout" svg:x1="4.5cm" svg:y1="6.411cm" svg:x2="6.9cm" svg:y2="6.401cm" draw:start-shape="id61" draw:start-glue-point="1" draw:end-shape="id62" draw:end-glue-point="6" svg:d="M4500 6411h1200v-10h1200" svg:viewBox="0 0 2401 11">
          <text:p/>
        </draw:connector>
        <draw:custom-shape draw:style-name="gr109" draw:text-style-name="P25" xml:id="id63" draw:id="id63" draw:layer="layout" svg:width="2.7cm" svg:height="4cm" svg:x="16.7cm" svg:y="4.401cm">
          <text:p><text:span text:style-name="T9">Dataset =</text:span></text:p>
          <text:p><text:span text:style-name="T9">{Terms}</text:span></text:p>
          <draw:enhanced-geometry svg:viewBox="0 0 21600 21600" draw:type="rectangle" draw:enhanced-path="M 0 0 L 21600 0 21600 21600 0 21600 0 0 Z N"/>
        </draw:custom-shape>
        <draw:connector draw:style-name="gr108" draw:text-style-name="P14" draw:layer="layout" draw:type="line" svg:x1="13.5cm" svg:y1="6.401cm" svg:x2="16.7cm" svg:y2="6.401cm" draw:start-shape="id62" draw:start-glue-point="10" draw:end-shape="id63" draw:end-glue-point="3" svg:d="M13500 6401h3200" svg:viewBox="0 0 3201 1">
          <text:p/>
        </draw:connector>
        <draw:custom-shape draw:style-name="gr110" draw:text-style-name="P50" xml:id="id66" draw:id="id66" draw:layer="layout" svg:width="3.199cm" svg:height="0.799cm" svg:x="5.101cm" svg:y="9.101cm">
          <text:p text:style-name="P9"><text:span text:style-name="T35">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1" xml:id="id65" draw:id="id65" draw:layer="layout" svg:width="2.799cm" svg:height="0.799cm" svg:x="8.501cm" svg:y="9.101cm">
          <text:p text:style-name="P9"><text:span text:style-name="T35">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2" xml:id="id64" draw:id="id64" draw:layer="layout" svg:width="2.799cm" svg:height="0.799cm" svg:x="11.901cm" svg:y="9.101cm">
          <text:p text:style-name="P9"><text:span text:style-name="T40">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svg:x1="13.301cm" svg:y1="9.101cm" svg:x2="10.2cm" svg:y2="7.301cm" draw:start-shape="id64" draw:start-glue-point="4" draw:end-shape="id62" draw:end-glue-point="8" svg:d="M13301 9101v-900h-3101v-900" svg:viewBox="0 0 3102 1801">
          <text:p/>
        </draw:connector>
        <draw:connector draw:style-name="gr112" draw:text-style-name="P14" draw:layer="layout" svg:x1="9.9cm" svg:y1="9.101cm" svg:x2="10.2cm" svg:y2="7.301cm" draw:start-shape="id65" draw:end-shape="id62" svg:d="M9900 9101v-900h300v-900" svg:viewBox="0 0 301 1801">
          <text:p/>
        </draw:connector>
        <draw:connector draw:style-name="gr112" draw:text-style-name="P14" draw:layer="layout" svg:x1="6.701cm" svg:y1="9.101cm" svg:x2="10.2cm" svg:y2="7.301cm" draw:start-shape="id66" draw:start-glue-point="4" draw:end-shape="id62" svg:d="M6701 9101v-900h3499v-900" svg:viewBox="0 0 3500 1801">
          <text:p/>
        </draw:connector>
        <draw:custom-shape draw:style-name="gr113" draw:text-style-name="P53" xml:id="id67" draw:id="id67" draw:layer="layout" svg:width="4.6cm" svg:height="1.399cm" svg:x="14cm" svg:y="12.801cm">
          <text:p text:style-name="P10"><text:span text:style-name="T40">Stop words </text:span></text:p>
          <text:p text:style-name="P10"><text:span text:style-name="T40">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draw:line-skew="-1.851cm" svg:x1="16.3cm" svg:y1="12.801cm" svg:x2="10.2cm" svg:y2="7.301cm" draw:start-shape="id67" draw:start-glue-point="4" draw:end-shape="id62" svg:d="M16300 12801v-4601h-6100v-899" svg:viewBox="0 0 6101 5501">
          <text:p/>
        </draw:connector>
        <draw:g xml:id="id61" draw:id="id61">
          <draw:frame draw:style-name="gr114" draw:text-style-name="P20" draw:layer="layout" svg:width="3.5cm" svg:height="1.182cm" svg:x="1cm" svg:y="6.818cm">
            <draw:text-box>
              <text:p><text:span text:style-name="T9">Que</text:span><text:span text:style-name="T9">stion</text:span><text:span text:style-name="T9">s</text:span></text:p>
            </draw:text-box>
          </draw:frame>
          <draw:custom-shape draw:style-name="gr115" draw:text-style-name="P8"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6" draw:text-style-name="P8"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7" draw:text-style-name="P8"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8" draw:text-style-name="P46" xml:id="id68" draw:id="id68" draw:layer="layout" svg:width="4.036cm" svg:height="4.4cm" svg:x="21.464cm" svg:y="10.4cm">
          <text:p text:style-name="P9"><text:span text:style-name="T33">Best, </text:span></text:p>
          <text:p text:style-name="P9"><text:span text:style-name="T33">Way,</text:span></text:p>
          <text:p text:style-name="P9"><text:span text:style-name="T33">Greatings, </text:span></text:p>
          <text:p text:style-name="P9"><text:span text:style-name="T33">Would</text:span></text:p>
          <text:p text:style-name="P9"><text:span text:style-name="T33">Something, </text:span></text:p>
          <text:p text:style-name="P9"><text:span text:style-name="T33">Thing,</text:span></text:p>
          <text:p text:style-name="P9"><text:span text:style-name="T33">Application…</text:span></text:p>
          <text:p text:style-name="P9"><text:span text:style-name="T33">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9" draw:text-style-name="P14" draw:layer="layout" draw:type="line" svg:x1="18.6cm" svg:y1="13.501cm" svg:x2="21.464cm" svg:y2="12.6cm" draw:start-shape="id67" draw:start-glue-point="10" draw:end-shape="id68" svg:d="M18600 13501l2864-901" svg:viewBox="0 0 2865 902">
          <text:p/>
        </draw:connector>
        <anim:par presentation:node-type="timing-root">
          <anim:par smil:begin="id18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34"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85" draw:id="id185">
        <office:forms form:automatic-focus="false" form:apply-design-mode="false"/>
        <draw:polygon draw:style-name="gr88" draw:text-style-name="P13" draw:layer="layout" svg:width="12.399cm" svg:height="9.199cm" svg:x="13.2cm" svg:y="6.6cm" svg:viewBox="0 0 12400 9200" draw:points="0,0 0,9200 12400,9200 12400,4600 12400,0">
          <text:p/>
        </draw:polygon>
        <draw:frame presentation:style-name="pr3" draw:text-style-name="P1" draw:layer="layout" svg:width="24.8cm" svg:height="2.845cm" svg:x="0.5cm" svg:y="1.178cm" presentation:class="title" presentation:user-transformed="true">
          <draw:text-box>
            <text:p><text:span text:style-name="T1">S</text:span><text:span text:style-name="T1">ta</text:span><text:span text:style-name="T1">ti</text:span><text:span text:style-name="T1">st</text:span><text:span text:style-name="T1">ic</text:span><text:span text:style-name="T1">al </text:span><text:span text:style-name="T1">m</text:span><text:span text:style-name="T1">et</text:span><text:span text:style-name="T1">h</text:span><text:span text:style-name="T1">o</text:span><text:span text:style-name="T1">d</text:span><text:span text:style-name="T1">s</text:span></text:p>
          </draw:text-box>
        </draw:frame>
        <draw:frame draw:style-name="standard" draw:layer="layout" svg:width="5.846cm" svg:height="6.22cm" svg:x="7.033cm" svg:y="7.0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6">TOKEN vocabulary</text:span></text:p>
              </table:table-cell>
              <table:covered-table-cell/>
              <table:covered-table-cell/>
              <table:covered-table-cell/>
              <table:covered-table-cell/>
            </table:table-row>
            <table:table-row table:style-name="ro1" table:default-cell-style-name="ce6">
              <table:table-cell table:style-name="ce5">
                <text:p><text:span text:style-name="T38">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39">DocK</text:span></text:p>
              </table:table-cell>
              <table:table-cell>
                <text:p><text:span text:style-name="T39">W</text:span><text:span text:style-name="T43">k1</text:span></text:p>
              </table:table-cell>
              <table:table-cell/>
              <table:table-cell/>
              <table:table-cell>
                <text:p><text:span text:style-name="T39">W</text:span><text:span text:style-name="T43">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39">DocN</text:span></text:p>
              </table:table-cell>
              <table:table-cell/>
              <table:table-cell/>
              <table:table-cell/>
              <table:table-cell/>
            </table:table-row>
          </table:table>
          <draw:image xlink:href="Pictures/TablePreview2.svm" xlink:type="simple" xlink:show="embed" xlink:actuate="onLoad"/>
        </draw:frame>
        <draw:frame draw:style-name="gr120" draw:text-style-name="P54" draw:layer="layout" svg:width="19.971cm" svg:height="1.2cm" svg:x="1.4cm" svg:y="4.2cm">
          <draw:text-box>
            <text:p><text:span text:style-name="T5">Pre</text:span><text:span text:style-name="T5">dict</text:span><text:span text:style-name="T5">ion </text:span><text:span text:style-name="T5">is </text:span><text:span text:style-name="T5">bas</text:span><text:span text:style-name="T5">ed </text:span><text:span text:style-name="T5">on </text:span><text:span text:style-name="T5">stat</text:span><text:span text:style-name="T5">istic</text:span><text:span text:style-name="T5">s of </text:span><text:span text:style-name="T5">feat</text:span><text:span text:style-name="T5">ure</text:span><text:span text:style-name="T5">s </text:span><text:span text:style-name="T5">ove</text:span><text:span text:style-name="T5">r </text:span><text:span text:style-name="T5">the </text:span><text:span text:style-name="T5">wh</text:span><text:span text:style-name="T5">ole </text:span><text:span text:style-name="T5">cor</text:span><text:span text:style-name="T5">pus</text:span><text:span text:style-name="T5">.</text:span></text:p>
          </draw:text-box>
        </draw:frame>
        <draw:custom-shape draw:style-name="gr121" draw:text-style-name="P55" draw:layer="layout" svg:width="4.4cm" svg:height="1.2cm" svg:x="14.3cm" svg:y="10.4cm">
          <text:p text:style-name="P10"><text:span text:style-name="T7">Extract : F(Weigh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4" draw:layer="layout" svg:x1="12.879cm" svg:y1="11cm" svg:x2="14.3cm" svg:y2="11cm">
          <text:p/>
        </draw:line>
        <draw:line draw:style-name="gr21" draw:text-style-name="P14" draw:layer="layout" svg:x1="18.7cm" svg:y1="11cm" svg:x2="20.1cm" svg:y2="11cm">
          <text:p/>
        </draw:line>
        <draw:custom-shape draw:style-name="gr122" draw:text-style-name="P26" xml:id="id70" draw:id="id70" draw:layer="layout" svg:width="4.4cm" svg:height="1.2cm" svg:x="1.2cm" svg:y="10.5cm">
          <text:p text:style-name="P10"><text:span text:style-name="T7">Vectorization</text:span></text:p>
          <text:p text:style-name="P10"><text:span text:style-name="T7">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9" draw:id="id69">
          <draw:custom-shape draw:style-name="gr41" draw:text-style-name="P8" draw:layer="layout" svg:width="2.6cm" svg:height="2.4cm" svg:x="2.1cm" svg:y="6.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3" draw:text-style-name="P15" draw:layer="layout" svg:width="1.459cm" svg:height="0.645cm" svg:x="2.671cm" svg:y="8.574cm">
            <draw:text-box>
              <text:p><text:span text:style-name="T7">POST</text:span></text:p>
            </draw:text-box>
          </draw:frame>
        </draw:g>
        <draw:connector draw:style-name="gr21" draw:text-style-name="P14" draw:layer="layout" draw:type="line" svg:x1="3.4cm" svg:y1="9.219cm" svg:x2="3.4cm" svg:y2="10.5cm" draw:start-shape="id69" draw:start-glue-point="2" draw:end-shape="id70" draw:end-glue-point="4" svg:d="M3400 9219v1281" svg:viewBox="0 0 1 1282">
          <text:p/>
        </draw:connector>
        <draw:line draw:style-name="gr21" draw:text-style-name="P14" draw:layer="layout" svg:x1="5.6cm" svg:y1="11.1cm" svg:x2="7.033cm" svg:y2="11.1cm">
          <text:p/>
        </draw:line>
        <draw:custom-shape draw:style-name="gr64" draw:text-style-name="P53" xml:id="id71" draw:id="id71" draw:layer="layout" svg:width="2.6cm" svg:height="2.1cm" svg:x="15cm" svg:y="13cm">
          <text:p text:style-name="P10"><text:span text:style-name="T33">TAG</text:span><text:span text:style-name="T44">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3" draw:id="id73">
          <draw:custom-shape draw:style-name="gr124" draw:text-style-name="P53" draw:layer="layout" svg:width="1.6cm" svg:height="0.6cm" svg:x="20.4cm" svg:y="10.8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5cm" svg:y="10.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6cm" svg:y="10.6cm">
            <text:p text:style-name="P10"><text:span text:style-name="T33">TOKEN</text:span></text:p>
            <draw:enhanced-geometry svg:viewBox="0 0 21600 21600" draw:type="rectangle" draw:enhanced-path="M 0 0 L 21600 0 21600 21600 0 21600 0 0 Z N"/>
          </draw:custom-shape>
        </draw:g>
        <draw:custom-shape draw:style-name="gr121" draw:text-style-name="P55" xml:id="id72" draw:id="id72" draw:layer="layout" svg:width="4.4cm" svg:height="1.2cm" svg:x="19.1cm" svg:y="13.4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7.6cm" svg:y1="14.05cm" svg:x2="19.1cm" svg:y2="14cm" draw:start-shape="id71" draw:start-glue-point="8" draw:end-shape="id72" draw:end-glue-point="6" svg:d="M17600 14050l1500-50" svg:viewBox="0 0 1501 51">
          <text:p/>
        </draw:connector>
        <draw:connector draw:style-name="gr21" draw:text-style-name="P14" draw:layer="layout" draw:type="line" svg:x1="21.3cm" svg:y1="11.4cm" svg:x2="21.3cm" svg:y2="13.4cm" draw:start-shape="id73" draw:start-glue-point="2" draw:end-shape="id72" draw:end-glue-point="4" svg:d="M21300 11400v2000" svg:viewBox="0 0 1 2001">
          <text:p/>
        </draw:connector>
        <draw:g xml:id="id74" draw:id="id74">
          <draw:g>
            <draw:custom-shape draw:style-name="gr125" draw:text-style-name="P8" draw:layer="layout" svg:width="2.5cm" svg:height="2.734cm" svg:x="19.85cm" svg:y="16.4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625cm" svg:height="0.589cm" svg:x="20.788cm" svg:y="16.8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7.5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8.1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6" draw:text-style-name="P15" draw:layer="layout" svg:width="2.898cm" svg:height="0.729cm" svg:x="19.884cm" svg:y="19.259cm">
            <draw:text-box>
              <text:p><text:span text:style-name="T7">TAG</text:span><text:span text:style-name="T45">S-</text:span><text:span text:style-name="T7"> </text:span><text:span text:style-name="T7">--</text:span><text:span text:style-name="T7">&gt;POS</text:span><text:span text:style-name="T7">T</text:span></text:p>
            </draw:text-box>
          </draw:frame>
        </draw:g>
        <draw:connector draw:style-name="gr21" draw:text-style-name="P14" draw:layer="layout" draw:type="line" svg:x1="21.3cm" svg:y1="14.6cm" svg:x2="21.316cm" svg:y2="16.466cm" draw:start-shape="id72" draw:start-glue-point="8" draw:end-shape="id74" draw:end-glue-point="0" svg:d="M21300 14600l16 1866" svg:viewBox="0 0 17 1867">
          <text:p/>
        </draw:connector>
        <draw:g>
          <draw:custom-shape draw:style-name="gr127" draw:text-style-name="P8" draw:layer="layout" svg:width="10.6cm" svg:height="4.4cm" svg:x="1.4cm" svg:y="15.2cm">
            <text:p text:style-name="P10"><text:s/>Accuracy measurement</text:p>
            <draw:enhanced-geometry svg:viewBox="0 0 21600 21600" draw:type="rectangle" draw:enhanced-path="M 0 0 L 21600 0 21600 21600 0 21600 0 0 Z N"/>
          </draw:custom-shape>
          <draw:frame draw:style-name="gr74" draw:text-style-name="P10" draw:layer="layout" svg:width="6cm" svg:height="1.6cm" svg:x="2.331cm" svg:y="16.2cm">
            <draw:object xlink:href="./Object 11" xlink:type="simple" xlink:show="embed" xlink:actuate="onLoad">
              <loext:p/>
            </draw:object>
            <draw:image xlink:href="./ObjectReplacements/Object 11" xlink:type="simple" xlink:show="embed" xlink:actuate="onLoad"/>
          </draw:frame>
          <draw:frame draw:style-name="gr74" draw:text-style-name="P10" draw:layer="layout" svg:width="3.869cm" svg:height="0.754cm" svg:x="2.331cm" svg:y="18.4cm">
            <draw:object xlink:href="./Object 12" xlink:type="simple" xlink:show="embed" xlink:actuate="onLoad">
              <loext:p/>
            </draw:object>
            <draw:image xlink:href="./ObjectReplacements/Object 12" xlink:type="simple" xlink:show="embed" xlink:actuate="onLoad"/>
          </draw:frame>
        </draw:g>
        <anim:par presentation:node-type="timing-root">
          <anim:par smil:begin="id18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86" draw:id="id186">
        <office:forms form:automatic-focus="false" form:apply-design-mode="false"/>
        <draw:frame presentation:style-name="pr3" draw:layer="layout" svg:width="23.8cm" svg:height="2.845cm" svg:x="1.4cm" svg:y="1.178cm" presentation:class="title" presentation:user-transformed="true">
          <draw:text-box>
            <text:p>TF-IDF(1,1) : model selection % p_min </text:p>
          </draw:text-box>
        </draw:frame>
        <draw:g>
          <draw:frame draw:style-name="gr65" draw:text-style-name="P14" draw:layer="layout" svg:width="22.724cm" svg:height="12.8cm" svg:x="2.2cm" svg:y="5cm">
            <draw:image xlink:href="Pictures/100002010000049F00000276D387827554B465AC.png" xlink:type="simple" xlink:show="embed" xlink:actuate="onLoad">
              <text:p/>
            </draw:image>
          </draw:frame>
          <draw:frame draw:style-name="gr128" draw:text-style-name="P56" draw:layer="layout" svg:width="4.2cm" svg:height="1.445cm" svg:x="19.5cm" svg:y="6.001cm">
            <draw:text-box>
              <text:p text:style-name="P9"><text:span text:style-name="T13">POST </text:span><text:span text:style-name="T13">: <text:s text:c="2"/></text:span><text:span text:style-name="T13">24604</text:span></text:p>
              <text:p text:style-name="P9"><text:span text:style-name="T13">Featu</text:span><text:span text:style-name="T13">res : </text:span><text:span text:style-name="T13">6448</text:span></text:p>
              <text:p text:style-name="P9"><text:span text:style-name="T13">MAX_D</text:span><text:span text:style-name="T13">F : </text:span><text:span text:style-name="T13">1.0</text:span></text:p>
            </draw:text-box>
          </draw:frame>
          <draw:line draw:style-name="gr129" draw:text-style-name="P14" draw:layer="layout" svg:x1="7.5cm" svg:y1="6cm" svg:x2="7.5cm" svg:y2="16.8cm">
            <text:p/>
          </draw:line>
          <draw:line draw:style-name="gr129" draw:text-style-name="P14" draw:layer="layout" svg:x1="3.2cm" svg:y1="6cm" svg:x2="7.5cm" svg:y2="6cm">
            <text:p/>
          </draw:line>
        </draw:g>
        <anim:par presentation:node-type="timing-root">
          <anim:par smil:begin="id18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9"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87" draw:id="id187">
        <office:forms form:automatic-focus="false" form:apply-design-mode="false"/>
        <draw:frame draw:style-name="gr65" draw:text-style-name="P14" draw:layer="layout" svg:width="25.558cm" svg:height="13.419cm" svg:x="0.8cm" svg:y="5.2cm">
          <draw:image xlink:href="Pictures/10000201000004990000026A7120CD7104F5DC5C.png" xlink:type="simple" xlink:show="embed" xlink:actuate="onLoad">
            <text:p/>
          </draw:image>
        </draw:frame>
        <draw:frame draw:style-name="gr128" draw:text-style-name="P56" draw:layer="layout" svg:width="4.2cm" svg:height="1.445cm" svg:x="20.8cm" svg:y="6.902cm">
          <draw:text-box>
            <text:p text:style-name="P9"><text:span text:style-name="T13">POST </text:span><text:span text:style-name="T13">: <text:s text:c="2"/></text:span><text:span text:style-name="T13">24604</text:span></text:p>
            <text:p text:style-name="P9"><text:span text:style-name="T13">Featu</text:span><text:span text:style-name="T13">res : </text:span><text:span text:style-name="T13">6422</text:span></text:p>
            <text:p text:style-name="P9"><text:span text:style-name="T13">MIN_D</text:span><text:span text:style-name="T13">F : </text:span><text:span text:style-name="T13">2E-4</text:span></text:p>
          </draw:text-box>
        </draw:frame>
        <draw:frame presentation:style-name="pr3" draw:layer="layout" svg:width="24.6cm" svg:height="2.845cm" svg:x="1.4cm" svg:y="1.178cm" presentation:class="title" presentation:user-transformed="true">
          <draw:text-box>
            <text:p>TF-IDF(1,1) : model selection % p_max </text:p>
          </draw:text-box>
        </draw:frame>
        <draw:line draw:style-name="gr129" draw:text-style-name="P14" draw:layer="layout" svg:x1="19.5cm" svg:y1="6.2cm" svg:x2="19.5cm" svg:y2="17.6cm">
          <text:p/>
        </draw:line>
        <draw:line draw:style-name="gr129" draw:text-style-name="P14" draw:layer="layout" svg:x1="1.8cm" svg:y1="6.2cm" svg:x2="19.5cm" svg:y2="6.2cm">
          <text:p/>
        </draw:line>
        <anim:par presentation:node-type="timing-root">
          <anim:par smil:begin="id18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29" draw:layer="layout" svg:width="17cm" svg:height="14cm" svg:x="2cm" svg:y="13cm" presentation:class="notes" presentation:placeholder="true">
            <draw:text-box/>
          </draw:frame>
        </presentation:notes>
      </draw:page>
      <draw:page draw:name="page24" draw:style-name="dp3" draw:master-page-name="Inspiration" presentation:presentation-page-layout-name="AL1T1" xml:id="id188" draw:id="id188">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text:span><text:span text:style-name="T1">ét</text:span><text:span text:style-name="T1">h</text:span><text:span text:style-name="T1">o</text:span><text:span text:style-name="T1">d</text:span><text:span text:style-name="T1">e</text:span><text:span text:style-name="T1">s </text:span><text:span text:style-name="T1">st</text:span><text:span text:style-name="T1">at</text:span><text:span text:style-name="T1">is</text:span><text:span text:style-name="T1">ti</text:span><text:span text:style-name="T1">q</text:span><text:span text:style-name="T1">u</text:span><text:span text:style-name="T1">e</text:span><text:span text:style-name="T1">s </text:span><text:span text:style-name="T1">: </text:span><text:span text:style-name="T1">di</text:span><text:span text:style-name="T1">st</text:span><text:span text:style-name="T1">ri</text:span><text:span text:style-name="T1">b</text:span><text:span text:style-name="T1">ut</text:span><text:span text:style-name="T1">io</text:span><text:span text:style-name="T1">n </text:span><text:span text:style-name="T1">m</text:span><text:span text:style-name="T1">at</text:span><text:span text:style-name="T1">c</text:span><text:span text:style-name="T1">hi</text:span><text:span text:style-name="T1">n</text:span><text:span text:style-name="T1">g</text:span></text:p>
          </draw:text-box>
        </draw:frame>
        <draw:frame draw:style-name="gr130" draw:text-style-name="P36" draw:layer="layout" svg:width="4.113cm" svg:height="0.806cm" svg:x="3.744cm" svg:y="10.794cm">
          <draw:text-box>
            <text:p><text:span text:style-name="T9">Mat</text:span><text:span text:style-name="T9">chin</text:span><text:span text:style-name="T9">g : </text:span><text:span text:style-name="T9">BO</text:span><text:span text:style-name="T9">W</text:span></text:p>
          </draw:text-box>
        </draw:frame>
        <draw:frame draw:style-name="gr131" draw:text-style-name="P36" draw:layer="layout" svg:width="5.641cm" svg:height="0.806cm" svg:x="13.739cm" svg:y="10.794cm">
          <draw:text-box>
            <text:p><text:span text:style-name="T9">Mat</text:span><text:span text:style-name="T9">chin</text:span><text:span text:style-name="T9">g : </text:span><text:span text:style-name="T9">TF-</text:span><text:span text:style-name="T9">IDF </text:span><text:span text:style-name="T9">(1,1)</text:span></text:p>
          </draw:text-box>
        </draw:frame>
        <draw:g>
          <draw:frame draw:style-name="gr131" draw:text-style-name="P36" draw:layer="layout" svg:width="5.641cm" svg:height="0.806cm" svg:x="13.727cm" svg:y="18.799cm">
            <draw:text-box>
              <text:p><text:span text:style-name="T9">Mat</text:span><text:span text:style-name="T9">chin</text:span><text:span text:style-name="T9">g : </text:span><text:span text:style-name="T9">TF-</text:span><text:span text:style-name="T9">IDF </text:span><text:span text:style-name="T9">(2,2)</text:span></text:p>
            </draw:text-box>
          </draw:frame>
          <draw:frame draw:style-name="gr65" draw:text-style-name="P14" draw:layer="layout" svg:width="10.159cm" svg:height="6.799cm" svg:x="11.4cm" svg:y="12cm">
            <draw:image xlink:href="Pictures/1000000000000180000001018715E9467B731E37.png" xlink:type="simple" xlink:show="embed" xlink:actuate="onLoad">
              <text:p/>
            </draw:image>
          </draw:frame>
        </draw:g>
        <draw:frame draw:style-name="gr131" draw:text-style-name="P36" draw:layer="layout" svg:width="5.641cm" svg:height="0.806cm" svg:x="3.34cm" svg:y="18.72cm">
          <draw:text-box>
            <text:p><text:span text:style-name="T9">Mat</text:span><text:span text:style-name="T9">chin</text:span><text:span text:style-name="T9">g : </text:span><text:span text:style-name="T9">TF-</text:span><text:span text:style-name="T9">IDF </text:span><text:span text:style-name="T9">(1,2)</text:span></text:p>
          </draw:text-box>
        </draw:frame>
        <draw:frame draw:style-name="gr65" draw:text-style-name="P14" draw:layer="layout" svg:width="10.291cm" svg:height="6.799cm" svg:x="0.909cm" svg:y="4.023cm">
          <draw:image xlink:href="Pictures/1000020100000185000001018FF6B8DFE966E106.png" xlink:type="simple" xlink:show="embed" xlink:actuate="onLoad">
            <text:p/>
          </draw:image>
        </draw:frame>
        <draw:frame draw:style-name="gr65" draw:text-style-name="P14" draw:layer="layout" svg:width="10.291cm" svg:height="6.799cm" svg:x="11.3cm" svg:y="4.001cm">
          <draw:image xlink:href="Pictures/100002010000018500000101ACE1930292DA2EE5.png" xlink:type="simple" xlink:show="embed" xlink:actuate="onLoad">
            <text:p/>
          </draw:image>
        </draw:frame>
        <draw:frame draw:style-name="gr65" draw:text-style-name="P14" draw:layer="layout" svg:width="10cm" svg:height="6.799cm" svg:x="1.2cm" svg:y="12cm">
          <draw:image xlink:href="Pictures/100002010000017A00000101A20CD3967439A5D1.png" xlink:type="simple" xlink:show="embed" xlink:actuate="onLoad">
            <text:p/>
          </draw:image>
        </draw:frame>
        <anim:par presentation:node-type="timing-root">
          <anim:par smil:begin="id18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6" draw:layer="layout" svg:width="17cm" svg:height="14cm" svg:x="2cm" svg:y="13cm" presentation:class="notes" presentation:placeholder="true">
            <draw:text-box/>
          </draw:frame>
        </presentation:notes>
      </draw:page>
      <draw:page draw:name="page25" draw:style-name="dp3" draw:master-page-name="Inspiration" presentation:presentation-page-layout-name="AL1T1" xml:id="id189" draw:id="id189">
        <office:forms form:automatic-focus="false" form:apply-design-mode="false"/>
        <draw:frame presentation:style-name="pr3" draw:text-style-name="P24" draw:layer="layout" svg:width="23.6cm" svg:height="2.845cm" svg:x="1.4cm" svg:y="1.178cm" presentation:class="title" presentation:user-transformed="true">
          <draw:text-box>
            <text:p><text:span text:style-name="T34">M</text:span><text:span text:style-name="T34">ét</text:span><text:span text:style-name="T34">h</text:span><text:span text:style-name="T34">o</text:span><text:span text:style-name="T34">d</text:span><text:span text:style-name="T34">e</text:span><text:span text:style-name="T34">s </text:span><text:span text:style-name="T34">st</text:span><text:span text:style-name="T34">at</text:span><text:span text:style-name="T34">is</text:span><text:span text:style-name="T34">ti</text:span><text:span text:style-name="T34">q</text:span><text:span text:style-name="T34">u</text:span><text:span text:style-name="T34">e</text:span><text:span text:style-name="T34">s </text:span><text:span text:style-name="T34">: </text:span><text:span text:style-name="T34">di</text:span><text:span text:style-name="T34">st</text:span><text:span text:style-name="T34">ri</text:span><text:span text:style-name="T34">b</text:span><text:span text:style-name="T34">ut</text:span><text:span text:style-name="T34">io</text:span><text:span text:style-name="T34">n </text:span><text:span text:style-name="T34">m</text:span><text:span text:style-name="T34">at</text:span><text:span text:style-name="T34">c</text:span><text:span text:style-name="T34">hi</text:span><text:span text:style-name="T34">n</text:span><text:span text:style-name="T34">g</text:span></text:p>
          </draw:text-box>
        </draw:frame>
        <draw:frame draw:style-name="gr65" draw:text-style-name="P14" draw:layer="layout" svg:width="12.397cm" svg:height="8.362cm" svg:x="1.22cm" svg:y="6.538cm">
          <draw:image xlink:href="Pictures/100002010000017D000001011F9C885CDDA0B7E4.png" xlink:type="simple" xlink:show="embed" xlink:actuate="onLoad">
            <text:p/>
          </draw:image>
        </draw:frame>
        <draw:frame draw:style-name="gr65" draw:text-style-name="P14" draw:layer="layout" svg:width="12.41cm" svg:height="8.199cm" svg:x="14cm" svg:y="6.601cm">
          <draw:image xlink:href="Pictures/100002010000018500000101ACE1930292DA2EE5.png" xlink:type="simple" xlink:show="embed" xlink:actuate="onLoad">
            <text:p/>
          </draw:image>
        </draw:frame>
        <draw:frame draw:style-name="gr132" draw:text-style-name="P57" draw:layer="layout" svg:width="5cm" svg:height="1.207cm" svg:x="5.6cm" svg:y="14.843cm">
          <draw:text-box>
            <text:p text:style-name="P9"><text:span text:style-name="T46"><text:s/></text:span><text:span text:style-name="T46">TF-</text:span><text:span text:style-name="T46">IDF(</text:span><text:span text:style-name="T46">1,1)</text:span></text:p>
            <text:p text:style-name="P9"><text:span text:style-name="T46">(246</text:span><text:span text:style-name="T46">04, </text:span><text:span text:style-name="T46">6156</text:span><text:span text:style-name="T46">)</text:span></text:p>
          </draw:text-box>
        </draw:frame>
        <draw:frame draw:style-name="gr132" draw:text-style-name="P57" draw:layer="layout" svg:width="5cm" svg:height="1.207cm" svg:x="18.1cm" svg:y="14.844cm">
          <draw:text-box>
            <text:p text:style-name="P9"><text:span text:style-name="T46"><text:s/></text:span><text:span text:style-name="T46">TF-</text:span><text:span text:style-name="T46">IDF(</text:span><text:span text:style-name="T46">1,1)</text:span></text:p>
            <text:p text:style-name="P9"><text:span text:style-name="T46">(246</text:span><text:span text:style-name="T46">04, </text:span><text:span text:style-name="T46">2846</text:span><text:span text:style-name="T46">)</text:span></text:p>
          </draw:text-box>
        </draw:frame>
        <anim:par presentation:node-type="timing-root">
          <anim:par smil:begin="id18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29"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90" draw:id="id190">
        <office:forms form:automatic-focus="false" form:apply-design-mode="false"/>
        <draw:frame draw:style-name="gr77" draw:text-style-name="P14"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ext:span><text:span text:style-name="T1">ta</text:span><text:span text:style-name="T1">ti</text:span><text:span text:style-name="T1">st</text:span><text:span text:style-name="T1">ic</text:span><text:span text:style-name="T1">al </text:span><text:span text:style-name="T1">m</text:span><text:span text:style-name="T1">et</text:span><text:span text:style-name="T1">h</text:span><text:span text:style-name="T1">o</text:span><text:span text:style-name="T1">d</text:span><text:span text:style-name="T1">s: </text:span><text:span text:style-name="T1"><text:s/></text:span><text:span text:style-name="T1">1</text:span><text:span text:style-name="T1">0 </text:span><text:span text:style-name="T1">%</text:span><text:span text:style-name="T1"> </text:span><text:span text:style-name="T1">p</text:span><text:span text:style-name="T1">o</text:span><text:span text:style-name="T1">st</text:span><text:span text:style-name="T1">s </text:span><text:span text:style-name="T1">e</text:span><text:span text:style-name="T1">v</text:span><text:span text:style-name="T1">al</text:span><text:span text:style-name="T1">u</text:span><text:span text:style-name="T1">at</text:span><text:span text:style-name="T1">e</text:span><text:span text:style-name="T1">d</text:span></text:p>
          </draw:text-box>
        </draw:frame>
        <draw:line draw:style-name="gr133" draw:text-style-name="P14" draw:layer="layout" svg:x1="24.4cm" svg:y1="6.2cm" svg:x2="24.4cm" svg:y2="17.2cm">
          <text:p/>
        </draw:line>
        <draw:line draw:style-name="gr133" draw:text-style-name="P14" draw:layer="layout" svg:x1="2.2cm" svg:y1="6.2cm" svg:x2="24.4cm" svg:y2="6.2cm">
          <text:p/>
        </draw:line>
        <anim:par presentation:node-type="timing-root">
          <anim:par smil:begin="id19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6"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91" draw:id="id191">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34" draw:text-style-name="P18" draw:layer="layout" svg:width="17.4cm" svg:height="1.6cm" svg:x="4.8cm" svg:y="10.6cm">
          <text:p text:style-name="P10"><text:span text:style-name="T5">UNSUPERVIZED METHODS</text:span></text:p>
          <draw:enhanced-geometry svg:viewBox="0 0 21600 21600" draw:type="rectangle" draw:enhanced-path="M 0 0 L 21600 0 21600 21600 0 21600 0 0 Z N"/>
        </draw:custom-shape>
        <anim:par presentation:node-type="timing-root">
          <anim:par smil:begin="id19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34" draw:layer="layout" svg:width="17cm" svg:height="14cm" svg:x="2cm" svg:y="13cm" presentation:class="notes" presentation:placeholder="true">
            <draw:text-box/>
          </draw:frame>
        </presentation:notes>
      </draw:page>
      <draw:page draw:name="page28" draw:style-name="dp3" draw:master-page-name="Inspiration" presentation:presentation-page-layout-name="AL1T1" xml:id="id192" draw:id="id192">
        <office:forms form:automatic-focus="false" form:apply-design-mode="false"/>
        <draw:frame presentation:style-name="pr1" draw:layer="layout" svg:width="20cm" svg:height="2cm" svg:x="1.4cm" svg:y="1.6cm" presentation:class="title" presentation:placeholder="true">
          <draw:text-box/>
        </draw:frame>
        <draw:frame draw:style-name="gr65" draw:text-style-name="P14" draw:layer="layout" svg:width="12.832cm" svg:height="11.259cm" svg:x="1cm" svg:y="5.341cm">
          <draw:image xlink:href="Pictures/10000201000004A30000027EAFC8AD7DA3C8B46B.png" xlink:type="simple" xlink:show="embed" xlink:actuate="onLoad">
            <text:p/>
          </draw:image>
        </draw:frame>
        <anim:par presentation:node-type="timing-root">
          <anim:par smil:begin="id19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34"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93" draw:id="id193">
        <office:forms form:automatic-focus="false" form:apply-design-mode="false"/>
        <draw:polygon draw:style-name="gr135" draw:text-style-name="P13" draw:layer="layout" svg:width="19.02cm" svg:height="8.299cm" svg:x="1.4cm" svg:y="8.3cm" svg:viewBox="0 0 19021 8300" draw:points="0,0 19000,0 19021,6965 10200,6965 10200,8300 3800,8300 3800,5300 0,5300">
          <text:p/>
        </draw:polygon>
        <draw:polygon draw:style-name="gr136" draw:text-style-name="P8"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text:span><text:span text:style-name="T1">n</text:span><text:span text:style-name="T1">s</text:span><text:span text:style-name="T1">u</text:span><text:span text:style-name="T1">p</text:span><text:span text:style-name="T1">e</text:span><text:span text:style-name="T1">rv</text:span><text:span text:style-name="T1">iz</text:span><text:span text:style-name="T1">e</text:span><text:span text:style-name="T1">d </text:span><text:span text:style-name="T1">m</text:span><text:span text:style-name="T1">et</text:span><text:span text:style-name="T1">h</text:span><text:span text:style-name="T1">o</text:span><text:span text:style-name="T1">d </text:span><text:span text:style-name="T1">b</text:span><text:span text:style-name="T1">a</text:span><text:span text:style-name="T1">s</text:span><text:span text:style-name="T1">e</text:span><text:span text:style-name="T1">d </text:span><text:span text:style-name="T1">o</text:span><text:span text:style-name="T1">n </text:span><text:span text:style-name="T1">L</text:span><text:span text:style-name="T1">D</text:span><text:span text:style-name="T1">A</text:span></text:p>
          </draw:text-box>
        </draw:frame>
        <draw:frame draw:style-name="Standard_5f_1_5f_3_5f_3" xml:id="id78" draw:id="id78" draw:layer="layout" svg:width="5.556cm" svg:height="4.582cm" svg:x="20.932cm" svg:y="5.872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0"><text:span text:style-name="T47">LDA Model : Betâ</text:span></text:p>
              </table:table-cell>
              <table:covered-table-cell/>
              <table:covered-table-cell/>
              <table:covered-table-cell/>
              <table:covered-table-cell/>
            </table:table-row>
            <table:table-row table:style-name="ro6" table:default-cell-style-name="ce9">
              <table:table-cell table:style-name="ce5">
                <text:p><text:span text:style-name="T38">Topic</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N</text:span></text:p>
              </table:table-cell>
              <table:table-cell/>
              <table:table-cell/>
              <table:table-cell/>
              <table:table-cell/>
            </table:table-row>
          </table:table>
          <draw:image xlink:href="Pictures/TablePreview3.svm" xlink:type="simple" xlink:show="embed" xlink:actuate="onLoad"/>
        </draw:frame>
        <draw:frame draw:style-name="gr137" draw:text-style-name="P54" draw:layer="layout" svg:width="19.971cm" svg:height="1.2cm" svg:x="1.4cm" svg:y="3.9cm">
          <draw:text-box>
            <text:p><text:span text:style-name="T5">Pre</text:span><text:span text:style-name="T5">dict</text:span><text:span text:style-name="T5">ion </text:span><text:span text:style-name="T5">is </text:span><text:span text:style-name="T5">bas</text:span><text:span text:style-name="T5">ed </text:span><text:span text:style-name="T5">on </text:span><text:span text:style-name="T5">wor</text:span><text:span text:style-name="T5">ds </text:span><text:span text:style-name="T5">iss</text:span><text:span text:style-name="T5">ued </text:span><text:span text:style-name="T5">fro</text:span><text:span text:style-name="T5">m </text:span><text:span text:style-name="T5">topi</text:span><text:span text:style-name="T5">cs</text:span></text:p>
          </draw:text-box>
        </draw:frame>
        <draw:custom-shape draw:style-name="gr138" draw:text-style-name="P55" xml:id="id79" draw:id="id79" draw:layer="layout" svg:width="4.4cm" svg:height="1.184cm" svg:x="14.567cm" svg:y="8.852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26" xml:id="id76" draw:id="id76" draw:layer="layout" svg:width="4.4cm" svg:height="1.183cm" svg:x="5.6cm" svg:y="6.196cm">
          <text:p text:style-name="P10"><text:span text:style-name="T7">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5" draw:id="id75">
          <draw:custom-shape draw:style-name="gr140" draw:text-style-name="P8" draw:layer="layout" svg:width="2.6cm" svg:height="2.366cm" svg:x="1.8cm" svg:y="5.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1" draw:text-style-name="P15" draw:layer="layout" svg:width="1.459cm" svg:height="0.645cm" svg:x="2.371cm" svg:y="7.43cm">
            <draw:text-box>
              <text:p><text:span text:style-name="T7">POST</text:span></text:p>
            </draw:text-box>
          </draw:frame>
        </draw:g>
        <draw:custom-shape draw:style-name="gr142" draw:text-style-name="P26" xml:id="id81" draw:id="id81" draw:layer="layout" svg:width="2.6cm" svg:height="2.071cm" svg:x="1.8cm" svg:y="10.609cm">
          <text:p text:style-name="P10"><text:span text:style-name="T7">TAG</text:span><text:span text:style-name="T45">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7" draw:id="id77">
          <draw:custom-shape draw:style-name="gr143" draw:text-style-name="P53" draw:layer="layout" svg:width="1.6cm" svg:height="0.592cm" svg:x="12.4cm" svg:y="6.59cm">
            <text:p text:style-name="P10"><text:span text:style-name="T33">TAG</text:span></text:p>
            <draw:enhanced-geometry svg:viewBox="0 0 21600 21600" draw:type="rectangle" draw:enhanced-path="M 0 0 L 21600 0 21600 21600 0 21600 0 0 Z N"/>
          </draw:custom-shape>
          <draw:custom-shape draw:style-name="gr143" draw:text-style-name="P53" draw:layer="layout" svg:width="1.6cm" svg:height="0.592cm" svg:x="12.5cm" svg:y="6.491cm">
            <text:p text:style-name="P10"><text:span text:style-name="T33">TAG</text:span></text:p>
            <draw:enhanced-geometry svg:viewBox="0 0 21600 21600" draw:type="rectangle" draw:enhanced-path="M 0 0 L 21600 0 21600 21600 0 21600 0 0 Z N"/>
          </draw:custom-shape>
          <draw:custom-shape draw:style-name="gr144" draw:text-style-name="P58" draw:layer="layout" svg:width="1.6cm" svg:height="0.591cm" svg:x="12.6cm" svg:y="6.393cm">
            <text:p text:style-name="P10"><text:span text:style-name="T52">Tokens</text:span></text:p>
            <draw:enhanced-geometry svg:viewBox="0 0 21600 21600" draw:type="rectangle" draw:enhanced-path="M 0 0 L 21600 0 21600 21600 0 21600 0 0 Z N"/>
          </draw:custom-shape>
        </draw:g>
        <draw:g xml:id="id84" draw:id="id84">
          <draw:g>
            <draw:custom-shape draw:style-name="gr145" draw:text-style-name="P8" draw:layer="layout" svg:width="2.5cm" svg:height="2.696cm" svg:x="1.647cm" svg:y="14.1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81cm" svg:x="2.585cm" svg:y="14.47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8cm" svg:x="2.585cm" svg:y="15.16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9cm" svg:x="2.585cm" svg:y="15.74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47" draw:text-style-name="P15" draw:layer="layout" svg:width="2.432cm" svg:height="0.645cm" svg:x="1.681cm" svg:y="16.935cm">
            <draw:text-box>
              <text:p><text:span text:style-name="T7">TAGs </text:span><text:span text:style-name="T7">POST</text:span></text:p>
            </draw:text-box>
          </draw:frame>
        </draw:g>
        <draw:connector draw:style-name="gr148" draw:text-style-name="P14" draw:layer="layout" draw:type="line" svg:x1="4.4cm" svg:y1="6.787cm" svg:x2="5.6cm" svg:y2="6.788cm" draw:start-shape="id75" draw:start-glue-point="1" draw:end-shape="id76" draw:end-glue-point="6" svg:d="M4400 6787l1200 1" svg:viewBox="0 0 1201 2">
          <text:p/>
        </draw:connector>
        <draw:connector draw:style-name="gr148" draw:text-style-name="P14" draw:layer="layout" draw:type="line" svg:x1="10cm" svg:y1="6.788cm" svg:x2="12.4cm" svg:y2="6.787cm" draw:start-shape="id76" draw:start-glue-point="10" draw:end-shape="id77" draw:end-glue-point="3" svg:d="M10000 6788l2400-1" svg:viewBox="0 0 2401 2">
          <text:p/>
        </draw:connector>
        <draw:connector draw:style-name="gr148" draw:text-style-name="P14" draw:layer="layout" svg:x1="20.932cm" svg:y1="8.163cm" svg:x2="18.323cm" svg:y2="9.025cm" draw:start-shape="id78" draw:start-glue-point="3" draw:end-shape="id79" draw:end-glue-point="11" svg:d="M20932 8163h-2609v862" svg:viewBox="0 0 2610 863">
          <text:p/>
        </draw:connector>
        <draw:connector draw:style-name="gr148" draw:text-style-name="P14" draw:layer="layout" svg:x1="14.2cm" svg:y1="6.787cm" svg:x2="16.767cm" svg:y2="8.852cm" draw:start-shape="id77" draw:start-glue-point="1" draw:end-shape="id79" draw:end-glue-point="4" svg:d="M14200 6787h2567v2065" svg:viewBox="0 0 2568 2066">
          <text:p/>
        </draw:connector>
        <draw:frame draw:style-name="Standard_5f_1_5f_7" xml:id="id80" draw:id="id80"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0"><text:span text:style-name="T47">Mapped tokens on LDA model</text:span></text:p>
              </table:table-cell>
              <table:covered-table-cell/>
            </table:table-row>
            <table:table-row table:style-name="ro9">
              <table:table-cell table:style-name="ce5">
                <text:p><text:span text:style-name="T38">Topic</text:span><text:span text:style-name="T48">1</text:span></text:p>
              </table:table-cell>
              <table:table-cell table:style-name="ce10">
                <text:p><text:span text:style-name="T53">Token</text:span><text:span text:style-name="T54">2</text:span><text:span text:style-name="T55">,Token</text:span><text:span text:style-name="T56">3</text:span></text:p>
              </table:table-cell>
            </table:table-row>
            <table:table-row table:style-name="ro9">
              <table:table-cell table:style-name="ce7">
                <text:p><text:span text:style-name="T39">Topic</text:span><text:span text:style-name="T49">3</text:span></text:p>
              </table:table-cell>
              <table:table-cell table:style-name="ce9">
                <text:p><text:span text:style-name="T57">Token</text:span><text:span text:style-name="T58">7</text:span><text:span text:style-name="T59">,Token</text:span><text:span text:style-name="T60">2</text:span></text:p>
              </table:table-cell>
            </table:table-row>
            <table:table-row table:style-name="ro10">
              <table:table-cell table:style-name="ce7">
                <text:p><text:span text:style-name="T39">Topic</text:span><text:span text:style-name="T49">5</text:span></text:p>
              </table:table-cell>
              <table:table-cell table:style-name="ce9">
                <text:p><text:span text:style-name="T57">Token</text:span><text:span text:style-name="T58">9</text:span></text:p>
              </table:table-cell>
            </table:table-row>
          </table:table>
          <draw:image xlink:href="Pictures/TablePreview4.svm" xlink:type="simple" xlink:show="embed" xlink:actuate="onLoad"/>
        </draw:frame>
        <draw:connector draw:style-name="gr148" draw:text-style-name="P14" draw:layer="layout" draw:type="line" svg:x1="16.767cm" svg:y1="10.036cm" svg:x2="16.767cm" svg:y2="10.865cm" draw:start-shape="id79" draw:start-glue-point="8" draw:end-shape="id80" svg:d="M16767 10036v829" svg:viewBox="0 0 1 830">
          <text:p/>
        </draw:connector>
        <draw:custom-shape draw:style-name="gr149" draw:text-style-name="P55" xml:id="id82" draw:id="id82" draw:layer="layout" svg:width="4.4cm" svg:height="1.183cm" svg:x="5.8cm" svg:y="13.173cm">
          <text:p text:style-name="P10"><text:span text:style-name="T7">Fil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4.4cm" svg:y1="11.645cm" svg:x2="8cm" svg:y2="13.173cm" draw:start-shape="id81" draw:start-glue-point="8" draw:end-shape="id82" draw:end-glue-point="4" svg:d="M4400 11645h3600v1528" svg:viewBox="0 0 3601 1529">
          <text:p/>
        </draw:connector>
        <draw:connector draw:style-name="gr148" draw:text-style-name="P14" draw:layer="layout" svg:x1="13.266cm" svg:y1="12.588cm" svg:x2="9.556cm" svg:y2="13.346cm" draw:start-shape="id80" draw:start-glue-point="3" draw:end-shape="id82" draw:end-glue-point="11" svg:d="M13266 12588h-3710v758" svg:viewBox="0 0 3711 759">
          <text:p/>
        </draw:connector>
        <draw:g xml:id="id83" draw:id="id83">
          <draw:g>
            <draw:custom-shape draw:style-name="gr150" draw:text-style-name="P53" draw:layer="layout" svg:width="3.378cm" svg:height="0.74cm" svg:x="6.1cm" svg:y="15.588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6.311cm" svg:y="15.465cm">
              <text:p text:style-name="P10"><text:span text:style-name="T33">TAG</text:span></text:p>
              <draw:enhanced-geometry svg:viewBox="0 0 21600 21600" draw:type="rectangle" draw:enhanced-path="M 0 0 L 21600 0 21600 21600 0 21600 0 0 Z N"/>
            </draw:custom-shape>
            <draw:custom-shape draw:style-name="gr151" draw:text-style-name="P53" draw:layer="layout" svg:width="3.378cm" svg:height="0.739cm" svg:x="6.522cm" svg:y="15.342cm">
              <text:p text:style-name="P10"><text:span text:style-name="T33">Suggested TAG</text:span><text:span text:style-name="T44">S</text:span></text:p>
              <draw:enhanced-geometry svg:viewBox="0 0 21600 21600" draw:type="rectangle" draw:enhanced-path="M 0 0 L 21600 0 21600 21600 0 21600 0 0 Z N"/>
            </draw:custom-shape>
          </draw:g>
        </draw:g>
        <draw:connector draw:style-name="gr148" draw:text-style-name="P14" draw:layer="layout" draw:type="line" svg:x1="8cm" svg:y1="14.356cm" svg:x2="8cm" svg:y2="15.342cm" draw:start-shape="id82" draw:start-glue-point="8" draw:end-shape="id83" draw:end-glue-point="0" svg:d="M8000 14356v986" svg:viewBox="0 0 1 987">
          <text:p/>
        </draw:connector>
        <draw:connector draw:style-name="gr148" draw:text-style-name="P14" draw:layer="layout" draw:type="line" svg:x1="6.1cm" svg:y1="15.835cm" svg:x2="4.147cm" svg:y2="15.844cm" draw:start-shape="id83" draw:start-glue-point="3" draw:end-shape="id84" svg:d="M6100 15835l-1953 9" svg:viewBox="0 0 1954 10">
          <text:p/>
        </draw:connector>
        <draw:g xml:id="id86" draw:id="id86">
          <draw:custom-shape draw:style-name="gr150"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151" draw:text-style-name="P26" draw:layer="layout" svg:width="3.378cm" svg:height="0.739cm" svg:x="2.222cm" svg:y="18.614cm">
            <text:p text:style-name="P10"><text:span text:style-name="T7">Tests TAG</text:span><text:span text:style-name="T45">A</text:span><text:span text:style-name="T7"> </text:span></text:p>
            <draw:enhanced-geometry svg:viewBox="0 0 21600 21600" draw:type="rectangle" draw:enhanced-path="M 0 0 L 21600 0 21600 21600 0 21600 0 0 Z N"/>
          </draw:custom-shape>
        </draw:g>
        <draw:custom-shape draw:style-name="gr149" draw:text-style-name="P55" xml:id="id85" draw:id="id8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9.9cm" svg:y1="15.835cm" svg:x2="10.9cm" svg:y2="17.373cm" draw:start-shape="id83" draw:start-glue-point="1" draw:end-shape="id85" draw:end-glue-point="4" svg:d="M9900 15835h1000v1538" svg:viewBox="0 0 1001 1539">
          <text:p/>
        </draw:connector>
        <draw:connector draw:style-name="gr148" draw:text-style-name="P14" draw:layer="layout" svg:x1="3.7cm" svg:y1="18.614cm" svg:x2="8.7cm" svg:y2="17.965cm" draw:start-shape="id86" draw:start-glue-point="0" draw:end-shape="id85" draw:end-glue-point="6" svg:d="M3700 18614v-649h5000" svg:viewBox="0 0 5001 650">
          <text:p/>
        </draw:connector>
        <draw:g>
          <draw:g>
            <draw:custom-shape draw:style-name="gr145"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52" draw:text-style-name="P59" draw:layer="layout" svg:width="2.432cm" svg:height="0.645cm" svg:x="15.634cm" svg:y="19.055cm">
            <draw:text-box>
              <text:p text:style-name="P10"><text:span text:style-name="T7">Accura</text:span><text:span text:style-name="T7">cy</text:span></text:p>
            </draw:text-box>
          </draw:frame>
        </draw:g>
        <draw:connector draw:style-name="gr148" draw:text-style-name="P14" draw:layer="layout" draw:type="line" svg:x1="13.117cm" svg:y1="17.965cm" svg:x2="15.617cm" svg:y2="17.964cm" svg:d="M13117 17965l2500-1" svg:viewBox="0 0 2501 2">
          <text:p/>
        </draw:connector>
        <draw:custom-shape draw:style-name="gr153" draw:text-style-name="P14" draw:layer="layout" svg:width="0.4cm" svg:height="2.8cm" svg:x="20.4cm" svg:y="11.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4" draw:text-style-name="P25" xml:id="id87" draw:id="id87" draw:layer="layout" svg:width="1.5cm" svg:height="0.5cm" svg:x="21cm" svg:y="12.45cm">
          <text:p text:style-name="P10"><text:span text:style-name="T9">Linux</text:span></text:p>
          <draw:enhanced-geometry svg:viewBox="0 0 21600 21600" draw:type="rectangle" draw:enhanced-path="M 0 0 L 21600 0 21600 21600 0 21600 0 0 Z N"/>
        </draw:custom-shape>
        <draw:custom-shape draw:style-name="gr155" draw:text-style-name="P53" xml:id="id88" draw:id="id88" draw:layer="layout" svg:width="1.6cm" svg:height="0.8cm" svg:x="23.6cm" svg:y="11.2cm">
          <text:p text:style-name="P10"><text:span text:style-name="T33">IOCTL</text:span></text:p>
          <draw:enhanced-geometry svg:viewBox="0 0 21600 21600" draw:type="rectangle" draw:enhanced-path="M 0 0 L 21600 0 21600 21600 0 21600 0 0 Z N"/>
        </draw:custom-shape>
        <draw:custom-shape draw:style-name="gr155" draw:text-style-name="P53" xml:id="id90" draw:id="id90" draw:layer="layout" svg:width="1.6cm" svg:height="0.8cm" svg:x="23.6cm" svg:y="12.3cm">
          <text:p text:style-name="P10"><text:span text:style-name="T33">O.S.</text:span></text:p>
          <draw:enhanced-geometry svg:viewBox="0 0 21600 21600" draw:type="rectangle" draw:enhanced-path="M 0 0 L 21600 0 21600 21600 0 21600 0 0 Z N"/>
        </draw:custom-shape>
        <draw:custom-shape draw:style-name="gr155" draw:text-style-name="P53" xml:id="id89" draw:id="id89" draw:layer="layout" svg:width="1.6cm" svg:height="0.8cm" svg:x="23.6cm" svg:y="13.5cm">
          <text:p text:style-name="P10"><text:span text:style-name="T33">C++</text:span></text:p>
          <draw:enhanced-geometry svg:viewBox="0 0 21600 21600" draw:type="rectangle" draw:enhanced-path="M 0 0 L 21600 0 21600 21600 0 21600 0 0 Z N"/>
        </draw:custom-shape>
        <draw:connector draw:style-name="Standard_5f_1_5f_7" draw:text-style-name="P10" draw:layer="layout" svg:x1="22.5cm" svg:y1="12.7cm" svg:x2="23.6cm" svg:y2="11.6cm" draw:start-shape="id87" draw:start-glue-point="1" draw:end-shape="id88" svg:d="M22500 12700h550v-1100h550" svg:viewBox="0 0 1101 1101">
          <text:p/>
        </draw:connector>
        <draw:connector draw:style-name="Standard_5f_1_5f_7" draw:text-style-name="P10" draw:layer="layout" svg:x1="22.5cm" svg:y1="12.7cm" svg:x2="23.6cm" svg:y2="13.9cm" draw:start-shape="id87" draw:start-glue-point="1" draw:end-shape="id89" draw:end-glue-point="3" svg:d="M22500 12700h550v1200h550" svg:viewBox="0 0 1101 1201">
          <text:p/>
        </draw:connector>
        <draw:connector draw:style-name="gr156" draw:text-style-name="P14" draw:layer="layout" draw:type="line" svg:x1="22.5cm" svg:y1="12.7cm" svg:x2="23.6cm" svg:y2="12.7cm" draw:start-shape="id87" draw:start-glue-point="1" draw:end-shape="id90" draw:end-glue-point="3" svg:d="M22500 12700h1100" svg:viewBox="0 0 1101 1">
          <text:p/>
        </draw:connector>
        <draw:path draw:style-name="gr157" draw:text-style-name="P60" draw:layer="layout" svg:width="5.231cm" svg:height="3.283cm" svg:x="20.776cm" svg:y="11.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g>
          <draw:frame draw:style-name="gr158" draw:text-style-name="P15" draw:layer="layout" svg:width="1.874cm" svg:height="0.729cm" svg:x="18.347cm" svg:y="8.071cm">
            <draw:text-box>
              <text:p><text:span text:style-name="T7">P(W|</text:span><text:span text:style-name="T45">Topic</text:span><text:span text:style-name="T7">)</text:span></text:p>
            </draw:text-box>
          </draw:frame>
          <draw:frame draw:style-name="gr65" draw:text-style-name="P14" draw:layer="layout" svg:width="3.453cm" svg:height="2.407cm" svg:x="17.547cm" svg:y="5.767cm">
            <draw:image xlink:href="Pictures/100002010000017C000001092EC92A1F44F869B4.png" xlink:type="simple" xlink:show="embed" xlink:actuate="onLoad">
              <text:p/>
            </draw:image>
          </draw:frame>
        </draw:g>
        <anim:par presentation:node-type="timing-root">
          <anim:par smil:begin="id193.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29" presentation:class="page"/>
          <draw:frame presentation:style-name="pr2" draw:text-style-name="P6"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94" draw:id="id194">
        <office:forms form:automatic-focus="false" form:apply-design-mode="false"/>
        <draw:frame draw:style-name="gr159" draw:text-style-name="P14"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text:span><text:span text:style-name="T1">e</text:span><text:span text:style-name="T1">a</text:span><text:span text:style-name="T1">n </text:span><text:span text:style-name="T1">a</text:span><text:span text:style-name="T1">c</text:span><text:span text:style-name="T1">c</text:span><text:span text:style-name="T1">u</text:span><text:span text:style-name="T1">r</text:span><text:span text:style-name="T1">a</text:span><text:span text:style-name="T1">c</text:span><text:span text:style-name="T1">y </text:span><text:span text:style-name="T1">of </text:span><text:span text:style-name="T1">L</text:span><text:span text:style-name="T1">D</text:span><text:span text:style-name="T1">A </text:span><text:span text:style-name="T1">w</text:span><text:span text:style-name="T1">it</text:span><text:span text:style-name="T1">h </text:span><text:span text:style-name="T1">T</text:span><text:span text:style-name="T1">F</text:span><text:span text:style-name="T1">-</text:span><text:span text:style-name="T1">I</text:span><text:span text:style-name="T1">D</text:span><text:span text:style-name="T1">F</text:span></text:p>
          </draw:text-box>
        </draw:frame>
        <draw:frame draw:style-name="gr160" draw:text-style-name="P61" draw:layer="layout" svg:width="24.2cm" svg:height="1.673cm" svg:x="1.8cm" svg:y="18cm">
          <draw:text-box>
            <text:p>Best LDA model : <text:s/>200 topics / 1000 POSTs per model : 20 % accuracy</text:p>
          </draw:text-box>
        </draw:frame>
        <draw:line draw:style-name="gr161" draw:text-style-name="P14" draw:layer="layout" svg:x1="11.8cm" svg:y1="6.5cm" svg:x2="11.8cm" svg:y2="17.3cm">
          <text:p/>
        </draw:line>
        <draw:line draw:style-name="gr161" draw:text-style-name="P14" draw:layer="layout" svg:x1="2.3cm" svg:y1="6.6cm" svg:x2="11.7cm" svg:y2="6.6cm">
          <text:p/>
        </draw:line>
        <anim:par presentation:node-type="timing-root">
          <anim:par smil:begin="id194.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30" presentation:class="page"/>
          <draw:frame presentation:style-name="pr2" draw:text-style-name="P34"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95" draw:id="id195">
        <office:forms form:automatic-focus="false" form:apply-design-mode="false"/>
        <draw:frame presentation:style-name="pr1" draw:layer="layout" svg:width="20cm" svg:height="2cm" svg:x="1.4cm" svg:y="1.6cm" presentation:class="title" presentation:user-transformed="true">
          <draw:text-box>
            <text:p><text:span text:style-name="T1">M</text:span><text:span text:style-name="T1">e</text:span><text:span text:style-name="T1">a</text:span><text:span text:style-name="T1">n </text:span><text:span text:style-name="T1">a</text:span><text:span text:style-name="T1">c</text:span><text:span text:style-name="T1">c</text:span><text:span text:style-name="T1">u</text:span><text:span text:style-name="T1">r</text:span><text:span text:style-name="T1">a</text:span><text:span text:style-name="T1">c</text:span><text:span text:style-name="T1">y </text:span><text:span text:style-name="T1">of </text:span><text:span text:style-name="T1">L</text:span><text:span text:style-name="T1">D</text:span><text:span text:style-name="T1">A </text:span><text:span text:style-name="T1">w</text:span><text:span text:style-name="T1">it</text:span><text:span text:style-name="T1">h </text:span><text:span text:style-name="T1">B</text:span><text:span text:style-name="T1">O</text:span><text:span text:style-name="T1">W</text:span></text:p>
          </draw:text-box>
        </draw:frame>
        <draw:frame draw:style-name="gr65" draw:text-style-name="P14" draw:layer="layout" svg:width="24.2cm" svg:height="14.49cm" svg:x="1.6cm" svg:y="3.61cm">
          <draw:image xlink:href="Pictures/100002010000048F0000025C12E755A456836A19.png" xlink:type="simple" xlink:show="embed" xlink:actuate="onLoad">
            <text:p/>
          </draw:image>
        </draw:frame>
        <draw:line draw:style-name="gr162" draw:text-style-name="P14" draw:layer="layout" svg:x1="2.5cm" svg:y1="4.75cm" svg:x2="20.5cm" svg:y2="4.751cm">
          <text:p/>
        </draw:line>
        <draw:line draw:style-name="gr162" draw:text-style-name="P14" draw:layer="layout" svg:x1="20.2cm" svg:y1="4.75cm" svg:x2="20.2cm" svg:y2="17.2cm">
          <text:p/>
        </draw:line>
        <draw:frame draw:style-name="gr163" draw:text-style-name="P61" draw:layer="layout" svg:width="24.2cm" svg:height="1.673cm" svg:x="1.5cm" svg:y="18.301cm">
          <draw:text-box>
            <text:p>Best LDA model : 400 / 1000 POSTs per model : 30 % accuracy</text:p>
          </draw:text-box>
        </draw:frame>
        <draw:line draw:style-name="gr129" draw:text-style-name="P14" draw:layer="layout" svg:x1="2.6cm" svg:y1="10.6cm" svg:x2="5cm" svg:y2="10.6cm">
          <text:p/>
        </draw:line>
        <draw:line draw:style-name="gr162" draw:text-style-name="P14" draw:layer="layout" svg:x1="4.9cm" svg:y1="10.6cm" svg:x2="4.9cm" svg:y2="17.2cm">
          <text:p/>
        </draw:line>
        <anim:par presentation:node-type="timing-root">
          <anim:par smil:begin="id195.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31" presentation:class="page"/>
          <draw:frame presentation:style-name="pr2" draw:text-style-name="P34" draw:layer="layout" svg:width="17cm" svg:height="14cm" svg:x="2cm" svg:y="13cm" presentation:class="notes" presentation:placeholder="true">
            <draw:text-box/>
          </draw:frame>
        </presentation:notes>
      </draw:page>
      <draw:page draw:name="page32" draw:style-name="dp1" draw:master-page-name="Inspiration" presentation:presentation-page-layout-name="AL1T1" xml:id="id196" draw:id="id196">
        <office:forms form:automatic-focus="false" form:apply-design-mode="false"/>
        <draw:polygon draw:style-name="gr88" draw:text-style-name="P13" draw:layer="layout" svg:width="16.999cm" svg:height="10.599cm" svg:x="1cm" svg:y="6.6cm" svg:viewBox="0 0 17000 10600" draw:points="17000,0 17000,2000 17000,6400 17000,6800 17000,6800 14000,9000 11686,10600 0,10600 0,0">
          <text:p/>
        </draw:polygon>
        <draw:custom-shape draw:style-name="gr164" draw:text-style-name="P8" xml:id="id94" draw:id="id94" draw:layer="layout" svg:width="5.6cm" svg:height="3.2cm" svg:x="19cm" svg:y="7.6cm">
          <text:p text:style-name="P10">TF-IDF</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per</text:span><text:span text:style-name="T1">vized </text:span><text:span text:style-name="T1">methods</text:span><text:span text:style-name="T1"> based </text:span><text:span text:style-name="T1">on </text:span><text:span text:style-name="T1">clusterin</text:span><text:span text:style-name="T1">g</text:span></text:p>
          </draw:text-box>
        </draw:frame>
        <draw:custom-shape draw:style-name="gr165" draw:text-style-name="P8" xml:id="id92" draw:id="id92" draw:layer="layout" svg:width="5cm" svg:height="1.8cm" svg:x="6.2cm" svg:y="4.311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5.211cm" svg:x2="6.2cm" svg:y2="5.211cm" draw:start-shape="id91" draw:start-glue-point="1" draw:end-shape="id92" draw:end-glue-point="6" svg:d="M4400 5211h1800" svg:viewBox="0 0 1801 1">
          <text:p/>
        </draw:connector>
        <draw:custom-shape draw:style-name="gr165" draw:text-style-name="P8" xml:id="id93" draw:id="id93" draw:layer="layout" svg:width="5cm" svg:height="1.8cm" svg:x="13.101cm" svg:y="4.302cm">
          <text:p text:style-name="P10"><text:span text:style-name="T35">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1.2cm" svg:y1="5.211cm" svg:x2="13.101cm" svg:y2="5.202cm" draw:start-shape="id92" draw:start-glue-point="10" draw:end-shape="id93" draw:end-glue-point="6" svg:d="M11200 5211h951v-9h950" svg:viewBox="0 0 1902 10">
          <text:p/>
        </draw:connector>
        <draw:frame draw:style-name="gr166" draw:text-style-name="P20" xml:id="id95" draw:id="id95" draw:layer="layout" svg:width="4.8cm" svg:height="0.806cm" svg:x="19.6cm" svg:y="10.897cm">
          <draw:text-box>
            <text:p><text:span text:style-name="T9">Matrix</text:span></text:p>
          </draw:text-box>
        </draw:frame>
        <draw:connector draw:style-name="gr21" draw:text-style-name="P14" draw:layer="layout" svg:x1="18.101cm" svg:y1="5.202cm" svg:x2="21.8cm" svg:y2="7.6cm" draw:start-shape="id93" draw:start-glue-point="10" draw:end-shape="id94" draw:end-glue-point="0" svg:d="M18101 5202h3699v2398" svg:viewBox="0 0 3700 2399">
          <text:p/>
        </draw:connector>
        <draw:frame draw:style-name="gr167" draw:text-style-name="P62" draw:layer="layout" svg:width="3.8cm" svg:height="0.725cm" draw:transform="rotate (1.5707963267949) translate (19.137cm 11.3cm)">
          <draw:text-box>
            <text:p><text:span text:style-name="T33">POST</text:span></text:p>
          </draw:text-box>
        </draw:frame>
        <draw:frame draw:style-name="gr168" draw:text-style-name="P63" draw:layer="layout" svg:width="5.2cm" svg:height="0.962cm" svg:x="19.6cm" svg:y="7.438cm">
          <draw:text-box>
            <text:p text:style-name="P10"><text:span text:style-name="T33">Vocabulary</text:span></text:p>
          </draw:text-box>
        </draw:frame>
        <draw:custom-shape draw:style-name="gr169" draw:text-style-name="P8" xml:id="id96" draw:id="id96" draw:layer="layout" svg:width="4cm" svg:height="1.8cm" svg:x="13.4cm" svg:y="11.9cm">
          <text:p text:style-name="P10"><text:span text:style-name="T35">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22cm" svg:y1="11.703cm" svg:x2="17.4cm" svg:y2="12.8cm" draw:start-shape="id95" draw:start-glue-point="2" draw:end-shape="id96" draw:end-glue-point="10" svg:d="M22000 11703v1097h-4600" svg:viewBox="0 0 4601 1098">
          <text:p/>
        </draw:connector>
        <draw:g>
          <draw:custom-shape draw:style-name="gr170" draw:text-style-name="P7" xml:id="id97" draw:id="id97"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xml:id="id98" draw:id="id98"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1" draw:id="id91">
          <draw:frame draw:style-name="gr173" draw:text-style-name="P20" draw:layer="layout" svg:width="3.5cm" svg:height="0.959cm" svg:x="0.9cm" svg:y="5.541cm">
            <draw:text-box>
              <text:p><text:span text:style-name="T9">POST</text:span></text:p>
            </draw:text-box>
          </draw:frame>
          <draw:custom-shape draw:style-name="gr174"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75"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74"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24" draw:text-style-name="P53" xml:id="id100" draw:id="id100" draw:layer="layout" svg:width="1.6cm" svg:height="0.6cm" svg:x="1.3cm" svg:y="10.5cm">
          <text:p text:style-name="P10"><text:span text:style-name="T33">TAG</text:span></text:p>
          <draw:enhanced-geometry svg:viewBox="0 0 21600 21600" draw:type="rectangle" draw:enhanced-path="M 0 0 L 21600 0 21600 21600 0 21600 0 0 Z N"/>
        </draw:custom-shape>
        <draw:g>
          <draw:custom-shape draw:style-name="gr176" draw:text-style-name="P8" xml:id="id103" draw:id="id103" draw:layer="layout" svg:width="1.6cm" svg:height="1.6cm" svg:x="23.9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77" draw:text-style-name="P15" draw:layer="layout" svg:width="3.2cm" svg:height="0.645cm" svg:x="23.1cm" svg:y="18.378cm">
            <draw:text-box>
              <text:p><text:span text:style-name="T7">New POST</text:span></text:p>
            </draw:text-box>
          </draw:frame>
        </draw:g>
        <draw:connector draw:style-name="gr21" draw:text-style-name="P14" draw:layer="layout" draw:type="line" svg:x1="13.4cm" svg:y1="12.8cm" svg:x2="12.5cm" svg:y2="12.8cm" draw:start-shape="id96" draw:end-shape="id97" svg:d="M13400 12800h-900" svg:viewBox="0 0 901 1">
          <text:p/>
        </draw:connector>
        <draw:frame draw:style-name="gr178" draw:text-style-name="P15" draw:layer="layout" svg:width="4cm" svg:height="1.039cm" svg:x="8.4cm" svg:y="15.603cm">
          <draw:text-box>
            <text:p><text:span text:style-name="T7">Clusters of questions</text:span></text:p>
          </draw:text-box>
        </draw:frame>
        <draw:custom-shape draw:style-name="gr179" draw:text-style-name="P8" xml:id="id99" draw:id="id99" draw:layer="layout" svg:width="4.6cm" svg:height="2.8cm" draw:transform="rotate (1.5707963267949) translate (4.6cm 15.3cm)">
          <text:p text:style-name="P10"><text:span text:style-name="T35">TAG</text:span><text:span text:style-name="T61">S</text:span><text:span text:style-name="T35">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9cm" svg:y1="13cm" svg:x2="7.4cm" svg:y2="13cm" draw:start-shape="id98" draw:start-glue-point="6" draw:end-shape="id99" draw:end-glue-point="8" svg:d="M9000 13000h-1600" svg:viewBox="0 0 1601 1">
          <text:p/>
        </draw:connector>
        <draw:connector draw:style-name="gr21" draw:text-style-name="P14" draw:layer="layout" draw:type="line" svg:x1="4.6cm" svg:y1="13cm" svg:x2="2.9cm" svg:y2="10.8cm" draw:start-shape="id99" draw:start-glue-point="4" draw:end-shape="id100" draw:end-glue-point="1" svg:d="M4600 13000l-1700-2200" svg:viewBox="0 0 1701 2201">
          <text:p/>
        </draw:connector>
        <draw:connector draw:style-name="gr21" draw:text-style-name="P14" draw:layer="layout" draw:type="line" svg:x1="4.6cm" svg:y1="13cm" svg:x2="2.9cm" svg:y2="13cm" draw:start-shape="id99" draw:start-glue-point="4" draw:end-shape="id101" svg:d="M4600 13000h-1700" svg:viewBox="0 0 1701 1">
          <text:p/>
        </draw:connector>
        <draw:connector draw:style-name="gr21" draw:text-style-name="P14" draw:layer="layout" draw:type="line" svg:x1="4.6cm" svg:y1="13cm" svg:x2="2.9cm" svg:y2="14.8cm" draw:start-shape="id99" draw:start-glue-point="4" draw:end-shape="id102" svg:d="M4600 13000l-1700 1800" svg:viewBox="0 0 1701 1801">
          <text:p/>
        </draw:connector>
        <draw:custom-shape draw:style-name="gr180" draw:text-style-name="P8" xml:id="id104" draw:id="id104" draw:layer="layout" svg:width="3.3cm" svg:height="1.8cm" svg:x="19.4cm" svg:y="16.6cm">
          <text:p text:style-name="P10"><text:span text:style-name="T35">Cluster</text:span></text:p>
          <text:p text:style-name="P10"><text:span text:style-name="T35">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23.9cm" svg:y1="17.5cm" svg:x2="22.7cm" svg:y2="17.5cm" draw:start-shape="id103" draw:end-shape="id104" draw:end-glue-point="10" svg:d="M23900 17500h-1200" svg:viewBox="0 0 1201 1">
          <text:p/>
        </draw:connector>
        <draw:connector draw:style-name="gr21" draw:text-style-name="P14" draw:layer="layout" svg:x1="11.915cm" svg:y1="14.78cm" svg:x2="21.05cm" svg:y2="16.6cm" draw:start-shape="id97" draw:start-glue-point="9" draw:end-shape="id104" draw:end-glue-point="4" svg:d="M11915 14780h9135v1820" svg:viewBox="0 0 9136 1821">
          <text:p/>
        </draw:connector>
        <draw:custom-shape draw:style-name="gr124" draw:text-style-name="P53" draw:layer="layout" svg:width="1.6cm" svg:height="0.6cm" svg:x="1.4cm" svg:y="10.4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0.3cm">
          <text:p text:style-name="P10"><text:span text:style-name="T33">TAG</text:span></text:p>
          <draw:enhanced-geometry svg:viewBox="0 0 21600 21600" draw:type="rectangle" draw:enhanced-path="M 0 0 L 21600 0 21600 21600 0 21600 0 0 Z N"/>
        </draw:custom-shape>
        <draw:g>
          <draw:custom-shape draw:style-name="gr124" draw:text-style-name="P53" xml:id="id101" draw:id="id101" draw:layer="layout" svg:width="1.6cm" svg:height="0.6cm" svg:x="1.3cm" svg:y="12.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4cm" svg:y="12.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2.5cm">
            <text:p text:style-name="P10"><text:span text:style-name="T33">TAG</text:span></text:p>
            <draw:enhanced-geometry svg:viewBox="0 0 21600 21600" draw:type="rectangle" draw:enhanced-path="M 0 0 L 21600 0 21600 21600 0 21600 0 0 Z N"/>
          </draw:custom-shape>
        </draw:g>
        <draw:g>
          <draw:custom-shape draw:style-name="gr124" draw:text-style-name="P53" xml:id="id102" draw:id="id102" draw:layer="layout" svg:width="1.6cm" svg:height="0.6cm" svg:x="1.3cm" svg:y="14.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2cm" svg:y="14.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1cm" svg:y="14.7cm">
            <text:p text:style-name="P10"><text:span text:style-name="T33">TAG</text:span></text:p>
            <draw:enhanced-geometry svg:viewBox="0 0 21600 21600" draw:type="rectangle" draw:enhanced-path="M 0 0 L 21600 0 21600 21600 0 21600 0 0 Z N"/>
          </draw:custom-shape>
        </draw:g>
        <draw:custom-shape draw:style-name="gr124" draw:text-style-name="P53" draw:layer="layout" svg:width="1.6cm" svg:height="0.6cm" svg:x="13.4cm" svg:y="18.4cm">
          <text:p text:style-name="P10"><text:span text:style-name="T33">TAG</text:span></text:p>
          <draw:enhanced-geometry svg:viewBox="0 0 21600 21600" draw:type="rectangle" draw:enhanced-path="M 0 0 L 21600 0 21600 21600 0 21600 0 0 Z N"/>
        </draw:custom-shape>
        <draw:custom-shape draw:style-name="gr124" draw:text-style-name="P53" xml:id="id106" draw:id="id106" draw:layer="layout" svg:width="1.6cm" svg:height="0.6cm" svg:x="13.3cm" svg:y="18.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2cm" svg:y="18.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1cm" svg:y="18.7cm">
          <text:p text:style-name="P10"><text:span text:style-name="T33">TAG</text:span><text:span text:style-name="T44">S</text:span></text:p>
          <draw:enhanced-geometry svg:viewBox="0 0 21600 21600" draw:type="rectangle" draw:enhanced-path="M 0 0 L 21600 0 21600 21600 0 21600 0 0 Z N"/>
        </draw:custom-shape>
        <draw:connector draw:style-name="gr21" draw:text-style-name="P14" draw:layer="layout" svg:x1="15.401cm" svg:y1="17.501cm" svg:x2="14.1cm" svg:y2="18.5cm" draw:start-shape="id105" draw:start-glue-point="6" draw:end-shape="id106" draw:end-glue-point="0" svg:d="M15401 17501h-1301v999" svg:viewBox="0 0 1302 1000">
          <text:p/>
        </draw:connector>
        <draw:connector draw:style-name="gr181" draw:text-style-name="P14" xml:id="id107" draw:id="id107" draw:layer="layout" draw:type="line" svg:x1="1.422cm" svg:y1="17.918cm" svg:x2="12.686cm" svg:y2="17.876cm" svg:d="M1422 17918l11264-42" svg:viewBox="0 0 11265 43">
          <text:p/>
        </draw:connector>
        <draw:connector draw:style-name="gr181" draw:text-style-name="P14" xml:id="id108" draw:id="id108" draw:layer="layout" draw:type="line" svg:x1="12.686cm" svg:y1="17.876cm" svg:x2="18.208cm" svg:y2="13.997cm" draw:start-shape="id107" draw:start-glue-point="3" svg:d="M12686 17876l5522-3879" svg:viewBox="0 0 5523 3880">
          <text:p/>
        </draw:connector>
        <draw:connector draw:style-name="gr181" draw:text-style-name="P14" draw:layer="layout" draw:type="line" svg:x1="18.208cm" svg:y1="13.997cm" svg:x2="25.98cm" svg:y2="13.997cm" draw:start-shape="id108" draw:start-glue-point="3" svg:d="M18208 13997h7772" svg:viewBox="0 0 7773 1">
          <text:p/>
        </draw:connector>
        <draw:custom-shape draw:style-name="gr182" draw:text-style-name="P8" xml:id="id105" draw:id="id105" draw:layer="layout" svg:width="2.999cm" svg:height="1.8cm" svg:x="15.401cm" svg:y="16.601cm">
          <text:p text:style-name="P10"><text:span text:style-name="T35">TAG</text:span></text:p>
          <text:p text:style-name="P10"><text:span text:style-name="T35">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9.4cm" svg:y1="17.5cm" svg:x2="18.4cm" svg:y2="17.501cm" draw:start-shape="id104" draw:start-glue-point="6" draw:end-shape="id105" draw:end-glue-point="10" svg:d="M19400 17500l-1000 1" svg:viewBox="0 0 1001 2">
          <text:p/>
        </draw:connector>
        <anim:par presentation:node-type="timing-root">
          <anim:par smil:begin="id19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6"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97" draw:id="id197">
        <office:forms form:automatic-focus="false" form:apply-design-mode="false"/>
        <draw:frame presentation:style-name="pr3" draw:layer="layout" svg:width="24cm" svg:height="2.845cm" svg:x="1.4cm" svg:y="1.178cm" presentation:class="title" presentation:user-transformed="true">
          <draw:text-box>
            <text:p>TAG extraction from a Kmeans cluster</text:p>
          </draw:text-box>
        </draw:frame>
        <draw:custom-shape draw:style-name="gr183" draw:text-style-name="P7" xml:id="id114" draw:id="id114" draw:layer="layout" svg:width="8.8cm" svg:height="6.8cm" svg:x="2.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64" xml:id="id110" draw:id="id110" draw:layer="layout" svg:width="1.801cm" svg:height="1.2cm" svg:x="5.6cm" svg:y="7.6cm">
          <text:p text:style-name="P10"><text:span text:style-name="T7">Centroï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11" draw:id="id111" draw:layer="layout" svg:width="1.2cm" svg:height="0.8cm" svg:x="4.8cm" svg:y="5.4cm">
          <text:p text:style-name="P10"><text:span text:style-name="T33">doc</text:span><text:span text:style-name="T4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09" draw:id="id109" draw:layer="layout" svg:width="1.2cm" svg:height="0.8cm" svg:x="7.8cm" svg:y="6.6cm">
          <text:p text:style-name="P10"><text:span text:style-name="T33">doc</text:span><text:span text:style-name="T4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12" draw:id="id112" draw:layer="layout" svg:width="1.2cm" svg:height="0.8cm" svg:x="3.8cm" svg:y="10.2cm">
          <text:p text:style-name="P10"><text:span text:style-name="T33">doc</text:span><text:span text:style-name="T4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65" xml:id="id113" draw:id="id113" draw:layer="layout" svg:width="1.499cm" svg:height="0.999cm" svg:x="7.701cm" svg:y="9.401cm">
          <text:p text:style-name="P10"><text:span text:style-name="T62">doc</text:span><text:span text:style-name="T63">ne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7.975cm" svg:y1="7.283cm" svg:x2="7.138cm" svg:y2="7.775cm" draw:start-shape="id109" draw:start-glue-point="7" draw:end-shape="id110" draw:end-glue-point="11" svg:d="M7975 7283l-837 492" svg:viewBox="0 0 838 493">
          <text:p/>
        </draw:connector>
        <draw:connector draw:style-name="gr12" draw:text-style-name="P14" draw:layer="layout" draw:type="line" svg:x1="5.4cm" svg:y1="6.2cm" svg:x2="6.501cm" svg:y2="7.6cm" draw:start-shape="id111" draw:start-glue-point="8" draw:end-shape="id110" draw:end-glue-point="4" svg:d="M5400 6200l1101 1400" svg:viewBox="0 0 1102 1401">
          <text:p/>
        </draw:connector>
        <draw:connector draw:style-name="gr12" draw:text-style-name="P14" draw:layer="layout" draw:type="line" svg:x1="4.825cm" svg:y1="10.317cm" svg:x2="5.863cm" svg:y2="8.625cm" draw:start-shape="id112" draw:start-glue-point="11" draw:end-shape="id110" draw:end-glue-point="7" svg:d="M4825 10317l1038-1692" svg:viewBox="0 0 1039 1693">
          <text:p/>
        </draw:connector>
        <draw:connector draw:style-name="gr12" draw:text-style-name="P14" draw:layer="layout" draw:type="line" svg:x1="7.138cm" svg:y1="8.625cm" svg:x2="7.92cm" svg:y2="9.547cm" draw:start-shape="id110" draw:start-glue-point="9" draw:end-shape="id113" draw:end-glue-point="5" svg:d="M7138 8625l782 922" svg:viewBox="0 0 783 923">
          <text:p/>
        </draw:connector>
        <draw:frame draw:style-name="gr187" draw:text-style-name="P62" draw:layer="layout" svg:width="1.297cm" svg:height="0.826cm" svg:x="4.903cm" svg:y="6.674cm">
          <draw:text-box>
            <text:p><text:span text:style-name="T33">dist</text:span><text:span text:style-name="T44">1</text:span></text:p>
          </draw:text-box>
        </draw:frame>
        <draw:frame draw:style-name="gr187" draw:text-style-name="P62" draw:layer="layout" svg:width="1.297cm" svg:height="0.826cm" svg:x="7.303cm" svg:y="7.374cm">
          <draw:text-box>
            <text:p><text:span text:style-name="T33">dist</text:span><text:span text:style-name="T44">d</text:span></text:p>
          </draw:text-box>
        </draw:frame>
        <draw:frame draw:style-name="gr188" draw:text-style-name="P66" draw:layer="layout" svg:width="1.73cm" svg:height="0.826cm" svg:x="7.503cm" svg:y="8.374cm">
          <draw:text-box>
            <text:p><text:span text:style-name="T62">dist</text:span><text:span text:style-name="T63">ne</text:span><text:span text:style-name="T63">w</text:span></text:p>
          </draw:text-box>
        </draw:frame>
        <draw:frame draw:style-name="gr187" draw:text-style-name="P62" draw:layer="layout" svg:width="1.297cm" svg:height="0.826cm" svg:x="5cm" svg:y="9.774cm">
          <draw:text-box>
            <text:p><text:span text:style-name="T33">dist</text:span><text:span text:style-name="T44">2</text:span></text:p>
          </draw:text-box>
        </draw:frame>
        <draw:frame draw:style-name="gr189" draw:text-style-name="P67" xml:id="id115" draw:id="id115" draw:layer="layout" svg:width="13.25cm" svg:height="1.355cm" svg:x="12.95cm" svg:y="7.5cm">
          <draw:text-box>
            <text:p>dist<text:span text:style-name="T23">0</text:span> &lt; dist<text:span text:style-name="T23">k</text:span> &lt; … &lt; <text:span text:style-name="T37">dis</text:span><text:span text:style-name="T37">t</text:span><text:span text:style-name="T64">new</text:span><text:span text:style-name="T65">&lt;...</text:span><text:span text:style-name="T65">&lt; </text:span><text:span text:style-name="T65">dist</text:span><text:span text:style-name="T23">k+p</text:span><text:span text:style-name="T65">&lt;</text:span><text:span text:style-name="T65">...di</text:span><text:span text:style-name="T65">st</text:span><text:span text:style-name="T23">N</text:span></text:p>
          </draw:text-box>
        </draw:frame>
        <draw:connector draw:style-name="gr21" draw:text-style-name="P14" draw:layer="layout" draw:type="line" svg:x1="11cm" svg:y1="8.2cm" svg:x2="12.95cm" svg:y2="8.177cm" draw:start-shape="id114" draw:start-glue-point="10" draw:end-shape="id115" svg:d="M11000 8200l1950-23" svg:viewBox="0 0 1951 24">
          <text:p/>
        </draw:connector>
        <draw:g xml:id="id120" draw:id="id120">
          <draw:custom-shape draw:style-name="gr190" draw:text-style-name="P14" draw:layer="layout" svg:width="1cm" svg:height="7.8cm" draw:transform="rotate (1.5707963267949) translate (15.325cm 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1" draw:text-style-name="P20" draw:layer="layout" svg:width="3.529cm" svg:height="0.806cm" svg:x="17.461cm" svg:y="10.258cm">
            <draw:text-box>
              <text:p><text:span text:style-name="T9">neig</text:span><text:span text:style-name="T9">hbor</text:span><text:span text:style-name="T9">hoo</text:span><text:span text:style-name="T9">d</text:span></text:p>
            </draw:text-box>
          </draw:frame>
        </draw:g>
        <draw:custom-shape draw:style-name="gr192" draw:text-style-name="P25" xml:id="id121" draw:id="id121" draw:layer="layout" svg:width="3cm" svg:height="0.8cm" svg:x="13.3cm" svg:y="12.6cm">
          <text:p text:style-name="P10"><text:span text:style-name="T9">doc</text:span><text:span text:style-name="T20">k</text:span></text:p>
          <draw:enhanced-geometry svg:viewBox="0 0 21600 21600" draw:type="rectangle" draw:enhanced-path="M 0 0 L 21600 0 21600 21600 0 21600 0 0 Z N"/>
        </draw:custom-shape>
        <draw:custom-shape draw:style-name="gr192" draw:text-style-name="P25" xml:id="id118" draw:id="id118" draw:layer="layout" svg:width="3cm" svg:height="0.8cm" svg:x="13.3cm" svg:y="13.4cm">
          <text:p text:style-name="P10"><text:span text:style-name="T9">TFIDF</text:span><text:span text:style-name="T20">k</text:span></text:p>
          <draw:enhanced-geometry svg:viewBox="0 0 21600 21600" draw:type="rectangle" draw:enhanced-path="M 0 0 L 21600 0 21600 21600 0 21600 0 0 Z N"/>
        </draw:custom-shape>
        <draw:custom-shape draw:style-name="gr192" draw:text-style-name="P25" xml:id="id123" draw:id="id123" draw:layer="layout" svg:width="3cm" svg:height="0.8cm" svg:x="17.7cm" svg:y="12.6cm">
          <text:p text:style-name="P10"><text:span text:style-name="T9">doc</text:span><text:span text:style-name="T20">new</text:span></text:p>
          <draw:enhanced-geometry svg:viewBox="0 0 21600 21600" draw:type="rectangle" draw:enhanced-path="M 0 0 L 21600 0 21600 21600 0 21600 0 0 Z N"/>
        </draw:custom-shape>
        <draw:custom-shape draw:style-name="gr192" draw:text-style-name="P25" draw:layer="layout" svg:width="3cm" svg:height="0.8cm" svg:x="17.7cm" svg:y="13.4cm">
          <text:p text:style-name="P10"><text:span text:style-name="T9">TFIDF</text:span><text:span text:style-name="T20">new</text:span></text:p>
          <draw:enhanced-geometry svg:viewBox="0 0 21600 21600" draw:type="rectangle" draw:enhanced-path="M 0 0 L 21600 0 21600 21600 0 21600 0 0 Z N"/>
        </draw:custom-shape>
        <draw:custom-shape draw:style-name="gr192" draw:text-style-name="P25" xml:id="id122" draw:id="id122" draw:layer="layout" svg:width="3cm" svg:height="0.8cm" svg:x="21.9cm" svg:y="12.6cm">
          <text:p text:style-name="P10"><text:span text:style-name="T9">doc</text:span><text:span text:style-name="T20">k+p</text:span></text:p>
          <draw:enhanced-geometry svg:viewBox="0 0 21600 21600" draw:type="rectangle" draw:enhanced-path="M 0 0 L 21600 0 21600 21600 0 21600 0 0 Z N"/>
        </draw:custom-shape>
        <draw:custom-shape draw:style-name="gr192" draw:text-style-name="P25" xml:id="id119" draw:id="id119" draw:layer="layout" svg:width="3cm" svg:height="0.8cm" svg:x="21.9cm" svg:y="13.4cm">
          <text:p text:style-name="P10"><text:span text:style-name="T9">TFIDF</text:span><text:span text:style-name="T20">k+p</text:span></text:p>
          <draw:enhanced-geometry svg:viewBox="0 0 21600 21600" draw:type="rectangle" draw:enhanced-path="M 0 0 L 21600 0 21600 21600 0 21600 0 0 Z N"/>
        </draw:custom-shape>
        <draw:custom-shape draw:style-name="gr193" draw:text-style-name="P25" xml:id="id116" draw:id="id116" draw:layer="layout" svg:width="4.6cm" svg:height="1.2cm" svg:x="5.9cm" svg:y="15.8cm">
          <text:p text:style-name="P10"><text:span text:style-name="T9">Vectorizer</text:span></text:p>
          <text:p text:style-name="P10"><text:span text:style-name="T9">vocabulary</text:span></text:p>
          <draw:enhanced-geometry svg:viewBox="0 0 21600 21600" draw:type="rectangle" draw:enhanced-path="M 0 0 L 21600 0 21600 21600 0 21600 0 0 Z N"/>
        </draw:custom-shape>
        <draw:custom-shape draw:style-name="gr194" draw:text-style-name="P25" xml:id="id117" draw:id="id117" draw:layer="layout" svg:width="8.4cm" svg:height="1.8cm" svg:x="14.9cm" svg:y="15.5cm">
          <text:p text:style-name="P10"><text:span text:style-name="T9">TOKEN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0.5cm" svg:y1="16.4cm" svg:x2="14.9cm" svg:y2="16.4cm" draw:start-shape="id116" draw:start-glue-point="1" draw:end-shape="id117" draw:end-glue-point="6" svg:d="M10500 16400h4400" svg:viewBox="0 0 4401 1">
          <text:p/>
        </draw:connector>
        <draw:connector draw:style-name="gr21" draw:text-style-name="P14" draw:layer="layout" svg:x1="19.1cm" svg:y1="14.2cm" svg:x2="19.1cm" svg:y2="15.5cm" draw:end-shape="id117" draw:end-glue-point="4" svg:d="M19100 14200v1300" svg:viewBox="0 0 1 1301">
          <text:p/>
        </draw:connector>
        <draw:connector draw:style-name="gr21" draw:text-style-name="P14" draw:layer="layout" svg:x1="14.8cm" svg:y1="14.2cm" svg:x2="19.1cm" svg:y2="15.5cm" draw:start-shape="id118" draw:start-glue-point="2" draw:end-shape="id117" draw:end-glue-point="4" svg:d="M14800 14200v650h4300v650" svg:viewBox="0 0 4301 1301">
          <text:p/>
        </draw:connector>
        <draw:connector draw:style-name="gr21" draw:text-style-name="P14" draw:layer="layout" svg:x1="23.4cm" svg:y1="14.2cm" svg:x2="19.1cm" svg:y2="15.5cm" draw:start-shape="id119" draw:start-glue-point="2" draw:end-shape="id117" draw:end-glue-point="4" svg:d="M23400 14200v650h-4300v650" svg:viewBox="0 0 4301 1301">
          <text:p/>
        </draw:connector>
        <draw:connector draw:style-name="gr21" draw:text-style-name="P14" draw:layer="layout" svg:x1="19.225cm" svg:y1="11.064cm" svg:x2="14.8cm" svg:y2="12.6cm" draw:start-shape="id120" draw:start-glue-point="2" draw:end-shape="id121" draw:end-glue-point="0" svg:d="M19225 11064v768h-4425v768" svg:viewBox="0 0 4426 1537">
          <text:p/>
        </draw:connector>
        <draw:connector draw:style-name="gr21" draw:text-style-name="P14" draw:layer="layout" svg:x1="19.225cm" svg:y1="11.064cm" svg:x2="23.4cm" svg:y2="12.6cm" draw:start-shape="id120" draw:start-glue-point="2" draw:end-shape="id122" draw:end-glue-point="0" svg:d="M19225 11064v768h4175v768" svg:viewBox="0 0 4176 1537">
          <text:p/>
        </draw:connector>
        <draw:connector draw:style-name="gr21" draw:text-style-name="P14" draw:layer="layout" svg:x1="19.225cm" svg:y1="11.064cm" svg:x2="19.2cm" svg:y2="12.6cm" draw:start-shape="id120" draw:start-glue-point="2" draw:end-shape="id123" draw:end-glue-point="0" svg:d="M19225 11064v768h-25v768" svg:viewBox="0 0 26 1537">
          <text:p/>
        </draw:connector>
        <draw:frame draw:style-name="gr195" draw:text-style-name="P68" xml:id="id125" draw:id="id125" draw:layer="layout" svg:width="4.655cm" svg:height="0.962cm" svg:x="4.9cm" svg:y="13.463cm">
          <draw:text-box>
            <text:p>Highest values</text:p>
          </draw:text-box>
        </draw:frame>
        <draw:path draw:style-name="gr196" draw:text-style-name="P69" xml:id="id124" draw:id="id124" draw:layer="layout" svg:width="10.503cm" svg:height="9.035cm" draw:transform="rotate (0.724311639577647) translate (11.7425198326191cm 14.1699213154194cm)" svg:viewBox="0 0 10504 9036" svg:d="M277 22c334-58 684-1 965 162 280 163 692 237 922 475 264 272 1039 972 1350 1191 499 352 425 414 907 785 281 216 517 393 757 654 260 282 755 685 996 987 179 222 373 357 611 517 252 170 394 303 603 526 227 241 448 351 689 580 261 249 532 508 825 727 290 218 456 514 737 745 228 185 485 355 644 604 149 233 340 551 124 837-180 239-369 229-696 220-301-9 66-75-366-190-246-180-372-332-599-530-346-301-404-363-749-663-256-222-637-581-899-795-292-238-494-386-749-663-228-245-365-295-599-530-357-358-65-72-450-397-343-291-884-741-1198-1061-312-317-1318-1159-1648-1457-237-216-896-622-1114-853-468-494-761-569-1133-1135-175-268-361-803-1-694l127-27z">
          <text:p/>
        </draw:path>
        <draw:connector draw:style-name="gr19" draw:text-style-name="P14" draw:layer="layout" svg:x1="11.823cm" svg:y1="13.944cm" svg:x2="9.555cm" svg:y2="13.944cm" draw:start-shape="id124" draw:end-shape="id125" draw:end-glue-point="1" svg:d="M11823 13944h-2268" svg:viewBox="0 0 2269 1">
          <text:p/>
        </draw:connector>
        <draw:g xml:id="id126" draw:id="id126">
          <draw:custom-shape draw:style-name="gr197" draw:text-style-name="P53" draw:layer="layout" svg:width="2.311cm" svg:height="0.9cm" svg:x="17.8cm" svg:y="18.8cm">
            <text:p text:style-name="P10"><text:span text:style-name="T33">TAG</text:span></text:p>
            <draw:enhanced-geometry svg:viewBox="0 0 21600 21600" draw:type="rectangle" draw:enhanced-path="M 0 0 L 21600 0 21600 21600 0 21600 0 0 Z N"/>
          </draw:custom-shape>
          <draw:custom-shape draw:style-name="gr198" draw:text-style-name="P53" draw:layer="layout" svg:width="2.312cm" svg:height="0.9cm" svg:x="17.944cm" svg:y="18.65cm">
            <text:p text:style-name="P10"><text:span text:style-name="T33">TAG</text:span></text:p>
            <draw:enhanced-geometry svg:viewBox="0 0 21600 21600" draw:type="rectangle" draw:enhanced-path="M 0 0 L 21600 0 21600 21600 0 21600 0 0 Z N"/>
          </draw:custom-shape>
          <draw:custom-shape draw:style-name="gr197" draw:text-style-name="P53" draw:layer="layout" svg:width="2.311cm" svg:height="0.9cm" svg:x="18.089cm" svg:y="18.5cm">
            <text:p text:style-name="P10"><text:span text:style-name="T33">TAG</text:span><text:span text:style-name="T44">S</text:span></text:p>
            <draw:enhanced-geometry svg:viewBox="0 0 21600 21600" draw:type="rectangle" draw:enhanced-path="M 0 0 L 21600 0 21600 21600 0 21600 0 0 Z N"/>
          </draw:custom-shape>
        </draw:g>
        <draw:connector draw:style-name="gr21" draw:text-style-name="P14" draw:layer="layout" svg:x1="19.1cm" svg:y1="17.3cm" svg:x2="19.1cm" svg:y2="18.5cm" draw:start-shape="id117" draw:start-glue-point="8" draw:end-shape="id126" draw:end-glue-point="0" svg:d="M19100 17300v1200" svg:viewBox="0 0 1 1201">
          <text:p/>
        </draw:connector>
        <draw:g xml:id="id127" draw:id="id127">
          <draw:custom-shape draw:style-name="gr176" draw:text-style-name="P8" draw:layer="layout" svg:width="1.6cm" svg:height="1.6cm" svg:x="1.8cm" svg:y="11.47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77" draw:text-style-name="P15" draw:layer="layout" svg:width="3.2cm" svg:height="0.645cm" svg:x="1cm" svg:y="13.155cm">
            <draw:text-box>
              <text:p><text:span text:style-name="T7">New POST</text:span></text:p>
            </draw:text-box>
          </draw:frame>
        </draw:g>
        <draw:connector draw:style-name="gr21" draw:text-style-name="P14" draw:layer="layout" svg:x1="4.2cm" svg:y1="12.638cm" svg:x2="8.451cm" svg:y2="10.4cm" draw:start-shape="id127" draw:start-glue-point="1" draw:end-shape="id113" draw:end-glue-point="8" svg:d="M4200 12638h4251v-2238" svg:viewBox="0 0 4252 2239">
          <text:p/>
        </draw:connector>
        <anim:par presentation:node-type="timing-root">
          <anim:par smil:begin="id19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34"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98" draw:id="id198">
        <office:forms form:automatic-focus="false" form:apply-design-mode="false"/>
        <draw:frame presentation:style-name="pr3" draw:layer="layout" svg:width="23.8cm" svg:height="2.845cm" svg:x="1.4cm" svg:y="1.178cm" presentation:class="title" presentation:user-transformed="true">
          <draw:text-box>
            <text:p>Inter-cluster inertia: 10 to 500 clusters</text:p>
          </draw:text-box>
        </draw:frame>
        <draw:frame draw:style-name="gr65" draw:text-style-name="P14" draw:layer="layout" svg:width="9.4cm" svg:height="9.219cm" svg:x="1cm" svg:y="4cm">
          <draw:image xlink:href="Pictures/100002010000026E0000026244BEAEA78CA3ED1A.png" xlink:type="simple" xlink:show="embed" xlink:actuate="onLoad">
            <text:p/>
          </draw:image>
        </draw:frame>
        <draw:frame draw:style-name="gr65" draw:text-style-name="P14" draw:layer="layout" svg:width="16.033cm" svg:height="14.603cm" svg:x="10.6cm" svg:y="5.2cm">
          <draw:image xlink:href="Pictures/10000201000004A3000002626CF3FEBB9F5A8748.png" xlink:type="simple" xlink:show="embed" xlink:actuate="onLoad">
            <text:p/>
          </draw:image>
        </draw:frame>
        <draw:line draw:style-name="gr129" draw:text-style-name="P14" draw:layer="layout" svg:x1="11.2cm" svg:y1="6.3cm" svg:x2="23cm" svg:y2="6.3cm">
          <text:p/>
        </draw:line>
        <draw:line draw:style-name="gr129" draw:text-style-name="P14" draw:layer="layout" svg:x1="23cm" svg:y1="6.4cm" svg:x2="23cm" svg:y2="19cm">
          <text:p/>
        </draw:line>
        <draw:custom-shape draw:style-name="gr199" draw:text-style-name="P70" draw:layer="layout" svg:width="9cm" svg:height="4cm" svg:x="1cm" svg:y="15.6cm">
          <text:p text:style-name="P9"><text:span text:style-name="T9">Kmeans / TF-IDF:</text:span></text:p>
          <text:p text:style-name="P9"><text:span text:style-name="T9"/></text:p>
          <text:p text:style-name="P9"><text:span text:style-name="T9">TF-IDF : min=2e-4, max=1.0</text:span></text:p>
          <text:p text:style-name="P9"><text:span text:style-name="T9">Dimension : ~4000</text:span></text:p>
          <text:p text:style-name="P9"><text:span text:style-name="T9"/></text:p>
          <text:p text:style-name="P10"><text:span text:style-name="T66">400 <text:s/>clusters / 15 %</text:span></text:p>
          <draw:enhanced-geometry svg:viewBox="0 0 21600 21600" draw:type="rectangle" draw:enhanced-path="M 0 0 L 21600 0 21600 21600 0 21600 0 0 Z N"/>
        </draw:custom-shape>
        <anim:par presentation:node-type="timing-root">
          <anim:par smil:begin="id19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34"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199" draw:id="id199">
        <office:forms form:automatic-focus="false" form:apply-design-mode="false"/>
        <draw:frame presentation:style-name="pr1" draw:layer="layout" svg:width="20cm" svg:height="2cm" svg:x="1.4cm" svg:y="1.6cm" presentation:class="title">
          <draw:text-box>
            <text:p>Kmeans : Accuracy = F(Distance)</text:p>
          </draw:text-box>
        </draw:frame>
        <draw:frame draw:style-name="gr65" draw:text-style-name="P14" draw:layer="layout" svg:width="22.437cm" svg:height="11.529cm" svg:x="2.1cm" svg:y="4.8cm">
          <draw:image xlink:href="Pictures/10000201000004A300000262460804C8ADD2E113.png" xlink:type="simple" xlink:show="embed" xlink:actuate="onLoad">
            <text:p/>
          </draw:image>
        </draw:frame>
        <draw:custom-shape draw:style-name="gr200" draw:text-style-name="P70" draw:layer="layout" svg:width="18.7cm" svg:height="2.3cm" svg:x="3.968cm" svg:y="16.6cm">
          <text:p text:style-name="P10"><text:span text:style-name="T66">Globaly : accuracy decreases when distance from cluster center increases</text:span></text:p>
          <draw:enhanced-geometry svg:viewBox="0 0 21600 21600" draw:type="rectangle" draw:enhanced-path="M 0 0 L 21600 0 21600 21600 0 21600 0 0 Z N"/>
        </draw:custom-shape>
        <draw:path draw:style-name="gr201" draw:text-style-name="P14" draw:layer="layout" svg:width="15.854cm" svg:height="5.878cm" draw:transform="skewX (3.99659752283036E-017) rotate (-0.185353966561799) translate (7.50000000006541cm 6.49999999965117cm)" svg:viewBox="0 0 15855 5879" svg:d="M0 0c3256 0 5443 811 5443 811l3753 1026 4128 2481 2531 1561">
          <text:p/>
        </draw:path>
        <anim:par presentation:node-type="timing-root">
          <anim:par smil:begin="id19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34" draw:layer="layout" svg:width="17cm" svg:height="14cm" svg:x="2cm" svg:y="13cm" presentation:class="notes" presentation:placeholder="true">
            <draw:text-box/>
          </draw:frame>
        </presentation:notes>
      </draw:page>
      <draw:page draw:name="page36" draw:style-name="dp3" draw:master-page-name="Inspiration" presentation:presentation-page-layout-name="AL1T1" xml:id="id200" draw:id="id200">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202" draw:text-style-name="P17" draw:layer="layout" svg:width="9.2cm" svg:height="2.384cm" svg:x="15.2cm" svg:y="14.5cm">
          <draw:text-box>
            <text:p><text:span text:style-name="T37">Outliers </text:span>: </text:p>
            <text:p>Cluster 3 : 1 question</text:p>
            <text:p>Cluster 4 : 15472 questions</text:p>
          </draw:text-box>
        </draw:frame>
        <draw:g>
          <draw:frame draw:style-name="gr65" draw:text-style-name="P14" draw:layer="layout" svg:width="13cm" svg:height="12cm" svg:x="2cm" svg:y="5cm">
            <draw:image xlink:href="Pictures/10000201000001BB000001B32A8C1B017B02A72C.png" xlink:type="simple" xlink:show="embed" xlink:actuate="onLoad">
              <text:p/>
            </draw:image>
          </draw:frame>
          <draw:custom-shape draw:style-name="gr203" draw:text-style-name="P13" draw:layer="layout" svg:width="11.816cm" svg:height="0.671cm" svg:x="2.945cm" svg:y="16.329cm">
            <text:p/>
            <draw:enhanced-geometry svg:viewBox="0 0 21600 21600" draw:type="rectangle" draw:enhanced-path="M 0 0 L 21600 0 21600 21600 0 21600 0 0 Z N"/>
          </draw:custom-shape>
        </draw:g>
        <draw:frame draw:style-name="gr204" draw:text-style-name="P61" draw:layer="layout" svg:width="15cm" svg:height="1.073cm" svg:x="4.7cm" svg:y="17.627cm">
          <draw:text-box>
            <text:p>1 cluster = {Key wods} ⇒ 1 cluster → 1 Topic</text:p>
          </draw:text-box>
        </draw:frame>
        <draw:frame draw:style-name="gr205" draw:text-style-name="P71" draw:layer="layout" svg:width="11.8cm" svg:height="1.673cm" svg:x="15.2cm" svg:y="5cm">
          <draw:text-box>
            <text:p><text:span text:style-name="T9">Optimizatio</text:span><text:span text:style-name="T9">n based on </text:span><text:span text:style-name="T9">L2 function</text:span></text:p>
          </draw:text-box>
        </draw:frame>
        <draw:frame draw:style-name="gr205" draw:text-style-name="P71" draw:layer="layout" svg:width="11.8cm" svg:height="1.673cm" svg:x="15.2cm" svg:y="8.201cm">
          <draw:text-box>
            <text:p><text:span text:style-name="T9">POST are </text:span><text:span text:style-name="T9">similar for </text:span><text:span text:style-name="T9">TF-IDF </text:span><text:span text:style-name="T9">vectors</text:span></text:p>
          </draw:text-box>
        </draw:frame>
        <draw:frame draw:style-name="gr206" draw:text-style-name="P71" draw:layer="layout" svg:width="11.8cm" svg:height="2.929cm" svg:x="15.2cm" svg:y="11.471cm">
          <draw:text-box>
            <text:p><text:span text:style-name="T9">For each </text:span><text:span text:style-name="T9">cluster :</text:span></text:p>
            <text:list text:style-name="L2">
              <text:list-item>
                <text:p><text:span text:style-name="T9">TAG</text:span><text:span text:style-name="T20">S </text:span><text:span text:style-name="T9">: </text:span><text:span text:style-name="T9">issued </text:span><text:span text:style-name="T9">from </text:span><text:span text:style-name="T9">highest </text:span><text:span text:style-name="T9">TF-</text:span><text:span text:style-name="T9">IDF</text:span><text:span text:style-name="T20">CLUSTE</text:span><text:span text:style-name="T20">R</text:span></text:p>
              </text:list-item>
              <text:list-item>
                <text:p><text:span text:style-name="T9"/></text:p>
              </text:list-item>
            </text:list>
          </draw:text-box>
        </draw:frame>
        <draw:custom-shape draw:style-name="gr207" draw:text-style-name="P12" draw:layer="layout" svg:width="1.4cm" svg:height="1.426cm" svg:x="20.4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7" draw:text-style-name="P12" draw:layer="layout" svg:width="1.4cm" svg:height="1.426cm" svg:x="20.401cm" svg:y="6.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4" draw:text-style-name="P10" draw:layer="layout" svg:width="4.308cm" svg:height="0.53cm" svg:x="16.092cm" svg:y="13.27cm">
          <draw:object xlink:href="./Object 9" xlink:type="simple" xlink:show="embed" xlink:actuate="onLoad">
            <loext:p/>
          </draw:object>
          <draw:image xlink:href="./ObjectReplacements/Object 9" xlink:type="simple" xlink:show="embed" xlink:actuate="onLoad"/>
        </draw:frame>
        <anim:par presentation:node-type="timing-root">
          <anim:par smil:begin="id20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6" presentation:class="page"/>
          <draw:frame presentation:style-name="pr2" draw:text-style-name="P29" draw:layer="layout" svg:width="17cm" svg:height="14cm" svg:x="2cm" svg:y="13cm" presentation:class="notes" presentation:placeholder="true">
            <draw:text-box/>
          </draw:frame>
        </presentation:notes>
      </draw:page>
      <draw:page draw:name="page37" draw:style-name="dp3" draw:master-page-name="Inspiration" presentation:presentation-page-layout-name="AL1T1" xml:id="id201" draw:id="id201">
        <office:forms form:automatic-focus="false" form:apply-design-mode="false"/>
        <draw:frame presentation:style-name="pr3" draw:text-style-name="P72" draw:layer="layout" svg:width="25.6cm" svg:height="2.845cm" svg:x="0.2cm" svg:y="1.178cm" presentation:class="title" presentation:user-transformed="true">
          <draw:text-box>
            <text:p><text:span text:style-name="T67"><text:s/></text:span><text:span text:style-name="T67">Uns</text:span><text:span text:style-name="T67">uper</text:span><text:span text:style-name="T67">vize</text:span><text:span text:style-name="T67">d </text:span><text:span text:style-name="T67">met</text:span><text:span text:style-name="T67">hod </text:span><text:span text:style-name="T67">: <text:s/></text:span><text:span text:style-name="T67">clust</text:span><text:span text:style-name="T67">er </text:span><text:span text:style-name="T67">exe</text:span><text:span text:style-name="T67">mpl</text:span><text:span text:style-name="T67">e</text:span></text:p>
          </draw:text-box>
        </draw:frame>
        <draw:frame draw:style-name="gr65" draw:text-style-name="P14" draw:layer="layout" svg:width="17.885cm" svg:height="9.14cm" svg:x="9.1cm" svg:y="9.26cm">
          <draw:image xlink:href="Pictures/100002010000046B00000242BB4143BA902DCF1B.png" xlink:type="simple" xlink:show="embed" xlink:actuate="onLoad">
            <text:p/>
          </draw:image>
        </draw:frame>
        <draw:frame draw:style-name="gr208" draw:text-style-name="P17" draw:layer="layout" svg:width="8.109cm" svg:height="0.962cm" svg:x="14.495cm" svg:y="18.107cm">
          <draw:text-box>
            <text:p>TAGS : Cluster 0 / Kmeans</text:p>
          </draw:text-box>
        </draw:frame>
        <draw:custom-shape draw:style-name="gr209" draw:text-style-name="P7"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xml:id="id128" draw:id="id128"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8"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8" xml:id="id129" draw:id="id129"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4.938cm" svg:y1="5.718cm" svg:x2="15.2cm" svg:y2="5.2cm" draw:start-shape="id128" draw:start-glue-point="11" draw:end-shape="id129" draw:end-glue-point="4" svg:d="M4938 5718l10262-518" svg:viewBox="0 0 10263 519">
          <text:p/>
        </draw:connector>
        <draw:connector draw:style-name="gr12" draw:text-style-name="P14" draw:layer="layout" draw:type="line" svg:x1="4.938cm" svg:y1="6.284cm" svg:x2="12.654cm" svg:y2="7.761cm" draw:start-shape="id128" draw:start-glue-point="9" draw:end-shape="id129" draw:end-glue-point="7" svg:d="M4938 6284l7716 1477" svg:viewBox="0 0 7717 1478">
          <text:p/>
        </draw:connector>
        <draw:frame draw:style-name="gr212" draw:text-style-name="P62" draw:layer="layout" svg:width="2.771cm" svg:height="0.826cm" svg:x="14.829cm" svg:y="6.698cm">
          <draw:text-box>
            <text:p><text:span text:style-name="T33">POST</text:span><text:span text:style-name="T44">J</text:span></text:p>
          </draw:text-box>
        </draw:frame>
        <draw:frame draw:style-name="gr213" draw:text-style-name="P62" draw:layer="layout" svg:width="2.843cm" svg:height="0.826cm" svg:x="12.529cm" svg:y="6.099cm">
          <draw:text-box>
            <text:p><text:span text:style-name="T33">POST</text:span><text:span text:style-name="T44">K</text:span></text:p>
          </draw:text-box>
        </draw:frame>
        <draw:line draw:style-name="gr12" draw:text-style-name="P14" draw:layer="layout" svg:x1="15cm" svg:y1="7.2cm" svg:x2="9.6cm" svg:y2="9.4cm">
          <text:p/>
        </draw:line>
        <draw:line draw:style-name="gr12" draw:text-style-name="P14" draw:layer="layout" svg:x1="16.6cm" svg:y1="7.2cm" svg:x2="26.8cm" svg:y2="9.4cm">
          <text:p/>
        </draw:line>
        <draw:frame draw:style-name="gr178" draw:text-style-name="P15" draw:layer="layout" svg:width="4cm" svg:height="1.039cm" svg:x="1.8cm" svg:y="10.2cm">
          <draw:text-box>
            <text:p><text:span text:style-name="T7">Clusters of </text:span><text:span text:style-name="T7">POSTs</text:span></text:p>
          </draw:text-box>
        </draw:frame>
        <draw:frame draw:style-name="gr214" draw:text-style-name="P15" draw:layer="layout" svg:width="4cm" svg:height="0.779cm" svg:x="13.4cm" svg:y="8.221cm">
          <draw:text-box>
            <text:p><text:span text:style-name="T7">cluster_id</text:span></text:p>
          </draw:text-box>
        </draw:frame>
        <anim:par presentation:node-type="timing-root">
          <anim:par smil:begin="id20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7" presentation:class="page"/>
          <draw:frame presentation:style-name="pr2" draw:text-style-name="P34" draw:layer="layout" svg:width="17cm" svg:height="14cm" svg:x="2cm" svg:y="13cm" presentation:class="notes" presentation:placeholder="true">
            <draw:text-box/>
          </draw:frame>
        </presentation:notes>
      </draw:page>
      <draw:page draw:name="page38" draw:style-name="dp3" draw:master-page-name="Inspiration" presentation:presentation-page-layout-name="AL1T1" xml:id="id202" draw:id="id202">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215" draw:text-style-name="P73" draw:layer="layout" svg:width="7.364cm" svg:height="0.962cm" svg:x="4.3cm" svg:y="11.097cm">
          <draw:text-box>
            <text:p><text:span text:style-name="T5">Word </text:span><text:span text:style-name="T5">cloud for </text:span><text:span text:style-name="T5">cluster 3 </text:span></text:p>
          </draw:text-box>
        </draw:frame>
        <draw:frame draw:style-name="gr215" draw:text-style-name="P73" draw:layer="layout" svg:width="7.364cm" svg:height="0.962cm" svg:x="15cm" svg:y="19.127cm">
          <draw:text-box>
            <text:p><text:span text:style-name="T5">Word </text:span><text:span text:style-name="T5">cloud for </text:span><text:span text:style-name="T5">cluster 4 </text:span></text:p>
          </draw:text-box>
        </draw:frame>
        <draw:frame draw:style-name="gr65" draw:text-style-name="P14" draw:layer="layout" svg:width="14.312cm" svg:height="7.327cm" svg:x="1cm" svg:y="3.873cm">
          <draw:image xlink:href="Pictures/100002010000046700000241CF8050AD9758380E.png" xlink:type="simple" xlink:show="embed" xlink:actuate="onLoad">
            <text:p/>
          </draw:image>
        </draw:frame>
        <draw:frame draw:style-name="gr65" draw:text-style-name="P14" draw:layer="layout" svg:width="14.312cm" svg:height="7.327cm" svg:x="11.688cm" svg:y="11.973cm">
          <draw:image xlink:href="Pictures/100002010000046700000241CDF3091DA375D2B8.png" xlink:type="simple" xlink:show="embed" xlink:actuate="onLoad">
            <text:p/>
          </draw:image>
        </draw:frame>
        <anim:par presentation:node-type="timing-root">
          <anim:par smil:begin="id2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8" presentation:class="page"/>
          <draw:frame presentation:style-name="pr2" draw:text-style-name="P29" draw:layer="layout" svg:width="17cm" svg:height="14cm" svg:x="2cm" svg:y="13cm" presentation:class="notes" presentation:placeholder="true">
            <draw:text-box/>
          </draw:frame>
        </presentation:notes>
      </draw:page>
      <draw:page draw:name="page39" draw:style-name="dp1" draw:master-page-name="Inspiration" presentation:presentation-page-layout-name="AL1T1" xml:id="id203" draw:id="id203">
        <office:forms form:automatic-focus="false" form:apply-design-mode="false"/>
        <draw:polygon draw:style-name="gr88" draw:text-style-name="P13" draw:layer="layout" svg:width="20.399cm" svg:height="7.599cm" svg:x="6.4cm" svg:y="5.9cm" svg:viewBox="0 0 20400 7600" draw:points="0,1800 13000,1800 14800,0 20400,0 20400,7600 0,7600">
          <text:p/>
        </draw:polygon>
        <draw:polygon draw:style-name="gr216" draw:text-style-name="P8" draw:layer="layout" svg:width="18.399cm" svg:height="4.399cm" svg:x="1.2cm" svg:y="15.6cm" svg:viewBox="0 0 18400 4400" draw:points="0,2200 6600,2200 6600,1200 13800,1200 13800,0 18400,0 18400,4400 0,4400 0,3600 0,2000 0,2200 0,3000 0,3200">
          <text:p/>
        </draw:polygon>
        <draw:frame presentation:style-name="pr3" draw:text-style-name="P1" draw:layer="layout" svg:width="24.8cm" svg:height="2.845cm" svg:x="1.2cm" svg:y="1.178cm" presentation:class="title" presentation:user-transformed="true">
          <draw:text-box>
            <text:p><text:span text:style-name="T1">Uns</text:span><text:span text:style-name="T1">uper</text:span><text:span text:style-name="T1">vize</text:span><text:span text:style-name="T1">d </text:span><text:span text:style-name="T1">met</text:span><text:span text:style-name="T1">hod </text:span><text:span text:style-name="T1">: </text:span><text:span text:style-name="T1">W2</text:span><text:span text:style-name="T1">VEC</text:span><text:span text:style-name="T1"> : </text:span><text:span text:style-name="T1">skip</text:span><text:span text:style-name="T1">gra</text:span><text:span text:style-name="T1">m</text:span></text:p>
          </draw:text-box>
        </draw:frame>
        <draw:custom-shape draw:style-name="gr217" draw:text-style-name="P55" xml:id="id131" draw:id="id131" draw:layer="layout" svg:width="4.8cm" svg:height="1.636cm" svg:x="14.4cm" svg:y="8.278cm">
          <text:p text:style-name="P10"><text:span text:style-name="T7">W2VEC</text:span></text:p>
          <text:p text:style-name="P10"><text:span text:style-name="T7">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8" draw:text-style-name="P14" draw:layer="layout" svg:x1="16cm" svg:y1="5.7cm" svg:x2="16.8cm" svg:y2="8.278cm" draw:start-shape="id130" draw:start-glue-point="1" draw:end-shape="id131" draw:end-glue-point="4" svg:d="M16000 5700h800v2578" svg:viewBox="0 0 801 2579">
          <text:p/>
        </draw:connector>
        <draw:frame draw:style-name="Standard_5f_1_5f_5" xml:id="id133" draw:id="id133" draw:layer="layout" svg:width="5.607cm" svg:height="1.748cm" svg:x="13.7cm" svg:y="11.292cm">
          <table:table table:template-name="default" table:use-first-row-styles="true" table:use-banding-rows-styles="true">
            <table:table-column table:style-name="co11"/>
            <table:table-row table:style-name="ro8">
              <table:table-cell table:style-name="ce8">
                <text:p text:style-name="P10"><text:span text:style-name="T47">Words from W2Vec model</text:span></text:p>
              </table:table-cell>
            </table:table-row>
            <table:table-row table:style-name="ro9">
              <table:table-cell table:style-name="ce11">
                <text:p><text:span text:style-name="T68">Word</text:span><text:span text:style-name="T69">1</text:span><text:span text:style-name="T70">,Word</text:span><text:span text:style-name="T71">2</text:span><text:span text:style-name="T70">,Word</text:span><text:span text:style-name="T71">3 </text:span></text:p>
              </table:table-cell>
            </table:table-row>
          </table:table>
          <draw:image xlink:href="Pictures/TablePreview5.svm" xlink:type="simple" xlink:show="embed" xlink:actuate="onLoad"/>
        </draw:frame>
        <draw:connector draw:style-name="gr218" draw:text-style-name="P14" draw:layer="layout" draw:type="line" svg:x1="19.2cm" svg:y1="9.096cm" svg:x2="20.953cm" svg:y2="9.096cm" draw:start-shape="id131" draw:start-glue-point="10" draw:end-shape="id132" draw:end-glue-point="3" svg:d="M19200 9096h1753" svg:viewBox="0 0 1754 1">
          <text:p/>
        </draw:connector>
        <draw:connector draw:style-name="gr218" draw:text-style-name="P14" draw:layer="layout" svg:x1="13.7cm" svg:y1="12.166cm" svg:x2="10.9cm" svg:y2="14.542cm" draw:start-shape="id133" draw:start-glue-point="3" draw:end-shape="id134" draw:end-glue-point="0" svg:d="M13700 12166h-2800v2376" svg:viewBox="0 0 2801 2377">
          <text:p/>
        </draw:connector>
        <draw:g xml:id="id134" draw:id="id134">
          <draw:g>
            <draw:custom-shape draw:style-name="gr219" draw:text-style-name="P53" draw:layer="layout" svg:width="3.378cm" svg:height="0.74cm" svg:x="9cm" svg:y="14.788cm">
              <text:p text:style-name="P10"><text:span text:style-name="T33">TAG</text:span></text:p>
              <draw:enhanced-geometry svg:viewBox="0 0 21600 21600" draw:type="rectangle" draw:enhanced-path="M 0 0 L 21600 0 21600 21600 0 21600 0 0 Z N"/>
            </draw:custom-shape>
            <draw:custom-shape draw:style-name="gr219" draw:text-style-name="P53" draw:layer="layout" svg:width="3.378cm" svg:height="0.74cm" svg:x="9.211cm" svg:y="14.665cm">
              <text:p text:style-name="P10"><text:span text:style-name="T33">TAG</text:span></text:p>
              <draw:enhanced-geometry svg:viewBox="0 0 21600 21600" draw:type="rectangle" draw:enhanced-path="M 0 0 L 21600 0 21600 21600 0 21600 0 0 Z N"/>
            </draw:custom-shape>
            <draw:custom-shape draw:style-name="gr220" draw:text-style-name="P53" draw:layer="layout" svg:width="3.378cm" svg:height="0.739cm" svg:x="9.422cm" svg:y="14.542cm">
              <text:p text:style-name="P10"><text:span text:style-name="T33">Suggested TAG</text:span><text:span text:style-name="T44">S</text:span></text:p>
              <draw:enhanced-geometry svg:viewBox="0 0 21600 21600" draw:type="rectangle" draw:enhanced-path="M 0 0 L 21600 0 21600 21600 0 21600 0 0 Z N"/>
            </draw:custom-shape>
          </draw:g>
        </draw:g>
        <draw:g xml:id="id136" draw:id="id136">
          <draw:custom-shape draw:style-name="gr219"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219"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220" draw:text-style-name="P26" draw:layer="layout" svg:width="3.378cm" svg:height="0.739cm" svg:x="2.222cm" svg:y="18.614cm">
            <text:p text:style-name="P10"><text:span text:style-name="T7">TAG</text:span><text:span text:style-name="T45">A</text:span><text:span text:style-name="T7"> </text:span></text:p>
            <draw:enhanced-geometry svg:viewBox="0 0 21600 21600" draw:type="rectangle" draw:enhanced-path="M 0 0 L 21600 0 21600 21600 0 21600 0 0 Z N"/>
          </draw:custom-shape>
        </draw:g>
        <draw:custom-shape draw:style-name="gr221" draw:text-style-name="P55" xml:id="id135" draw:id="id13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8" draw:text-style-name="P14" draw:layer="layout" svg:x1="10.9cm" svg:y1="15.528cm" svg:x2="10.9cm" svg:y2="17.373cm" draw:start-shape="id134" draw:start-glue-point="2" draw:end-shape="id135" draw:end-glue-point="4" svg:d="M10900 15528v1845" svg:viewBox="0 0 1 1846">
          <text:p/>
        </draw:connector>
        <draw:connector draw:style-name="gr218" draw:text-style-name="P14" draw:layer="layout" svg:x1="3.7cm" svg:y1="18.614cm" svg:x2="8.7cm" svg:y2="17.965cm" draw:start-shape="id136" draw:start-glue-point="0" draw:end-shape="id135" draw:end-glue-point="6" svg:d="M3700 18614v-649h5000" svg:viewBox="0 0 5001 650">
          <text:p/>
        </draw:connector>
        <draw:g>
          <draw:g>
            <draw:custom-shape draw:style-name="gr222"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3"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24" draw:text-style-name="P59" draw:layer="layout" svg:width="2.432cm" svg:height="0.645cm" svg:x="15.634cm" svg:y="19.055cm">
            <draw:text-box>
              <text:p text:style-name="P10"><text:span text:style-name="T7">Accuracy</text:span></text:p>
            </draw:text-box>
          </draw:frame>
        </draw:g>
        <draw:connector draw:style-name="gr218" draw:text-style-name="P14" draw:layer="layout" draw:type="line" svg:x1="13.117cm" svg:y1="17.965cm" svg:x2="15.617cm" svg:y2="17.964cm" svg:d="M13117 17965l2500-1" svg:viewBox="0 0 2501 2">
          <text:p/>
        </draw:connector>
        <draw:frame draw:style-name="standard" xml:id="id132" draw:id="id132" draw:layer="layout" svg:width="5.56cm" svg:height="4.586cm" svg:x="20.953cm" svg:y="6.803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0"><text:span text:style-name="T47">W2VEC Model</text:span></text:p>
              </table:table-cell>
              <table:covered-table-cell/>
              <table:covered-table-cell/>
              <table:covered-table-cell/>
              <table:covered-table-cell/>
            </table:table-row>
            <table:table-row table:style-name="ro6" table:default-cell-style-name="ce9">
              <table:table-cell table:style-name="ce5">
                <text:p><text:span text:style-name="T38">Word</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Word</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39">Word</text:span><text:span text:style-name="T49">N</text:span></text:p>
              </table:table-cell>
              <table:table-cell/>
              <table:table-cell/>
              <table:table-cell/>
              <table:table-cell/>
            </table:table-row>
          </table:table>
          <draw:image xlink:href="Pictures/TablePreview6.svm" xlink:type="simple" xlink:show="embed" xlink:actuate="onLoad"/>
        </draw:frame>
        <draw:connector draw:style-name="gr21" draw:text-style-name="P14" draw:layer="layout" svg:x1="4.3cm" svg:y1="5.65cm" svg:x2="5.5cm" svg:y2="5.65cm" draw:start-shape="id137" draw:start-glue-point="1" draw:end-shape="id138" draw:end-glue-point="6" svg:d="M4300 5650h1200" svg:viewBox="0 0 1201 1">
          <text:p/>
        </draw:connector>
        <draw:connector draw:style-name="gr21" draw:text-style-name="P14" draw:layer="layout" draw:type="line" svg:x1="10.3cm" svg:y1="5.65cm" svg:x2="11.6cm" svg:y2="5.7cm" draw:start-shape="id138" draw:start-glue-point="10" draw:end-shape="id130" draw:end-glue-point="3" svg:d="M10300 5650l1300 50" svg:viewBox="0 0 1301 51">
          <text:p/>
        </draw:connector>
        <draw:custom-shape draw:style-name="gr225" draw:text-style-name="P12" xml:id="id138" draw:id="id138" draw:layer="layout" svg:width="4.8cm" svg:height="1.8cm" svg:x="5.5cm" svg:y="4.75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37" draw:id="id137">
          <draw:frame draw:style-name="gr98" draw:text-style-name="P20" draw:layer="layout" svg:width="3.5cm" svg:height="1.182cm" svg:x="0.8cm" svg:y="6.057cm">
            <draw:text-box>
              <text:p><text:span text:style-name="T9">POST</text:span></text:p>
            </draw:text-box>
          </draw:frame>
          <draw:custom-shape draw:style-name="gr99" draw:text-style-name="P8" draw:layer="layout" svg:width="1.436cm" svg:height="1.273cm" svg:x="1.697cm" svg:y="4.4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1cm" svg:x="1.878cm" svg:y="4.27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8" draw:layer="layout" svg:width="1.436cm" svg:height="1.272cm" svg:x="2.058cm" svg:y="4.0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onnector draw:style-name="gr21" draw:text-style-name="P14" draw:layer="layout" svg:x1="23.733cm" svg:y1="11.389cm" svg:x2="19.307cm" svg:y2="12.166cm" draw:start-shape="id132" draw:start-glue-point="2" draw:end-shape="id133" draw:end-glue-point="1" svg:d="M23733 11389v777h-4426" svg:viewBox="0 0 4427 778">
          <text:p/>
        </draw:connector>
        <draw:custom-shape draw:style-name="gr226" draw:text-style-name="P35" xml:id="id130" draw:id="id130" draw:layer="layout" svg:width="4.4cm" svg:height="3.4cm" draw:transform="rotate (-3.14159265358979) translate (16cm 7.4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2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9" presentation:class="page"/>
          <draw:frame presentation:style-name="pr2" draw:text-style-name="P6" draw:layer="layout" svg:width="17cm" svg:height="14cm" svg:x="2cm" svg:y="13cm" presentation:class="notes" presentation:placeholder="true">
            <draw:text-box/>
          </draw:frame>
        </presentation:notes>
      </draw:page>
      <draw:page draw:name="page40" draw:style-name="dp1" draw:master-page-name="Inspiration" presentation:presentation-page-layout-name="AL1T1" xml:id="id204" draw:id="id204">
        <office:forms form:automatic-focus="false" form:apply-design-mode="false"/>
        <draw:frame draw:style-name="gr65" draw:text-style-name="P14" draw:layer="layout" svg:width="23.924cm" svg:height="13.031cm" svg:x="1.876cm" svg:y="5cm">
          <draw:image xlink:href="Pictures/10000201000004990000025CCAF4CAF272717FDD.png" xlink:type="simple" xlink:show="embed" xlink:actuate="onLoad">
            <text:p/>
          </draw:image>
        </draw:frame>
        <draw:frame presentation:style-name="pr1" draw:layer="layout" svg:width="22.6cm" svg:height="2cm" svg:x="1.4cm" svg:y="1.6cm" presentation:class="title" presentation:user-transformed="true">
          <draw:text-box>
            <text:p><text:span text:style-name="T1">Mea</text:span><text:span text:style-name="T1">n </text:span><text:span text:style-name="T1">acc</text:span><text:span text:style-name="T1">urac</text:span><text:span text:style-name="T1">y of </text:span><text:span text:style-name="T1">W2</text:span><text:span text:style-name="T1">VEC </text:span><text:span text:style-name="T1">/ </text:span><text:span text:style-name="T1">skip </text:span><text:span text:style-name="T1">gra</text:span><text:span text:style-name="T1">m </text:span></text:p>
          </draw:text-box>
        </draw:frame>
        <draw:frame draw:style-name="gr227" draw:text-style-name="P32" draw:layer="layout" svg:width="10.8cm" svg:height="1.069cm" svg:x="13.9cm" svg:y="15.4cm">
          <draw:text-box>
            <text:p text:style-name="P9"><text:span text:style-name="T13">Word2Vec(voc</text:span><text:span text:style-name="T13">ab=18444, </text:span><text:span text:style-name="T13">size=200, </text:span><text:span text:style-name="T13">alpha=0.025)</text:span></text:p>
          </draw:text-box>
        </draw:frame>
        <draw:line draw:style-name="gr129" draw:text-style-name="P14" draw:layer="layout" svg:x1="10.4cm" svg:y1="7cm" svg:x2="10.4cm" svg:y2="17cm">
          <text:p/>
        </draw:line>
        <draw:line draw:style-name="gr129" draw:text-style-name="P14" draw:layer="layout" svg:x1="3cm" svg:y1="7cm" svg:x2="10.4cm" svg:y2="7cm">
          <text:p/>
        </draw:line>
        <draw:frame draw:style-name="gr163" draw:text-style-name="P61" draw:layer="layout" svg:width="23.8cm" svg:height="1.673cm" svg:x="1.8cm" svg:y="18.102cm">
          <draw:text-box>
            <text:p>Best W2VEC model : window=7 / 200 POSTs per model : 25% accuracy</text:p>
          </draw:text-box>
        </draw:frame>
        <draw:frame draw:style-name="gr228" draw:text-style-name="P36" draw:layer="layout" svg:width="6.018cm" svg:height="2.471cm" svg:x="14.8cm" svg:y="9.329cm">
          <draw:text-box>
            <text:p><text:span text:style-name="T9">Cross-</text:span><text:span text:style-name="T9">validation : </text:span></text:p>
            <text:p><text:span text:style-name="T9">VOCAB : </text:span><text:span text:style-name="T9">~18500 </text:span><text:span text:style-name="T9">Tokens</text:span></text:p>
            <text:p><text:span text:style-name="T9">Size : <text:s text:c="5"/></text:span><text:span text:style-name="T9">100→1000</text:span></text:p>
            <text:p><text:span text:style-name="T9">Window : <text:s text:c="3"/></text:span><text:span text:style-name="T9">1 → 20 </text:span></text:p>
          </draw:text-box>
        </draw:frame>
        <anim:par presentation:node-type="timing-root">
          <anim:par smil:begin="id20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0" presentation:class="page"/>
          <draw:frame presentation:style-name="pr2" draw:text-style-name="P29" draw:layer="layout" svg:width="17cm" svg:height="14cm" svg:x="2cm" svg:y="13cm" presentation:class="notes" presentation:placeholder="true">
            <draw:text-box/>
          </draw:frame>
        </presentation:notes>
      </draw:page>
      <draw:page draw:name="page41" draw:style-name="dp1" draw:master-page-name="Inspiration" presentation:presentation-page-layout-name="AL1T1" xml:id="id205" draw:id="id205">
        <office:forms form:automatic-focus="false" form:apply-design-mode="false"/>
        <draw:frame presentation:style-name="pr1" draw:layer="layout" svg:width="20cm" svg:height="2cm" svg:x="1.4cm" svg:y="1.6cm" presentation:class="title" presentation:user-transformed="true">
          <draw:text-box>
            <text:p>t-SNE : 2D over W2VEC</text:p>
          </draw:text-box>
        </draw:frame>
        <draw:frame draw:style-name="gr65" draw:text-style-name="P14" draw:layer="layout" svg:width="21.161cm" svg:height="13.603cm" svg:x="2.639cm" svg:y="4.6cm">
          <draw:image xlink:href="Pictures/100002010000048A00000471DF0D789888C4900D.png" xlink:type="simple" xlink:show="embed" xlink:actuate="onLoad">
            <text:p/>
          </draw:image>
        </draw:frame>
        <anim:par presentation:node-type="timing-root">
          <anim:par smil:begin="id2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1" presentation:class="page"/>
          <draw:frame presentation:style-name="pr2" draw:text-style-name="P34" draw:layer="layout" svg:width="17cm" svg:height="14cm" svg:x="2cm" svg:y="13cm" presentation:class="notes" presentation:placeholder="true">
            <draw:text-box/>
          </draw:frame>
        </presentation:notes>
      </draw:page>
      <draw:page draw:name="page42" draw:style-name="dp1" draw:master-page-name="Inspiration" presentation:presentation-page-layout-name="AL1T1" xml:id="id206" draw:id="id206">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229" draw:text-style-name="P18" draw:layer="layout" svg:width="17.4cm" svg:height="1.6cm" svg:x="4.8cm" svg:y="10.6cm">
          <text:p text:style-name="P10"><text:span text:style-name="T5">SUPERVIZED METHODS</text:span></text:p>
          <draw:enhanced-geometry svg:viewBox="0 0 21600 21600" draw:type="rectangle" draw:enhanced-path="M 0 0 L 21600 0 21600 21600 0 21600 0 0 Z N"/>
        </draw:custom-shape>
        <anim:par presentation:node-type="timing-root">
          <anim:par smil:begin="id2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2" presentation:class="page"/>
          <draw:frame presentation:style-name="pr2" draw:text-style-name="P34" draw:layer="layout" svg:width="17cm" svg:height="14cm" svg:x="2cm" svg:y="13cm" presentation:class="notes" presentation:placeholder="true">
            <draw:text-box/>
          </draw:frame>
        </presentation:notes>
      </draw:page>
      <draw:page draw:name="page43" draw:style-name="dp1" draw:master-page-name="Inspiration" presentation:presentation-page-layout-name="AL1T1" xml:id="id207" draw:id="id207">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230" draw:text-style-name="P61" draw:layer="layout" svg:width="13.1cm" svg:height="1.1cm" svg:x="0.9cm" svg:y="5.2cm">
          <draw:text-box>
            <text:p>1 POST is crossed by multiple topics:</text:p>
          </draw:text-box>
        </draw:frame>
        <draw:frame draw:style-name="gr231" draw:text-style-name="P61" xml:id="id144" draw:id="id144" draw:layer="layout" svg:width="13cm" svg:height="1cm" svg:x="0.95cm" svg:y="9cm">
          <draw:text-box>
            <text:p>Multiple tags are assigned to one POST </text:p>
          </draw:text-box>
        </draw:frame>
        <draw:custom-shape draw:style-name="gr232" draw:text-style-name="P8" xml:id="id139" draw:id="id139" draw:layer="layout" svg:width="2.8cm" svg:height="0.8cm" svg:x="14.4cm" svg:y="5.4cm">
          <text:p text:style-name="P10">Linux</text:p>
          <draw:enhanced-geometry svg:viewBox="0 0 21600 21600" draw:type="rectangle" draw:enhanced-path="M 0 0 L 21600 0 21600 21600 0 21600 0 0 Z N"/>
        </draw:custom-shape>
        <draw:custom-shape draw:style-name="gr232" draw:text-style-name="P8" xml:id="id140" draw:id="id140" draw:layer="layout" svg:width="2.8cm" svg:height="0.8cm" svg:x="18.7cm" svg:y="4.3cm">
          <text:p text:style-name="P10">IOCTL</text:p>
          <draw:enhanced-geometry svg:viewBox="0 0 21600 21600" draw:type="rectangle" draw:enhanced-path="M 0 0 L 21600 0 21600 21600 0 21600 0 0 Z N"/>
        </draw:custom-shape>
        <draw:custom-shape draw:style-name="gr232" draw:text-style-name="P8" xml:id="id142" draw:id="id142" draw:layer="layout" svg:width="2.8cm" svg:height="0.8cm" svg:x="18.7cm" svg:y="5.4cm">
          <text:p text:style-name="P10">O.S.</text:p>
          <draw:enhanced-geometry svg:viewBox="0 0 21600 21600" draw:type="rectangle" draw:enhanced-path="M 0 0 L 21600 0 21600 21600 0 21600 0 0 Z N"/>
        </draw:custom-shape>
        <draw:custom-shape draw:style-name="gr232" draw:text-style-name="P8" xml:id="id141" draw:id="id141" draw:layer="layout" svg:width="2.8cm" svg:height="0.8cm" svg:x="18.7cm" svg:y="6.6cm">
          <text:p text:style-name="P10">C++</text:p>
          <draw:enhanced-geometry svg:viewBox="0 0 21600 21600" draw:type="rectangle" draw:enhanced-path="M 0 0 L 21600 0 21600 21600 0 21600 0 0 Z N"/>
        </draw:custom-shape>
        <draw:connector draw:style-name="standard" draw:text-style-name="P10" draw:layer="layout" svg:x1="17.2cm" svg:y1="5.8cm" svg:x2="18.7cm" svg:y2="4.7cm" draw:start-shape="id139" draw:start-glue-point="1" draw:end-shape="id140" svg:d="M17200 5800h750v-1100h750" svg:viewBox="0 0 1501 1101">
          <text:p/>
        </draw:connector>
        <draw:connector draw:style-name="standard" draw:text-style-name="P10" draw:layer="layout" svg:x1="17.2cm" svg:y1="5.8cm" svg:x2="18.7cm" svg:y2="7cm" draw:start-shape="id139" draw:start-glue-point="1" draw:end-shape="id141" draw:end-glue-point="3" svg:d="M17200 5800h750v1200h750" svg:viewBox="0 0 1501 1201">
          <text:p/>
        </draw:connector>
        <draw:connector draw:style-name="gr12" draw:text-style-name="P14" draw:layer="layout" draw:type="line" svg:x1="17.2cm" svg:y1="5.8cm" svg:x2="18.7cm" svg:y2="5.8cm" draw:start-shape="id139" draw:start-glue-point="1" draw:end-shape="id142" draw:end-glue-point="3" svg:d="M17200 5800h1500" svg:viewBox="0 0 1501 1">
          <text:p/>
        </draw:connector>
        <draw:custom-shape draw:style-name="gr233" draw:text-style-name="P8"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234" draw:text-style-name="P12"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5" draw:text-style-name="P8"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6" draw:text-style-name="P8"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237" draw:text-style-name="P12"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8" draw:text-style-name="P76" draw:layer="layout" svg:width="9.6cm" svg:height="4cm" svg:x="17.2cm" svg:y="14.2cm">
          <text:p text:style-name="P74"><text:span text:style-name="T27">Results</text:span><text:span text:style-name="T27"><text:tab/></text:span><text:span text:style-name="T27">:</text:span></text:p>
          <text:p text:style-name="P74"><text:span text:style-name="T27">For each one of the classifiers : </text:span></text:p>
          <text:list text:style-name="L2">
            <text:list-item>
              <text:p text:style-name="P75"><text:span text:style-name="T27">If 1 : Tag is assigned</text:span></text:p>
            </text:list-item>
            <text:list-item>
              <text:p text:style-name="P75"><text:span text:style-name="T27">Else : Tag is ignored</text:span></text:p>
            </text:list-item>
          </text:list>
          <text:p text:style-name="P74"><text:span text:style-name="T27"/></text:p>
          <draw:enhanced-geometry svg:viewBox="0 0 21600 21600" draw:type="rectangle" draw:enhanced-path="M 0 0 L 21600 0 21600 21600 0 21600 0 0 Z N"/>
        </draw:custom-shape>
        <draw:custom-shape draw:style-name="gr239" draw:text-style-name="P8"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0" draw:text-style-name="P17" draw:layer="layout" svg:width="15.2cm" svg:height="1.673cm" svg:x="1cm" svg:y="17.727cm">
          <draw:text-box>
            <text:p><text:span text:style-name="T72">!! Binary </text:span><text:span text:style-name="T72">approach : </text:span><text:span text:style-name="T72">No </text:span><text:span text:style-name="T72">correlation </text:span><text:span text:style-name="T72">betweens </text:span><text:span text:style-name="T72">Tags !!</text:span> </text:p>
          </draw:text-box>
        </draw:frame>
        <draw:frame draw:style-name="gr241" draw:text-style-name="P17" xml:id="id143" draw:id="id143" draw:layer="layout" svg:width="4.168cm" svg:height="0.962cm" svg:x="15.8cm" svg:y="9.019cm">
          <draw:text-box>
            <text:p>What we see</text:p>
          </draw:text-box>
        </draw:frame>
        <draw:connector draw:style-name="gr21" draw:text-style-name="P14" draw:layer="layout" svg:x1="15.8cm" svg:y1="9.5cm" svg:x2="13.95cm" svg:y2="9.5cm" draw:start-shape="id143" draw:start-glue-point="3" draw:end-shape="id144" draw:end-glue-point="1" svg:d="M15800 9500h-1850" svg:viewBox="0 0 1851 1">
          <text:p/>
        </draw:connector>
        <draw:connector draw:style-name="gr242" draw:text-style-name="P14" draw:layer="layout" draw:type="curve" draw:line-skew="1.489cm 1.412cm" svg:x1="15.8cm" svg:y1="6.2cm" svg:x2="21.5cm" svg:y2="5.8cm" draw:start-shape="id139" draw:start-glue-point="2" draw:end-shape="id142" draw:end-glue-point="1" svg:d="M15800 6200c0 2985 3807 2488 5949 1642s2620-2042-249-2042" svg:viewBox="0 0 7706 2692">
          <text:p/>
        </draw:connector>
        <draw:frame draw:style-name="gr243" draw:text-style-name="P20" draw:layer="layout" svg:width="4.189cm" svg:height="0.806cm" svg:x="16.8cm" svg:y="7.685cm">
          <draw:text-box>
            <text:p><text:span text:style-name="T9">TAGs </text:span><text:span text:style-name="T9">correlation</text:span></text:p>
          </draw:text-box>
        </draw:frame>
        <anim:par presentation:node-type="timing-root">
          <anim:par smil:begin="id2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3" presentation:class="page"/>
          <draw:frame presentation:style-name="pr2" draw:text-style-name="P29" draw:layer="layout" svg:width="17cm" svg:height="14cm" svg:x="2cm" svg:y="13cm" presentation:class="notes" presentation:placeholder="true">
            <draw:text-box/>
          </draw:frame>
        </presentation:notes>
      </draw:page>
      <draw:page draw:name="page44" draw:style-name="dp1" draw:master-page-name="Inspiration" presentation:presentation-page-layout-name="AL1T1" xml:id="id208" draw:id="id208">
        <office:forms form:automatic-focus="false" form:apply-design-mode="false"/>
        <draw:frame presentation:style-name="pr3" draw:text-style-name="P24" draw:layer="layout" svg:width="25.4cm" svg:height="2.845cm" svg:x="0.5cm" svg:y="1.178cm" presentation:class="title" presentation:user-transformed="true">
          <draw:text-box>
            <text:p><text:span text:style-name="T10">Super</text:span><text:span text:style-name="T10">vized </text:span><text:span text:style-name="T10">algorit</text:span><text:span text:style-name="T10">hm : </text:span><text:span text:style-name="T10">multin</text:span><text:span text:style-name="T10">omial </text:span><text:span text:style-name="T10">classif</text:span><text:span text:style-name="T10">iers </text:span></text:p>
          </draw:text-box>
        </draw:frame>
        <draw:custom-shape draw:style-name="gr244" draw:text-style-name="P53" draw:layer="layout" svg:width="4.8cm" svg:height="0.8cm" svg:x="9.9cm" svg:y="8.8cm">
          <text:p><text:span text:style-name="T33">‘</text:span><text:span text:style-name="T33">a’, ‘e’,’g’</text:span></text:p>
          <draw:enhanced-geometry svg:viewBox="0 0 21600 21600" draw:type="rectangle" draw:enhanced-path="M 0 0 L 21600 0 21600 21600 0 21600 0 0 Z N"/>
        </draw:custom-shape>
        <draw:g>
          <draw:custom-shape draw:style-name="gr245" draw:text-style-name="P8"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246" draw:text-style-name="P53" draw:layer="layout" svg:width="3.8cm" svg:height="0.4cm" svg:x="3.5cm" svg:y="8.1cm">
            <text:p text:style-name="P10"><text:span text:style-name="T33">Dictionary</text:span></text:p>
            <draw:enhanced-geometry svg:viewBox="0 0 21600 21600" draw:type="rectangle" draw:enhanced-path="M 0 0 L 21600 0 21600 21600 0 21600 0 0 Z N"/>
          </draw:custom-shape>
          <draw:frame draw:style-name="gr167" draw:text-style-name="P62" draw:layer="layout" svg:width="3.8cm" svg:height="0.725cm" draw:transform="rotate (1.5707963267949) translate (2cm 12.9cm)">
            <draw:text-box>
              <text:p><text:span text:style-name="T33">Posts</text:span></text:p>
            </draw:text-box>
          </draw:frame>
        </draw:g>
        <draw:custom-shape draw:style-name="gr244" draw:text-style-name="P53" draw:layer="layout" svg:width="4.8cm" svg:height="0.8cm" svg:x="9.9cm" svg:y="9.6cm">
          <text:p><text:span text:style-name="T33">‘</text:span><text:span text:style-name="T33">a’, ‘e’,’b’,’z’,’y’</text:span></text:p>
          <draw:enhanced-geometry svg:viewBox="0 0 21600 21600" draw:type="rectangle" draw:enhanced-path="M 0 0 L 21600 0 21600 21600 0 21600 0 0 Z N"/>
        </draw:custom-shape>
        <draw:custom-shape draw:style-name="gr247" draw:text-style-name="P53" xml:id="id145" draw:id="id145" draw:layer="layout" svg:width="4.8cm" svg:height="1cm" svg:x="9.9cm" svg:y="7.8cm">
          <text:p text:style-name="P10"><text:span text:style-name="T31">TAG</text:span><text:span text:style-name="T32">A</text:span></text:p>
          <draw:enhanced-geometry svg:viewBox="0 0 21600 21600" draw:type="rectangle" draw:enhanced-path="M 0 0 L 21600 0 21600 21600 0 21600 0 0 Z N"/>
        </draw:custom-shape>
        <draw:custom-shape draw:style-name="gr244" draw:text-style-name="P53" draw:layer="layout" svg:width="4.8cm" svg:height="0.8cm" svg:x="9.9cm" svg:y="12.4cm">
          <text:p><text:span text:style-name="T33">‘</text:span><text:span text:style-name="T33">I’, ‘d’,’K’,’W’</text:span></text:p>
          <draw:enhanced-geometry svg:viewBox="0 0 21600 21600" draw:type="rectangle" draw:enhanced-path="M 0 0 L 21600 0 21600 21600 0 21600 0 0 Z N"/>
        </draw:custom-shape>
        <draw:custom-shape draw:style-name="gr247" draw:text-style-name="P53" xml:id="id152" draw:id="id152" draw:layer="layout" svg:width="4.8cm" svg:height="1cm" svg:x="18.1cm" svg:y="7.8cm">
          <text:p text:style-name="P10"><text:span text:style-name="T33">Encoded Target</text:span></text:p>
          <draw:enhanced-geometry svg:viewBox="0 0 21600 21600" draw:type="rectangle" draw:enhanced-path="M 0 0 L 21600 0 21600 21600 0 21600 0 0 Z N"/>
        </draw:custom-shape>
        <draw:connector draw:style-name="gr21" draw:text-style-name="P14" draw:layer="layout" draw:type="curve" svg:x1="12.3cm" svg:y1="7.8cm" svg:x2="13.5cm" svg:y2="5.3cm" draw:start-shape="id145" draw:end-shape="id146" draw:end-glue-point="6" svg:d="M12300 7800c0-1667 400-2500 1200-2500" svg:viewBox="0 0 1201 2501">
          <text:p/>
        </draw:connector>
        <draw:g>
          <draw:custom-shape draw:style-name="gr248" draw:text-style-name="P8" xml:id="id146" draw:id="id146" draw:layer="layout" svg:width="6.2cm" svg:height="1.8cm" svg:x="13.5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9" draw:text-style-name="P62" draw:layer="layout" svg:width="4.6cm" svg:height="0.826cm" svg:x="14.1cm" svg:y="4.874cm">
            <draw:text-box>
              <text:p><text:span text:style-name="T33">Encoding train </text:span><text:span text:style-name="T33">TAG</text:span><text:span text:style-name="T44">A</text:span><text:span text:style-name="T33"> </text:span></text:p>
            </draw:text-box>
          </draw:frame>
        </draw:g>
        <draw:custom-shape draw:style-name="gr244" draw:text-style-name="P53" draw:layer="layout" svg:width="4.8cm" svg:height="0.8cm" svg:x="18.1cm" svg:y="8.8cm">
          <text:p><text:span text:style-name="T33">1 0 1 … 1 ….. 0 </text:span></text:p>
          <draw:enhanced-geometry svg:viewBox="0 0 21600 21600" draw:type="rectangle" draw:enhanced-path="M 0 0 L 21600 0 21600 21600 0 21600 0 0 Z N"/>
        </draw:custom-shape>
        <draw:custom-shape draw:style-name="gr244" draw:text-style-name="P53" draw:layer="layout" svg:width="4.8cm" svg:height="0.8cm" svg:x="18.1cm" svg:y="9.6cm">
          <text:p><text:span text:style-name="T33">1 0 0 … 0 ….. 1…... </text:span></text:p>
          <draw:enhanced-geometry svg:viewBox="0 0 21600 21600" draw:type="rectangle" draw:enhanced-path="M 0 0 L 21600 0 21600 21600 0 21600 0 0 Z N"/>
        </draw:custom-shape>
        <draw:custom-shape draw:style-name="gr244" draw:text-style-name="P53" draw:layer="layout" svg:width="4.8cm" svg:height="0.8cm" svg:x="18.1cm" svg:y="12.4cm">
          <text:p><text:span text:style-name="T33">0 0 0 ..1… 0 ….. 1…... </text:span></text:p>
          <draw:enhanced-geometry svg:viewBox="0 0 21600 21600" draw:type="rectangle" draw:enhanced-path="M 0 0 L 21600 0 21600 21600 0 21600 0 0 Z N"/>
        </draw:custom-shape>
        <draw:custom-shape draw:style-name="gr250" draw:text-style-name="P14" xml:id="id147" draw:id="id147"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1" draw:text-style-name="P14" xml:id="id149" draw:id="id149"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48" draw:id="id148">
          <draw:custom-shape draw:style-name="gr252" draw:text-style-name="P43" draw:layer="layout" svg:width="9.8cm" svg:height="1.8cm" svg:x="8.6cm" svg:y="14.9cm">
            <text:p text:style-name="P9"><text:span text:style-name="T35">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77"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21" draw:text-style-name="P14" draw:layer="layout" svg:x1="5.2cm" svg:y1="14.5cm" svg:x2="8.6cm" svg:y2="15.8cm" draw:start-shape="id147" draw:start-glue-point="5" draw:end-shape="id148" draw:end-glue-point="3" svg:d="M5200 14500v1300h3400" svg:viewBox="0 0 3401 1301">
          <text:p/>
        </draw:connector>
        <draw:connector draw:style-name="gr21" draw:text-style-name="P14" draw:layer="layout" svg:x1="20.5cm" svg:y1="14.5cm" svg:x2="18.4cm" svg:y2="15.8cm" draw:start-shape="id149" draw:start-glue-point="5" draw:end-shape="id148" draw:end-glue-point="1" svg:d="M20500 14500v1300h-2100" svg:viewBox="0 0 2101 1301">
          <text:p/>
        </draw:connector>
        <draw:custom-shape draw:style-name="gr254" draw:text-style-name="P53" xml:id="id150" draw:id="id150" draw:layer="layout" svg:width="5.1cm" svg:height="1.2cm" svg:x="10.95cm" svg:y="18.4cm">
          <text:p text:style-name="P10"><text:span text:style-name="T33">Probabilities </text:span></text:p>
          <text:p text:style-name="P10"><text:span text:style-name="T33">related to any output</text:span></text:p>
          <draw:enhanced-geometry svg:viewBox="0 0 21600 21600" draw:type="rectangle" draw:enhanced-path="M 0 0 L 21600 0 21600 21600 0 21600 0 0 Z N"/>
        </draw:custom-shape>
        <draw:connector draw:style-name="gr21" draw:text-style-name="P14" draw:layer="layout" draw:type="line" svg:x1="13.5cm" svg:y1="16.7cm" svg:x2="13.5cm" svg:y2="18.4cm" draw:start-shape="id148" draw:start-glue-point="2" draw:end-shape="id150" draw:end-glue-point="0" svg:d="M13500 16700v1700" svg:viewBox="0 0 1 1701">
          <text:p/>
        </draw:connector>
        <draw:frame draw:style-name="gr255" draw:text-style-name="P62" draw:layer="layout" svg:width="5.8cm" svg:height="0.825cm" svg:x="10.7cm" svg:y="14cm">
          <draw:text-box>
            <text:p><text:span text:style-name="T33">Training M.L. </text:span><text:span text:style-name="T33">Algorithm</text:span></text:p>
          </draw:text-box>
        </draw:frame>
        <draw:frame draw:style-name="gr256" draw:text-style-name="P79" draw:layer="layout" svg:width="7.8cm" svg:height="0.901cm" svg:x="12.8cm" svg:y="17.4cm">
          <draw:text-box>
            <text:p text:style-name="P78"><text:span text:style-name="T33">Predictions : </text:span><text:span text:style-name="T33">P({Tag</text:span><text:span text:style-name="T73">i</text:span><text:span text:style-name="T33">}|Post)</text:span></text:p>
          </draw:text-box>
        </draw:frame>
        <draw:custom-shape draw:style-name="gr257" draw:text-style-name="P35" xml:id="id151" draw:id="id151" draw:layer="layout" svg:width="1.8cm" svg:height="2.2cm" svg:x="8.056cm" svg:y="4.2cm">
          <text:p text:style-name="P10"><text:span text:style-name="T9">TAG</text:span><text:span text:style-name="T20">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58" draw:text-style-name="P62" draw:layer="layout" svg:width="2.322cm" svg:height="0.725cm" svg:x="7.9cm" svg:y="6.424cm">
          <draw:text-box>
            <text:p><text:span text:style-name="T33">Database</text:span></text:p>
          </draw:text-box>
        </draw:frame>
        <draw:connector draw:style-name="gr21" draw:text-style-name="P14" draw:layer="layout" svg:x1="9.856cm" svg:y1="5.3cm" svg:x2="13.5cm" svg:y2="5.3cm" draw:start-shape="id151" draw:start-glue-point="8" draw:end-shape="id146" draw:end-glue-point="6" svg:d="M9856 5300h3644" svg:viewBox="0 0 3645 1">
          <text:p/>
        </draw:connector>
        <draw:custom-shape draw:style-name="gr259" draw:text-style-name="P12"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9" draw:text-style-name="P12"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9" draw:text-style-name="P12"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60" draw:text-style-name="P14" draw:layer="layout" svg:x1="3cm" svg:y1="12.4cm" svg:x2="8.7cm" svg:y2="12.4cm">
          <text:p/>
        </draw:line>
        <draw:line draw:style-name="gr260" draw:text-style-name="P14" draw:layer="layout" svg:x1="3cm" svg:y1="10.3cm" svg:x2="8.7cm" svg:y2="10.3cm">
          <text:p/>
        </draw:line>
        <draw:line draw:style-name="gr260" draw:text-style-name="P14" draw:layer="layout" svg:x1="3cm" svg:y1="9.6cm" svg:x2="8.7cm" svg:y2="9.6cm">
          <text:p/>
        </draw:line>
        <draw:connector draw:style-name="gr21" draw:text-style-name="P14" draw:layer="layout" draw:type="curve" svg:x1="19.7cm" svg:y1="5.3cm" svg:x2="20.5cm" svg:y2="7.8cm" draw:start-shape="id146" draw:start-glue-point="10" draw:end-shape="id152" svg:d="M19700 5300c534 0 800 833 800 2500" svg:viewBox="0 0 801 2501">
          <text:p/>
        </draw:connector>
        <anim:par presentation:node-type="timing-root">
          <anim:par smil:begin="id2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4" presentation:class="page"/>
          <draw:frame presentation:style-name="pr2" draw:text-style-name="P34" draw:layer="layout" svg:width="17cm" svg:height="14cm" svg:x="2cm" svg:y="13cm" presentation:class="notes" presentation:placeholder="true">
            <draw:text-box/>
          </draw:frame>
        </presentation:notes>
      </draw:page>
      <draw:page draw:name="page45" draw:style-name="dp3" draw:master-page-name="Inspiration" presentation:presentation-page-layout-name="AL1T1" xml:id="id209" draw:id="id209">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0"><text:span text:style-name="T74">Tag_1</text:span></text:p>
              </table:table-cell>
              <table:table-cell/>
              <table:table-cell>
                <text:p text:style-name="P10"><text:span text:style-name="T74">Tag_k</text:span></text:p>
              </table:table-cell>
              <table:table-cell/>
              <table:table-cell>
                <text:p text:style-name="P10"><text:span text:style-name="T74">Tag_m</text:span></text:p>
              </table:table-cell>
            </table:table-row>
            <table:table-row table:style-name="ro12" table:default-cell-style-name="ce14">
              <table:table-cell table:style-name="ce12">
                <text:p><text:span text:style-name="T74">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74">POST_i</text:span></text:p>
              </table:table-cell>
              <table:table-cell/>
              <table:table-cell/>
              <table:table-cell>
                <text:p><text:span text:style-name="T75">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74">POST_n</text:span></text:p>
              </table:table-cell>
              <table:table-cell/>
              <table:table-cell/>
              <table:table-cell/>
              <table:table-cell/>
              <table:table-cell/>
            </table:table-row>
          </table:table>
          <draw:image xlink:href="Pictures/TablePreview7.svm" xlink:type="simple" xlink:show="embed" xlink:actuate="onLoad"/>
        </draw:frame>
        <draw:custom-shape draw:style-name="gr261" draw:text-style-name="P8" draw:layer="layout" svg:width="7.2cm" svg:height="1.6cm" svg:x="18.2cm" svg:y="12.4cm">
          <text:p/>
          <draw:enhanced-geometry svg:viewBox="0 0 21600 21600" draw:type="rectangle" draw:enhanced-path="M 0 0 L 21600 0 21600 21600 0 21600 0 0 Z N"/>
        </draw:custom-shape>
        <draw:frame draw:style-name="gr262" draw:text-style-name="P80" draw:layer="layout" svg:width="6.8cm" svg:height="1.173cm" svg:x="18.4cm" svg:y="12.6cm">
          <draw:text-box>
            <text:p><text:span text:style-name="T76">P({Tag_k}|</text:span><text:span text:style-name="T77">Question_i)</text:span></text:p>
          </draw:text-box>
        </draw:frame>
        <draw:custom-shape draw:style-name="gr250" draw:text-style-name="P14"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0" draw:text-style-name="P14"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3" draw:text-style-name="P10" draw:layer="layout" svg:x1="6cm" svg:y1="5.6cm" svg:x2="17.4cm" svg:y2="5.6cm">
          <text:p/>
        </draw:line>
        <draw:frame draw:style-name="gr264" draw:text-style-name="P17" draw:layer="layout" svg:width="6.437cm" svg:height="0.962cm" svg:x="8.2cm" svg:y="4.56cm">
          <draw:text-box>
            <text:p>&gt; 5000 encoded tags</text:p>
          </draw:text-box>
        </draw:frame>
        <draw:line draw:style-name="gr263" draw:text-style-name="P10" draw:layer="layout" svg:x1="3cm" svg:y1="8.2cm" svg:x2="3cm" svg:y2="18.4cm">
          <text:p/>
        </draw:line>
        <draw:frame draw:style-name="gr265" draw:text-style-name="P17" draw:layer="layout" svg:width="5.874cm" svg:height="0.962cm" draw:transform="rotate (1.5707963267949) translate (1.72cm 16.817cm)">
          <draw:text-box>
            <text:p>&gt; 15 000 POSTs</text:p>
          </draw:text-box>
        </draw:frame>
        <anim:par presentation:node-type="timing-root">
          <anim:par smil:begin="id2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5" presentation:class="page"/>
          <draw:frame presentation:style-name="pr2" draw:text-style-name="P34" draw:layer="layout" svg:width="17cm" svg:height="14cm" svg:x="2cm" svg:y="13cm" presentation:class="notes" presentation:placeholder="true">
            <draw:text-box/>
          </draw:frame>
        </presentation:notes>
      </draw:page>
      <draw:page draw:name="page46" draw:style-name="dp1" draw:master-page-name="Inspiration" presentation:presentation-page-layout-name="AL1T1" xml:id="id210" draw:id="id210">
        <office:forms form:automatic-focus="false" form:apply-design-mode="false"/>
        <draw:frame presentation:style-name="pr1" draw:layer="layout" svg:width="20cm" svg:height="2cm" svg:x="1.4cm" svg:y="1.6cm" presentation:class="title">
          <draw:text-box>
            <text:p>Bayes hypothesis</text:p>
          </draw:text-box>
        </draw:frame>
        <draw:custom-shape draw:style-name="gr266" draw:text-style-name="P25" xml:id="id153" draw:id="id153" draw:layer="layout" svg:width="1.5cm" svg:height="0.5cm" svg:x="3.424cm" svg:y="10.45cm">
          <text:p text:style-name="P10"><text:span text:style-name="T9">Linux</text:span></text:p>
          <draw:enhanced-geometry svg:viewBox="0 0 21600 21600" draw:type="rectangle" draw:enhanced-path="M 0 0 L 21600 0 21600 21600 0 21600 0 0 Z N"/>
        </draw:custom-shape>
        <draw:custom-shape draw:style-name="gr267" draw:text-style-name="P53" xml:id="id154" draw:id="id154" draw:layer="layout" svg:width="1.6cm" svg:height="0.8cm" svg:x="6.024cm" svg:y="9.2cm">
          <text:p text:style-name="P10"><text:span text:style-name="T33">IOCTL</text:span></text:p>
          <draw:enhanced-geometry svg:viewBox="0 0 21600 21600" draw:type="rectangle" draw:enhanced-path="M 0 0 L 21600 0 21600 21600 0 21600 0 0 Z N"/>
        </draw:custom-shape>
        <draw:custom-shape draw:style-name="gr267" draw:text-style-name="P53" xml:id="id156" draw:id="id156" draw:layer="layout" svg:width="1.6cm" svg:height="0.8cm" svg:x="6.024cm" svg:y="10.3cm">
          <text:p text:style-name="P10"><text:span text:style-name="T33">O.S.</text:span></text:p>
          <draw:enhanced-geometry svg:viewBox="0 0 21600 21600" draw:type="rectangle" draw:enhanced-path="M 0 0 L 21600 0 21600 21600 0 21600 0 0 Z N"/>
        </draw:custom-shape>
        <draw:custom-shape draw:style-name="gr267" draw:text-style-name="P53" xml:id="id155" draw:id="id155" draw:layer="layout" svg:width="1.6cm" svg:height="0.8cm" svg:x="6.024cm" svg:y="11.5cm">
          <text:p text:style-name="P10"><text:span text:style-name="T33">C++</text:span></text:p>
          <draw:enhanced-geometry svg:viewBox="0 0 21600 21600" draw:type="rectangle" draw:enhanced-path="M 0 0 L 21600 0 21600 21600 0 21600 0 0 Z N"/>
        </draw:custom-shape>
        <draw:connector draw:style-name="Standard_5f_1" draw:text-style-name="P10" draw:layer="layout" svg:x1="4.924cm" svg:y1="10.7cm" svg:x2="6.024cm" svg:y2="9.6cm" draw:start-shape="id153" draw:start-glue-point="1" draw:end-shape="id154" svg:d="M4924 10700h550v-1100h550" svg:viewBox="0 0 1101 1101">
          <text:p/>
        </draw:connector>
        <draw:connector draw:style-name="Standard_5f_1" draw:text-style-name="P10" draw:layer="layout" svg:x1="4.924cm" svg:y1="10.7cm" svg:x2="6.024cm" svg:y2="11.9cm" draw:start-shape="id153" draw:start-glue-point="1" draw:end-shape="id155" draw:end-glue-point="3" svg:d="M4924 10700h550v1200h550" svg:viewBox="0 0 1101 1201">
          <text:p/>
        </draw:connector>
        <draw:connector draw:style-name="gr268" draw:text-style-name="P14" draw:layer="layout" draw:type="line" svg:x1="4.924cm" svg:y1="10.7cm" svg:x2="6.024cm" svg:y2="10.7cm" draw:start-shape="id153" draw:start-glue-point="1" draw:end-shape="id156" draw:end-glue-point="3" svg:d="M4924 10700h1100" svg:viewBox="0 0 1101 1">
          <text:p/>
        </draw:connector>
        <draw:path draw:style-name="gr269" draw:text-style-name="P60" draw:layer="layout" svg:width="5.231cm" svg:height="3.283cm" svg:x="3.2cm" svg:y="9.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custom-shape draw:style-name="gr270" draw:text-style-name="P25" draw:layer="layout" svg:width="16cm" svg:height="1.2cm" svg:x="5.5cm" svg:y="5.5cm">
          <text:p text:style-name="P10"><text:span text:style-name="T9">I.I.D : TAG are supposed to be independant from each other</text:span></text:p>
          <draw:enhanced-geometry svg:viewBox="0 0 21600 21600" draw:type="rectangle" draw:enhanced-path="M 0 0 L 21600 0 21600 21600 0 21600 0 0 Z N"/>
        </draw:custom-shape>
        <draw:custom-shape draw:style-name="gr271" draw:text-style-name="P53" xml:id="id158" draw:id="id158" draw:layer="layout" svg:width="12.076cm" svg:height="0.8cm" svg:x="10.324cm" svg:y="9.2cm">
          <text:p text:style-name="P9"><text:span text:style-name="T33">POST : « related to Linux kernel development issues »</text:span></text:p>
          <draw:enhanced-geometry svg:viewBox="0 0 21600 21600" draw:type="rectangle" draw:enhanced-path="M 0 0 L 21600 0 21600 21600 0 21600 0 0 Z N"/>
        </draw:custom-shape>
        <draw:custom-shape draw:style-name="gr271" draw:text-style-name="P53" xml:id="id157" draw:id="id157" draw:layer="layout" svg:width="12.076cm" svg:height="0.8cm" svg:x="10.324cm" svg:y="10.3cm">
          <text:p text:style-name="P9"><text:span text:style-name="T33">POST : « related to Linux as operating system issues »</text:span></text:p>
          <draw:enhanced-geometry svg:viewBox="0 0 21600 21600" draw:type="rectangle" draw:enhanced-path="M 0 0 L 21600 0 21600 21600 0 21600 0 0 Z N"/>
        </draw:custom-shape>
        <draw:custom-shape draw:style-name="gr271" draw:text-style-name="P53" xml:id="id159" draw:id="id159" draw:layer="layout" svg:width="12.076cm" svg:height="0.8cm" svg:x="10.324cm" svg:y="11.5cm">
          <text:p text:style-name="P9"><text:span text:style-name="T33">POST : « related to application in user-land issues »</text:span></text:p>
          <draw:enhanced-geometry svg:viewBox="0 0 21600 21600" draw:type="rectangle" draw:enhanced-path="M 0 0 L 21600 0 21600 21600 0 21600 0 0 Z N"/>
        </draw:custom-shape>
        <draw:connector draw:style-name="gr272" draw:text-style-name="P14" draw:layer="layout" draw:type="line" svg:x1="7.624cm" svg:y1="10.7cm" svg:x2="10.324cm" svg:y2="10.7cm" draw:start-shape="id156" draw:start-glue-point="1" draw:end-shape="id157" draw:end-glue-point="3" svg:d="M7624 10700h2700" svg:viewBox="0 0 2701 1">
          <text:p/>
        </draw:connector>
        <draw:connector draw:style-name="gr272" draw:text-style-name="P14" draw:layer="layout" draw:type="line" svg:x1="7.624cm" svg:y1="9.6cm" svg:x2="10.324cm" svg:y2="9.6cm" draw:start-shape="id154" draw:start-glue-point="1" draw:end-shape="id158" draw:end-glue-point="3" svg:d="M7624 9600h2700" svg:viewBox="0 0 2701 1">
          <text:p/>
        </draw:connector>
        <draw:connector draw:style-name="gr272" draw:text-style-name="P14" draw:layer="layout" draw:type="line" svg:x1="7.624cm" svg:y1="11.9cm" svg:x2="10.324cm" svg:y2="11.9cm" draw:start-shape="id155" draw:start-glue-point="1" draw:end-shape="id159" draw:end-glue-point="3" svg:d="M7624 11900h2700" svg:viewBox="0 0 2701 1">
          <text:p/>
        </draw:connector>
        <draw:custom-shape draw:style-name="gr270" draw:text-style-name="P25" xml:id="id161" draw:id="id161" draw:layer="layout" svg:width="16cm" svg:height="1.2cm" svg:x="5.9cm" svg:y="14.7cm">
          <text:p text:style-name="P10"><text:span text:style-name="T9">Semantic link raises from TAG combinaisons</text:span></text:p>
          <draw:enhanced-geometry svg:viewBox="0 0 21600 21600" draw:type="rectangle" draw:enhanced-path="M 0 0 L 21600 0 21600 21600 0 21600 0 0 Z N"/>
        </draw:custom-shape>
        <draw:custom-shape draw:style-name="gr273" draw:text-style-name="P14" xml:id="id160" draw:id="id160" draw:layer="layout" svg:width="0.4cm" svg:height="3.4cm" svg:x="22.8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1" draw:text-style-name="P14" draw:layer="layout" draw:type="curve" draw:line-skew="0.922cm" svg:x1="23.2cm" svg:y1="10.7cm" svg:x2="21.9cm" svg:y2="15.3cm" draw:start-shape="id160" draw:start-glue-point="6" draw:end-shape="id161" draw:end-glue-point="1" svg:d="M23200 10700c2136 0 2786 4600-1300 4600" svg:viewBox="0 0 2991 4601">
          <text:p/>
        </draw:connector>
        <draw:custom-shape draw:style-name="gr274" draw:text-style-name="P25" draw:layer="layout" svg:width="16cm" svg:height="1.7cm" svg:x="5.9cm" svg:y="17.5cm">
          <text:p text:style-name="P10"><text:span text:style-name="T9">Results will lead to Bayes hypothesis evaluation</text:span></text:p>
          <draw:enhanced-geometry svg:viewBox="0 0 21600 21600" draw:type="rectangle" draw:enhanced-path="M 0 0 L 21600 0 21600 21600 0 21600 0 0 Z N"/>
        </draw:custom-shape>
        <draw:custom-shape draw:style-name="gr275" draw:text-style-name="P8" draw:layer="layout" svg:width="1.6cm" svg:height="1.2cm" svg:x="13.2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2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6" presentation:class="page"/>
          <draw:frame presentation:style-name="pr2" draw:text-style-name="P34" draw:layer="layout" svg:width="17cm" svg:height="14cm" svg:x="2cm" svg:y="13cm" presentation:class="notes" presentation:placeholder="true">
            <draw:text-box/>
          </draw:frame>
        </presentation:notes>
      </draw:page>
      <draw:page draw:name="page47" draw:style-name="dp3" draw:master-page-name="Inspiration" presentation:presentation-page-layout-name="AL1T1" xml:id="id211" draw:id="id211">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2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7" presentation:class="page"/>
          <draw:frame presentation:style-name="pr2" draw:text-style-name="P34" draw:layer="layout" svg:width="17cm" svg:height="14cm" svg:x="2cm" svg:y="13cm" presentation:class="notes" presentation:placeholder="true">
            <draw:text-box/>
          </draw:frame>
        </presentation:notes>
      </draw:page>
      <draw:page draw:name="page48" draw:style-name="dp1" draw:master-page-name="Inspiration" presentation:presentation-page-layout-name="AL1T1" xml:id="id212" draw:id="id212">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64" draw:id="id164">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3</text:span></text:p>
                </table:table-cell>
              </table:table-row>
              <table:table-row table:style-name="ro12">
                <table:table-cell table:style-name="ce3">
                  <text:p text:style-name="P10">Y<text:span text:style-name="T79">1.3</text:span></text:p>
                </table:table-cell>
              </table:table-row>
              <table:table-row table:style-name="ro12">
                <table:table-cell table:style-name="ce3">
                  <text:p text:style-name="P10">y<text:span text:style-name="T79">i.3</text:span></text:p>
                </table:table-cell>
              </table:table-row>
              <table:table-row table:style-name="ro15">
                <table:table-cell table:style-name="ce3">
                  <text:p text:style-name="P10">y<text:span text:style-name="T79">n.3</text:span></text:p>
                </table:table-cell>
              </table:table-row>
            </table:table>
            <draw:image xlink:href="Pictures/TablePreview14.svm" xlink:type="simple" xlink:show="embed" xlink:actuate="onLoad"/>
          </draw:frame>
        </draw:g>
        <draw:g xml:id="id163" draw:id="id163">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8.svm" xlink:type="simple" xlink:show="embed" xlink:actuate="onLoad"/>
          </draw:frame>
        </draw:g>
        <draw:g xml:id="id162" draw:id="id162">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1</text:span></text:p>
                </table:table-cell>
              </table:table-row>
              <table:table-row table:style-name="ro12">
                <table:table-cell table:style-name="ce3">
                  <text:p text:style-name="P10">Y<text:span text:style-name="T79">1.1</text:span></text:p>
                </table:table-cell>
              </table:table-row>
              <table:table-row table:style-name="ro12">
                <table:table-cell table:style-name="ce3">
                  <text:p text:style-name="P10">y<text:span text:style-name="T79">i.1</text:span></text:p>
                </table:table-cell>
              </table:table-row>
              <table:table-row table:style-name="ro15">
                <table:table-cell table:style-name="ce3">
                  <text:p text:style-name="P10">y<text:span text:style-name="T79">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0"><text:span text:style-name="T37">X</text:span></text:p>
                </table:table-cell>
              </table:table-row>
              <table:table-row table:style-name="ro12">
                <table:table-cell table:style-name="ce3">
                  <text:p text:style-name="P10">X<text:span text:style-name="T79">1</text:span></text:p>
                </table:table-cell>
              </table:table-row>
              <table:table-row table:style-name="ro12">
                <table:table-cell table:style-name="ce3">
                  <text:p text:style-name="P10">X<text:span text:style-name="T79">i</text:span></text:p>
                </table:table-cell>
              </table:table-row>
              <table:table-row table:style-name="ro15">
                <table:table-cell table:style-name="ce3">
                  <text:p text:style-name="P10">X<text:span text:style-name="T79">n</text:span></text:p>
                </table:table-cell>
              </table:table-row>
            </table:table>
            <draw:image xlink:href="Pictures/TablePreview23.svm" xlink:type="simple" xlink:show="embed" xlink:actuate="onLoad"/>
          </draw:frame>
        </draw:g>
        <draw:connector draw:style-name="gr21" draw:text-style-name="P14" draw:layer="layout" draw:type="curve" draw:line-skew="-1.278cm" svg:x1="3.098cm" svg:y1="7.44cm" svg:x2="11.328cm" svg:y2="7.433cm" draw:start-shape="id162" draw:start-glue-point="0" draw:end-shape="id163" svg:d="M3098 7440c0-2680 8230-2677 8230-7" svg:viewBox="0 0 8231 2011">
          <text:p/>
        </draw:connector>
        <draw:connector draw:style-name="gr21" draw:text-style-name="P14" draw:layer="layout" draw:type="curve" draw:line-skew="-1.28cm" svg:x1="11.328cm" svg:y1="7.433cm" svg:x2="21.73cm" svg:y2="7.434cm" draw:start-shape="id163" draw:start-glue-point="0" draw:end-shape="id164" svg:d="M11328 7433c0-2673 10402-2673 10402 1" svg:viewBox="0 0 10403 2007">
          <text:p/>
        </draw:connector>
        <draw:frame draw:style-name="gr276" draw:text-style-name="P17" draw:layer="layout" svg:width="3.635cm" svg:height="0.962cm" svg:x="1.2cm" svg:y="15.899cm">
          <draw:text-box>
            <text:p>Classifier 1</text:p>
          </draw:text-box>
        </draw:frame>
        <draw:frame draw:style-name="gr276" draw:text-style-name="P17" draw:layer="layout" svg:width="3.635cm" svg:height="0.962cm" svg:x="9.901cm" svg:y="15.899cm">
          <draw:text-box>
            <text:p>Classifier 2</text:p>
          </draw:text-box>
        </draw:frame>
        <draw:frame draw:style-name="gr276" draw:text-style-name="P17" draw:layer="layout" svg:width="3.635cm" svg:height="0.962cm" svg:x="20.101cm" svg:y="15.899cm">
          <draw:text-box>
            <text:p>Classifier 3</text:p>
          </draw:text-box>
        </draw:frame>
        <draw:custom-shape draw:style-name="gr277" draw:text-style-name="P8" draw:layer="layout" svg:width="12.6cm" svg:height="1.4cm" svg:x="7.4cm" svg:y="18cm">
          <text:p text:style-name="P10">For any row : Labels correlation is saved</text:p>
          <draw:enhanced-geometry svg:viewBox="0 0 21600 21600" draw:type="rectangle" draw:enhanced-path="M 0 0 L 21600 0 21600 21600 0 21600 0 0 Z N"/>
        </draw:custom-shape>
        <anim:par presentation:node-type="timing-root">
          <anim:par smil:begin="id2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8" presentation:class="page"/>
          <draw:frame presentation:style-name="pr2" draw:text-style-name="P34" draw:layer="layout" svg:width="17cm" svg:height="14cm" svg:x="2cm" svg:y="13cm" presentation:class="notes" presentation:placeholder="true">
            <draw:text-box/>
          </draw:frame>
        </presentation:notes>
      </draw:page>
      <draw:page draw:name="page49" draw:style-name="dp1" draw:master-page-name="Inspiration" presentation:presentation-page-layout-name="AL1T1" xml:id="id213" draw:id="id213">
        <draw:frame presentation:style-name="pr1" draw:layer="layout" svg:width="20cm" svg:height="2cm" svg:x="1.4cm" svg:y="1.6cm" presentation:class="title" presentation:user-transformed="true">
          <draw:text-box>
            <text:p>Supervized classifiers performance</text:p>
          </draw:text-box>
        </draw:frame>
        <draw:frame draw:style-name="gr65" draw:text-style-name="P14" draw:layer="layout" svg:width="23.199cm" svg:height="13.934cm" svg:x="1.501cm" svg:y="5cm">
          <draw:image xlink:href="Pictures/100002010000048F000002BDAD4DCD4700D9796F.png" xlink:type="simple" xlink:show="embed" xlink:actuate="onLoad">
            <text:p/>
          </draw:image>
        </draw:frame>
        <anim:par presentation:node-type="timing-root">
          <anim:par smil:begin="id2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9" presentation:class="page"/>
          <draw:frame presentation:style-name="pr2" draw:text-style-name="P29" draw:layer="layout" svg:width="17cm" svg:height="14cm" svg:x="2cm" svg:y="13cm" presentation:class="notes" presentation:placeholder="true">
            <draw:text-box/>
          </draw:frame>
        </presentation:notes>
      </draw:page>
      <draw:page draw:name="page50" draw:style-name="dp1" draw:master-page-name="Inspiration" presentation:presentation-page-layout-name="AL1T1" xml:id="id214" draw:id="id214">
        <draw:frame presentation:style-name="pr1" draw:layer="layout" svg:width="20cm" svg:height="2cm" svg:x="1.4cm" svg:y="1.6cm" presentation:class="title">
          <draw:text-box>
            <text:p>Global benchmark results</text:p>
          </draw:text-box>
        </draw:frame>
        <draw:frame draw:style-name="gr65" draw:text-style-name="P14" draw:layer="layout" svg:width="23.682cm" svg:height="14cm" svg:x="1.718cm" svg:y="5.2cm">
          <draw:image xlink:href="Pictures/100002010000048F00000291802EF0EEFC223E00.png" xlink:type="simple" xlink:show="embed" xlink:actuate="onLoad">
            <text:p/>
          </draw:image>
        </draw:frame>
        <draw:custom-shape draw:style-name="gr278" draw:text-style-name="P81" draw:layer="layout" svg:width="4.6cm" svg:height="11.5cm" svg:x="8.2cm" svg:y="5.8cm">
          <text:p text:style-name="P10"><text:span text:style-name="T80">BASELINE</text:span></text:p>
          <draw:enhanced-geometry svg:viewBox="0 0 21600 21600" draw:type="rectangle" draw:enhanced-path="M 0 0 L 21600 0 21600 21600 0 21600 0 0 Z N"/>
        </draw:custom-shape>
        <draw:custom-shape draw:style-name="gr279" draw:text-style-name="P82" draw:layer="layout" svg:width="4.8cm" svg:height="11.5cm" svg:x="16cm" svg:y="5.8cm">
          <text:p/>
          <draw:enhanced-geometry svg:viewBox="0 0 21600 21600" draw:type="rectangle" draw:enhanced-path="M 0 0 L 21600 0 21600 21600 0 21600 0 0 Z N"/>
        </draw:custom-shape>
        <draw:custom-shape draw:style-name="gr280" draw:text-style-name="P83" draw:layer="layout" svg:width="2cm" svg:height="11.5cm" svg:x="22.6cm" svg:y="5.8cm">
          <text:p/>
          <draw:enhanced-geometry svg:viewBox="0 0 21600 21600" draw:type="rectangle" draw:enhanced-path="M 0 0 L 21600 0 21600 21600 0 21600 0 0 Z N"/>
        </draw:custom-shape>
        <anim:par presentation:node-type="timing-root">
          <anim:par smil:begin="id2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0" presentation:class="page"/>
          <draw:frame presentation:style-name="pr2" draw:text-style-name="P34" draw:layer="layout" svg:width="17cm" svg:height="14cm" svg:x="2cm" svg:y="13cm" presentation:class="notes" presentation:placeholder="true">
            <draw:text-box/>
          </draw:frame>
        </presentation:notes>
      </draw:page>
      <draw:page draw:name="page51" draw:style-name="dp1" draw:master-page-name="Inspiration" presentation:presentation-page-layout-name="AL1T1" xml:id="id215" draw:id="id215">
        <draw:frame presentation:style-name="pr1" draw:layer="layout" svg:width="20cm" svg:height="2cm" svg:x="1.4cm" svg:y="1.6cm" presentation:class="title">
          <draw:text-box>
            <text:p>Conclusions</text:p>
          </draw:text-box>
        </draw:frame>
        <draw:custom-shape draw:style-name="gr281" draw:text-style-name="P43" draw:layer="layout" svg:width="25.5cm" svg:height="10.8cm" svg:x="1.1cm" svg:y="6cm">
          <text:list text:style-name="L2">
            <text:list-item>
              <text:p text:style-name="P9">Résultats dépendants de la préparation des données (matching)</text:p>
              <text:p text:style-name="P9"/>
            </text:list-item>
            <text:list-item>
              <text:p text:style-name="P9">Résultats dépendent de la mesure de précision</text:p>
              <text:list>
                <text:list-item>
                  <text:p text:style-name="P9">Alternative Extraction de TAG<text:span text:style-name="T23">S</text:span> : Fuzzy-wuzzy</text:p>
                </text:list-item>
              </text:list>
              <text:p text:style-name="P9"/>
            </text:list-item>
            <text:list-item>
              <text:p text:style-name="P9">Modèles supervisés : résultats compatibles avec la genèse des données.</text:p>
              <text:list>
                <text:list-item>
                  <text:p text:style-name="P9">Données improprement générées ⇒ classification idoine</text:p>
                </text:list-item>
              </text:list>
            </text:list-item>
          </text:list>
          <text:p text:style-name="P9"/>
          <text:list text:continue-numbering="true" text:style-name="L2">
            <text:list-item>
              <text:p text:style-name="P9">Modèles non supervisés: insensibles aux TAG<text:span text:style-name="T23">A</text:span></text:p>
              <text:list>
                <text:list-item>
                  <text:p text:style-name="P9">W2VEC ou GLOVES : modèles experts</text:p>
                </text:list-item>
                <text:list-item>
                  <text:p text:style-name="P9">Qualification du benchmarking : calcul du recall, de la F-mesure</text:p>
                  <text:p text:style-name="P9"/>
                </text:list-item>
              </text:list>
            </text:list-item>
            <text:list-item>
              <text:p text:style-name="P9">Phases de data-preparation : la structure du texte non prise en compte (ponctuation)</text:p>
            </text:list-item>
            <text:list-item>
              <text:p text:style-name="P9">NLP : Quantité de POST utilisés limite la précision du modèle.</text:p>
            </text:list-item>
          </text:list>
          <draw:enhanced-geometry svg:viewBox="0 0 21600 21600" draw:type="rectangle" draw:enhanced-path="M 0 0 L 21600 0 21600 21600 0 21600 0 0 Z N"/>
        </draw:custom-shape>
        <anim:par presentation:node-type="timing-root">
          <anim:par smil:begin="id2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1" presentation:class="page"/>
          <draw:frame presentation:style-name="pr2" draw:text-style-name="P3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Objet_20_sans_20_remplissage_5f_7" style:display-name="Objet sans remplissage_7" style:family="graphic">
      <style:graphic-properties svg:stroke-color="#000000" draw:fill="none"/>
    </style:style>
    <style:style style:name="Standard_5f_1_5f_6" style:display-name="Standard_1_6"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6" style:display-name="Standard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8" style:display-name="Objet sans remplissage_8" style:family="graphic">
      <style:graphic-properties svg:stroke-color="#000000" draw:fill="none"/>
    </style:style>
    <style:style style:name="Objet_20_sans_20_remplissage_20_et_20_sans_20_ligne_5f_4" style:display-name="Objet sans remplissage et sans ligne_4" style:family="graphic">
      <style:graphic-properties draw:stroke="none" draw:fill="none" draw:opacity="50%" draw:shadow-opacity="50%"/>
    </style:style>
    <style:style style:name="Standard_5f_1_5f_7" style:display-name="Standard_1_7"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7" style:display-name="Standard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3" style:display-name="Objet sans remplissage_6_3" style:family="graphic">
      <style:graphic-properties svg:stroke-color="#000000" draw:fill="none"/>
    </style:style>
    <style:style style:name="Standard_5f_1_5f_3_5f_3" style:display-name="Standard_1_3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3" style:display-name="Standard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2-16T13:03:52.843438067</dc:date>
    <meta:editing-duration>P82DT14H42M33S</meta:editing-duration>
    <meta:editing-cycles>3070</meta:editing-cycles>
    <meta:generator>LibreOffice/6.0.6.2$Linux_X86_64 LibreOffice_project/00m0$Build-2</meta:generator>
    <meta:document-statistic meta:object-count="852"/>
  </office:meta>
</office:document-meta>
</file>

<file path=Object 1/content.xml><?xml version="1.0" encoding="utf-8"?>
<math xmlns="http://www.w3.org/1998/Math/MathML" display="block">
  <semantics>
    <mrow>
      <mi>P</mi>
      <mrow>
        <mrow>
          <mo fence="true" stretchy="false">(</mo>
          <mrow>
            <mrow>
              <msub>
                <mi mathvariant="italic">TAG</mi>
                <mi>R</mi>
              </msub>
              <mo stretchy="false">∣</mo>
              <msub>
                <mi mathvariant="italic">TOKEN</mi>
                <mi mathvariant="italic">Title</mi>
              </msub>
            </mrow>
          </mrow>
          <mo fence="true" stretchy="false">)</mo>
        </mrow>
        <mo stretchy="false">=</mo>
        <mn>0.40</mn>
      </mrow>
    </mrow>
    <annotation encoding="StarMath 5.0">P( TAG_R divides TOKEN_Title ) = 0.40</annotation>
  </semantics>
</math>
</file>

<file path=Object 11/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12/content.xml><?xml version="1.0" encoding="utf-8"?>
<math xmlns="http://www.w3.org/1998/Math/MathML" display="block">
  <semantics>
    <mrow>
      <msub>
        <mi mathvariant="italic">MAX</mi>
        <mi mathvariant="italic">Sample</mi>
      </msub>
      <mrow>
        <mrow>
          <mo fence="true" stretchy="false">{</mo>
          <mrow>
            <msub>
              <mi mathvariant="italic">NTAG</mi>
              <mi>A</mi>
            </msub>
          </mrow>
          <mo fence="true" stretchy="false">}</mo>
        </mrow>
        <mo stretchy="false">=</mo>
        <mn>6</mn>
      </mrow>
    </mrow>
    <annotation encoding="StarMath 5.0">MAX_Sample{lbrace NTAG_A rbrace}  =  6</annotation>
  </semantics>
</math>
</file>

<file path=Object 2/content.xml><?xml version="1.0" encoding="utf-8"?>
<math xmlns="http://www.w3.org/1998/Math/MathML" display="block">
  <semantics>
    <mrow>
      <mi>P</mi>
      <mrow>
        <mrow>
          <mo fence="true" stretchy="false">(</mo>
          <mrow>
            <mrow>
              <msub>
                <mi mathvariant="italic">TAG</mi>
                <mi>R</mi>
              </msub>
              <mo stretchy="false">∣</mo>
              <msub>
                <mi mathvariant="italic">TOKEN</mi>
                <mi mathvariant="italic">Body</mi>
              </msub>
            </mrow>
          </mrow>
          <mo fence="true" stretchy="false">)</mo>
        </mrow>
        <mo stretchy="false">=</mo>
        <mn>0.18</mn>
      </mrow>
    </mrow>
    <annotation encoding="StarMath 5.0">P( TAG_R divides TOKEN_Body ) = 0.18</annotation>
  </semantics>
</math>
</file>

<file path=Object 3/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4/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5/content.xml><?xml version="1.0" encoding="utf-8"?>
<math xmlns="http://www.w3.org/1998/Math/MathML" display="block">
  <semantics>
    <mrow>
      <mo stretchy="false">⇒</mo>
      <mrow>
        <mrow>
          <mo fence="true" stretchy="false">{</mo>
          <mrow>
            <mi mathvariant="italic">POST</mi>
          </mrow>
          <mo fence="true" stretchy="false">}</mo>
        </mrow>
        <mo stretchy="false">=</mo>
        <mrow>
          <mrow>
            <mo fence="true" stretchy="false">{</mo>
            <mrow>
              <mi mathvariant="italic">BODY</mi>
            </mrow>
            <mo fence="true" stretchy="false">}</mo>
          </mrow>
          <mo stretchy="false">∪</mo>
          <mrow>
            <mo fence="true" stretchy="false">{</mo>
            <mrow>
              <mi mathvariant="italic">TITLE</mi>
            </mrow>
            <mo fence="true" stretchy="false">}</mo>
          </mrow>
        </mrow>
      </mrow>
    </mrow>
    <annotation encoding="StarMath 5.0"> drarrow  lbrace POST rbrace = lbrace BODY rbrace union lbrace TITLE rbrace</annotation>
  </semantics>
</math>
</file>

<file path=Object 6/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7/content.xml><?xml version="1.0" encoding="utf-8"?>
<math xmlns="http://www.w3.org/1998/Math/MathML" display="block">
  <semantics>
    <mrow>
      <mo stretchy="false">⇒</mo>
      <mi mathvariant="italic">Echantillon</mi>
      <mi mathvariant="italic">représentatif</mi>
    </mrow>
    <annotation encoding="StarMath 5.0"> drarrow Echantillon représentatif</annotation>
  </semantics>
</math>
</file>

<file path=Object 9/content.xml><?xml version="1.0" encoding="utf-8"?>
<math xmlns="http://www.w3.org/1998/Math/MathML" display="block">
  <semantics>
    <mrow>
      <mrow>
        <msub>
          <mi mathvariant="italic">NTAG</mi>
          <mi>S</mi>
        </msub>
        <mo stretchy="false">∝</mo>
        <mi mathvariant="italic">Numbers</mi>
      </mrow>
      <mi mathvariant="italic">word</mi>
    </mrow>
    <annotation encoding="StarMath 5.0">NTAG_S prop Numbers word </annotation>
  </semantics>
</math>
</file>